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22/content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un Info" table:style-name="ta1">
        <table:table-column table:style-name="co1" table:number-columns-repeated="4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DIUM CHLORIDE WITH (27000 IONS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restart nosc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start sca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mperature <text:s text:c="10"/>700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First used for dynamics, second for check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equilibration steps <text:s text:c="2"/>5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steps <text:s text:c="16"/>2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#steps <text:s text:c="16"/>4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quilibration steps <text:s text:c="2"/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eps <text:s text:c="16"/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imestep <text:s text:c="13"/>0.0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scale <text:s text:c="16"/>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#cutoff <text:s text:c="15"/>12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rvdw <text:s text:c="17"/>12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toff <text:s text:c="15"/>11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vdw <text:s text:c="17"/>11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 First used for dynamics, second for check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ewald precision <text:s text:c="6"/>1d-10 <text:s/>2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wald precision <text:s text:c="6"/>1d-16 <text:s/>2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ensemble nv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int every <text:s text:c="10"/>1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ts every <text:s text:c="10"/>1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ll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job time <text:s text:c="13"/>1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lose time <text:s text:c="11"/>100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_sc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finish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mall NaCl <text:s text:c="61"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9"/>2 <text:s text:c="8"/>1 <text:s text:c="6"/>512 <text:s text:c="4"/>20000 <text:s text:c="2"/>1.0000000E-03 <text:s text:c="2"/>2.0000000E+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7"/>22.5608006000 <text:s text:c="7"/>0.0000000000 <text:s text:c="7"/>0.0000000000 <text:s text:c="11"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8"/>0.0000000000 <text:s text:c="6"/>22.5608006000 <text:s text:c="7"/>0.0000000000 <text:s text:c="11"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8"/>0.0000000000 <text:s text:c="7"/>0.0000000000 <text:s text:c="6"/>22.5608006000 <text:s text:c="11"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+ <text:s text:c="13"/>1 <text:s text:c="53"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4"/>0.1602637269 <text:s text:c="6"/>-0.6650295068E-01 <text:s text:c="2"/>-0.1965501330 <text:s text:c="15"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4"/>-7.565185492 <text:s text:c="8"/>3.005943154 <text:s text:c="7"/>-2.751366325 <text:s text:c="15"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4"/>-1215.440239 <text:s text:c="8"/>3025.521126 <text:s text:c="8"/>2757.780312 <text:s text:c="15"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+ <text:s text:c="13"/>2 <text:s text:c="53"/></text:p>
          </table:table-cell>
        </table:table-row>
      </table:table>
      <table:table table:name="FD order 12" table:style-name="ta1">
        <table:shapes>
          <draw:frame draw:z-index="0" draw:style-name="gr1" draw:text-style-name="P1" svg:width="613.87pt" svg:height="345.29pt" svg:x="1044.03pt" svg:y="97.91pt">
            <draw:object draw:notify-on-update-of-ranges="'FD order 12'.H9:'FD order 12'.H21 'FD order 12'.D9:'FD order 12'.D9 'FD order 12'.P9:'FD order 12'.P21 'FD order 12'.H23:'FD order 12'.H35 'FD order 12'.D24:'FD order 12'.D24 'FD order 12'.P23:'FD order 12'.P35 'FD order 12'.H37:'FD order 12'.H49 'FD order 12'.D37:'FD order 12'.D37 'FD order 12'.P37:'FD order 12'.P49 'FD order 12'.H51:'FD order 12'.H63 'FD order 12'.D51:'FD order 12'.D51 'FD order 12'.P51:'FD order 12'.P6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6pt" svg:x="1063.02pt" svg:y="517.27pt">
            <draw:object draw:notify-on-update-of-ranges="'FD order 12'.H9:'FD order 12'.H21 'FD order 12'.D9:'FD order 12'.D9 'FD order 12'.O9:'FD order 12'.O21 'FD order 12'.H23:'FD order 12'.H35 'FD order 12'.D24:'FD order 12'.D24 'FD order 12'.O23:'FD order 12'.O35 'FD order 12'.H37:'FD order 12'.H49 'FD order 12'.D37:'FD order 12'.D37 'FD order 12'.O37:'FD order 12'.O49 'FD order 12'.H51:'FD order 12'.H63 'FD order 12'.D51:'FD order 12'.D51 'FD order 12'.O51:'FD order 12'.O6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 table:number-rows-repeated="7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alpha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xshift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Q error</text:p>
          </table:table-cell>
          <table:table-cell office:value-type="string" calcext:value-type="string">
            <text:p>Tot E</text:p>
          </table:table-cell>
          <table:table-cell office:value-type="string" calcext:value-type="string">
            <text:p>Tot E SSP</text:p>
          </table:table-cell>
          <table:table-cell office:value-type="string" calcext:value-type="string">
            <text:p>Delta tot E</text:p>
          </table:table-cell>
          <table:table-cell office:value-type="string" calcext:value-type="string">
            <text:p>Recip E FFP</text:p>
          </table:table-cell>
          <table:table-cell office:value-type="string" calcext:value-type="string">
            <text:p>Recip E SSP</text:p>
          </table:table-cell>
          <table:table-cell office:value-type="string" calcext:value-type="string">
            <text:p>Delta recip E</text:p>
          </table:table-cell>
          <table:table-cell office:value-type="string" calcext:value-type="string">
            <text:p>RMS Delta po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pha=0.4243</text:p>
          </table:table-cell>
          <table:table-cell office:value-type="float" office:value="1.6115" calcext:value-type="float">
            <text:p>1.61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0.0000000016" calcext:value-type="float">
            <text:p>-1.6E-09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44884193983" calcext:value-type="float">
            <text:p>-158.44884193983</text:p>
          </table:table-cell>
          <table:table-cell office:value-type="float" office:value="0.22355202627966" calcext:value-type="float">
            <text:p>0.22355202627966</text:p>
          </table:table-cell>
          <table:table-cell office:value-type="float" office:value="0.15483230362545" calcext:value-type="float">
            <text:p>0.15483230362545</text:p>
          </table:table-cell>
          <table:table-cell office:value-type="float" office:value="0.37838153093666" calcext:value-type="float">
            <text:p>0.37838153093666</text:p>
          </table:table-cell>
          <table:table-cell office:value-type="float" office:value="0.22354922731122" calcext:value-type="float">
            <text:p>0.22354922731122</text:p>
          </table:table-cell>
          <table:table-cell office:value-type="float" office:value="0.19502718473573" calcext:value-type="float">
            <text:p>0.19502718473573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1.4101" calcext:value-type="float">
            <text:p>1.410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023" calcext:value-type="float">
            <text:p>2.3E-12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3575504" calcext:value-type="float">
            <text:p>-158.67233575504</text:p>
          </table:table-cell>
          <table:table-cell office:value-type="float" office:value="0.000058211067226921" calcext:value-type="float">
            <text:p>5.8211067226921E-05</text:p>
          </table:table-cell>
          <table:table-cell office:value-type="float" office:value="0.15482809585354" calcext:value-type="float">
            <text:p>0.15482809585354</text:p>
          </table:table-cell>
          <table:table-cell office:value-type="float" office:value="0.15488771572421" calcext:value-type="float">
            <text:p>0.15488771572421</text:p>
          </table:table-cell>
          <table:table-cell office:value-type="float" office:value="0.000059619870671657" calcext:value-type="float">
            <text:p>5.9619870671657E-05</text:p>
          </table:table-cell>
          <table:table-cell office:value-type="float" office:value="0.00000037304829410765" calcext:value-type="float">
            <text:p>3.7304829410765E-07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1.2534" calcext:value-type="float">
            <text:p>1.253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014" calcext:value-type="float">
            <text:p>1.4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7464594" calcext:value-type="float">
            <text:p>-158.67237464594</text:p>
          </table:table-cell>
          <table:table-cell office:value-type="float" office:value="0.000019320166160242" calcext:value-type="float">
            <text:p>1.9320166160242E-05</text:p>
          </table:table-cell>
          <table:table-cell office:value-type="float" office:value="0.15482950386396" calcext:value-type="float">
            <text:p>0.15482950386396</text:p>
          </table:table-cell>
          <table:table-cell office:value-type="float" office:value="0.15484882482314" calcext:value-type="float">
            <text:p>0.15484882482314</text:p>
          </table:table-cell>
          <table:table-cell office:value-type="float" office:value="0.000019320959186025" calcext:value-type="float">
            <text:p>1.9320959186025E-05</text:p>
          </table:table-cell>
          <table:table-cell office:value-type="float" office:value="0.00000011674698089569" calcext:value-type="float">
            <text:p>1.1674698089569E-07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1.128" calcext:value-type="float">
            <text:p>1.12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.7E-016" calcext:value-type="float">
            <text:p>1.7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721844" calcext:value-type="float">
            <text:p>-158.67238721844</text:p>
          </table:table-cell>
          <table:table-cell office:value-type="float" office:value="0.0000067476647416242" calcext:value-type="float">
            <text:p>6.7476647416242E-06</text:p>
          </table:table-cell>
          <table:table-cell office:value-type="float" office:value="0.15482950466338" calcext:value-type="float">
            <text:p>0.15482950466338</text:p>
          </table:table-cell>
          <table:table-cell office:value-type="float" office:value="0.15483625232172" calcext:value-type="float">
            <text:p>0.15483625232172</text:p>
          </table:table-cell>
          <table:table-cell office:value-type="float" office:value="0.0000067476583472392" calcext:value-type="float">
            <text:p>6.7476583472392E-06</text:p>
          </table:table-cell>
          <table:table-cell office:value-type="float" office:value="0.000000038604514616134" calcext:value-type="float">
            <text:p>3.8604514616134E-08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1.0743" calcext:value-type="float">
            <text:p>1.074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.4E-018" calcext:value-type="float">
            <text:p>5.4E-18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986929" calcext:value-type="float">
            <text:p>-158.67238986929</text:p>
          </table:table-cell>
          <table:table-cell office:value-type="float" office:value="0.0000040968201915348" calcext:value-type="float">
            <text:p>4.0968201915348E-06</text:p>
          </table:table-cell>
          <table:table-cell office:value-type="float" office:value="0.15482950465777" calcext:value-type="float">
            <text:p>0.15482950465777</text:p>
          </table:table-cell>
          <table:table-cell office:value-type="float" office:value="0.1548336014772" calcext:value-type="float">
            <text:p>0.1548336014772</text:p>
          </table:table-cell>
          <table:table-cell office:value-type="float" office:value="0.0000040968194298108" calcext:value-type="float">
            <text:p>4.0968194298108E-06</text:p>
          </table:table-cell>
          <table:table-cell office:value-type="float" office:value="0.000000022794042788486" calcext:value-type="float">
            <text:p>2.2794042788486E-08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9809" calcext:value-type="float">
            <text:p>0.980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.2E-017" calcext:value-type="float">
            <text:p>3.2E-17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237921" calcext:value-type="float">
            <text:p>-158.67239237921</text:p>
          </table:table-cell>
          <table:table-cell office:value-type="float" office:value="0.0000015868971843247" calcext:value-type="float">
            <text:p>1.5868971843247E-06</text:p>
          </table:table-cell>
          <table:table-cell office:value-type="float" office:value="0.15482950465703" calcext:value-type="float">
            <text:p>0.15482950465703</text:p>
          </table:table-cell>
          <table:table-cell office:value-type="float" office:value="0.15483109155418" calcext:value-type="float">
            <text:p>0.15483109155418</text:p>
          </table:table-cell>
          <table:table-cell office:value-type="float" office:value="0.0000015868971481314" calcext:value-type="float">
            <text:p>1.5868971481314E-06</text:p>
          </table:table-cell>
          <table:table-cell office:value-type="float" office:value="0.000000008340797504194" calcext:value-type="float">
            <text:p>8.340797504194E-09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9024" calcext:value-type="float">
            <text:p>0.90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2.4E-015" calcext:value-type="float">
            <text:p>-2.4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31308" calcext:value-type="float">
            <text:p>-158.67239331308</text:p>
          </table:table-cell>
          <table:table-cell office:value-type="float" office:value="0.00000065302307916681" calcext:value-type="float">
            <text:p>6.5302307916681E-07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3015768006" calcext:value-type="float">
            <text:p>0.15483015768006</text:p>
          </table:table-cell>
          <table:table-cell office:value-type="float" office:value="0.00000065302304397274" calcext:value-type="float">
            <text:p>6.5302304397274E-07</text:p>
          </table:table-cell>
          <table:table-cell office:value-type="float" office:value="0.0000000032377767725417" calcext:value-type="float">
            <text:p>3.2377767725417E-09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8356" calcext:value-type="float">
            <text:p>0.835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.1E-016" calcext:value-type="float">
            <text:p>3.1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68235" calcext:value-type="float">
            <text:p>-158.67239368235</text:p>
          </table:table-cell>
          <table:table-cell office:value-type="float" office:value="0.00000028375424676597" calcext:value-type="float">
            <text:p>2.8375424676597E-07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78841123" calcext:value-type="float">
            <text:p>0.15482978841123</text:p>
          </table:table-cell>
          <table:table-cell office:value-type="float" office:value="0.00000028375421373683" calcext:value-type="float">
            <text:p>2.8375421373683E-07</text:p>
          </table:table-cell>
          <table:table-cell office:value-type="float" office:value="0.0000000013258045872858" calcext:value-type="float">
            <text:p>1.3258045872858E-09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8057" calcext:value-type="float">
            <text:p>0.805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2.6E-015" calcext:value-type="float">
            <text:p>-2.6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77553" calcext:value-type="float">
            <text:p>-158.67239377553</text:p>
          </table:table-cell>
          <table:table-cell office:value-type="float" office:value="0.00000019057367239839" calcext:value-type="float">
            <text:p>1.9057367239839E-07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69523068" calcext:value-type="float">
            <text:p>0.15482969523068</text:p>
          </table:table-cell>
          <table:table-cell office:value-type="float" office:value="0.00000019057366587583" calcext:value-type="float">
            <text:p>1.9057366587583E-07</text:p>
          </table:table-cell>
          <table:table-cell office:value-type="float" office:value="0.00000000086419289763837" calcext:value-type="float">
            <text:p>8.6419289763837E-10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752" calcext:value-type="float">
            <text:p>0.75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-6E-015" calcext:value-type="float">
            <text:p>-6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87715" calcext:value-type="float">
            <text:p>-158.67239387715</text:p>
          </table:table-cell>
          <table:table-cell office:value-type="float" office:value="0.000000088957420985025" calcext:value-type="float">
            <text:p>8.8957420985025E-08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936144" calcext:value-type="float">
            <text:p>0.1548295936144</text:p>
          </table:table-cell>
          <table:table-cell office:value-type="float" office:value="0.000000088957387678334" calcext:value-type="float">
            <text:p>8.8957387678334E-08</text:p>
          </table:table-cell>
          <table:table-cell office:value-type="float" office:value="0.00000000037991115296138" calcext:value-type="float">
            <text:p>3.7991115296138E-10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705" calcext:value-type="float">
            <text:p>0.70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7.7E-016" calcext:value-type="float">
            <text:p>-7.7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228" calcext:value-type="float">
            <text:p>-158.6723939228</text:p>
          </table:table-cell>
          <table:table-cell office:value-type="float" office:value="0.000000043303685970386" calcext:value-type="float">
            <text:p>4.3303685970386E-08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4796068" calcext:value-type="float">
            <text:p>0.15482954796068</text:p>
          </table:table-cell>
          <table:table-cell office:value-type="float" office:value="0.000000043303665347993" calcext:value-type="float">
            <text:p>4.3303665347993E-08</text:p>
          </table:table-cell>
          <table:table-cell office:value-type="float" office:value="0.00000000017419506071165" calcext:value-type="float">
            <text:p>1.7419506071165E-10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6636" calcext:value-type="float">
            <text:p>0.663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.6E-015" calcext:value-type="float">
            <text:p>8.6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4421" calcext:value-type="float">
            <text:p>-158.67239394421</text:p>
          </table:table-cell>
          <table:table-cell office:value-type="float" office:value="0.000000021895630197832" calcext:value-type="float">
            <text:p>2.1895630197832E-08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2655262" calcext:value-type="float">
            <text:p>0.15482952655262</text:p>
          </table:table-cell>
          <table:table-cell office:value-type="float" office:value="0.000000021895605939459" calcext:value-type="float">
            <text:p>2.1895605939459E-08</text:p>
          </table:table-cell>
          <table:table-cell office:value-type="float" office:value="0.000000000083002070296598" calcext:value-type="float">
            <text:p>8.3002070296598E-11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6446" calcext:value-type="float">
            <text:p>0.644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3.6E-015" calcext:value-type="float">
            <text:p>-3.6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5033" calcext:value-type="float">
            <text:p>-158.67239395033</text:p>
          </table:table-cell>
          <table:table-cell office:value-type="float" office:value="0.000000015775157180542" calcext:value-type="float">
            <text:p>1.5775157180542E-08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2043213" calcext:value-type="float">
            <text:p>0.15482952043213</text:p>
          </table:table-cell>
          <table:table-cell office:value-type="float" office:value="0.000000015775116823935" calcext:value-type="float">
            <text:p>1.5775116823935E-08</text:p>
          </table:table-cell>
          <table:table-cell office:value-type="float" office:value="0.000000000058067241584097" calcext:value-type="float">
            <text:p>5.8067241584097E-11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1.1874" calcext:value-type="float">
            <text:p>1.187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00029" calcext:value-type="float">
            <text:p>2.9E-09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187507634" calcext:value-type="float">
            <text:p>-158.67187507634</text:p>
          </table:table-cell>
          <table:table-cell office:value-type="float" office:value="0.00051888976940972" calcext:value-type="float">
            <text:p>0.00051888976941</text:p>
          </table:table-cell>
          <table:table-cell office:value-type="float" office:value="1.361606559901" calcext:value-type="float">
            <text:p>1.361606559901</text:p>
          </table:table-cell>
          <table:table-cell office:value-type="float" office:value="1.3621206755983" calcext:value-type="float">
            <text:p>1.3621206755983</text:p>
          </table:table-cell>
          <table:table-cell office:value-type="float" office:value="0.00051411569732585" calcext:value-type="float">
            <text:p>0.000514115697326</text:p>
          </table:table-cell>
          <table:table-cell office:value-type="float" office:value="0.00000077184774796031" calcext:value-type="float">
            <text:p>7.7184774796031E-0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pha=0.5657</text:p>
          </table:table-cell>
          <table:table-cell office:value-type="float" office:value="1.0743" calcext:value-type="float">
            <text:p>1.074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86" calcext:value-type="float">
            <text:p>8.6E-11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19859954" calcext:value-type="float">
            <text:p>-158.67219859954</text:p>
          </table:table-cell>
          <table:table-cell office:value-type="float" office:value="0.0001953665680503" calcext:value-type="float">
            <text:p>0.00019536656805</text:p>
          </table:table-cell>
          <table:table-cell office:value-type="float" office:value="1.3616018679183" calcext:value-type="float">
            <text:p>1.3616018679183</text:p>
          </table:table-cell>
          <table:table-cell office:value-type="float" office:value="1.3617971523969" calcext:value-type="float">
            <text:p>1.3617971523969</text:p>
          </table:table-cell>
          <table:table-cell office:value-type="float" office:value="0.00019528447863637" calcext:value-type="float">
            <text:p>0.000195284478636</text:p>
          </table:table-cell>
          <table:table-cell office:value-type="float" office:value="0.00000030062987778977" calcext:value-type="float">
            <text:p>3.0062987778977E-07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9809" calcext:value-type="float">
            <text:p>0.980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37" calcext:value-type="float">
            <text:p>3.7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1500782" calcext:value-type="float">
            <text:p>-158.67231500782</text:p>
          </table:table-cell>
          <table:table-cell office:value-type="float" office:value="0.000078958284859709" calcext:value-type="float">
            <text:p>7.8958284859709E-05</text:p>
          </table:table-cell>
          <table:table-cell office:value-type="float" office:value="1.3616018054469" calcext:value-type="float">
            <text:p>1.3616018054469</text:p>
          </table:table-cell>
          <table:table-cell office:value-type="float" office:value="1.3616807441137" calcext:value-type="float">
            <text:p>1.3616807441137</text:p>
          </table:table-cell>
          <table:table-cell office:value-type="float" office:value="0.000078938666821182" calcext:value-type="float">
            <text:p>7.8938666821182E-05</text:p>
          </table:table-cell>
          <table:table-cell office:value-type="float" office:value="0.00000012241125489836" calcext:value-type="float">
            <text:p>1.2241125489836E-07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8677" calcext:value-type="float">
            <text:p>0.867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7.1E-016" calcext:value-type="float">
            <text:p>-7.1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7148691" calcext:value-type="float">
            <text:p>-158.67237148691</text:p>
          </table:table-cell>
          <table:table-cell office:value-type="float" office:value="0.000022479196047698" calcext:value-type="float">
            <text:p>2.2479196047698E-05</text:p>
          </table:table-cell>
          <table:table-cell office:value-type="float" office:value="1.3616017854516" calcext:value-type="float">
            <text:p>1.3616017854516</text:p>
          </table:table-cell>
          <table:table-cell office:value-type="float" office:value="1.3616242650249" calcext:value-type="float">
            <text:p>1.3616242650249</text:p>
          </table:table-cell>
          <table:table-cell office:value-type="float" office:value="0.000022479573394296" calcext:value-type="float">
            <text:p>2.2479573394296E-05</text:p>
          </table:table-cell>
          <table:table-cell office:value-type="float" office:value="0.000000034744625307701" calcext:value-type="float">
            <text:p>3.4744625307701E-08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8057" calcext:value-type="float">
            <text:p>0.805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6.7E-015" calcext:value-type="float">
            <text:p>-6.7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363429" calcext:value-type="float">
            <text:p>-158.67238363429</text:p>
          </table:table-cell>
          <table:table-cell office:value-type="float" office:value="0.000010331818884879" calcext:value-type="float">
            <text:p>1.0331818884879E-05</text:p>
          </table:table-cell>
          <table:table-cell office:value-type="float" office:value="1.3616017858193" calcext:value-type="float">
            <text:p>1.3616017858193</text:p>
          </table:table-cell>
          <table:table-cell office:value-type="float" office:value="1.3616121176478" calcext:value-type="float">
            <text:p>1.3616121176478</text:p>
          </table:table-cell>
          <table:table-cell office:value-type="float" office:value="0.00001033182849608" calcext:value-type="float">
            <text:p>1.033182849608E-05</text:p>
          </table:table-cell>
          <table:table-cell office:value-type="float" office:value="0.000000015765816494652" calcext:value-type="float">
            <text:p>1.5765816494652E-08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752" calcext:value-type="float">
            <text:p>0.75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.3E-015" calcext:value-type="float">
            <text:p>3.3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901129" calcext:value-type="float">
            <text:p>-158.67238901129</text:p>
          </table:table-cell>
          <table:table-cell office:value-type="float" office:value="0.0000049548129652521" calcext:value-type="float">
            <text:p>4.9548129652521E-06</text:p>
          </table:table-cell>
          <table:table-cell office:value-type="float" office:value="1.361601785829" calcext:value-type="float">
            <text:p>1.361601785829</text:p>
          </table:table-cell>
          <table:table-cell office:value-type="float" office:value="1.3616067406419" calcext:value-type="float">
            <text:p>1.3616067406419</text:p>
          </table:table-cell>
          <table:table-cell office:value-type="float" office:value="0.0000049548128684407" calcext:value-type="float">
            <text:p>4.9548128684407E-06</text:p>
          </table:table-cell>
          <table:table-cell office:value-type="float" office:value="0.0000000074310387710864" calcext:value-type="float">
            <text:p>7.4310387710864E-09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6837" calcext:value-type="float">
            <text:p>0.683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9.4E-015" calcext:value-type="float">
            <text:p>-9.4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219952" calcext:value-type="float">
            <text:p>-158.67239219952</text:p>
          </table:table-cell>
          <table:table-cell office:value-type="float" office:value="0.0000017665877578565" calcext:value-type="float">
            <text:p>1.7665877578565E-06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35524166" calcext:value-type="float">
            <text:p>1.3616035524166</text:p>
          </table:table-cell>
          <table:table-cell office:value-type="float" office:value="0.000001766587705454" calcext:value-type="float">
            <text:p>1.766587705454E-06</text:p>
          </table:table-cell>
          <table:table-cell office:value-type="float" office:value="0.0000000025642486113674" calcext:value-type="float">
            <text:p>2.5642486113674E-09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6446" calcext:value-type="float">
            <text:p>0.644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.7E-015" calcext:value-type="float">
            <text:p>6.7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03941" calcext:value-type="float">
            <text:p>-158.67239303941</text:p>
          </table:table-cell>
          <table:table-cell office:value-type="float" office:value="0.00000092669463924722" calcext:value-type="float">
            <text:p>9.2669463924722E-07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27125235" calcext:value-type="float">
            <text:p>1.3616027125235</text:p>
          </table:table-cell>
          <table:table-cell office:value-type="float" office:value="0.00000092669459750283" calcext:value-type="float">
            <text:p>9.2669459750283E-07</text:p>
          </table:table-cell>
          <table:table-cell office:value-type="float" office:value="0.0000000013113129146279" calcext:value-type="float">
            <text:p>1.3113129146279E-09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6098" calcext:value-type="float">
            <text:p>0.609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0.000000000000022" calcext:value-type="float">
            <text:p>-2.2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46496" calcext:value-type="float">
            <text:p>-158.67239346496</text:p>
          </table:table-cell>
          <table:table-cell office:value-type="float" office:value="0.00000050114618943553" calcext:value-type="float">
            <text:p>5.0114618943553E-07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22869751" calcext:value-type="float">
            <text:p>1.3616022869751</text:p>
          </table:table-cell>
          <table:table-cell office:value-type="float" office:value="0.00000050114616612085" calcext:value-type="float">
            <text:p>5.0114616612085E-07</text:p>
          </table:table-cell>
          <table:table-cell office:value-type="float" office:value="0.00000000068968666907758" calcext:value-type="float">
            <text:p>6.8968666907758E-10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5785" calcext:value-type="float">
            <text:p>0.578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00000000000002" calcext:value-type="float">
            <text:p>2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68742" calcext:value-type="float">
            <text:p>-158.67239368742</text:p>
          </table:table-cell>
          <table:table-cell office:value-type="float" office:value="0.00000027868213692273" calcext:value-type="float">
            <text:p>2.7868213692273E-07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2064511" calcext:value-type="float">
            <text:p>1.361602064511</text:p>
          </table:table-cell>
          <table:table-cell office:value-type="float" office:value="0.00000027868213980931" calcext:value-type="float">
            <text:p>2.7868213980931E-07</text:p>
          </table:table-cell>
          <table:table-cell office:value-type="float" office:value="0.00000000037228141077166" calcext:value-type="float">
            <text:p>3.7228141077166E-10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5372" calcext:value-type="float">
            <text:p>0.537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.6E-016" calcext:value-type="float">
            <text:p>7.6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84493" calcext:value-type="float">
            <text:p>-158.67239384493</text:p>
          </table:table-cell>
          <table:table-cell office:value-type="float" office:value="0.00000012117777714593" calcext:value-type="float">
            <text:p>1.2117777714593E-07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9070067" calcext:value-type="float">
            <text:p>1.3616019070067</text:p>
          </table:table-cell>
          <table:table-cell office:value-type="float" office:value="0.00000012117773651177" calcext:value-type="float">
            <text:p>1.2117773651177E-07</text:p>
          </table:table-cell>
          <table:table-cell office:value-type="float" office:value="0.00000000015437249356742" calcext:value-type="float">
            <text:p>1.5437249356742E-10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5127" calcext:value-type="float">
            <text:p>0.512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000000000000046" calcext:value-type="float">
            <text:p>4.6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89453" calcext:value-type="float">
            <text:p>-158.67239389453</text:p>
          </table:table-cell>
          <table:table-cell office:value-type="float" office:value="0.000000071579250970899" calcext:value-type="float">
            <text:p>7.1579250970899E-08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8574082" calcext:value-type="float">
            <text:p>1.3616018574082</text:p>
          </table:table-cell>
          <table:table-cell office:value-type="float" office:value="0.00000007157925052681" calcext:value-type="float">
            <text:p>7.157925052681E-08</text:p>
          </table:table-cell>
          <table:table-cell office:value-type="float" office:value="0.000000000088221888631771" calcext:value-type="float">
            <text:p>8.8221888631771E-11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4905" calcext:value-type="float">
            <text:p>0.490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00000000000021" calcext:value-type="float">
            <text:p>2.1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2293" calcext:value-type="float">
            <text:p>-158.67239392293</text:p>
          </table:table-cell>
          <table:table-cell office:value-type="float" office:value="0.000000043178403075217" calcext:value-type="float">
            <text:p>4.3178403075217E-08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8290073" calcext:value-type="float">
            <text:p>1.3616018290073</text:p>
          </table:table-cell>
          <table:table-cell office:value-type="float" office:value="0.000000043178412179046" calcext:value-type="float">
            <text:p>4.3178412179046E-08</text:p>
          </table:table-cell>
          <table:table-cell office:value-type="float" office:value="0.000000000051445288195469" calcext:value-type="float">
            <text:p>5.1445288195469E-11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Alpha=0.7071</text:p>
          </table:table-cell>
          <table:table-cell office:value-type="float" office:value="0.9809" calcext:value-type="float">
            <text:p>0.980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0038" calcext:value-type="float">
            <text:p>3.8E-08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136216532" calcext:value-type="float">
            <text:p>-158.67136216532</text:p>
          </table:table-cell>
          <table:table-cell office:value-type="float" office:value="0.0010318007823855" calcext:value-type="float">
            <text:p>0.001031800782386</text:p>
          </table:table-cell>
          <table:table-cell office:value-type="float" office:value="8.1589271258445" calcext:value-type="float">
            <text:p>8.1589271258445</text:p>
          </table:table-cell>
          <table:table-cell office:value-type="float" office:value="8.1599156459428" calcext:value-type="float">
            <text:p>8.1599156459428</text:p>
          </table:table-cell>
          <table:table-cell office:value-type="float" office:value="0.00098852009829997" calcext:value-type="float">
            <text:p>0.0009885200983</text:p>
          </table:table-cell>
          <table:table-cell office:value-type="float" office:value="0.00000091330370536291" calcext:value-type="float">
            <text:p>9.1330370536291E-07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8677" calcext:value-type="float">
            <text:p>0.867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038" calcext:value-type="float">
            <text:p>3.8E-10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0622559" calcext:value-type="float">
            <text:p>-158.6720622559</text:p>
          </table:table-cell>
          <table:table-cell office:value-type="float" office:value="0.00033171020231748" calcext:value-type="float">
            <text:p>0.000331710202317</text:p>
          </table:table-cell>
          <table:table-cell office:value-type="float" office:value="8.1588830738449" calcext:value-type="float">
            <text:p>8.1588830738449</text:p>
          </table:table-cell>
          <table:table-cell office:value-type="float" office:value="8.1592155553628" calcext:value-type="float">
            <text:p>8.1592155553628</text:p>
          </table:table-cell>
          <table:table-cell office:value-type="float" office:value="0.00033248151791909" calcext:value-type="float">
            <text:p>0.000332481517919</text:p>
          </table:table-cell>
          <table:table-cell office:value-type="float" office:value="0.00000036526279299006" calcext:value-type="float">
            <text:p>3.6526279299006E-07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778" calcext:value-type="float">
            <text:p>0.77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59" calcext:value-type="float">
            <text:p>5.9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27526762" calcext:value-type="float">
            <text:p>-158.67227526762</text:p>
          </table:table-cell>
          <table:table-cell office:value-type="float" office:value="0.00011869848842139" calcext:value-type="float">
            <text:p>0.000118698488421</text:p>
          </table:table-cell>
          <table:table-cell office:value-type="float" office:value="8.1588838329795" calcext:value-type="float">
            <text:p>8.1588838329795</text:p>
          </table:table-cell>
          <table:table-cell office:value-type="float" office:value="8.1590025436489" calcext:value-type="float">
            <text:p>8.1590025436489</text:p>
          </table:table-cell>
          <table:table-cell office:value-type="float" office:value="0.00011871066940827" calcext:value-type="float">
            <text:p>0.000118710669408</text:p>
          </table:table-cell>
          <table:table-cell office:value-type="float" office:value="0.00000013313322333705" calcext:value-type="float">
            <text:p>1.3313322333705E-07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705" calcext:value-type="float">
            <text:p>0.70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9.6E-016" calcext:value-type="float">
            <text:p>-9.6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4825875" calcext:value-type="float">
            <text:p>-158.67234825875</text:p>
          </table:table-cell>
          <table:table-cell office:value-type="float" office:value="0.000045707353848456" calcext:value-type="float">
            <text:p>4.5707353848456E-05</text:p>
          </table:table-cell>
          <table:table-cell office:value-type="float" office:value="8.1588838469966" calcext:value-type="float">
            <text:p>8.1588838469966</text:p>
          </table:table-cell>
          <table:table-cell office:value-type="float" office:value="8.1589295525143" calcext:value-type="float">
            <text:p>8.1589295525143</text:p>
          </table:table-cell>
          <table:table-cell office:value-type="float" office:value="0.000045705517695893" calcext:value-type="float">
            <text:p>4.5705517695893E-05</text:p>
          </table:table-cell>
          <table:table-cell office:value-type="float" office:value="0.000000051032038228701" calcext:value-type="float">
            <text:p>5.1032038228701E-08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6636" calcext:value-type="float">
            <text:p>0.663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0.000000000000025" calcext:value-type="float">
            <text:p>-2.5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6888646" calcext:value-type="float">
            <text:p>-158.67236888646</text:p>
          </table:table-cell>
          <table:table-cell office:value-type="float" office:value="0.000025079648253268" calcext:value-type="float">
            <text:p>2.5079648253268E-05</text:p>
          </table:table-cell>
          <table:table-cell office:value-type="float" office:value="8.1588838450805" calcext:value-type="float">
            <text:p>8.1588838450805</text:p>
          </table:table-cell>
          <table:table-cell office:value-type="float" office:value="8.1589089248087" calcext:value-type="float">
            <text:p>8.1589089248087</text:p>
          </table:table-cell>
          <table:table-cell office:value-type="float" office:value="0.000025079728228405" calcext:value-type="float">
            <text:p>2.5079728228405E-05</text:p>
          </table:table-cell>
          <table:table-cell office:value-type="float" office:value="0.000000027642469904185" calcext:value-type="float">
            <text:p>2.7642469904185E-08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6098" calcext:value-type="float">
            <text:p>0.609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0.000000000000035" calcext:value-type="float">
            <text:p>-3.5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327841" calcext:value-type="float">
            <text:p>-158.67238327841</text:p>
          </table:table-cell>
          <table:table-cell office:value-type="float" office:value="0.000010687698221545" calcext:value-type="float">
            <text:p>1.0687698221545E-05</text:p>
          </table:table-cell>
          <table:table-cell office:value-type="float" office:value="8.1588838451605" calcext:value-type="float">
            <text:p>8.1588838451605</text:p>
          </table:table-cell>
          <table:table-cell office:value-type="float" office:value="8.1588945328587" calcext:value-type="float">
            <text:p>8.1588945328587</text:p>
          </table:table-cell>
          <table:table-cell office:value-type="float" office:value="0.00001068769823398" calcext:value-type="float">
            <text:p>1.068769823398E-05</text:p>
          </table:table-cell>
          <table:table-cell office:value-type="float" office:value="0.000000011418936498297" calcext:value-type="float">
            <text:p>1.1418936498297E-08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564" calcext:value-type="float">
            <text:p>0.56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8.4E-015" calcext:value-type="float">
            <text:p>-8.4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917607" calcext:value-type="float">
            <text:p>-158.67238917607</text:p>
          </table:table-cell>
          <table:table-cell office:value-type="float" office:value="0.0000047900363995268" calcext:value-type="float">
            <text:p>4.7900363995268E-06</text:p>
          </table:table-cell>
          <table:table-cell office:value-type="float" office:value="8.1588838451608" calcext:value-type="float">
            <text:p>8.1588838451608</text:p>
          </table:table-cell>
          <table:table-cell office:value-type="float" office:value="8.1588886351968" calcext:value-type="float">
            <text:p>8.1588886351968</text:p>
          </table:table-cell>
          <table:table-cell office:value-type="float" office:value="0.0000047900360442554" calcext:value-type="float">
            <text:p>4.7900360442554E-06</text:p>
          </table:table-cell>
          <table:table-cell office:value-type="float" office:value="0.0000000049107413168758" calcext:value-type="float">
            <text:p>4.9107413168758E-09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5247" calcext:value-type="float">
            <text:p>0.524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0.000000000000024" calcext:value-type="float">
            <text:p>-2.4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172097" calcext:value-type="float">
            <text:p>-158.67239172097</text:p>
          </table:table-cell>
          <table:table-cell office:value-type="float" office:value="0.000002245140052537" calcext:value-type="float">
            <text:p>2.245140052537E-06</text:p>
          </table:table-cell>
          <table:table-cell office:value-type="float" office:value="8.1588838451609" calcext:value-type="float">
            <text:p>8.1588838451609</text:p>
          </table:table-cell>
          <table:table-cell office:value-type="float" office:value="8.1588860903005" calcext:value-type="float">
            <text:p>8.1588860903005</text:p>
          </table:table-cell>
          <table:table-cell office:value-type="float" office:value="0.0000022451396368695" calcext:value-type="float">
            <text:p>2.2451396368695E-06</text:p>
          </table:table-cell>
          <table:table-cell office:value-type="float" office:value="0.0000000021935377666099" calcext:value-type="float">
            <text:p>2.1935377666099E-09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4905" calcext:value-type="float">
            <text:p>0.490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00000000000021" calcext:value-type="float">
            <text:p>2.1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287055" calcext:value-type="float">
            <text:p>-158.67239287055</text:p>
          </table:table-cell>
          <table:table-cell office:value-type="float" office:value="0.0000010955529603507" calcext:value-type="float">
            <text:p>1.0955529603507E-06</text:p>
          </table:table-cell>
          <table:table-cell office:value-type="float" office:value="8.158883845161" calcext:value-type="float">
            <text:p>8.158883845161</text:p>
          </table:table-cell>
          <table:table-cell office:value-type="float" office:value="8.1588849407134" calcext:value-type="float">
            <text:p>8.1588849407134</text:p>
          </table:table-cell>
          <table:table-cell office:value-type="float" office:value="0.0000010955524345491" calcext:value-type="float">
            <text:p>1.0955524345491E-06</text:p>
          </table:table-cell>
          <table:table-cell office:value-type="float" office:value="0.0000000010156439807233" calcext:value-type="float">
            <text:p>1.0156439807233E-09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4604" calcext:value-type="float">
            <text:p>0.460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0000000000001" calcext:value-type="float">
            <text:p>1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41165" calcext:value-type="float">
            <text:p>-158.67239341165</text:p>
          </table:table-cell>
          <table:table-cell office:value-type="float" office:value="0.00000055445508451157" calcext:value-type="float">
            <text:p>5.5445508451157E-07</text:p>
          </table:table-cell>
          <table:table-cell office:value-type="float" office:value="8.1588838451608" calcext:value-type="float">
            <text:p>8.1588838451608</text:p>
          </table:table-cell>
          <table:table-cell office:value-type="float" office:value="8.1588843996156" calcext:value-type="float">
            <text:p>8.1588843996156</text:p>
          </table:table-cell>
          <table:table-cell office:value-type="float" office:value="0.00000055445478608362" calcext:value-type="float">
            <text:p>5.5445478608362E-07</text:p>
          </table:table-cell>
          <table:table-cell office:value-type="float" office:value="0.00000000048648980217181" calcext:value-type="float">
            <text:p>4.8648980217181E-10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4424" calcext:value-type="float">
            <text:p>0.44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0.000000000000069" calcext:value-type="float">
            <text:p>-6.9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60736" calcext:value-type="float">
            <text:p>-158.67239360736</text:p>
          </table:table-cell>
          <table:table-cell office:value-type="float" office:value="0.00000035874498394151" calcext:value-type="float">
            <text:p>3.5874498394151E-07</text:p>
          </table:table-cell>
          <table:table-cell office:value-type="float" office:value="8.1588838451608" calcext:value-type="float">
            <text:p>8.1588838451608</text:p>
          </table:table-cell>
          <table:table-cell office:value-type="float" office:value="8.1588842039054" calcext:value-type="float">
            <text:p>8.1588842039054</text:p>
          </table:table-cell>
          <table:table-cell office:value-type="float" office:value="0.00000035874466419727" calcext:value-type="float">
            <text:p>3.5874466419727E-07</text:p>
          </table:table-cell>
          <table:table-cell office:value-type="float" office:value="0.0000000003031947710916" calcext:value-type="float">
            <text:p>3.031947710916E-10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4178" calcext:value-type="float">
            <text:p>0.417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8.1E-015" calcext:value-type="float">
            <text:p>-8.1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77451" calcext:value-type="float">
            <text:p>-158.67239377451</text:p>
          </table:table-cell>
          <table:table-cell office:value-type="float" office:value="0.00000019159301700711" calcext:value-type="float">
            <text:p>1.9159301700711E-07</text:p>
          </table:table-cell>
          <table:table-cell office:value-type="float" office:value="8.1588838451608" calcext:value-type="float">
            <text:p>8.1588838451608</text:p>
          </table:table-cell>
          <table:table-cell office:value-type="float" office:value="8.1588840367535" calcext:value-type="float">
            <text:p>8.1588840367535</text:p>
          </table:table-cell>
          <table:table-cell office:value-type="float" office:value="0.00000019159268127567" calcext:value-type="float">
            <text:p>1.9159268127567E-07</text:p>
          </table:table-cell>
          <table:table-cell office:value-type="float" office:value="0.00000000015300238716626" calcext:value-type="float">
            <text:p>1.5300238716626E-10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3958" calcext:value-type="float">
            <text:p>0.395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0.000000000000066" calcext:value-type="float">
            <text:p>-6.6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86081" calcext:value-type="float">
            <text:p>-158.67239386081</text:p>
          </table:table-cell>
          <table:table-cell office:value-type="float" office:value="0.00000010530146710153" calcext:value-type="float">
            <text:p>1.0530146710153E-07</text:p>
          </table:table-cell>
          <table:table-cell office:value-type="float" office:value="8.1588838451607" calcext:value-type="float">
            <text:p>8.1588838451607</text:p>
          </table:table-cell>
          <table:table-cell office:value-type="float" office:value="8.1588839504619" calcext:value-type="float">
            <text:p>8.1588839504619</text:p>
          </table:table-cell>
          <table:table-cell office:value-type="float" office:value="0.00000010530127525499" calcext:value-type="float">
            <text:p>1.0530127525499E-07</text:p>
          </table:table-cell>
          <table:table-cell office:value-type="float" office:value="0.000000000079457648641807" calcext:value-type="float">
            <text:p>7.9457648641807E-11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Alpha=0.8485</text:p>
          </table:table-cell>
          <table:table-cell office:value-type="float" office:value="0.8356" calcext:value-type="float">
            <text:p>0.835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025" calcext:value-type="float">
            <text:p>2.5E-07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6878570614" calcext:value-type="float">
            <text:p>-158.66878570614</text:p>
          </table:table-cell>
          <table:table-cell office:value-type="float" office:value="0.0036082599684732" calcext:value-type="float">
            <text:p>0.003608259968473</text:p>
          </table:table-cell>
          <table:table-cell office:value-type="float" office:value="23.902664978006" calcext:value-type="float">
            <text:p>23.902664978006</text:p>
          </table:table-cell>
          <table:table-cell office:value-type="float" office:value="23.906210405164" calcext:value-type="float">
            <text:p>23.906210405164</text:p>
          </table:table-cell>
          <table:table-cell office:value-type="float" office:value="0.0035454271575723" calcext:value-type="float">
            <text:p>0.003545427157572</text:p>
          </table:table-cell>
          <table:table-cell office:value-type="float" office:value="0.0000016961445851916" calcext:value-type="float">
            <text:p>1.6961445851916E-06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7278" calcext:value-type="float">
            <text:p>0.727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054" calcext:value-type="float">
            <text:p>5.4E-10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125172091" calcext:value-type="float">
            <text:p>-158.67125172091</text:p>
          </table:table-cell>
          <table:table-cell office:value-type="float" office:value="0.001142245202459" calcext:value-type="float">
            <text:p>0.001142245202459</text:p>
          </table:table-cell>
          <table:table-cell office:value-type="float" office:value="23.902602617552" calcext:value-type="float">
            <text:p>23.902602617552</text:p>
          </table:table-cell>
          <table:table-cell office:value-type="float" office:value="23.903744390398" calcext:value-type="float">
            <text:p>23.903744390398</text:p>
          </table:table-cell>
          <table:table-cell office:value-type="float" office:value="0.0011417728458554" calcext:value-type="float">
            <text:p>0.001141772845855</text:p>
          </table:table-cell>
          <table:table-cell office:value-type="float" office:value="0.00000048491668794926" calcext:value-type="float">
            <text:p>4.8491668794926E-07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6636" calcext:value-type="float">
            <text:p>0.663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7" calcext:value-type="float">
            <text:p>7E-12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188355532" calcext:value-type="float">
            <text:p>-158.67188355532</text:p>
          </table:table-cell>
          <table:table-cell office:value-type="float" office:value="0.00051041078765479" calcext:value-type="float">
            <text:p>0.000510410787655</text:p>
          </table:table-cell>
          <table:table-cell office:value-type="float" office:value="23.902602010782" calcext:value-type="float">
            <text:p>23.902602010782</text:p>
          </table:table-cell>
          <table:table-cell office:value-type="float" office:value="23.903112555983" calcext:value-type="float">
            <text:p>23.903112555983</text:p>
          </table:table-cell>
          <table:table-cell office:value-type="float" office:value="0.00051054520157834" calcext:value-type="float">
            <text:p>0.000510545201578</text:p>
          </table:table-cell>
          <table:table-cell office:value-type="float" office:value="0.0000001975764492923" calcext:value-type="float">
            <text:p>1.975764492923E-07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5937" calcext:value-type="float">
            <text:p>0.593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000000000000043" calcext:value-type="float">
            <text:p>4.3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20985461" calcext:value-type="float">
            <text:p>-158.67220985461</text:p>
          </table:table-cell>
          <table:table-cell office:value-type="float" office:value="0.00018411149903841" calcext:value-type="float">
            <text:p>0.000184111499038</text:p>
          </table:table-cell>
          <table:table-cell office:value-type="float" office:value="23.902602148707" calcext:value-type="float">
            <text:p>23.902602148707</text:p>
          </table:table-cell>
          <table:table-cell office:value-type="float" office:value="23.902786256695" calcext:value-type="float">
            <text:p>23.902786256695</text:p>
          </table:table-cell>
          <table:table-cell office:value-type="float" office:value="0.00018410798727686" calcext:value-type="float">
            <text:p>0.000184107987277</text:p>
          </table:table-cell>
          <table:table-cell office:value-type="float" office:value="0.000000063097736774345" calcext:value-type="float">
            <text:p>6.3097736774345E-08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5503" calcext:value-type="float">
            <text:p>0.550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00000000000027" calcext:value-type="float">
            <text:p>2.7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0500091" calcext:value-type="float">
            <text:p>-158.67230500091</text:p>
          </table:table-cell>
          <table:table-cell office:value-type="float" office:value="0.000088965193896229" calcext:value-type="float">
            <text:p>8.8965193896229E-05</text:p>
          </table:table-cell>
          <table:table-cell office:value-type="float" office:value="23.902602145207" calcext:value-type="float">
            <text:p>23.902602145207</text:p>
          </table:table-cell>
          <table:table-cell office:value-type="float" office:value="23.902691110389" calcext:value-type="float">
            <text:p>23.902691110389</text:p>
          </table:table-cell>
          <table:table-cell office:value-type="float" office:value="0.000088965182872158" calcext:value-type="float">
            <text:p>8.8965182872158E-05</text:p>
          </table:table-cell>
          <table:table-cell office:value-type="float" office:value="0.000000027941712571211" calcext:value-type="float">
            <text:p>2.7941712571211E-08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5127" calcext:value-type="float">
            <text:p>0.512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0.000000000000023" calcext:value-type="float">
            <text:p>-2.3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4962654" calcext:value-type="float">
            <text:p>-158.67234962654</text:p>
          </table:table-cell>
          <table:table-cell office:value-type="float" office:value="0.000044339563686435" calcext:value-type="float">
            <text:p>4.4339563686435E-05</text:p>
          </table:table-cell>
          <table:table-cell office:value-type="float" office:value="23.902602145196" calcext:value-type="float">
            <text:p>23.902602145196</text:p>
          </table:table-cell>
          <table:table-cell office:value-type="float" office:value="23.902646484759" calcext:value-type="float">
            <text:p>23.902646484759</text:p>
          </table:table-cell>
          <table:table-cell office:value-type="float" office:value="0.000044339562940365" calcext:value-type="float">
            <text:p>4.4339562940365E-05</text:p>
          </table:table-cell>
          <table:table-cell office:value-type="float" office:value="0.000000012808479109472" calcext:value-type="float">
            <text:p>1.2808479109472E-08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47" calcext:value-type="float">
            <text:p>0.4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0000000000031" calcext:value-type="float">
            <text:p>3.1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7562309" calcext:value-type="float">
            <text:p>-158.67237562309</text:p>
          </table:table-cell>
          <table:table-cell office:value-type="float" office:value="0.000018343017728739" calcext:value-type="float">
            <text:p>1.8343017728739E-05</text:p>
          </table:table-cell>
          <table:table-cell office:value-type="float" office:value="23.902602145197" calcext:value-type="float">
            <text:p>23.902602145197</text:p>
          </table:table-cell>
          <table:table-cell office:value-type="float" office:value="23.902620488213" calcext:value-type="float">
            <text:p>23.902620488213</text:p>
          </table:table-cell>
          <table:table-cell office:value-type="float" office:value="0.00001834301670911" calcext:value-type="float">
            <text:p>1.834301670911E-05</text:p>
          </table:table-cell>
          <table:table-cell office:value-type="float" office:value="0.0000000047664722965889" calcext:value-type="float">
            <text:p>4.7664722965889E-09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4424" calcext:value-type="float">
            <text:p>0.44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0.000000000000071" calcext:value-type="float">
            <text:p>-7.1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419087" calcext:value-type="float">
            <text:p>-158.67238419087</text:p>
          </table:table-cell>
          <table:table-cell office:value-type="float" office:value="0.0000097752419492281" calcext:value-type="float">
            <text:p>9.7752419492281E-06</text:p>
          </table:table-cell>
          <table:table-cell office:value-type="float" office:value="23.902602145197" calcext:value-type="float">
            <text:p>23.902602145197</text:p>
          </table:table-cell>
          <table:table-cell office:value-type="float" office:value="23.902611920437" calcext:value-type="float">
            <text:p>23.902611920437</text:p>
          </table:table-cell>
          <table:table-cell office:value-type="float" office:value="0.0000097752407981488" calcext:value-type="float">
            <text:p>9.7752407981488E-06</text:p>
          </table:table-cell>
          <table:table-cell office:value-type="float" office:value="0.000000002355704279549" calcext:value-type="float">
            <text:p>2.355704279549E-09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4178" calcext:value-type="float">
            <text:p>0.417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0.00000000000004" calcext:value-type="float">
            <text:p>-4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861813" calcext:value-type="float">
            <text:p>-158.67238861813</text:p>
          </table:table-cell>
          <table:table-cell office:value-type="float" office:value="0.0000053479797657019" calcext:value-type="float">
            <text:p>5.3479797657019E-06</text:p>
          </table:table-cell>
          <table:table-cell office:value-type="float" office:value="23.902602145197" calcext:value-type="float">
            <text:p>23.902602145197</text:p>
          </table:table-cell>
          <table:table-cell office:value-type="float" office:value="23.902607493175" calcext:value-type="float">
            <text:p>23.902607493175</text:p>
          </table:table-cell>
          <table:table-cell office:value-type="float" office:value="0.0000053479785648847" calcext:value-type="float">
            <text:p>5.3479785648847E-06</text:p>
          </table:table-cell>
          <table:table-cell office:value-type="float" office:value="0.0000000011990846806283" calcext:value-type="float">
            <text:p>1.1990846806283E-09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389" calcext:value-type="float">
            <text:p>0.38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.9E-016" calcext:value-type="float">
            <text:p>1.9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147988" calcext:value-type="float">
            <text:p>-158.67239147988</text:p>
          </table:table-cell>
          <table:table-cell office:value-type="float" office:value="0.0000024862232805845" calcext:value-type="float">
            <text:p>2.4862232805845E-06</text:p>
          </table:table-cell>
          <table:table-cell office:value-type="float" office:value="23.902602145196" calcext:value-type="float">
            <text:p>23.902602145196</text:p>
          </table:table-cell>
          <table:table-cell office:value-type="float" office:value="23.902604631419" calcext:value-type="float">
            <text:p>23.902604631419</text:p>
          </table:table-cell>
          <table:table-cell office:value-type="float" office:value="0.0000024862227299138" calcext:value-type="float">
            <text:p>2.4862227299138E-06</text:p>
          </table:table-cell>
          <table:table-cell office:value-type="float" office:value="0.0000000005086692930038" calcext:value-type="float">
            <text:p>5.086692930038E-10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3698" calcext:value-type="float">
            <text:p>0.369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00000000000017" calcext:value-type="float">
            <text:p>1.7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252842" calcext:value-type="float">
            <text:p>-158.67239252842</text:p>
          </table:table-cell>
          <table:table-cell office:value-type="float" office:value="0.0000014376860235643" calcext:value-type="float">
            <text:p>1.4376860235643E-06</text:p>
          </table:table-cell>
          <table:table-cell office:value-type="float" office:value="23.902602145197" calcext:value-type="float">
            <text:p>23.902602145197</text:p>
          </table:table-cell>
          <table:table-cell office:value-type="float" office:value="23.902603582882" calcext:value-type="float">
            <text:p>23.902603582882</text:p>
          </table:table-cell>
          <table:table-cell office:value-type="float" office:value="0.0000014376847836672" calcext:value-type="float">
            <text:p>1.4376847836672E-06</text:p>
          </table:table-cell>
          <table:table-cell office:value-type="float" office:value="0.00000000027550324044365" calcext:value-type="float">
            <text:p>2.7550324044365E-10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3525" calcext:value-type="float">
            <text:p>0.352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0.00000000000024" calcext:value-type="float">
            <text:p>-2.4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11683" calcext:value-type="float">
            <text:p>-158.67239311683</text:p>
          </table:table-cell>
          <table:table-cell office:value-type="float" office:value="0.00000084928018395658" calcext:value-type="float">
            <text:p>8.4928018395658E-07</text:p>
          </table:table-cell>
          <table:table-cell office:value-type="float" office:value="23.902602145196" calcext:value-type="float">
            <text:p>23.902602145196</text:p>
          </table:table-cell>
          <table:table-cell office:value-type="float" office:value="23.902602994476" calcext:value-type="float">
            <text:p>23.902602994476</text:p>
          </table:table-cell>
          <table:table-cell office:value-type="float" office:value="0.00000084927928156731" calcext:value-type="float">
            <text:p>8.4927928156731E-07</text:p>
          </table:table-cell>
          <table:table-cell office:value-type="float" office:value="0.00000000015281950668816" calcext:value-type="float">
            <text:p>1.5281950668816E-10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3318" calcext:value-type="float">
            <text:p>0.331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0.00000000000059" calcext:value-type="float">
            <text:p>-5.9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53196" calcext:value-type="float">
            <text:p>-158.67239353196</text:p>
          </table:table-cell>
          <table:table-cell office:value-type="float" office:value="0.00000043414621586635" calcext:value-type="float">
            <text:p>4.3414621586635E-07</text:p>
          </table:table-cell>
          <table:table-cell office:value-type="float" office:value="23.902602145196" calcext:value-type="float">
            <text:p>23.902602145196</text:p>
          </table:table-cell>
          <table:table-cell office:value-type="float" office:value="23.902602579342" calcext:value-type="float">
            <text:p>23.902602579342</text:p>
          </table:table-cell>
          <table:table-cell office:value-type="float" office:value="0.00000043414546979648" calcext:value-type="float">
            <text:p>4.3414546979648E-07</text:p>
          </table:table-cell>
          <table:table-cell office:value-type="float" office:value="0.000000000072093345492589" calcext:value-type="float">
            <text:p>7.2093345492589E-11</text:p>
          </table:table-cell>
        </table:table-row>
      </table:table>
      <table:table table:name="FD order 16" table:style-name="ta1">
        <table:shapes>
          <draw:frame draw:z-index="0" draw:style-name="gr1" draw:text-style-name="P1" svg:width="562.99pt" svg:height="316.66pt" svg:x="1060.38pt" svg:y="51.96pt">
            <draw:object draw:notify-on-update-of-ranges="'FD order 16'.H9:'FD order 16'.H21 'FD order 16'.D9:'FD order 16'.D9 'FD order 16'.P9:'FD order 16'.P21 'FD order 16'.H23:'FD order 16'.H35 'FD order 16'.D23:'FD order 16'.D23 'FD order 16'.P23:'FD order 16'.P35 'FD order 16'.H37:'FD order 16'.H49 'FD order 16'.D37:'FD order 16'.D37 'FD order 16'.P37:'FD order 16'.P49 'FD order 16'.H51:'FD order 16'.H63 'FD order 16'.D51:'FD order 16'.D51 'FD order 16'.P51:'FD order 16'.P6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.51pt" svg:height="255.09pt" svg:x="1103.3pt" svg:y="456.09pt">
            <draw:object draw:notify-on-update-of-ranges="'FD order 16'.H9:'FD order 16'.H21 'FD order 16'.D9:'FD order 16'.D9 'FD order 16'.O9:'FD order 16'.O21 'FD order 16'.H23:'FD order 16'.H35 'FD order 16'.D23:'FD order 16'.D23 'FD order 16'.O23:'FD order 16'.O35 'FD order 16'.H37:'FD order 16'.H49 'FD order 16'.D37:'FD order 16'.D37 'FD order 16'.O37:'FD order 16'.O49 'FD order 16'.H51:'FD order 16'.H63 'FD order 16'.D51:'FD order 16'.D51 'FD order 16'.O51:'FD order 16'.O6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 table:number-rows-repeated="7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alpha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xshift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Q error</text:p>
          </table:table-cell>
          <table:table-cell office:value-type="string" calcext:value-type="string">
            <text:p>Tot E</text:p>
          </table:table-cell>
          <table:table-cell office:value-type="string" calcext:value-type="string">
            <text:p>Tot E SSP</text:p>
          </table:table-cell>
          <table:table-cell office:value-type="string" calcext:value-type="string">
            <text:p>Delta tot E</text:p>
          </table:table-cell>
          <table:table-cell office:value-type="string" calcext:value-type="string">
            <text:p>Recip E FFP</text:p>
          </table:table-cell>
          <table:table-cell office:value-type="string" calcext:value-type="string">
            <text:p>Recip E SSP</text:p>
          </table:table-cell>
          <table:table-cell office:value-type="string" calcext:value-type="string">
            <text:p>Delta recip E</text:p>
          </table:table-cell>
          <table:table-cell office:value-type="string" calcext:value-type="string">
            <text:p>RMS Delta po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pha=0.4243</text:p>
          </table:table-cell>
          <table:table-cell office:value-type="float" office:value="1.6115" calcext:value-type="float">
            <text:p>1.61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0.0000000016" calcext:value-type="float">
            <text:p>-1.6E-09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9.19335350783" calcext:value-type="float">
            <text:p>-159.19335350783</text:p>
          </table:table-cell>
          <table:table-cell office:value-type="float" office:value="0.52095954172671" calcext:value-type="float">
            <text:p>0.52095954172671</text:p>
          </table:table-cell>
          <table:table-cell office:value-type="float" office:value="0.15483230362545" calcext:value-type="float">
            <text:p>0.15483230362545</text:p>
          </table:table-cell>
          <table:table-cell office:value-type="float" office:value="-0.36613003706973" calcext:value-type="float">
            <text:p>-0.36613003706973</text:p>
          </table:table-cell>
          <table:table-cell office:value-type="float" office:value="0.52096234069518" calcext:value-type="float">
            <text:p>0.52096234069518</text:p>
          </table:table-cell>
          <table:table-cell office:value-type="float" office:value="0.059407123568547" calcext:value-type="float">
            <text:p>0.059407123568547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1.4101" calcext:value-type="float">
            <text:p>1.410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023" calcext:value-type="float">
            <text:p>2.3E-12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7683113" calcext:value-type="float">
            <text:p>-158.67237683113</text:p>
          </table:table-cell>
          <table:table-cell office:value-type="float" office:value="0.000017134980112132" calcext:value-type="float">
            <text:p>1.7134980112132E-05</text:p>
          </table:table-cell>
          <table:table-cell office:value-type="float" office:value="0.15482809585354" calcext:value-type="float">
            <text:p>0.15482809585354</text:p>
          </table:table-cell>
          <table:table-cell office:value-type="float" office:value="0.15484663963712" calcext:value-type="float">
            <text:p>0.15484663963712</text:p>
          </table:table-cell>
          <table:table-cell office:value-type="float" office:value="0.000018543783575714" calcext:value-type="float">
            <text:p>1.8543783575714E-05</text:p>
          </table:table-cell>
          <table:table-cell office:value-type="float" office:value="0.00000019284743860378" calcext:value-type="float">
            <text:p>1.9284743860378E-07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1.2534" calcext:value-type="float">
            <text:p>1.253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014" calcext:value-type="float">
            <text:p>1.4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936537" calcext:value-type="float">
            <text:p>-158.67238936537</text:p>
          </table:table-cell>
          <table:table-cell office:value-type="float" office:value="0.0000046007329217446" calcext:value-type="float">
            <text:p>4.6007329217446E-06</text:p>
          </table:table-cell>
          <table:table-cell office:value-type="float" office:value="0.15482950386396" calcext:value-type="float">
            <text:p>0.15482950386396</text:p>
          </table:table-cell>
          <table:table-cell office:value-type="float" office:value="0.1548341053899" calcext:value-type="float">
            <text:p>0.1548341053899</text:p>
          </table:table-cell>
          <table:table-cell office:value-type="float" office:value="0.0000046015259412002" calcext:value-type="float">
            <text:p>4.6015259412002E-06</text:p>
          </table:table-cell>
          <table:table-cell office:value-type="float" office:value="0.000000051692723583212" calcext:value-type="float">
            <text:p>5.1692723583212E-08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1.128" calcext:value-type="float">
            <text:p>1.12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.5E-016" calcext:value-type="float">
            <text:p>2.5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273721" calcext:value-type="float">
            <text:p>-158.67239273721</text:p>
          </table:table-cell>
          <table:table-cell office:value-type="float" office:value="0.0000012289007997879" calcext:value-type="float">
            <text:p>1.2289007997879E-06</text:p>
          </table:table-cell>
          <table:table-cell office:value-type="float" office:value="0.15482950466338" calcext:value-type="float">
            <text:p>0.15482950466338</text:p>
          </table:table-cell>
          <table:table-cell office:value-type="float" office:value="0.15483073355779" calcext:value-type="float">
            <text:p>0.15483073355779</text:p>
          </table:table-cell>
          <table:table-cell office:value-type="float" office:value="0.0000012288944147565" calcext:value-type="float">
            <text:p>1.2288944147565E-06</text:p>
          </table:table-cell>
          <table:table-cell office:value-type="float" office:value="0.000000014129916452082" calcext:value-type="float">
            <text:p>1.4129916452082E-08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1.0743" calcext:value-type="float">
            <text:p>1.074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1.9E-016" calcext:value-type="float">
            <text:p>-1.9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31208" calcext:value-type="float">
            <text:p>-158.67239331208</text:p>
          </table:table-cell>
          <table:table-cell office:value-type="float" office:value="0.00000065402775817347" calcext:value-type="float">
            <text:p>6.5402775817347E-07</text:p>
          </table:table-cell>
          <table:table-cell office:value-type="float" office:value="0.15482950465777" calcext:value-type="float">
            <text:p>0.15482950465777</text:p>
          </table:table-cell>
          <table:table-cell office:value-type="float" office:value="0.15483015868479" calcext:value-type="float">
            <text:p>0.15483015868479</text:p>
          </table:table-cell>
          <table:table-cell office:value-type="float" office:value="0.00000065402701338035" calcext:value-type="float">
            <text:p>6.5402701338035E-07</text:p>
          </table:table-cell>
          <table:table-cell office:value-type="float" office:value="0.0000000075813266041122" calcext:value-type="float">
            <text:p>7.5813266041122E-09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9809" calcext:value-type="float">
            <text:p>0.980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4.6E-017" calcext:value-type="float">
            <text:p>-4.6E-17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77028" calcext:value-type="float">
            <text:p>-158.67239377028</text:p>
          </table:table-cell>
          <table:table-cell office:value-type="float" office:value="0.00000019583012544899" calcext:value-type="float">
            <text:p>1.9583012544899E-07</text:p>
          </table:table-cell>
          <table:table-cell office:value-type="float" office:value="0.15482950465703" calcext:value-type="float">
            <text:p>0.15482950465703</text:p>
          </table:table-cell>
          <table:table-cell office:value-type="float" office:value="0.15482970048712" calcext:value-type="float">
            <text:p>0.15482970048712</text:p>
          </table:table-cell>
          <table:table-cell office:value-type="float" office:value="0.00000019583009158719" calcext:value-type="float">
            <text:p>1.9583009158719E-07</text:p>
          </table:table-cell>
          <table:table-cell office:value-type="float" office:value="0.0000000022912959680334" calcext:value-type="float">
            <text:p>2.2912959680334E-09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9024" calcext:value-type="float">
            <text:p>0.90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2.6E-015" calcext:value-type="float">
            <text:p>-2.6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0325" calcext:value-type="float">
            <text:p>-158.67239390325</text:p>
          </table:table-cell>
          <table:table-cell office:value-type="float" office:value="0.000000062851768234395" calcext:value-type="float">
            <text:p>6.2851768234395E-08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6750877" calcext:value-type="float">
            <text:p>0.15482956750877</text:p>
          </table:table-cell>
          <table:table-cell office:value-type="float" office:value="0.000000062851755106008" calcext:value-type="float">
            <text:p>6.2851755106008E-08</text:p>
          </table:table-cell>
          <table:table-cell office:value-type="float" office:value="0.00000000073495579815254" calcext:value-type="float">
            <text:p>7.3495579815254E-10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8356" calcext:value-type="float">
            <text:p>0.835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1.1E-016" calcext:value-type="float">
            <text:p>-1.1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446" calcext:value-type="float">
            <text:p>-158.6723939446</text:p>
          </table:table-cell>
          <table:table-cell office:value-type="float" office:value="0.000000021503268499146" calcext:value-type="float">
            <text:p>2.1503268499146E-08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2616026" calcext:value-type="float">
            <text:p>0.15482952616026</text:p>
          </table:table-cell>
          <table:table-cell office:value-type="float" office:value="0.000000021503238994969" calcext:value-type="float">
            <text:p>2.1503238994969E-08</text:p>
          </table:table-cell>
          <table:table-cell office:value-type="float" office:value="0.00000000024901981554608" calcext:value-type="float">
            <text:p>2.4901981554608E-10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8057" calcext:value-type="float">
            <text:p>0.805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2.8E-015" calcext:value-type="float">
            <text:p>-2.8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5325" calcext:value-type="float">
            <text:p>-158.67239395325</text:p>
          </table:table-cell>
          <table:table-cell office:value-type="float" office:value="0.000000012860965625805" calcext:value-type="float">
            <text:p>1.2860965625805E-08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1751796" calcext:value-type="float">
            <text:p>0.15482951751796</text:p>
          </table:table-cell>
          <table:table-cell office:value-type="float" office:value="0.000000012860947307125" calcext:value-type="float">
            <text:p>1.2860947307125E-08</text:p>
          </table:table-cell>
          <table:table-cell office:value-type="float" office:value="0.0000000001477740975044" calcext:value-type="float">
            <text:p>1.477740975044E-10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752" calcext:value-type="float">
            <text:p>0.75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-6E-015" calcext:value-type="float">
            <text:p>-6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131" calcext:value-type="float">
            <text:p>-158.67239396131</text:p>
          </table:table-cell>
          <table:table-cell office:value-type="float" office:value="0.0000000047949413328752" calcext:value-type="float">
            <text:p>4.7949413328752E-09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0945193" calcext:value-type="float">
            <text:p>0.15482950945193</text:p>
          </table:table-cell>
          <table:table-cell office:value-type="float" office:value="0.0000000047949106629641" calcext:value-type="float">
            <text:p>4.7949106629641E-09</text:p>
          </table:table-cell>
          <table:table-cell office:value-type="float" office:value="0.000000000053965106184579" calcext:value-type="float">
            <text:p>5.3965106184579E-11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705" calcext:value-type="float">
            <text:p>0.70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6.8E-016" calcext:value-type="float">
            <text:p>-6.8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423" calcext:value-type="float">
            <text:p>-158.67239396423</text:p>
          </table:table-cell>
          <table:table-cell office:value-type="float" office:value="0.000000001881602429421" calcext:value-type="float">
            <text:p>1.881602429421E-09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0653863" calcext:value-type="float">
            <text:p>0.15482950653863</text:p>
          </table:table-cell>
          <table:table-cell office:value-type="float" office:value="0.000000001881610867116" calcext:value-type="float">
            <text:p>1.881610867116E-09</text:p>
          </table:table-cell>
          <table:table-cell office:value-type="float" office:value="0.000000000020629103183149" calcext:value-type="float">
            <text:p>2.0629103183149E-11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6636" calcext:value-type="float">
            <text:p>0.663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00000000000001" calcext:value-type="float">
            <text:p>1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533" calcext:value-type="float">
            <text:p>-158.67239396533</text:p>
          </table:table-cell>
          <table:table-cell office:value-type="float" office:value="0.00000000077380946095218" calcext:value-type="float">
            <text:p>7.7380946095218E-10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054308" calcext:value-type="float">
            <text:p>0.1548295054308</text:p>
          </table:table-cell>
          <table:table-cell office:value-type="float" office:value="0.00000000077378686791363" calcext:value-type="float">
            <text:p>7.7378686791363E-10</text:p>
          </table:table-cell>
          <table:table-cell office:value-type="float" office:value="0.0000000000082290325438118" calcext:value-type="float">
            <text:p>8.2290325438118E-12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6446" calcext:value-type="float">
            <text:p>0.644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3.2E-015" calcext:value-type="float">
            <text:p>-3.2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56" calcext:value-type="float">
            <text:p>-158.6723939656</text:p>
          </table:table-cell>
          <table:table-cell office:value-type="float" office:value="0.00000000050440007726138" calcext:value-type="float">
            <text:p>5.0440007726138E-10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0516139" calcext:value-type="float">
            <text:p>0.15482950516139</text:p>
          </table:table-cell>
          <table:table-cell office:value-type="float" office:value="0.00000000050437404253145" calcext:value-type="float">
            <text:p>5.0437404253145E-10</text:p>
          </table:table-cell>
          <table:table-cell office:value-type="float" office:value="0.0000000000052762146455786" calcext:value-type="float">
            <text:p>5.2762146455786E-12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Alpha=0.5657</text:p>
          </table:table-cell>
          <table:table-cell office:value-type="float" office:value="1.1874" calcext:value-type="float">
            <text:p>1.187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00029" calcext:value-type="float">
            <text:p>2.9E-09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60.68237387156" calcext:value-type="float">
            <text:p>-160.68237387156</text:p>
          </table:table-cell>
          <table:table-cell office:value-type="float" office:value="2.0099799054581" calcext:value-type="float">
            <text:p>2.0099799054581</text:p>
          </table:table-cell>
          <table:table-cell office:value-type="float" office:value="1.361606559901" calcext:value-type="float">
            <text:p>1.361606559901</text:p>
          </table:table-cell>
          <table:table-cell office:value-type="float" office:value="-0.64837811962924" calcext:value-type="float">
            <text:p>-0.64837811962924</text:p>
          </table:table-cell>
          <table:table-cell office:value-type="float" office:value="2.0099846795302" calcext:value-type="float">
            <text:p>2.0099846795302</text:p>
          </table:table-cell>
          <table:table-cell office:value-type="float" office:value="0.20727449916451" calcext:value-type="float">
            <text:p>0.20727449916451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1.0743" calcext:value-type="float">
            <text:p>1.074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86" calcext:value-type="float">
            <text:p>8.6E-11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4701249" calcext:value-type="float">
            <text:p>-158.67234701249</text:p>
          </table:table-cell>
          <table:table-cell office:value-type="float" office:value="0.000046953618408452" calcext:value-type="float">
            <text:p>4.6953618408452E-05</text:p>
          </table:table-cell>
          <table:table-cell office:value-type="float" office:value="1.3616018679183" calcext:value-type="float">
            <text:p>1.3616018679183</text:p>
          </table:table-cell>
          <table:table-cell office:value-type="float" office:value="1.3616487394473" calcext:value-type="float">
            <text:p>1.3616487394473</text:p>
          </table:table-cell>
          <table:table-cell office:value-type="float" office:value="0.000046871529025605" calcext:value-type="float">
            <text:p>4.6871529025605E-05</text:p>
          </table:table-cell>
          <table:table-cell office:value-type="float" office:value="0.00000016089738566365" calcext:value-type="float">
            <text:p>1.6089738566365E-07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9809" calcext:value-type="float">
            <text:p>0.980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37" calcext:value-type="float">
            <text:p>3.7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7825602" calcext:value-type="float">
            <text:p>-158.67237825602</text:p>
          </table:table-cell>
          <table:table-cell office:value-type="float" office:value="0.000015710091190613" calcext:value-type="float">
            <text:p>1.5710091190613E-05</text:p>
          </table:table-cell>
          <table:table-cell office:value-type="float" office:value="1.3616018054469" calcext:value-type="float">
            <text:p>1.3616018054469</text:p>
          </table:table-cell>
          <table:table-cell office:value-type="float" office:value="1.3616174959201" calcext:value-type="float">
            <text:p>1.3616174959201</text:p>
          </table:table-cell>
          <table:table-cell office:value-type="float" office:value="0.000015690473149421" calcext:value-type="float">
            <text:p>1.5690473149421E-05</text:p>
          </table:table-cell>
          <table:table-cell office:value-type="float" office:value="0.000000058546026669221" calcext:value-type="float">
            <text:p>5.8546026669221E-08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8677" calcext:value-type="float">
            <text:p>0.867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1.9E-015" calcext:value-type="float">
            <text:p>-1.9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059401" calcext:value-type="float">
            <text:p>-158.67239059401</text:p>
          </table:table-cell>
          <table:table-cell office:value-type="float" office:value="0.0000033721000534115" calcext:value-type="float">
            <text:p>3.3721000534115E-06</text:p>
          </table:table-cell>
          <table:table-cell office:value-type="float" office:value="1.3616017854516" calcext:value-type="float">
            <text:p>1.3616017854516</text:p>
          </table:table-cell>
          <table:table-cell office:value-type="float" office:value="1.3616051579289" calcext:value-type="float">
            <text:p>1.3616051579289</text:p>
          </table:table-cell>
          <table:table-cell office:value-type="float" office:value="0.0000033724773738086" calcext:value-type="float">
            <text:p>3.3724773738086E-06</text:p>
          </table:table-cell>
          <table:table-cell office:value-type="float" office:value="0.000000014097782678546" calcext:value-type="float">
            <text:p>1.4097782678546E-08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8057" calcext:value-type="float">
            <text:p>0.805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7E-015" calcext:value-type="float">
            <text:p>-7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26783" calcext:value-type="float">
            <text:p>-158.6723926783</text:p>
          </table:table-cell>
          <table:table-cell office:value-type="float" office:value="0.0000012878070094757" calcext:value-type="float">
            <text:p>1.2878070094757E-06</text:p>
          </table:table-cell>
          <table:table-cell office:value-type="float" office:value="1.3616017858193" calcext:value-type="float">
            <text:p>1.3616017858193</text:p>
          </table:table-cell>
          <table:table-cell office:value-type="float" office:value="1.3616030736359" calcext:value-type="float">
            <text:p>1.3616030736359</text:p>
          </table:table-cell>
          <table:table-cell office:value-type="float" office:value="0.0000012878165962515" calcext:value-type="float">
            <text:p>1.2878165962515E-06</text:p>
          </table:table-cell>
          <table:table-cell office:value-type="float" office:value="0.0000000056747243111356" calcext:value-type="float">
            <text:p>5.6747243111356E-09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752" calcext:value-type="float">
            <text:p>0.75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.7E-015" calcext:value-type="float">
            <text:p>3.7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45131" calcext:value-type="float">
            <text:p>-158.67239345131</text:p>
          </table:table-cell>
          <table:table-cell office:value-type="float" office:value="0.00000051479386797837" calcext:value-type="float">
            <text:p>5.1479386797837E-07</text:p>
          </table:table-cell>
          <table:table-cell office:value-type="float" office:value="1.361601785829" calcext:value-type="float">
            <text:p>1.361601785829</text:p>
          </table:table-cell>
          <table:table-cell office:value-type="float" office:value="1.3616023006227" calcext:value-type="float">
            <text:p>1.3616023006227</text:p>
          </table:table-cell>
          <table:table-cell office:value-type="float" office:value="0.00000051479375295926" calcext:value-type="float">
            <text:p>5.1479375295926E-07</text:p>
          </table:table-cell>
          <table:table-cell office:value-type="float" office:value="0.0000000023714664477823" calcext:value-type="float">
            <text:p>2.3714664477823E-09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6837" calcext:value-type="float">
            <text:p>0.683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7.5E-015" calcext:value-type="float">
            <text:p>-7.5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8254" calcext:value-type="float">
            <text:p>-158.6723938254</text:p>
          </table:table-cell>
          <table:table-cell office:value-type="float" office:value="0.00000014070877796257" calcext:value-type="float">
            <text:p>1.4070877796257E-07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9265376" calcext:value-type="float">
            <text:p>1.3616019265376</text:p>
          </table:table-cell>
          <table:table-cell office:value-type="float" office:value="0.00000014070872755845" calcext:value-type="float">
            <text:p>1.4070872755845E-07</text:p>
          </table:table-cell>
          <table:table-cell office:value-type="float" office:value="0.00000000068217736371196" calcext:value-type="float">
            <text:p>6.8217736371196E-10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6446" calcext:value-type="float">
            <text:p>0.644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.3E-015" calcext:value-type="float">
            <text:p>8.3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0395" calcext:value-type="float">
            <text:p>-158.67239390395</text:p>
          </table:table-cell>
          <table:table-cell office:value-type="float" office:value="0.000000062159898561731" calcext:value-type="float">
            <text:p>6.2159898561731E-08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8479888" calcext:value-type="float">
            <text:p>1.3616018479888</text:p>
          </table:table-cell>
          <table:table-cell office:value-type="float" office:value="0.00000006215986569913" calcext:value-type="float">
            <text:p>6.215986569913E-08</text:p>
          </table:table-cell>
          <table:table-cell office:value-type="float" office:value="0.00000000030856995658483" calcext:value-type="float">
            <text:p>3.0856995658483E-10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6098" calcext:value-type="float">
            <text:p>0.609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0.000000000000022" calcext:value-type="float">
            <text:p>-2.2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3767" calcext:value-type="float">
            <text:p>-158.67239393767</text:p>
          </table:table-cell>
          <table:table-cell office:value-type="float" office:value="0.000000028436744514693" calcext:value-type="float">
            <text:p>2.8436744514693E-08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8142656" calcext:value-type="float">
            <text:p>1.3616018142656</text:p>
          </table:table-cell>
          <table:table-cell office:value-type="float" office:value="0.000000028436682564248" calcext:value-type="float">
            <text:p>2.8436682564248E-08</text:p>
          </table:table-cell>
          <table:table-cell office:value-type="float" office:value="0.0000000001434088339075" calcext:value-type="float">
            <text:p>1.434088339075E-10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5785" calcext:value-type="float">
            <text:p>0.578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000000000000019" calcext:value-type="float">
            <text:p>1.9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5267" calcext:value-type="float">
            <text:p>-158.67239395267</text:p>
          </table:table-cell>
          <table:table-cell office:value-type="float" office:value="0.000000013438267387755" calcext:value-type="float">
            <text:p>1.3438267387755E-08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7992671" calcext:value-type="float">
            <text:p>1.3616017992671</text:p>
          </table:table-cell>
          <table:table-cell office:value-type="float" office:value="0.000000013438224533147" calcext:value-type="float">
            <text:p>1.3438224533147E-08</text:p>
          </table:table-cell>
          <table:table-cell office:value-type="float" office:value="0.000000000068359162600072" calcext:value-type="float">
            <text:p>6.8359162600072E-11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5372" calcext:value-type="float">
            <text:p>0.537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4.2E-016" calcext:value-type="float">
            <text:p>-4.2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149" calcext:value-type="float">
            <text:p>-158.67239396149</text:p>
          </table:table-cell>
          <table:table-cell office:value-type="float" office:value="0.0000000046165951061994" calcext:value-type="float">
            <text:p>4.6165951061994E-09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7904455" calcext:value-type="float">
            <text:p>1.3616017904455</text:p>
          </table:table-cell>
          <table:table-cell office:value-type="float" office:value="0.0000000046165455902525" calcext:value-type="float">
            <text:p>4.6165455902525E-09</text:p>
          </table:table-cell>
          <table:table-cell office:value-type="float" office:value="0.000000000023519425594758" calcext:value-type="float">
            <text:p>2.3519425594758E-11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5127" calcext:value-type="float">
            <text:p>0.512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000000000000048" calcext:value-type="float">
            <text:p>4.8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376" calcext:value-type="float">
            <text:p>-158.67239396376</text:p>
          </table:table-cell>
          <table:table-cell office:value-type="float" office:value="0.000000002343512051084" calcext:value-type="float">
            <text:p>2.343512051084E-09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7881724" calcext:value-type="float">
            <text:p>1.3616017881724</text:p>
          </table:table-cell>
          <table:table-cell office:value-type="float" office:value="0.0000000023435053897458" calcext:value-type="float">
            <text:p>2.3435053897458E-09</text:p>
          </table:table-cell>
          <table:table-cell office:value-type="float" office:value="0.000000000011875096362898" calcext:value-type="float">
            <text:p>1.1875096362898E-11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4905" calcext:value-type="float">
            <text:p>0.490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00000000000015" calcext:value-type="float">
            <text:p>1.5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489" calcext:value-type="float">
            <text:p>-158.67239396489</text:p>
          </table:table-cell>
          <table:table-cell office:value-type="float" office:value="0.0000000012201155641378" calcext:value-type="float">
            <text:p>1.2201155641378E-09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787049" calcext:value-type="float">
            <text:p>1.361601787049</text:p>
          </table:table-cell>
          <table:table-cell office:value-type="float" office:value="0.0000000012201450960703" calcext:value-type="float">
            <text:p>1.2201450960703E-09</text:p>
          </table:table-cell>
          <table:table-cell office:value-type="float" office:value="0.0000000000061237827143951" calcext:value-type="float">
            <text:p>6.1237827143951E-12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Alpha=0.7071</text:p>
          </table:table-cell>
          <table:table-cell office:value-type="float" office:value="0.9809" calcext:value-type="float">
            <text:p>0.980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0038" calcext:value-type="float">
            <text:p>3.8E-08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19906564" calcext:value-type="float">
            <text:p>-158.6719906564</text:p>
          </table:table-cell>
          <table:table-cell office:value-type="float" office:value="0.00040330970841751" calcext:value-type="float">
            <text:p>0.000403309708418</text:p>
          </table:table-cell>
          <table:table-cell office:value-type="float" office:value="8.1589271258445" calcext:value-type="float">
            <text:p>8.1589271258445</text:p>
          </table:table-cell>
          <table:table-cell office:value-type="float" office:value="8.1592871548689" calcext:value-type="float">
            <text:p>8.1592871548689</text:p>
          </table:table-cell>
          <table:table-cell office:value-type="float" office:value="0.00036002902436572" calcext:value-type="float">
            <text:p>0.000360029024366</text:p>
          </table:table-cell>
          <table:table-cell office:value-type="float" office:value="0.00000062126082874791" calcext:value-type="float">
            <text:p>6.2126082874791E-07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8677" calcext:value-type="float">
            <text:p>0.867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038" calcext:value-type="float">
            <text:p>3.8E-10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28257322" calcext:value-type="float">
            <text:p>-158.67228257322</text:p>
          </table:table-cell>
          <table:table-cell office:value-type="float" office:value="0.00011139288963591" calcext:value-type="float">
            <text:p>0.000111392889636</text:p>
          </table:table-cell>
          <table:table-cell office:value-type="float" office:value="8.1588830738449" calcext:value-type="float">
            <text:p>8.1588830738449</text:p>
          </table:table-cell>
          <table:table-cell office:value-type="float" office:value="8.1589952380501" calcext:value-type="float">
            <text:p>8.1589952380501</text:p>
          </table:table-cell>
          <table:table-cell office:value-type="float" office:value="0.00011216420521798" calcext:value-type="float">
            <text:p>0.000112164205218</text:p>
          </table:table-cell>
          <table:table-cell office:value-type="float" office:value="0.00000024572134412094" calcext:value-type="float">
            <text:p>2.4572134412094E-07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778" calcext:value-type="float">
            <text:p>0.77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59" calcext:value-type="float">
            <text:p>5.9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5939321" calcext:value-type="float">
            <text:p>-158.67235939321</text:p>
          </table:table-cell>
          <table:table-cell office:value-type="float" office:value="0.000034572892246842" calcext:value-type="float">
            <text:p>3.4572892246842E-05</text:p>
          </table:table-cell>
          <table:table-cell office:value-type="float" office:value="8.1588838329795" calcext:value-type="float">
            <text:p>8.1588838329795</text:p>
          </table:table-cell>
          <table:table-cell office:value-type="float" office:value="8.1589184180527" calcext:value-type="float">
            <text:p>8.1589184180527</text:p>
          </table:table-cell>
          <table:table-cell office:value-type="float" office:value="0.000034585073240834" calcext:value-type="float">
            <text:p>3.4585073240834E-05</text:p>
          </table:table-cell>
          <table:table-cell office:value-type="float" office:value="0.000000077571539891158" calcext:value-type="float">
            <text:p>7.7571539891158E-08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705" calcext:value-type="float">
            <text:p>0.70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3.8E-015" calcext:value-type="float">
            <text:p>-3.8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263709" calcext:value-type="float">
            <text:p>-158.67238263709</text:p>
          </table:table-cell>
          <table:table-cell office:value-type="float" office:value="0.000011329020964013" calcext:value-type="float">
            <text:p>1.1329020964013E-05</text:p>
          </table:table-cell>
          <table:table-cell office:value-type="float" office:value="8.1588838469966" calcext:value-type="float">
            <text:p>8.1588838469966</text:p>
          </table:table-cell>
          <table:table-cell office:value-type="float" office:value="8.1588951741814" calcext:value-type="float">
            <text:p>8.1588951741814</text:p>
          </table:table-cell>
          <table:table-cell office:value-type="float" office:value="0.000011327184795462" calcext:value-type="float">
            <text:p>1.1327184795462E-05</text:p>
          </table:table-cell>
          <table:table-cell office:value-type="float" office:value="0.000000025085483757503" calcext:value-type="float">
            <text:p>2.5085483757503E-08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6636" calcext:value-type="float">
            <text:p>0.663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0.000000000000023" calcext:value-type="float">
            <text:p>-2.3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842314" calcext:value-type="float">
            <text:p>-158.67238842314</text:p>
          </table:table-cell>
          <table:table-cell office:value-type="float" office:value="0.0000055429620715586" calcext:value-type="float">
            <text:p>5.5429620715586E-06</text:p>
          </table:table-cell>
          <table:table-cell office:value-type="float" office:value="8.1588838450805" calcext:value-type="float">
            <text:p>8.1588838450805</text:p>
          </table:table-cell>
          <table:table-cell office:value-type="float" office:value="8.1588893881226" calcext:value-type="float">
            <text:p>8.1588893881226</text:p>
          </table:table-cell>
          <table:table-cell office:value-type="float" office:value="0.0000055430420733416" calcext:value-type="float">
            <text:p>5.5430420733416E-06</text:p>
          </table:table-cell>
          <table:table-cell office:value-type="float" office:value="0.000000012021738592575" calcext:value-type="float">
            <text:p>1.2021738592575E-08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6098" calcext:value-type="float">
            <text:p>0.609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0.000000000000035" calcext:value-type="float">
            <text:p>-3.5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199132" calcext:value-type="float">
            <text:p>-158.67239199132</text:p>
          </table:table-cell>
          <table:table-cell office:value-type="float" office:value="0.0000019747846522478" calcext:value-type="float">
            <text:p>1.9747846522478E-06</text:p>
          </table:table-cell>
          <table:table-cell office:value-type="float" office:value="8.1588838451605" calcext:value-type="float">
            <text:p>8.1588838451605</text:p>
          </table:table-cell>
          <table:table-cell office:value-type="float" office:value="8.1588858199451" calcext:value-type="float">
            <text:p>8.1588858199451</text:p>
          </table:table-cell>
          <table:table-cell office:value-type="float" office:value="0.0000019747846753404" calcext:value-type="float">
            <text:p>1.9747846753404E-06</text:p>
          </table:table-cell>
          <table:table-cell office:value-type="float" office:value="0.000000004099121882669" calcext:value-type="float">
            <text:p>4.099121882669E-09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564" calcext:value-type="float">
            <text:p>0.56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4.9E-015" calcext:value-type="float">
            <text:p>-4.9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2301" calcext:value-type="float">
            <text:p>-158.6723932301</text:p>
          </table:table-cell>
          <table:table-cell office:value-type="float" office:value="0.00000073600335781521" calcext:value-type="float">
            <text:p>7.3600335781521E-07</text:p>
          </table:table-cell>
          <table:table-cell office:value-type="float" office:value="8.1588838451608" calcext:value-type="float">
            <text:p>8.1588838451608</text:p>
          </table:table-cell>
          <table:table-cell office:value-type="float" office:value="8.1588845811638" calcext:value-type="float">
            <text:p>8.1588845811638</text:p>
          </table:table-cell>
          <table:table-cell office:value-type="float" office:value="0.00000073600303451826" calcext:value-type="float">
            <text:p>7.3600303451826E-07</text:p>
          </table:table-cell>
          <table:table-cell office:value-type="float" office:value="0.0000000014492698659407" calcext:value-type="float">
            <text:p>1.4492698659407E-09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5247" calcext:value-type="float">
            <text:p>0.524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0.000000000000025" calcext:value-type="float">
            <text:p>-2.5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67979" calcext:value-type="float">
            <text:p>-158.67239367979</text:p>
          </table:table-cell>
          <table:table-cell office:value-type="float" office:value="0.00000028631922077693" calcext:value-type="float">
            <text:p>2.8631922077693E-07</text:p>
          </table:table-cell>
          <table:table-cell office:value-type="float" office:value="8.1588838451609" calcext:value-type="float">
            <text:p>8.1588838451609</text:p>
          </table:table-cell>
          <table:table-cell office:value-type="float" office:value="8.1588841314797" calcext:value-type="float">
            <text:p>8.1588841314797</text:p>
          </table:table-cell>
          <table:table-cell office:value-type="float" office:value="0.00000028631882997843" calcext:value-type="float">
            <text:p>2.8631882997843E-07</text:p>
          </table:table-cell>
          <table:table-cell office:value-type="float" office:value="0.00000000053227582502019" calcext:value-type="float">
            <text:p>5.3227582502019E-10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4905" calcext:value-type="float">
            <text:p>0.490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00000000000014" calcext:value-type="float">
            <text:p>1.4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85008" calcext:value-type="float">
            <text:p>-158.67239385008</text:p>
          </table:table-cell>
          <table:table-cell office:value-type="float" office:value="0.00000011602980976022" calcext:value-type="float">
            <text:p>1.1602980976022E-07</text:p>
          </table:table-cell>
          <table:table-cell office:value-type="float" office:value="8.158883845161" calcext:value-type="float">
            <text:p>8.158883845161</text:p>
          </table:table-cell>
          <table:table-cell office:value-type="float" office:value="8.1588839611903" calcext:value-type="float">
            <text:p>8.1588839611903</text:p>
          </table:table-cell>
          <table:table-cell office:value-type="float" office:value="0.00000011602930527488" calcext:value-type="float">
            <text:p>1.1602930527488E-07</text:p>
          </table:table-cell>
          <table:table-cell office:value-type="float" office:value="0.00000000020318100305358" calcext:value-type="float">
            <text:p>2.0318100305358E-10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4604" calcext:value-type="float">
            <text:p>0.460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0000000000001" calcext:value-type="float">
            <text:p>1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1722" calcext:value-type="float">
            <text:p>-158.67239391722</text:p>
          </table:table-cell>
          <table:table-cell office:value-type="float" office:value="0.000000048882697001318" calcext:value-type="float">
            <text:p>4.8882697001318E-08</text:p>
          </table:table-cell>
          <table:table-cell office:value-type="float" office:value="8.1588838451608" calcext:value-type="float">
            <text:p>8.1588838451608</text:p>
          </table:table-cell>
          <table:table-cell office:value-type="float" office:value="8.1588838940432" calcext:value-type="float">
            <text:p>8.1588838940432</text:p>
          </table:table-cell>
          <table:table-cell office:value-type="float" office:value="0.000000048882402126083" calcext:value-type="float">
            <text:p>4.8882402126083E-08</text:p>
          </table:table-cell>
          <table:table-cell office:value-type="float" office:value="0.000000000080569241367031" calcext:value-type="float">
            <text:p>8.0569241367031E-11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4424" calcext:value-type="float">
            <text:p>0.44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0.000000000000068" calcext:value-type="float">
            <text:p>-6.8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3807" calcext:value-type="float">
            <text:p>-158.67239393807</text:p>
          </table:table-cell>
          <table:table-cell office:value-type="float" office:value="0.000000028041398536516" calcext:value-type="float">
            <text:p>2.8041398536516E-08</text:p>
          </table:table-cell>
          <table:table-cell office:value-type="float" office:value="8.1588838451608" calcext:value-type="float">
            <text:p>8.1588838451608</text:p>
          </table:table-cell>
          <table:table-cell office:value-type="float" office:value="8.1588838732018" calcext:value-type="float">
            <text:p>8.1588838732018</text:p>
          </table:table-cell>
          <table:table-cell office:value-type="float" office:value="0.000000028041073463214" calcext:value-type="float">
            <text:p>2.8041073463214E-08</text:p>
          </table:table-cell>
          <table:table-cell office:value-type="float" office:value="0.000000000044391839579758" calcext:value-type="float">
            <text:p>4.4391839579758E-11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4178" calcext:value-type="float">
            <text:p>0.417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0.000000000000015" calcext:value-type="float">
            <text:p>-1.5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5356" calcext:value-type="float">
            <text:p>-158.67239395356</text:p>
          </table:table-cell>
          <table:table-cell office:value-type="float" office:value="0.000000012544631999845" calcext:value-type="float">
            <text:p>1.2544631999845E-08</text:p>
          </table:table-cell>
          <table:table-cell office:value-type="float" office:value="8.1588838451608" calcext:value-type="float">
            <text:p>8.1588838451608</text:p>
          </table:table-cell>
          <table:table-cell office:value-type="float" office:value="8.1588838577051" calcext:value-type="float">
            <text:p>8.1588838577051</text:p>
          </table:table-cell>
          <table:table-cell office:value-type="float" office:value="0.000000012544331795539" calcext:value-type="float">
            <text:p>1.2544331795539E-08</text:p>
          </table:table-cell>
          <table:table-cell office:value-type="float" office:value="0.00000000001870377927535" calcext:value-type="float">
            <text:p>1.870377927535E-11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3958" calcext:value-type="float">
            <text:p>0.395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0.000000000000072" calcext:value-type="float">
            <text:p>-7.2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031" calcext:value-type="float">
            <text:p>-158.67239396031</text:p>
          </table:table-cell>
          <table:table-cell office:value-type="float" office:value="0.0000000058015814374812" calcext:value-type="float">
            <text:p>5.8015814374812E-09</text:p>
          </table:table-cell>
          <table:table-cell office:value-type="float" office:value="8.1588838451607" calcext:value-type="float">
            <text:p>8.1588838451607</text:p>
          </table:table-cell>
          <table:table-cell office:value-type="float" office:value="8.158883850962" calcext:value-type="float">
            <text:p>8.158883850962</text:p>
          </table:table-cell>
          <table:table-cell office:value-type="float" office:value="0.0000000058013878145857" calcext:value-type="float">
            <text:p>5.8013878145857E-09</text:p>
          </table:table-cell>
          <table:table-cell office:value-type="float" office:value="0.0000000000081549055121445" calcext:value-type="float">
            <text:p>8.1549055121445E-12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Alpha=0.8485</text:p>
          </table:table-cell>
          <table:table-cell office:value-type="float" office:value="0.8356" calcext:value-type="float">
            <text:p>0.835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025" calcext:value-type="float">
            <text:p>2.5E-07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025224186" calcext:value-type="float">
            <text:p>-158.67025224186</text:p>
          </table:table-cell>
          <table:table-cell office:value-type="float" office:value="0.0021417242434438" calcext:value-type="float">
            <text:p>0.002141724243444</text:p>
          </table:table-cell>
          <table:table-cell office:value-type="float" office:value="23.902664978006" calcext:value-type="float">
            <text:p>23.902664978006</text:p>
          </table:table-cell>
          <table:table-cell office:value-type="float" office:value="23.904743869439" calcext:value-type="float">
            <text:p>23.904743869439</text:p>
          </table:table-cell>
          <table:table-cell office:value-type="float" office:value="0.0020788914325429" calcext:value-type="float">
            <text:p>0.002078891432543</text:p>
          </table:table-cell>
          <table:table-cell office:value-type="float" office:value="0.0000012047633204512" calcext:value-type="float">
            <text:p>1.2047633204512E-06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7278" calcext:value-type="float">
            <text:p>0.727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054" calcext:value-type="float">
            <text:p>5.4E-10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185140699" calcext:value-type="float">
            <text:p>-158.67185140699</text:p>
          </table:table-cell>
          <table:table-cell office:value-type="float" office:value="0.00054255911436485" calcext:value-type="float">
            <text:p>0.000542559114365</text:p>
          </table:table-cell>
          <table:table-cell office:value-type="float" office:value="23.902602617552" calcext:value-type="float">
            <text:p>23.902602617552</text:p>
          </table:table-cell>
          <table:table-cell office:value-type="float" office:value="23.90314470431" calcext:value-type="float">
            <text:p>23.90314470431</text:p>
          </table:table-cell>
          <table:table-cell office:value-type="float" office:value="0.00054208675775413" calcext:value-type="float">
            <text:p>0.000542086757754</text:p>
          </table:table-cell>
          <table:table-cell office:value-type="float" office:value="0.00000027856058032706" calcext:value-type="float">
            <text:p>2.7856058032706E-07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6636" calcext:value-type="float">
            <text:p>0.663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7" calcext:value-type="float">
            <text:p>7E-12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19230919" calcext:value-type="float">
            <text:p>-158.67219230919</text:p>
          </table:table-cell>
          <table:table-cell office:value-type="float" office:value="0.00020165691856278" calcext:value-type="float">
            <text:p>0.000201656918563</text:p>
          </table:table-cell>
          <table:table-cell office:value-type="float" office:value="23.902602010782" calcext:value-type="float">
            <text:p>23.902602010782</text:p>
          </table:table-cell>
          <table:table-cell office:value-type="float" office:value="23.902803802114" calcext:value-type="float">
            <text:p>23.902803802114</text:p>
          </table:table-cell>
          <table:table-cell office:value-type="float" office:value="0.00020179133249698" calcext:value-type="float">
            <text:p>0.000201791332497</text:p>
          </table:table-cell>
          <table:table-cell office:value-type="float" office:value="0.000000094959285687045" calcext:value-type="float">
            <text:p>9.4959285687045E-08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5937" calcext:value-type="float">
            <text:p>0.593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00000000000005" calcext:value-type="float">
            <text:p>5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3790407" calcext:value-type="float">
            <text:p>-158.67233790407</text:p>
          </table:table-cell>
          <table:table-cell office:value-type="float" office:value="0.000056062034246906" calcext:value-type="float">
            <text:p>5.6062034246906E-05</text:p>
          </table:table-cell>
          <table:table-cell office:value-type="float" office:value="23.902602148707" calcext:value-type="float">
            <text:p>23.902602148707</text:p>
          </table:table-cell>
          <table:table-cell office:value-type="float" office:value="23.90265820723" calcext:value-type="float">
            <text:p>23.90265820723</text:p>
          </table:table-cell>
          <table:table-cell office:value-type="float" office:value="0.000056058522485358" calcext:value-type="float">
            <text:p>5.6058522485358E-05</text:p>
          </table:table-cell>
          <table:table-cell office:value-type="float" office:value="0.00000002367617930459" calcext:value-type="float">
            <text:p>2.367617930459E-08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5503" calcext:value-type="float">
            <text:p>0.550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00000000000022" calcext:value-type="float">
            <text:p>2.2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7178617" calcext:value-type="float">
            <text:p>-158.67237178617</text:p>
          </table:table-cell>
          <table:table-cell office:value-type="float" office:value="0.00002217994145326" calcext:value-type="float">
            <text:p>2.217994145326E-05</text:p>
          </table:table-cell>
          <table:table-cell office:value-type="float" office:value="23.902602145207" calcext:value-type="float">
            <text:p>23.902602145207</text:p>
          </table:table-cell>
          <table:table-cell office:value-type="float" office:value="23.902624325137" calcext:value-type="float">
            <text:p>23.902624325137</text:p>
          </table:table-cell>
          <table:table-cell office:value-type="float" office:value="0.000022179930422084" calcext:value-type="float">
            <text:p>2.2179930422084E-05</text:p>
          </table:table-cell>
          <table:table-cell office:value-type="float" office:value="0.0000000087150934530304" calcext:value-type="float">
            <text:p>8.7150934530304E-09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5127" calcext:value-type="float">
            <text:p>0.512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0.000000000000021" calcext:value-type="float">
            <text:p>-2.1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490828" calcext:value-type="float">
            <text:p>-158.67238490828</text:p>
          </table:table-cell>
          <table:table-cell office:value-type="float" office:value="0.0000090578272988751" calcext:value-type="float">
            <text:p>9.0578272988751E-06</text:p>
          </table:table-cell>
          <table:table-cell office:value-type="float" office:value="23.902602145196" calcext:value-type="float">
            <text:p>23.902602145196</text:p>
          </table:table-cell>
          <table:table-cell office:value-type="float" office:value="23.902611203023" calcext:value-type="float">
            <text:p>23.902611203023</text:p>
          </table:table-cell>
          <table:table-cell office:value-type="float" office:value="0.0000090578265492525" calcext:value-type="float">
            <text:p>9.0578265492525E-06</text:p>
          </table:table-cell>
          <table:table-cell office:value-type="float" office:value="0.0000000033337083382804" calcext:value-type="float">
            <text:p>3.3337083382804E-09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47" calcext:value-type="float">
            <text:p>0.4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0000000000025" calcext:value-type="float">
            <text:p>2.5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107841" calcext:value-type="float">
            <text:p>-158.67239107841</text:p>
          </table:table-cell>
          <table:table-cell office:value-type="float" office:value="0.0000028877021520657" calcext:value-type="float">
            <text:p>2.8877021520657E-06</text:p>
          </table:table-cell>
          <table:table-cell office:value-type="float" office:value="23.902602145197" calcext:value-type="float">
            <text:p>23.902602145197</text:p>
          </table:table-cell>
          <table:table-cell office:value-type="float" office:value="23.902605032898" calcext:value-type="float">
            <text:p>23.902605032898</text:p>
          </table:table-cell>
          <table:table-cell office:value-type="float" office:value="0.0000028877011395423" calcext:value-type="float">
            <text:p>2.8877011395423E-06</text:p>
          </table:table-cell>
          <table:table-cell office:value-type="float" office:value="0.00000000098317188706501" calcext:value-type="float">
            <text:p>9.8317188706501E-10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4424" calcext:value-type="float">
            <text:p>0.44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0.000000000000068" calcext:value-type="float">
            <text:p>-6.8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269349" calcext:value-type="float">
            <text:p>-158.67239269349</text:p>
          </table:table-cell>
          <table:table-cell office:value-type="float" office:value="0.0000012726177374134" calcext:value-type="float">
            <text:p>1.2726177374134E-06</text:p>
          </table:table-cell>
          <table:table-cell office:value-type="float" office:value="23.902602145197" calcext:value-type="float">
            <text:p>23.902602145197</text:p>
          </table:table-cell>
          <table:table-cell office:value-type="float" office:value="23.902603417813" calcext:value-type="float">
            <text:p>23.902603417813</text:p>
          </table:table-cell>
          <table:table-cell office:value-type="float" office:value="0.0000012726165650179" calcext:value-type="float">
            <text:p>1.2726165650179E-06</text:p>
          </table:table-cell>
          <table:table-cell office:value-type="float" office:value="0.00000000041107483877062" calcext:value-type="float">
            <text:p>4.1107483877062E-10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4178" calcext:value-type="float">
            <text:p>0.417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0.000000000000028" calcext:value-type="float">
            <text:p>-2.8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38725" calcext:value-type="float">
            <text:p>-158.67239338725</text:p>
          </table:table-cell>
          <table:table-cell office:value-type="float" office:value="0.00000057885918636202" calcext:value-type="float">
            <text:p>5.7885918636202E-07</text:p>
          </table:table-cell>
          <table:table-cell office:value-type="float" office:value="23.902602145197" calcext:value-type="float">
            <text:p>23.902602145197</text:p>
          </table:table-cell>
          <table:table-cell office:value-type="float" office:value="23.902602724055" calcext:value-type="float">
            <text:p>23.902602724055</text:p>
          </table:table-cell>
          <table:table-cell office:value-type="float" office:value="0.00000057885797843937" calcext:value-type="float">
            <text:p>5.7885797843937E-07</text:p>
          </table:table-cell>
          <table:table-cell office:value-type="float" office:value="0.00000000017810238774586" calcext:value-type="float">
            <text:p>1.7810238774586E-10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389" calcext:value-type="float">
            <text:p>0.38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.9E-016" calcext:value-type="float">
            <text:p>1.9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75388" calcext:value-type="float">
            <text:p>-158.67239375388</text:p>
          </table:table-cell>
          <table:table-cell office:value-type="float" office:value="0.00000021222967916401" calcext:value-type="float">
            <text:p>2.1222967916401E-07</text:p>
          </table:table-cell>
          <table:table-cell office:value-type="float" office:value="23.902602145196" calcext:value-type="float">
            <text:p>23.902602145196</text:p>
          </table:table-cell>
          <table:table-cell office:value-type="float" office:value="23.902602357425" calcext:value-type="float">
            <text:p>23.902602357425</text:p>
          </table:table-cell>
          <table:table-cell office:value-type="float" office:value="0.0000002122291320461" calcext:value-type="float">
            <text:p>2.122291320461E-07</text:p>
          </table:table-cell>
          <table:table-cell office:value-type="float" office:value="0.000000000061497042927988" calcext:value-type="float">
            <text:p>6.1497042927988E-11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3698" calcext:value-type="float">
            <text:p>0.369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00000000000017" calcext:value-type="float">
            <text:p>1.7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86272" calcext:value-type="float">
            <text:p>-158.67239386272</text:p>
          </table:table-cell>
          <table:table-cell office:value-type="float" office:value="0.00000010338510492147" calcext:value-type="float">
            <text:p>1.0338510492147E-07</text:p>
          </table:table-cell>
          <table:table-cell office:value-type="float" office:value="23.902602145197" calcext:value-type="float">
            <text:p>23.902602145197</text:p>
          </table:table-cell>
          <table:table-cell office:value-type="float" office:value="23.902602248581" calcext:value-type="float">
            <text:p>23.902602248581</text:p>
          </table:table-cell>
          <table:table-cell office:value-type="float" office:value="0.00000010338387212983" calcext:value-type="float">
            <text:p>1.0338387212983E-07</text:p>
          </table:table-cell>
          <table:table-cell office:value-type="float" office:value="0.000000000028722009447522" calcext:value-type="float">
            <text:p>2.8722009447522E-11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3525" calcext:value-type="float">
            <text:p>0.352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0.00000000000028" calcext:value-type="float">
            <text:p>-2.8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1437" calcext:value-type="float">
            <text:p>-158.67239391437</text:p>
          </table:table-cell>
          <table:table-cell office:value-type="float" office:value="0.000000051735725037361" calcext:value-type="float">
            <text:p>5.1735725037361E-08</text:p>
          </table:table-cell>
          <table:table-cell office:value-type="float" office:value="23.902602145196" calcext:value-type="float">
            <text:p>23.902602145196</text:p>
          </table:table-cell>
          <table:table-cell office:value-type="float" office:value="23.902602196931" calcext:value-type="float">
            <text:p>23.902602196931</text:p>
          </table:table-cell>
          <table:table-cell office:value-type="float" office:value="0.000000051734811989945" calcext:value-type="float">
            <text:p>5.1734811989945E-08</text:p>
          </table:table-cell>
          <table:table-cell office:value-type="float" office:value="0.000000000013807490737116" calcext:value-type="float">
            <text:p>1.3807490737116E-11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3318" calcext:value-type="float">
            <text:p>0.331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0.00000000000059" calcext:value-type="float">
            <text:p>-5.9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4473" calcext:value-type="float">
            <text:p>-158.67239394473</text:p>
          </table:table-cell>
          <table:table-cell office:value-type="float" office:value="0.000000021377445591497" calcext:value-type="float">
            <text:p>2.1377445591497E-08</text:p>
          </table:table-cell>
          <table:table-cell office:value-type="float" office:value="23.902602145196" calcext:value-type="float">
            <text:p>23.902602145196</text:p>
          </table:table-cell>
          <table:table-cell office:value-type="float" office:value="23.902602166573" calcext:value-type="float">
            <text:p>23.902602166573</text:p>
          </table:table-cell>
          <table:table-cell office:value-type="float" office:value="0.000000021376699521625" calcext:value-type="float">
            <text:p>2.1376699521625E-08</text:p>
          </table:table-cell>
          <table:table-cell office:value-type="float" office:value="0.0000000000054247912421896" calcext:value-type="float">
            <text:p>5.4247912421896E-12</text:p>
          </table:table-cell>
        </table:table-row>
      </table:table>
      <table:table table:name="FD order 20" table:style-name="ta1">
        <table:shapes>
          <draw:frame draw:z-index="0" draw:style-name="gr1" draw:text-style-name="P1" svg:width="453.46pt" svg:height="255.23pt" svg:x="1077.05pt" svg:y="243.21pt">
            <draw:object draw:notify-on-update-of-ranges="'FD order 20'.H8:'FD order 20'.H20 'FD order 20'.D8:'FD order 20'.D8 'FD order 20'.P8:'FD order 20'.P20 'FD order 20'.H22:'FD order 20'.H34 'FD order 20'.D22:'FD order 20'.D22 'FD order 20'.P22:'FD order 20'.P34 'FD order 20'.H36:'FD order 20'.H48 'FD order 20'.D36:'FD order 20'.D36 'FD order 20'.P36:'FD order 20'.P48 'FD order 20'.H50:'FD order 20'.H62 'FD order 20'.D50:'FD order 20'.D50 'FD order 20'.P50:'FD order 20'.P6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453.46pt" svg:height="255.26pt" svg:x="1074.73pt" svg:y="533.08pt">
            <draw:object draw:notify-on-update-of-ranges="'FD order 20'.H8:'FD order 20'.H20 'FD order 20'.D8:'FD order 20'.D8 'FD order 20'.O8:'FD order 20'.O20 'FD order 20'.H22:'FD order 20'.H34 'FD order 20'.D22:'FD order 20'.D22 'FD order 20'.O22:'FD order 20'.O34 'FD order 20'.H36:'FD order 20'.H48 'FD order 20'.D36:'FD order 20'.D36 'FD order 20'.O36:'FD order 20'.O48 'FD order 20'.H50:'FD order 20'.H62 'FD order 20'.D50:'FD order 20'.D50 'FD order 20'.O50:'FD order 20'.O6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 table:number-rows-repeated="6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alpha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xshift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Q error</text:p>
          </table:table-cell>
          <table:table-cell office:value-type="string" calcext:value-type="string">
            <text:p>Tot E</text:p>
          </table:table-cell>
          <table:table-cell office:value-type="string" calcext:value-type="string">
            <text:p>Tot E SSP</text:p>
          </table:table-cell>
          <table:table-cell office:value-type="string" calcext:value-type="string">
            <text:p>Delta tot E</text:p>
          </table:table-cell>
          <table:table-cell office:value-type="string" calcext:value-type="string">
            <text:p>Recip E FFP</text:p>
          </table:table-cell>
          <table:table-cell office:value-type="string" calcext:value-type="string">
            <text:p>Recip E SSP</text:p>
          </table:table-cell>
          <table:table-cell office:value-type="string" calcext:value-type="string">
            <text:p>Delta recip E</text:p>
          </table:table-cell>
          <table:table-cell office:value-type="string" calcext:value-type="string">
            <text:p>RMS Delta po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pha=0.4243</text:p>
          </table:table-cell>
          <table:table-cell office:value-type="float" office:value="1.6115" calcext:value-type="float">
            <text:p>1.61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0.0000000016" calcext:value-type="float">
            <text:p>-1.6E-09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5.92706332572" calcext:value-type="float">
            <text:p>-155.92706332572</text:p>
          </table:table-cell>
          <table:table-cell office:value-type="float" office:value="2.7453306403844" calcext:value-type="float">
            <text:p>2.7453306403844</text:p>
          </table:table-cell>
          <table:table-cell office:value-type="float" office:value="0.15483230362545" calcext:value-type="float">
            <text:p>0.15483230362545</text:p>
          </table:table-cell>
          <table:table-cell office:value-type="float" office:value="2.9001601450414" calcext:value-type="float">
            <text:p>2.9001601450414</text:p>
          </table:table-cell>
          <table:table-cell office:value-type="float" office:value="2.745327841416" calcext:value-type="float">
            <text:p>2.745327841416</text:p>
          </table:table-cell>
          <table:table-cell office:value-type="float" office:value="0.19567303867265" calcext:value-type="float">
            <text:p>0.19567303867265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1.4101" calcext:value-type="float">
            <text:p>1.410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023" calcext:value-type="float">
            <text:p>2.3E-12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785017" calcext:value-type="float">
            <text:p>-158.67238785017</text:p>
          </table:table-cell>
          <table:table-cell office:value-type="float" office:value="0.0000061159390440935" calcext:value-type="float">
            <text:p>6.1159390440935E-06</text:p>
          </table:table-cell>
          <table:table-cell office:value-type="float" office:value="0.15482809585354" calcext:value-type="float">
            <text:p>0.15482809585354</text:p>
          </table:table-cell>
          <table:table-cell office:value-type="float" office:value="0.15483562059603" calcext:value-type="float">
            <text:p>0.15483562059603</text:p>
          </table:table-cell>
          <table:table-cell office:value-type="float" office:value="0.0000075247424861091" calcext:value-type="float">
            <text:p>7.5247424861091E-06</text:p>
          </table:table-cell>
          <table:table-cell office:value-type="float" office:value="0.00000011896594683869" calcext:value-type="float">
            <text:p>1.1896594683869E-07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1.2534" calcext:value-type="float">
            <text:p>1.253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015" calcext:value-type="float">
            <text:p>1.5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247041" calcext:value-type="float">
            <text:p>-158.67239247041</text:p>
          </table:table-cell>
          <table:table-cell office:value-type="float" office:value="0.000001495695300946" calcext:value-type="float">
            <text:p>1.495695300946E-06</text:p>
          </table:table-cell>
          <table:table-cell office:value-type="float" office:value="0.15482950386396" calcext:value-type="float">
            <text:p>0.15482950386396</text:p>
          </table:table-cell>
          <table:table-cell office:value-type="float" office:value="0.15483100035232" calcext:value-type="float">
            <text:p>0.15483100035232</text:p>
          </table:table-cell>
          <table:table-cell office:value-type="float" office:value="0.000001496488367253" calcext:value-type="float">
            <text:p>1.496488367253E-06</text:p>
          </table:table-cell>
          <table:table-cell office:value-type="float" office:value="0.000000029113776846379" calcext:value-type="float">
            <text:p>2.9113776846379E-08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1.128" calcext:value-type="float">
            <text:p>1.12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.9E-016" calcext:value-type="float">
            <text:p>1.9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6498" calcext:value-type="float">
            <text:p>-158.6723936498</text:p>
          </table:table-cell>
          <table:table-cell office:value-type="float" office:value="0.00000031631032015866" calcext:value-type="float">
            <text:p>3.1631032015866E-07</text:p>
          </table:table-cell>
          <table:table-cell office:value-type="float" office:value="0.15482950466338" calcext:value-type="float">
            <text:p>0.15482950466338</text:p>
          </table:table-cell>
          <table:table-cell office:value-type="float" office:value="0.15482982096732" calcext:value-type="float">
            <text:p>0.15482982096732</text:p>
          </table:table-cell>
          <table:table-cell office:value-type="float" office:value="0.00000031630394603521" calcext:value-type="float">
            <text:p>3.1630394603521E-07</text:p>
          </table:table-cell>
          <table:table-cell office:value-type="float" office:value="0.0000000068928734196527" calcext:value-type="float">
            <text:p>6.8928734196527E-09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1.0743" calcext:value-type="float">
            <text:p>1.074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.8E-017" calcext:value-type="float">
            <text:p>9.8E-17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81632" calcext:value-type="float">
            <text:p>-158.67239381632</text:p>
          </table:table-cell>
          <table:table-cell office:value-type="float" office:value="0.00000014978877516114" calcext:value-type="float">
            <text:p>1.4978877516114E-07</text:p>
          </table:table-cell>
          <table:table-cell office:value-type="float" office:value="0.15482950465777" calcext:value-type="float">
            <text:p>0.15482950465777</text:p>
          </table:table-cell>
          <table:table-cell office:value-type="float" office:value="0.15482965444577" calcext:value-type="float">
            <text:p>0.15482965444577</text:p>
          </table:table-cell>
          <table:table-cell office:value-type="float" office:value="0.00000014978799753318" calcext:value-type="float">
            <text:p>1.4978799753318E-07</text:p>
          </table:table-cell>
          <table:table-cell office:value-type="float" office:value="0.0000000034288202580633" calcext:value-type="float">
            <text:p>3.4288202580633E-09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9809" calcext:value-type="float">
            <text:p>0.980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6.2E-017" calcext:value-type="float">
            <text:p>-6.2E-17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3051" calcext:value-type="float">
            <text:p>-158.67239393051</text:p>
          </table:table-cell>
          <table:table-cell office:value-type="float" office:value="0.000000035594183600551" calcext:value-type="float">
            <text:p>3.5594183600551E-08</text:p>
          </table:table-cell>
          <table:table-cell office:value-type="float" office:value="0.15482950465703" calcext:value-type="float">
            <text:p>0.15482950465703</text:p>
          </table:table-cell>
          <table:table-cell office:value-type="float" office:value="0.15482954025118" calcext:value-type="float">
            <text:p>0.15482954025118</text:p>
          </table:table-cell>
          <table:table-cell office:value-type="float" office:value="0.000000035594145270101" calcext:value-type="float">
            <text:p>3.5594145270101E-08</text:p>
          </table:table-cell>
          <table:table-cell office:value-type="float" office:value="0.00000000088591313688077" calcext:value-type="float">
            <text:p>8.8591313688077E-10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9024" calcext:value-type="float">
            <text:p>0.90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2.4E-015" calcext:value-type="float">
            <text:p>-2.4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57" calcext:value-type="float">
            <text:p>-158.672393957</text:p>
          </table:table-cell>
          <table:table-cell office:value-type="float" office:value="0.0000000091102663191123" calcext:value-type="float">
            <text:p>9.1102663191123E-09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1376727" calcext:value-type="float">
            <text:p>0.15482951376727</text:p>
          </table:table-cell>
          <table:table-cell office:value-type="float" office:value="0.0000000091102587140846" calcext:value-type="float">
            <text:p>9.1102587140846E-09</text:p>
          </table:table-cell>
          <table:table-cell office:value-type="float" office:value="0.00000000024131647117323" calcext:value-type="float">
            <text:p>2.4131647117323E-10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8356" calcext:value-type="float">
            <text:p>0.835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.8E-016" calcext:value-type="float">
            <text:p>3.8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361" calcext:value-type="float">
            <text:p>-158.67239396361</text:p>
          </table:table-cell>
          <table:table-cell office:value-type="float" office:value="0.0000000025007977910718" calcext:value-type="float">
            <text:p>2.5007977910718E-09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071578" calcext:value-type="float">
            <text:p>0.1548295071578</text:p>
          </table:table-cell>
          <table:table-cell office:value-type="float" office:value="0.0000000025007808324151" calcext:value-type="float">
            <text:p>2.5007808324151E-09</text:p>
          </table:table-cell>
          <table:table-cell office:value-type="float" office:value="0.0000000000691949512958" calcext:value-type="float">
            <text:p>6.91949512958E-11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8057" calcext:value-type="float">
            <text:p>0.805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3.1E-015" calcext:value-type="float">
            <text:p>-3.1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476" calcext:value-type="float">
            <text:p>-158.67239396476</text:p>
          </table:table-cell>
          <table:table-cell office:value-type="float" office:value="0.000000001343153144262" calcext:value-type="float">
            <text:p>1.343153144262E-09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0600014" calcext:value-type="float">
            <text:p>0.15482950600014</text:p>
          </table:table-cell>
          <table:table-cell office:value-type="float" office:value="0.0000000013431225298621" calcext:value-type="float">
            <text:p>1.3431225298621E-09</text:p>
          </table:table-cell>
          <table:table-cell office:value-type="float" office:value="0.000000000037758265011509" calcext:value-type="float">
            <text:p>3.7758265011509E-11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752" calcext:value-type="float">
            <text:p>0.75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-6.1E-015" calcext:value-type="float">
            <text:p>-6.1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57" calcext:value-type="float">
            <text:p>-158.6723939657</text:p>
          </table:table-cell>
          <table:table-cell office:value-type="float" office:value="0.00000000040591885408503" calcext:value-type="float">
            <text:p>4.0591885408503E-10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0506295" calcext:value-type="float">
            <text:p>0.15482950506295</text:p>
          </table:table-cell>
          <table:table-cell office:value-type="float" office:value="0.0000000004059311775606" calcext:value-type="float">
            <text:p>4.059311775606E-10</text:p>
          </table:table-cell>
          <table:table-cell office:value-type="float" office:value="0.000000000011664258353915" calcext:value-type="float">
            <text:p>1.1664258353915E-11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705" calcext:value-type="float">
            <text:p>0.70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7.7E-016" calcext:value-type="float">
            <text:p>-7.7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598" calcext:value-type="float">
            <text:p>-158.67239396598</text:p>
          </table:table-cell>
          <table:table-cell office:value-type="float" office:value="0.00000000013008616406296" calcext:value-type="float">
            <text:p>1.3008616406296E-10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0478707" calcext:value-type="float">
            <text:p>0.15482950478707</text:p>
          </table:table-cell>
          <table:table-cell office:value-type="float" office:value="0.00000000013005624355245" calcext:value-type="float">
            <text:p>1.3005624355245E-10</text:p>
          </table:table-cell>
          <table:table-cell office:value-type="float" office:value="0.0000000000037782981667383" calcext:value-type="float">
            <text:p>3.7782981667383E-12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6636" calcext:value-type="float">
            <text:p>0.663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.6E-015" calcext:value-type="float">
            <text:p>8.6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606" calcext:value-type="float">
            <text:p>-158.67239396606</text:p>
          </table:table-cell>
          <table:table-cell office:value-type="float" office:value="0.000000000043996806198265" calcext:value-type="float">
            <text:p>4.3996806198265E-11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04701" calcext:value-type="float">
            <text:p>0.154829504701</text:p>
          </table:table-cell>
          <table:table-cell office:value-type="float" office:value="0.000000000043981318587072" calcext:value-type="float">
            <text:p>4.3981318587072E-11</text:p>
          </table:table-cell>
          <table:table-cell office:value-type="float" office:value="0.0000000000012804785452028" calcext:value-type="float">
            <text:p>1.2804785452028E-12</text:p>
          </table:table-cell>
        </table:table-row>
        <table:table-row table:style-name="ro1">
          <table:table-cell table:number-columns-repeated="3"/>
          <table:table-cell office:value-type="float" office:value="0.4243" calcext:value-type="float">
            <text:p>0.4243</text:p>
          </table:table-cell>
          <table:table-cell office:value-type="float" office:value="0.6446" calcext:value-type="float">
            <text:p>0.644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1.2E-015" calcext:value-type="float">
            <text:p>-1.2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608" calcext:value-type="float">
            <text:p>-158.67239396608</text:p>
          </table:table-cell>
          <table:table-cell office:value-type="float" office:value="0.000000000026091129257111" calcext:value-type="float">
            <text:p>2.6091129257111E-11</text:p>
          </table:table-cell>
          <table:table-cell office:value-type="float" office:value="0.15482950465702" calcext:value-type="float">
            <text:p>0.15482950465702</text:p>
          </table:table-cell>
          <table:table-cell office:value-type="float" office:value="0.15482950468308" calcext:value-type="float">
            <text:p>0.15482950468308</text:p>
          </table:table-cell>
          <table:table-cell office:value-type="float" office:value="0.000000000026065816172149" calcext:value-type="float">
            <text:p>2.6065816172149E-11</text:p>
          </table:table-cell>
          <table:table-cell office:value-type="float" office:value="0.00000000000075765485756708" calcext:value-type="float">
            <text:p>7.5765485756708E-13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Alpha=0.5657</text:p>
          </table:table-cell>
          <table:table-cell office:value-type="float" office:value="1.1874" calcext:value-type="float">
            <text:p>1.187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00029" calcext:value-type="float">
            <text:p>2.9E-09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2468288" calcext:value-type="float">
            <text:p>-158.67232468288</text:p>
          </table:table-cell>
          <table:table-cell office:value-type="float" office:value="0.000069283224036099" calcext:value-type="float">
            <text:p>6.9283224036099E-05</text:p>
          </table:table-cell>
          <table:table-cell office:value-type="float" office:value="1.361606559901" calcext:value-type="float">
            <text:p>1.361606559901</text:p>
          </table:table-cell>
          <table:table-cell office:value-type="float" office:value="1.3616710690529" calcext:value-type="float">
            <text:p>1.3616710690529</text:p>
          </table:table-cell>
          <table:table-cell office:value-type="float" office:value="0.000064509151929126" calcext:value-type="float">
            <text:p>6.4509151929126E-05</text:p>
          </table:table-cell>
          <table:table-cell office:value-type="float" office:value="0.0000003172395823853" calcext:value-type="float">
            <text:p>3.172395823853E-07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1.0743" calcext:value-type="float">
            <text:p>1.074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86" calcext:value-type="float">
            <text:p>8.6E-11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7620893" calcext:value-type="float">
            <text:p>-158.67237620893</text:p>
          </table:table-cell>
          <table:table-cell office:value-type="float" office:value="0.000017757173736754" calcext:value-type="float">
            <text:p>1.7757173736754E-05</text:p>
          </table:table-cell>
          <table:table-cell office:value-type="float" office:value="1.3616018679183" calcext:value-type="float">
            <text:p>1.3616018679183</text:p>
          </table:table-cell>
          <table:table-cell office:value-type="float" office:value="1.3616195430026" calcext:value-type="float">
            <text:p>1.3616195430026</text:p>
          </table:table-cell>
          <table:table-cell office:value-type="float" office:value="0.000017675084348134" calcext:value-type="float">
            <text:p>1.7675084348134E-05</text:p>
          </table:table-cell>
          <table:table-cell office:value-type="float" office:value="0.00000010496935762908" calcext:value-type="float">
            <text:p>1.0496935762908E-07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9809" calcext:value-type="float">
            <text:p>0.980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37" calcext:value-type="float">
            <text:p>3.7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88564" calcext:value-type="float">
            <text:p>-158.6723888564</text:p>
          </table:table-cell>
          <table:table-cell office:value-type="float" office:value="0.0000051097034940994" calcext:value-type="float">
            <text:p>5.1097034940994E-06</text:p>
          </table:table-cell>
          <table:table-cell office:value-type="float" office:value="1.3616018054469" calcext:value-type="float">
            <text:p>1.3616018054469</text:p>
          </table:table-cell>
          <table:table-cell office:value-type="float" office:value="1.3616068955324" calcext:value-type="float">
            <text:p>1.3616068955324</text:p>
          </table:table-cell>
          <table:table-cell office:value-type="float" office:value="0.0000050900854526859" calcext:value-type="float">
            <text:p>5.0900854526859E-06</text:p>
          </table:table-cell>
          <table:table-cell office:value-type="float" office:value="0.000000035559232833504" calcext:value-type="float">
            <text:p>3.5559232833504E-08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8677" calcext:value-type="float">
            <text:p>0.867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5E-016" calcext:value-type="float">
            <text:p>-5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09936" calcext:value-type="float">
            <text:p>-158.67239309936</text:p>
          </table:table-cell>
          <table:table-cell office:value-type="float" office:value="0.00000086675024135729" calcext:value-type="float">
            <text:p>8.6675024135729E-07</text:p>
          </table:table-cell>
          <table:table-cell office:value-type="float" office:value="1.3616017854516" calcext:value-type="float">
            <text:p>1.3616017854516</text:p>
          </table:table-cell>
          <table:table-cell office:value-type="float" office:value="1.3616026525791" calcext:value-type="float">
            <text:p>1.3616026525791</text:p>
          </table:table-cell>
          <table:table-cell office:value-type="float" office:value="0.00000086712759195251" calcext:value-type="float">
            <text:p>8.6712759195251E-07</text:p>
          </table:table-cell>
          <table:table-cell office:value-type="float" office:value="0.0000000078229918286469" calcext:value-type="float">
            <text:p>7.8229918286469E-09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8057" calcext:value-type="float">
            <text:p>0.805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7E-015" calcext:value-type="float">
            <text:p>-7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6833" calcext:value-type="float">
            <text:p>-158.6723936833</text:p>
          </table:table-cell>
          <table:table-cell office:value-type="float" office:value="0.0000002828053027315" calcext:value-type="float">
            <text:p>2.828053027315E-07</text:p>
          </table:table-cell>
          <table:table-cell office:value-type="float" office:value="1.3616017858193" calcext:value-type="float">
            <text:p>1.3616017858193</text:p>
          </table:table-cell>
          <table:table-cell office:value-type="float" office:value="1.3616020686342" calcext:value-type="float">
            <text:p>1.3616020686342</text:p>
          </table:table-cell>
          <table:table-cell office:value-type="float" office:value="0.00000028281491459836" calcext:value-type="float">
            <text:p>2.8281491459836E-07</text:p>
          </table:table-cell>
          <table:table-cell office:value-type="float" office:value="0.0000000028947576283455" calcext:value-type="float">
            <text:p>2.8947576283455E-09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752" calcext:value-type="float">
            <text:p>0.75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.7E-015" calcext:value-type="float">
            <text:p>3.7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86947" calcext:value-type="float">
            <text:p>-158.67239386947</text:p>
          </table:table-cell>
          <table:table-cell office:value-type="float" office:value="0.000000096634408919272" calcext:value-type="float">
            <text:p>9.6634408919272E-08</text:p>
          </table:table-cell>
          <table:table-cell office:value-type="float" office:value="1.361601785829" calcext:value-type="float">
            <text:p>1.361601785829</text:p>
          </table:table-cell>
          <table:table-cell office:value-type="float" office:value="1.3616018824633" calcext:value-type="float">
            <text:p>1.3616018824633</text:p>
          </table:table-cell>
          <table:table-cell office:value-type="float" office:value="0.00000009663429167972" calcext:value-type="float">
            <text:p>9.663429167972E-08</text:p>
          </table:table-cell>
          <table:table-cell office:value-type="float" office:value="0.000000001103524545989" calcext:value-type="float">
            <text:p>1.103524545989E-09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6837" calcext:value-type="float">
            <text:p>0.683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9.5E-015" calcext:value-type="float">
            <text:p>-9.5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4516" calcext:value-type="float">
            <text:p>-158.67239394516</text:p>
          </table:table-cell>
          <table:table-cell office:value-type="float" office:value="0.000000020942735545759" calcext:value-type="float">
            <text:p>2.0942735545759E-08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8067716" calcext:value-type="float">
            <text:p>1.3616018067716</text:p>
          </table:table-cell>
          <table:table-cell office:value-type="float" office:value="0.000000020942677814162" calcext:value-type="float">
            <text:p>2.0942677814162E-08</text:p>
          </table:table-cell>
          <table:table-cell office:value-type="float" office:value="0.00000000027253718290161" calcext:value-type="float">
            <text:p>2.7253718290161E-10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6446" calcext:value-type="float">
            <text:p>0.644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.7E-015" calcext:value-type="float">
            <text:p>6.7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5816" calcext:value-type="float">
            <text:p>-158.67239395816</text:p>
          </table:table-cell>
          <table:table-cell office:value-type="float" office:value="0.0000000079486426329822" calcext:value-type="float">
            <text:p>7.9486426329822E-09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7937775" calcext:value-type="float">
            <text:p>1.3616017937775</text:p>
          </table:table-cell>
          <table:table-cell office:value-type="float" office:value="0.0000000079486102144699" calcext:value-type="float">
            <text:p>7.9486102144699E-09</text:p>
          </table:table-cell>
          <table:table-cell office:value-type="float" office:value="0.00000000011038948823356" calcext:value-type="float">
            <text:p>1.1038948823356E-10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6098" calcext:value-type="float">
            <text:p>0.609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0.000000000000021" calcext:value-type="float">
            <text:p>-2.1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297" calcext:value-type="float">
            <text:p>-158.67239396297</text:p>
          </table:table-cell>
          <table:table-cell office:value-type="float" office:value="0.000000003132498704872" calcext:value-type="float">
            <text:p>3.132498704872E-09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7889614" calcext:value-type="float">
            <text:p>1.3616017889614</text:p>
          </table:table-cell>
          <table:table-cell office:value-type="float" office:value="0.0000000031324505211927" calcext:value-type="float">
            <text:p>3.1324505211927E-09</text:p>
          </table:table-cell>
          <table:table-cell office:value-type="float" office:value="0.000000000045699526886011" calcext:value-type="float">
            <text:p>4.5699526886011E-11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5785" calcext:value-type="float">
            <text:p>0.578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000000000000019" calcext:value-type="float">
            <text:p>1.9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483" calcext:value-type="float">
            <text:p>-158.67239396483</text:p>
          </table:table-cell>
          <table:table-cell office:value-type="float" office:value="0.0000000012788632375305" calcext:value-type="float">
            <text:p>1.2788632375305E-09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7871077" calcext:value-type="float">
            <text:p>1.3616017871077</text:p>
          </table:table-cell>
          <table:table-cell office:value-type="float" office:value="0.0000000012788212711001" calcext:value-type="float">
            <text:p>1.2788212711001E-09</text:p>
          </table:table-cell>
          <table:table-cell office:value-type="float" office:value="0.000000000019333846798109" calcext:value-type="float">
            <text:p>1.9333846798109E-11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5372" calcext:value-type="float">
            <text:p>0.537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.9E-016" calcext:value-type="float">
            <text:p>2.9E-16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575" calcext:value-type="float">
            <text:p>-158.67239396575</text:p>
          </table:table-cell>
          <table:table-cell office:value-type="float" office:value="0.00000000035478819881973" calcext:value-type="float">
            <text:p>3.5478819881973E-10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7861837" calcext:value-type="float">
            <text:p>1.3616017861837</text:p>
          </table:table-cell>
          <table:table-cell office:value-type="float" office:value="0.00000000035474112536349" calcext:value-type="float">
            <text:p>3.5474112536349E-10</text:p>
          </table:table-cell>
          <table:table-cell office:value-type="float" office:value="0.0000000000055414973276514" calcext:value-type="float">
            <text:p>5.5414973276514E-12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5127" calcext:value-type="float">
            <text:p>0.512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000000000000042" calcext:value-type="float">
            <text:p>4.2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595" calcext:value-type="float">
            <text:p>-158.67239396595</text:p>
          </table:table-cell>
          <table:table-cell office:value-type="float" office:value="0.00000000015677414921811" calcext:value-type="float">
            <text:p>1.5677414921811E-10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7859857" calcext:value-type="float">
            <text:p>1.3616017859857</text:p>
          </table:table-cell>
          <table:table-cell office:value-type="float" office:value="0.00000000015675882814037" calcext:value-type="float">
            <text:p>1.5675882814037E-10</text:p>
          </table:table-cell>
          <table:table-cell office:value-type="float" office:value="0.0000000000024752363528036" calcext:value-type="float">
            <text:p>2.4752363528036E-12</text:p>
          </table:table-cell>
        </table:table-row>
        <table:table-row table:style-name="ro1">
          <table:table-cell table:number-columns-repeated="3"/>
          <table:table-cell office:value-type="float" office:value="0.5657" calcext:value-type="float">
            <text:p>0.5657</text:p>
          </table:table-cell>
          <table:table-cell office:value-type="float" office:value="0.4905" calcext:value-type="float">
            <text:p>0.490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00000000000018" calcext:value-type="float">
            <text:p>1.8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604" calcext:value-type="float">
            <text:p>-158.67239396604</text:p>
          </table:table-cell>
          <table:table-cell office:value-type="float" office:value="0.000000000071281647251453" calcext:value-type="float">
            <text:p>7.1281647251453E-11</text:p>
          </table:table-cell>
          <table:table-cell office:value-type="float" office:value="1.3616017858289" calcext:value-type="float">
            <text:p>1.3616017858289</text:p>
          </table:table-cell>
          <table:table-cell office:value-type="float" office:value="1.3616017859002" calcext:value-type="float">
            <text:p>1.3616017859002</text:p>
          </table:table-cell>
          <table:table-cell office:value-type="float" office:value="0.000000000071286310188157" calcext:value-type="float">
            <text:p>7.1286310188157E-11</text:p>
          </table:table-cell>
          <table:table-cell office:value-type="float" office:value="0.0000000000011301009366049" calcext:value-type="float">
            <text:p>1.1301009366049E-12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Alpha=0.7071</text:p>
          </table:table-cell>
          <table:table-cell office:value-type="float" office:value="0.9809" calcext:value-type="float">
            <text:p>0.980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0038" calcext:value-type="float">
            <text:p>3.8E-08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15205919" calcext:value-type="float">
            <text:p>-158.67215205919</text:p>
          </table:table-cell>
          <table:table-cell office:value-type="float" office:value="0.00024190691317472" calcext:value-type="float">
            <text:p>0.000241906913175</text:p>
          </table:table-cell>
          <table:table-cell office:value-type="float" office:value="8.1589271258445" calcext:value-type="float">
            <text:p>8.1589271258445</text:p>
          </table:table-cell>
          <table:table-cell office:value-type="float" office:value="8.1591257520736" calcext:value-type="float">
            <text:p>8.1591257520736</text:p>
          </table:table-cell>
          <table:table-cell office:value-type="float" office:value="0.00019862622910871" calcext:value-type="float">
            <text:p>0.000198626229109</text:p>
          </table:table-cell>
          <table:table-cell office:value-type="float" office:value="0.00000047837331861652" calcext:value-type="float">
            <text:p>4.7837331861652E-07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8677" calcext:value-type="float">
            <text:p>0.867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038" calcext:value-type="float">
            <text:p>3.8E-10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3474992" calcext:value-type="float">
            <text:p>-158.67233474992</text:p>
          </table:table-cell>
          <table:table-cell office:value-type="float" office:value="0.000059216188418532" calcext:value-type="float">
            <text:p>5.9216188418532E-05</text:p>
          </table:table-cell>
          <table:table-cell office:value-type="float" office:value="8.1588830738449" calcext:value-type="float">
            <text:p>8.1588830738449</text:p>
          </table:table-cell>
          <table:table-cell office:value-type="float" office:value="8.1589430613489" calcext:value-type="float">
            <text:p>8.1589430613489</text:p>
          </table:table-cell>
          <table:table-cell office:value-type="float" office:value="0.000059987504021919" calcext:value-type="float">
            <text:p>5.9987504021919E-05</text:p>
          </table:table-cell>
          <table:table-cell office:value-type="float" office:value="0.00000018713759725746" calcext:value-type="float">
            <text:p>1.8713759725746E-07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778" calcext:value-type="float">
            <text:p>0.77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58" calcext:value-type="float">
            <text:p>5.8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7765966" calcext:value-type="float">
            <text:p>-158.67237765966</text:p>
          </table:table-cell>
          <table:table-cell office:value-type="float" office:value="0.000016306450788761" calcext:value-type="float">
            <text:p>1.6306450788761E-05</text:p>
          </table:table-cell>
          <table:table-cell office:value-type="float" office:value="8.1588838329795" calcext:value-type="float">
            <text:p>8.1588838329795</text:p>
          </table:table-cell>
          <table:table-cell office:value-type="float" office:value="8.1589001516113" calcext:value-type="float">
            <text:p>8.1589001516113</text:p>
          </table:table-cell>
          <table:table-cell office:value-type="float" office:value="0.000016318631820056" calcext:value-type="float">
            <text:p>1.6318631820056E-05</text:p>
          </table:table-cell>
          <table:table-cell office:value-type="float" office:value="0.000000051522396537816" calcext:value-type="float">
            <text:p>5.1522396537816E-08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705" calcext:value-type="float">
            <text:p>0.70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2.4E-015" calcext:value-type="float">
            <text:p>-2.4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937469" calcext:value-type="float">
            <text:p>-158.67238937469</text:p>
          </table:table-cell>
          <table:table-cell office:value-type="float" office:value="0.0000045914122210888" calcext:value-type="float">
            <text:p>4.5914122210888E-06</text:p>
          </table:table-cell>
          <table:table-cell office:value-type="float" office:value="8.1588838469966" calcext:value-type="float">
            <text:p>8.1588838469966</text:p>
          </table:table-cell>
          <table:table-cell office:value-type="float" office:value="8.1588884365727" calcext:value-type="float">
            <text:p>8.1588884365727</text:p>
          </table:table-cell>
          <table:table-cell office:value-type="float" office:value="0.0000045895760596437" calcext:value-type="float">
            <text:p>4.5895760596437E-06</text:p>
          </table:table-cell>
          <table:table-cell office:value-type="float" office:value="0.000000014131550930889" calcext:value-type="float">
            <text:p>1.4131550930889E-08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6636" calcext:value-type="float">
            <text:p>0.663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0.000000000000023" calcext:value-type="float">
            <text:p>-2.3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195997" calcext:value-type="float">
            <text:p>-158.67239195997</text:p>
          </table:table-cell>
          <table:table-cell office:value-type="float" office:value="0.0000020061399652604" calcext:value-type="float">
            <text:p>2.0061399652604E-06</text:p>
          </table:table-cell>
          <table:table-cell office:value-type="float" office:value="8.1588838450805" calcext:value-type="float">
            <text:p>8.1588838450805</text:p>
          </table:table-cell>
          <table:table-cell office:value-type="float" office:value="8.1588858513004" calcext:value-type="float">
            <text:p>8.1588858513004</text:p>
          </table:table-cell>
          <table:table-cell office:value-type="float" office:value="0.0000020062199403981" calcext:value-type="float">
            <text:p>2.0062199403981E-06</text:p>
          </table:table-cell>
          <table:table-cell office:value-type="float" office:value="0.0000000060156410766568" calcext:value-type="float">
            <text:p>6.0156410766568E-09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6098" calcext:value-type="float">
            <text:p>0.609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0.000000000000034" calcext:value-type="float">
            <text:p>-3.4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36953" calcext:value-type="float">
            <text:p>-158.67239336953</text:p>
          </table:table-cell>
          <table:table-cell office:value-type="float" office:value="0.00000059657756423803" calcext:value-type="float">
            <text:p>5.9657756423803E-07</text:p>
          </table:table-cell>
          <table:table-cell office:value-type="float" office:value="8.1588838451605" calcext:value-type="float">
            <text:p>8.1588838451605</text:p>
          </table:table-cell>
          <table:table-cell office:value-type="float" office:value="8.158884441738" calcext:value-type="float">
            <text:p>8.158884441738</text:p>
          </table:table-cell>
          <table:table-cell office:value-type="float" office:value="0.00000059657759265974" calcext:value-type="float">
            <text:p>5.9657759265974E-07</text:p>
          </table:table-cell>
          <table:table-cell office:value-type="float" office:value="0.000000001705501204296" calcext:value-type="float">
            <text:p>1.705501204296E-09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564" calcext:value-type="float">
            <text:p>0.56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6.1E-015" calcext:value-type="float">
            <text:p>-6.1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78193" calcext:value-type="float">
            <text:p>-158.67239378193</text:p>
          </table:table-cell>
          <table:table-cell office:value-type="float" office:value="0.0000001841780488121" calcext:value-type="float">
            <text:p>1.841780488121E-07</text:p>
          </table:table-cell>
          <table:table-cell office:value-type="float" office:value="8.1588838451608" calcext:value-type="float">
            <text:p>8.1588838451608</text:p>
          </table:table-cell>
          <table:table-cell office:value-type="float" office:value="8.1588840293385" calcext:value-type="float">
            <text:p>8.1588840293385</text:p>
          </table:table-cell>
          <table:table-cell office:value-type="float" office:value="0.00000018417770952794" calcext:value-type="float">
            <text:p>1.8417770952794E-07</text:p>
          </table:table-cell>
          <table:table-cell office:value-type="float" office:value="0.00000000050053341954528" calcext:value-type="float">
            <text:p>5.0053341954528E-10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5247" calcext:value-type="float">
            <text:p>0.524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0.000000000000025" calcext:value-type="float">
            <text:p>-2.5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0691" calcext:value-type="float">
            <text:p>-158.67239390691</text:p>
          </table:table-cell>
          <table:table-cell office:value-type="float" office:value="0.000000059194121604378" calcext:value-type="float">
            <text:p>5.9194121604378E-08</text:p>
          </table:table-cell>
          <table:table-cell office:value-type="float" office:value="8.1588838451609" calcext:value-type="float">
            <text:p>8.1588838451609</text:p>
          </table:table-cell>
          <table:table-cell office:value-type="float" office:value="8.1588839043546" calcext:value-type="float">
            <text:p>8.1588839043546</text:p>
          </table:table-cell>
          <table:table-cell office:value-type="float" office:value="0.000000059193697055093" calcext:value-type="float">
            <text:p>5.9193697055093E-08</text:p>
          </table:table-cell>
          <table:table-cell office:value-type="float" office:value="0.00000000015291273477444" calcext:value-type="float">
            <text:p>1.5291273477444E-10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4905" calcext:value-type="float">
            <text:p>0.490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00000000000022" calcext:value-type="float">
            <text:p>2.2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4628" calcext:value-type="float">
            <text:p>-158.67239394628</text:p>
          </table:table-cell>
          <table:table-cell office:value-type="float" office:value="0.00000001983144670703" calcext:value-type="float">
            <text:p>1.983144670703E-08</text:p>
          </table:table-cell>
          <table:table-cell office:value-type="float" office:value="8.158883845161" calcext:value-type="float">
            <text:p>8.158883845161</text:p>
          </table:table-cell>
          <table:table-cell office:value-type="float" office:value="8.1588838649919" calcext:value-type="float">
            <text:p>8.1588838649919</text:p>
          </table:table-cell>
          <table:table-cell office:value-type="float" office:value="0.000000019830965314327" calcext:value-type="float">
            <text:p>1.9830965314327E-08</text:p>
          </table:table-cell>
          <table:table-cell office:value-type="float" office:value="0.000000000048748927117138" calcext:value-type="float">
            <text:p>4.8748927117138E-11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4604" calcext:value-type="float">
            <text:p>0.460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0000000000001" calcext:value-type="float">
            <text:p>1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5918" calcext:value-type="float">
            <text:p>-158.67239395918</text:p>
          </table:table-cell>
          <table:table-cell office:value-type="float" office:value="0.0000000069261147928046" calcext:value-type="float">
            <text:p>6.9261147928046E-09</text:p>
          </table:table-cell>
          <table:table-cell office:value-type="float" office:value="8.1588838451608" calcext:value-type="float">
            <text:p>8.1588838451608</text:p>
          </table:table-cell>
          <table:table-cell office:value-type="float" office:value="8.1588838520866" calcext:value-type="float">
            <text:p>8.1588838520866</text:p>
          </table:table-cell>
          <table:table-cell office:value-type="float" office:value="0.0000000069258021540008" calcext:value-type="float">
            <text:p>6.9258021540008E-09</text:p>
          </table:table-cell>
          <table:table-cell office:value-type="float" office:value="0.000000000016224461082077" calcext:value-type="float">
            <text:p>1.6224461082077E-11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4424" calcext:value-type="float">
            <text:p>0.44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0.000000000000077" calcext:value-type="float">
            <text:p>-7.7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259" calcext:value-type="float">
            <text:p>-158.67239396259</text:p>
          </table:table-cell>
          <table:table-cell office:value-type="float" office:value="0.0000000035135769849148" calcext:value-type="float">
            <text:p>3.5135769849148E-09</text:p>
          </table:table-cell>
          <table:table-cell office:value-type="float" office:value="8.1588838451608" calcext:value-type="float">
            <text:p>8.1588838451608</text:p>
          </table:table-cell>
          <table:table-cell office:value-type="float" office:value="8.158883848674" calcext:value-type="float">
            <text:p>8.158883848674</text:p>
          </table:table-cell>
          <table:table-cell office:value-type="float" office:value="0.0000000035132714515385" calcext:value-type="float">
            <text:p>3.5132714515385E-09</text:p>
          </table:table-cell>
          <table:table-cell office:value-type="float" office:value="0.0000000000079775183814951" calcext:value-type="float">
            <text:p>7.9775183814951E-12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4178" calcext:value-type="float">
            <text:p>0.417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0.000000000000024" calcext:value-type="float">
            <text:p>-2.4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479" calcext:value-type="float">
            <text:p>-158.67239396479</text:p>
          </table:table-cell>
          <table:table-cell office:value-type="float" office:value="0.0000000013124292763678" calcext:value-type="float">
            <text:p>1.3124292763678E-09</text:p>
          </table:table-cell>
          <table:table-cell office:value-type="float" office:value="8.1588838451608" calcext:value-type="float">
            <text:p>8.1588838451608</text:p>
          </table:table-cell>
          <table:table-cell office:value-type="float" office:value="8.1588838464729" calcext:value-type="float">
            <text:p>8.1588838464729</text:p>
          </table:table-cell>
          <table:table-cell office:value-type="float" office:value="0.0000000013120935449251" calcext:value-type="float">
            <text:p>1.3120935449251E-09</text:p>
          </table:table-cell>
          <table:table-cell office:value-type="float" office:value="0.0000000000028480504097339" calcext:value-type="float">
            <text:p>2.8480504097339E-12</text:p>
          </table:table-cell>
        </table:table-row>
        <table:table-row table:style-name="ro1">
          <table:table-cell table:number-columns-repeated="3"/>
          <table:table-cell office:value-type="float" office:value="0.7071" calcext:value-type="float">
            <text:p>0.7071</text:p>
          </table:table-cell>
          <table:table-cell office:value-type="float" office:value="0.3958" calcext:value-type="float">
            <text:p>0.395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0.000000000000062" calcext:value-type="float">
            <text:p>-6.2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56" calcext:value-type="float">
            <text:p>-158.6723939656</text:p>
          </table:table-cell>
          <table:table-cell office:value-type="float" office:value="0.00000000050931703299284" calcext:value-type="float">
            <text:p>5.0931703299284E-10</text:p>
          </table:table-cell>
          <table:table-cell office:value-type="float" office:value="8.1588838451607" calcext:value-type="float">
            <text:p>8.1588838451607</text:p>
          </table:table-cell>
          <table:table-cell office:value-type="float" office:value="8.1588838456698" calcext:value-type="float">
            <text:p>8.1588838456698</text:p>
          </table:table-cell>
          <table:table-cell office:value-type="float" office:value="0.00000000050915538452045" calcext:value-type="float">
            <text:p>5.0915538452045E-10</text:p>
          </table:table-cell>
          <table:table-cell office:value-type="float" office:value="0.000000000001064013457221" calcext:value-type="float">
            <text:p>1.064013457221E-12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Alpha=0.8485</text:p>
          </table:table-cell>
          <table:table-cell office:value-type="float" office:value="0.8356" calcext:value-type="float">
            <text:p>0.835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0025" calcext:value-type="float">
            <text:p>2.5E-07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088111952" calcext:value-type="float">
            <text:p>-158.67088111952</text:p>
          </table:table-cell>
          <table:table-cell office:value-type="float" office:value="0.0015128465865928" calcext:value-type="float">
            <text:p>0.001512846586593</text:p>
          </table:table-cell>
          <table:table-cell office:value-type="float" office:value="23.902664978006" calcext:value-type="float">
            <text:p>23.902664978006</text:p>
          </table:table-cell>
          <table:table-cell office:value-type="float" office:value="23.904114991782" calcext:value-type="float">
            <text:p>23.904114991782</text:p>
          </table:table-cell>
          <table:table-cell office:value-type="float" office:value="0.001450013775699" calcext:value-type="float">
            <text:p>0.001450013775699</text:p>
          </table:table-cell>
          <table:table-cell office:value-type="float" office:value="0.00000091969340953926" calcext:value-type="float">
            <text:p>9.1969340953926E-07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7278" calcext:value-type="float">
            <text:p>0.727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000000054" calcext:value-type="float">
            <text:p>5.4E-10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08728785" calcext:value-type="float">
            <text:p>-158.67208728785</text:p>
          </table:table-cell>
          <table:table-cell office:value-type="float" office:value="0.00030667825575392" calcext:value-type="float">
            <text:p>0.000306678255754</text:p>
          </table:table-cell>
          <table:table-cell office:value-type="float" office:value="23.902602617552" calcext:value-type="float">
            <text:p>23.902602617552</text:p>
          </table:table-cell>
          <table:table-cell office:value-type="float" office:value="23.902908823451" calcext:value-type="float">
            <text:p>23.902908823451</text:p>
          </table:table-cell>
          <table:table-cell office:value-type="float" office:value="0.00030620589915031" calcext:value-type="float">
            <text:p>0.00030620589915</text:p>
          </table:table-cell>
          <table:table-cell office:value-type="float" office:value="0.00000017569578190925" calcext:value-type="float">
            <text:p>1.7569578190925E-07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6636" calcext:value-type="float">
            <text:p>0.663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7" calcext:value-type="float">
            <text:p>7E-12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2993221" calcext:value-type="float">
            <text:p>-158.6722993221</text:p>
          </table:table-cell>
          <table:table-cell office:value-type="float" office:value="0.00009464400866932" calcext:value-type="float">
            <text:p>9.464400866932E-05</text:p>
          </table:table-cell>
          <table:table-cell office:value-type="float" office:value="23.902602010782" calcext:value-type="float">
            <text:p>23.902602010782</text:p>
          </table:table-cell>
          <table:table-cell office:value-type="float" office:value="23.902696789204" calcext:value-type="float">
            <text:p>23.902696789204</text:p>
          </table:table-cell>
          <table:table-cell office:value-type="float" office:value="0.000094778422603525" calcext:value-type="float">
            <text:p>9.4778422603525E-05</text:p>
          </table:table-cell>
          <table:table-cell office:value-type="float" office:value="0.000000051279427202096" calcext:value-type="float">
            <text:p>5.1279427202096E-08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5937" calcext:value-type="float">
            <text:p>0.593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000000000000044" calcext:value-type="float">
            <text:p>4.4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7370044" calcext:value-type="float">
            <text:p>-158.67237370044</text:p>
          </table:table-cell>
          <table:table-cell office:value-type="float" office:value="0.000020265665739316" calcext:value-type="float">
            <text:p>2.0265665739316E-05</text:p>
          </table:table-cell>
          <table:table-cell office:value-type="float" office:value="23.902602148707" calcext:value-type="float">
            <text:p>23.902602148707</text:p>
          </table:table-cell>
          <table:table-cell office:value-type="float" office:value="23.902622410861" calcext:value-type="float">
            <text:p>23.902622410861</text:p>
          </table:table-cell>
          <table:table-cell office:value-type="float" office:value="0.000020262153988426" calcext:value-type="float">
            <text:p>2.0262153988426E-05</text:p>
          </table:table-cell>
          <table:table-cell office:value-type="float" office:value="0.000000010409550584386" calcext:value-type="float">
            <text:p>1.0409550584386E-08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5503" calcext:value-type="float">
            <text:p>0.550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00000000000021" calcext:value-type="float">
            <text:p>2.1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8740105" calcext:value-type="float">
            <text:p>-158.67238740105</text:p>
          </table:table-cell>
          <table:table-cell office:value-type="float" office:value="0.0000065650551732688" calcext:value-type="float">
            <text:p>6.5650551732688E-06</text:p>
          </table:table-cell>
          <table:table-cell office:value-type="float" office:value="23.902602145207" calcext:value-type="float">
            <text:p>23.902602145207</text:p>
          </table:table-cell>
          <table:table-cell office:value-type="float" office:value="23.902608710251" calcext:value-type="float">
            <text:p>23.902608710251</text:p>
          </table:table-cell>
          <table:table-cell office:value-type="float" office:value="0.0000065650441563037" calcext:value-type="float">
            <text:p>6.5650441563037E-06</text:p>
          </table:table-cell>
          <table:table-cell office:value-type="float" office:value="0.0000000033209797326636" calcext:value-type="float">
            <text:p>3.3209797326636E-09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5127" calcext:value-type="float">
            <text:p>0.512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0.000000000000025" calcext:value-type="float">
            <text:p>-2.5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176739" calcext:value-type="float">
            <text:p>-158.67239176739</text:p>
          </table:table-cell>
          <table:table-cell office:value-type="float" office:value="0.0000021987224556597" calcext:value-type="float">
            <text:p>2.1987224556597E-06</text:p>
          </table:table-cell>
          <table:table-cell office:value-type="float" office:value="23.902602145196" calcext:value-type="float">
            <text:p>23.902602145196</text:p>
          </table:table-cell>
          <table:table-cell office:value-type="float" office:value="23.902604343918" calcext:value-type="float">
            <text:p>23.902604343918</text:p>
          </table:table-cell>
          <table:table-cell office:value-type="float" office:value="0.0000021987217060371" calcext:value-type="float">
            <text:p>2.1987217060371E-06</text:p>
          </table:table-cell>
          <table:table-cell office:value-type="float" office:value="0.0000000011122868209255" calcext:value-type="float">
            <text:p>1.1122868209255E-09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47" calcext:value-type="float">
            <text:p>0.4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0000000000035" calcext:value-type="float">
            <text:p>3.5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42488" calcext:value-type="float">
            <text:p>-158.67239342488</text:p>
          </table:table-cell>
          <table:table-cell office:value-type="float" office:value="0.00000054122739356899" calcext:value-type="float">
            <text:p>5.4122739356899E-07</text:p>
          </table:table-cell>
          <table:table-cell office:value-type="float" office:value="23.902602145197" calcext:value-type="float">
            <text:p>23.902602145197</text:p>
          </table:table-cell>
          <table:table-cell office:value-type="float" office:value="23.902602686423" calcext:value-type="float">
            <text:p>23.902602686423</text:p>
          </table:table-cell>
          <table:table-cell office:value-type="float" office:value="0.0000005412263845983" calcext:value-type="float">
            <text:p>5.412263845983E-07</text:p>
          </table:table-cell>
          <table:table-cell office:value-type="float" office:value="0.00000000027924472152764" calcext:value-type="float">
            <text:p>2.7924472152764E-10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4424" calcext:value-type="float">
            <text:p>0.44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0.000000000000067" calcext:value-type="float">
            <text:p>-6.7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76851" calcext:value-type="float">
            <text:p>-158.67239376851</text:p>
          </table:table-cell>
          <table:table-cell office:value-type="float" office:value="0.00000019759681890719" calcext:value-type="float">
            <text:p>1.9759681890719E-07</text:p>
          </table:table-cell>
          <table:table-cell office:value-type="float" office:value="23.902602145197" calcext:value-type="float">
            <text:p>23.902602145197</text:p>
          </table:table-cell>
          <table:table-cell office:value-type="float" office:value="23.902602342792" calcext:value-type="float">
            <text:p>23.902602342792</text:p>
          </table:table-cell>
          <table:table-cell office:value-type="float" office:value="0.00000019759566427524" calcext:value-type="float">
            <text:p>1.9759566427524E-07</text:p>
          </table:table-cell>
          <table:table-cell office:value-type="float" office:value="0.0000000001044949005709" calcext:value-type="float">
            <text:p>1.044949005709E-10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4178" calcext:value-type="float">
            <text:p>0.417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0.000000000000017" calcext:value-type="float">
            <text:p>-1.7E-14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89124" calcext:value-type="float">
            <text:p>-158.67239389124</text:p>
          </table:table-cell>
          <table:table-cell office:value-type="float" office:value="0.000000074866903787552" calcext:value-type="float">
            <text:p>7.4866903787552E-08</text:p>
          </table:table-cell>
          <table:table-cell office:value-type="float" office:value="23.902602145197" calcext:value-type="float">
            <text:p>23.902602145197</text:p>
          </table:table-cell>
          <table:table-cell office:value-type="float" office:value="23.902602220062" calcext:value-type="float">
            <text:p>23.902602220062</text:p>
          </table:table-cell>
          <table:table-cell office:value-type="float" office:value="0.000000074865688759473" calcext:value-type="float">
            <text:p>7.4865688759473E-08</text:p>
          </table:table-cell>
          <table:table-cell office:value-type="float" office:value="0.000000000040751945577861" calcext:value-type="float">
            <text:p>4.0751945577861E-11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389" calcext:value-type="float">
            <text:p>0.38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-3.4E-015" calcext:value-type="float">
            <text:p>-3.4E-15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444" calcext:value-type="float">
            <text:p>-158.6723939444</text:p>
          </table:table-cell>
          <table:table-cell office:value-type="float" office:value="0.000000021703726815758" calcext:value-type="float">
            <text:p>2.1703726815758E-08</text:p>
          </table:table-cell>
          <table:table-cell office:value-type="float" office:value="23.902602145196" calcext:value-type="float">
            <text:p>23.902602145196</text:p>
          </table:table-cell>
          <table:table-cell office:value-type="float" office:value="23.902602166899" calcext:value-type="float">
            <text:p>23.902602166899</text:p>
          </table:table-cell>
          <table:table-cell office:value-type="float" office:value="0.000000021703161934283" calcext:value-type="float">
            <text:p>2.1703161934283E-08</text:p>
          </table:table-cell>
          <table:table-cell office:value-type="float" office:value="0.000000000012293942818853" calcext:value-type="float">
            <text:p>1.2293942818853E-11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3698" calcext:value-type="float">
            <text:p>0.369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00000000000017" calcext:value-type="float">
            <text:p>1.7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5718" calcext:value-type="float">
            <text:p>-158.67239395718</text:p>
          </table:table-cell>
          <table:table-cell office:value-type="float" office:value="0.0000000089235356881545" calcext:value-type="float">
            <text:p>8.9235356881545E-09</text:p>
          </table:table-cell>
          <table:table-cell office:value-type="float" office:value="23.902602145197" calcext:value-type="float">
            <text:p>23.902602145197</text:p>
          </table:table-cell>
          <table:table-cell office:value-type="float" office:value="23.902602154119" calcext:value-type="float">
            <text:p>23.902602154119</text:p>
          </table:table-cell>
          <table:table-cell office:value-type="float" office:value="0.0000000089222886856533" calcext:value-type="float">
            <text:p>8.9222886856533E-09</text:p>
          </table:table-cell>
          <table:table-cell office:value-type="float" office:value="0.0000000000052011058365789" calcext:value-type="float">
            <text:p>5.2011058365789E-12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3525" calcext:value-type="float">
            <text:p>0.35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0.00000000000028" calcext:value-type="float">
            <text:p>-2.8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232" calcext:value-type="float">
            <text:p>-158.67239396232</text:p>
          </table:table-cell>
          <table:table-cell office:value-type="float" office:value="0.000000003791399194597" calcext:value-type="float">
            <text:p>3.791399194597E-09</text:p>
          </table:table-cell>
          <table:table-cell office:value-type="float" office:value="23.902602145196" calcext:value-type="float">
            <text:p>23.902602145196</text:p>
          </table:table-cell>
          <table:table-cell office:value-type="float" office:value="23.902602148987" calcext:value-type="float">
            <text:p>23.902602148987</text:p>
          </table:table-cell>
          <table:table-cell office:value-type="float" office:value="0.0000000037905003580363" calcext:value-type="float">
            <text:p>3.7905003580363E-09</text:p>
          </table:table-cell>
          <table:table-cell office:value-type="float" office:value="0.0000000000022769446317877" calcext:value-type="float">
            <text:p>2.2769446317877E-12</text:p>
          </table:table-cell>
        </table:table-row>
        <table:table-row table:style-name="ro1">
          <table:table-cell table:number-columns-repeated="3"/>
          <table:table-cell office:value-type="float" office:value="0.8485" calcext:value-type="float">
            <text:p>0.8485</text:p>
          </table:table-cell>
          <table:table-cell office:value-type="float" office:value="0.3318" calcext:value-type="float">
            <text:p>0.331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0.00000000000058" calcext:value-type="float">
            <text:p>-5.8E-13</text:p>
          </table:table-cell>
          <table:table-cell office:value-type="float" office:value="-158.67239396611" calcext:value-type="float">
            <text:p>-158.67239396611</text:p>
          </table:table-cell>
          <table:table-cell office:value-type="float" office:value="-158.67239396484" calcext:value-type="float">
            <text:p>-158.67239396484</text:p>
          </table:table-cell>
          <table:table-cell office:value-type="float" office:value="0.0000000012695409168373" calcext:value-type="float">
            <text:p>1.2695409168373E-09</text:p>
          </table:table-cell>
          <table:table-cell office:value-type="float" office:value="23.902602145196" calcext:value-type="float">
            <text:p>23.902602145196</text:p>
          </table:table-cell>
          <table:table-cell office:value-type="float" office:value="23.902602146465" calcext:value-type="float">
            <text:p>23.902602146465</text:p>
          </table:table-cell>
          <table:table-cell office:value-type="float" office:value="0.0000000012688055051058" calcext:value-type="float">
            <text:p>1.2688055051058E-09</text:p>
          </table:table-cell>
          <table:table-cell office:value-type="float" office:value="0.00000000000084122799939085" calcext:value-type="float">
            <text:p>8.4122799939085E-13</text:p>
          </table:table-cell>
        </table:table-row>
      </table:table>
      <table:table table:name="Graphs" table:style-name="ta1">
        <table:shapes>
          <draw:frame draw:z-index="0" draw:style-name="gr1" draw:text-style-name="P1" svg:width="613.87pt" svg:height="345.29pt" svg:x="128.01pt" svg:y="89.63pt">
            <draw:object draw:notify-on-update-of-ranges="'FD order 12'.H9:'FD order 12'.H21 'FD order 12'.D9:'FD order 12'.D9 'FD order 12'.P9:'FD order 12'.P21 'FD order 12'.H23:'FD order 12'.H35 'FD order 12'.D24:'FD order 12'.D24 'FD order 12'.P23:'FD order 12'.P35 'FD order 12'.H37:'FD order 12'.H49 'FD order 12'.D37:'FD order 12'.D37 'FD order 12'.P37:'FD order 12'.P49 'FD order 12'.H51:'FD order 12'.H63 'FD order 12'.D51:'FD order 12'.D51 'FD order 12'.P51:'FD order 12'.P6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592.47pt" svg:height="333.52pt" svg:x="135.33pt" svg:y="520.36pt">
            <draw:object draw:notify-on-update-of-ranges="'FD order 12'.H9:'FD order 12'.H21 'FD order 12'.D9:'FD order 12'.D9 'FD order 12'.O9:'FD order 12'.O21 'FD order 12'.H23:'FD order 12'.H35 'FD order 12'.D24:'FD order 12'.D24 'FD order 12'.O23:'FD order 12'.O35 'FD order 12'.H37:'FD order 12'.H49 'FD order 12'.D37:'FD order 12'.D37 'FD order 12'.O37:'FD order 12'.O49 'FD order 12'.H51:'FD order 12'.H63 'FD order 12'.D51:'FD order 12'.D51 'FD order 12'.O51:'FD order 12'.O63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562.99pt" svg:height="316.66pt" svg:x="799.23pt" svg:y="89.63pt">
            <draw:object draw:notify-on-update-of-ranges="'FD order 16'.H9:'FD order 16'.H21 'FD order 16'.D9:'FD order 16'.D9 'FD order 16'.P9:'FD order 16'.P21 'FD order 16'.H23:'FD order 16'.H35 'FD order 16'.D23:'FD order 16'.D23 'FD order 16'.P23:'FD order 16'.P35 'FD order 16'.H37:'FD order 16'.H49 'FD order 16'.D37:'FD order 16'.D37 'FD order 16'.P37:'FD order 16'.P49 'FD order 16'.H51:'FD order 16'.H63 'FD order 16'.D51:'FD order 16'.D51 'FD order 16'.P51:'FD order 16'.P6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3" draw:style-name="gr1" draw:text-style-name="P1" svg:width="453.51pt" svg:height="255.09pt" svg:x="833.58pt" svg:y="596.89pt">
            <draw:object draw:notify-on-update-of-ranges="'FD order 16'.H9:'FD order 16'.H21 'FD order 16'.D9:'FD order 16'.D9 'FD order 16'.O9:'FD order 16'.O21 'FD order 16'.H23:'FD order 16'.H35 'FD order 16'.D23:'FD order 16'.D23 'FD order 16'.O23:'FD order 16'.O35 'FD order 16'.H37:'FD order 16'.H49 'FD order 16'.D37:'FD order 16'.D37 'FD order 16'.O37:'FD order 16'.O49 'FD order 16'.H51:'FD order 16'.H63 'FD order 16'.D51:'FD order 16'.D51 'FD order 16'.O51:'FD order 16'.O63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4" draw:style-name="gr1" draw:text-style-name="P1" svg:width="606.39pt" svg:height="341.06pt" svg:x="832.03pt" svg:y="93.4pt">
            <draw:object draw:notify-on-update-of-ranges="'FD order 16'.H9:'FD order 16'.H21 'FD order 16'.D9:'FD order 16'.D9 'FD order 16'.P9:'FD order 16'.P21 'FD order 16'.H23:'FD order 16'.H35 'FD order 16'.D23:'FD order 16'.D23 'FD order 16'.P23:'FD order 16'.P35 'FD order 16'.H37:'FD order 16'.H49 'FD order 16'.D37:'FD order 16'.D37 'FD order 16'.P37:'FD order 16'.P49 'FD order 16'.H51:'FD order 16'.H63 'FD order 16'.D51:'FD order 16'.D51 'FD order 16'.P51:'FD order 16'.P63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5" draw:style-name="gr1" draw:text-style-name="P1" svg:width="638.02pt" svg:height="358.87pt" svg:x="128.01pt" svg:y="76.05pt">
            <draw:object draw:notify-on-update-of-ranges="'FD order 12'.H9:'FD order 12'.H21 'FD order 12'.D9:'FD order 12'.D9 'FD order 12'.P9:'FD order 12'.P21 'FD order 12'.H23:'FD order 12'.H35 'FD order 12'.D24:'FD order 12'.D24 'FD order 12'.P23:'FD order 12'.P35 'FD order 12'.H37:'FD order 12'.H49 'FD order 12'.D37:'FD order 12'.D37 'FD order 12'.P37:'FD order 12'.P49 'FD order 12'.H51:'FD order 12'.H63 'FD order 12'.D51:'FD order 12'.D51 'FD order 12'.P51:'FD order 12'.P6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6" draw:style-name="gr1" draw:text-style-name="P1" svg:width="631.45pt" svg:height="355.46pt" svg:x="128.3pt" svg:y="498.42pt">
            <draw:object draw:notify-on-update-of-ranges="'FD order 12'.H9:'FD order 12'.H21 'FD order 12'.D9:'FD order 12'.D9 'FD order 12'.O9:'FD order 12'.O21 'FD order 12'.H23:'FD order 12'.H35 'FD order 12'.D24:'FD order 12'.D24 'FD order 12'.O23:'FD order 12'.O35 'FD order 12'.H37:'FD order 12'.H49 'FD order 12'.D37:'FD order 12'.D37 'FD order 12'.O37:'FD order 12'.O49 'FD order 12'.H51:'FD order 12'.H63 'FD order 12'.D51:'FD order 12'.D51 'FD order 12'.O51:'FD order 12'.O6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7" draw:style-name="gr1" draw:text-style-name="P1" svg:width="639.44pt" svg:height="359.97pt" svg:x="128.3pt" svg:y="493.17pt">
            <draw:object draw:notify-on-update-of-ranges="'FD order 12'.H9:'FD order 12'.H21 'FD order 12'.D9:'FD order 12'.D9 'FD order 12'.O9:'FD order 12'.O21 'FD order 12'.H23:'FD order 12'.H35 'FD order 12'.D24:'FD order 12'.D24 'FD order 12'.O23:'FD order 12'.O35 'FD order 12'.H37:'FD order 12'.H49 'FD order 12'.D37:'FD order 12'.D37 'FD order 12'.O37:'FD order 12'.O49 'FD order 12'.H51:'FD order 12'.H63 'FD order 12'.D51:'FD order 12'.D51 'FD order 12'.O51:'FD order 12'.O63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8" draw:style-name="gr1" draw:text-style-name="P1" svg:width="638.59pt" svg:height="359.18pt" svg:x="832.03pt" svg:y="75.74pt">
            <draw:object draw:notify-on-update-of-ranges="'FD order 16'.H9:'FD order 16'.H21 'FD order 16'.D9:'FD order 16'.D9 'FD order 16'.P9:'FD order 16'.P21 'FD order 16'.H23:'FD order 16'.H35 'FD order 16'.D23:'FD order 16'.D23 'FD order 16'.P23:'FD order 16'.P35 'FD order 16'.H37:'FD order 16'.H49 'FD order 16'.D37:'FD order 16'.D37 'FD order 16'.P37:'FD order 16'.P49 'FD order 16'.H51:'FD order 16'.H63 'FD order 16'.D51:'FD order 16'.D51 'FD order 16'.P51:'FD order 16'.P63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9" draw:style-name="gr1" draw:text-style-name="P1" svg:width="637.91pt" svg:height="358.81pt" svg:x="833.58pt" svg:y="493.17pt">
            <draw:object draw:notify-on-update-of-ranges="'FD order 16'.H9:'FD order 16'.H21 'FD order 16'.D9:'FD order 16'.D9 'FD order 16'.O9:'FD order 16'.O21 'FD order 16'.H23:'FD order 16'.H35 'FD order 16'.D23:'FD order 16'.D23 'FD order 16'.O23:'FD order 16'.O35 'FD order 16'.H37:'FD order 16'.H49 'FD order 16'.D37:'FD order 16'.D37 'FD order 16'.O37:'FD order 16'.O49 'FD order 16'.H51:'FD order 16'.H63 'FD order 16'.D51:'FD order 16'.D51 'FD order 16'.O51:'FD order 16'.O63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10" draw:style-name="gr1" draw:text-style-name="P1" svg:width="453.46pt" svg:height="255.23pt" svg:x="1536.8pt" svg:y="178.44pt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11" draw:style-name="gr1" draw:text-style-name="P1" svg:width="453.46pt" svg:height="255.26pt" svg:x="1600.81pt" svg:y="592.58pt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2" draw:style-name="gr1" draw:text-style-name="P1" svg:width="648.79pt" svg:height="365.22pt" svg:x="1536.8pt" svg:y="485.63pt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3" draw:style-name="gr1" draw:text-style-name="P1" svg:width="638.42pt" svg:height="359.35pt" svg:x="1536.8pt" svg:y="74.32pt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22">
      <number:scientific-number number:decimal-places="1" loext:min-decimal-places="1" number:min-integer-digits="1" number:min-exponent-digits="2" loext:exponent-interval="1" loext:forced-exponent-sign="true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8T08:19:35.132430052</meta:creation-date>
    <dc:date>2020-04-28T10:51:15.403504832</dc:date>
    <meta:editing-duration>PT1H35M55S</meta:editing-duration>
    <meta:editing-cycles>5</meta:editing-cycles>
    <meta:generator>LibreOffice/6.0.7.3$Linux_X86_64 LibreOffice_project/00m0$Build-3</meta:generator>
    <meta:document-statistic meta:table-count="5" meta:cell-count="2104" meta:object-count="2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657cm" svg:height="12.182cm" xlink:href=".." xlink:type="simple" chart:class="chart:scatter" chart:style-name="ch1">
        <chart:title svg:x="9.514cm" svg:y="0.379cm" chart:style-name="ch2">
          <text:p>FD Order 12</text:p>
        </chart:title>
        <chart:legend chart:legend-position="end" svg:x="18.196cm" svg:y="5.045cm" style:legend-expansion="high" chart:style-name="ch3"/>
        <chart:plot-area chart:style-name="ch4" table:cell-range-address="'FD order 12'.H9:'FD order 12'.H21 'FD order 12'.D9:'FD order 12'.D9 'FD order 12'.P9:'FD order 12'.P21 'FD order 12'.D24:'FD order 12'.D24 'FD order 12'.P23:'FD order 12'.P35 'FD order 12'.D37:'FD order 12'.D37 'FD order 12'.P37:'FD order 12'.P49 'FD order 12'.D51:'FD order 12'.D51 'FD order 12'.P51:'FD order 12'.P63" chart:data-source-has-labels="row" svg:x="1.444cm" svg:y="1.401cm" svg:width="16.319cm" svg:height="9.557cm">
          <chartooo:coordinate-region svg:x="2.595cm" svg:y="1.601cm" svg:width="14.981cm" svg:height="8.711cm"/>
          <chart:axis chart:dimension="x" chart:name="primary-x" chart:style-name="ch5">
            <chart:title svg:x="8.368cm" svg:y="11.201cm" chart:style-name="ch6">
              <text:p>Gaussian Points</text:p>
            </chart:title>
          </chart:axis>
          <chart:axis chart:dimension="y" chart:name="primary-y" chart:style-name="ch7">
            <chart:title svg:x="0.451cm" svg:y="7.824cm" chart:style-name="ch8">
              <text:p>RMS Error in potential</text:p>
            </chart:title>
            <chart:grid chart:style-name="ch9" chart:class="major"/>
          </chart:axis>
          <chart:series chart:style-name="ch10" chart:values-cell-range-address="'FD order 12'.P9:'FD order 12'.P21" chart:label-cell-address="'FD order 12'.D9:'FD order 12'.D9" chart:class="chart:scatter">
            <chart:domain table:cell-range-address="'FD order 12'.H9:'FD order 12'.H21"/>
            <chart:data-point chart:repeated="13"/>
          </chart:series>
          <chart:series chart:style-name="ch11" chart:values-cell-range-address="'FD order 12'.P23:'FD order 12'.P35" chart:label-cell-address="'FD order 12'.D24:'FD order 12'.D24" chart:class="chart:scatter">
            <chart:domain table:cell-range-address="'FD order 12'.H23:'FD order 12'.H35"/>
            <chart:data-point chart:repeated="13"/>
          </chart:series>
          <chart:series chart:style-name="ch12" chart:values-cell-range-address="'FD order 12'.P37:'FD order 12'.P49" chart:label-cell-address="'FD order 12'.D37:'FD order 12'.D37" chart:class="chart:scatter">
            <chart:domain table:cell-range-address="'FD order 12'.H37:'FD order 12'.H49"/>
            <chart:data-point chart:repeated="13"/>
          </chart:series>
          <chart:series chart:style-name="ch13" chart:values-cell-range-address="'FD order 12'.P51:'FD order 12'.P63" chart:label-cell-address="'FD order 12'.D51:'FD order 12'.D51" chart:class="chart:scatter">
            <chart:domain table:cell-range-address="'FD order 12'.H51:'FD order 12'.H63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FD order 12'.D9:'FD order 12'.D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FD order 12'.D24:'FD order 12'.D24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FD order 12'.D37:'FD order 12'.D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FD order 12'.D51:'FD order 12'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FD order 12'.H9:'FD order 12'.H21</svg:desc>
                </draw:g>
              </table:table-cell>
              <table:table-cell office:value-type="float" office:value="0.19502718473573">
                <text:p>0.19502718473573</text:p>
                <draw:g>
                  <svg:desc>'FD order 12'.P9:'FD order 12'.P21</svg:desc>
                </draw:g>
              </table:table-cell>
              <table:table-cell office:value-type="float" office:value="8">
                <text:p>8</text:p>
                <draw:g>
                  <svg:desc>'FD order 12'.H23:'FD order 12'.H35</svg:desc>
                </draw:g>
              </table:table-cell>
              <table:table-cell office:value-type="float" office:value="0.00000077184774796031">
                <text:p>0.00000077184774796031</text:p>
                <draw:g>
                  <svg:desc>'FD order 12'.P23:'FD order 12'.P35</svg:desc>
                </draw:g>
              </table:table-cell>
              <table:table-cell office:value-type="float" office:value="8">
                <text:p>8</text:p>
                <draw:g>
                  <svg:desc>'FD order 12'.H37:'FD order 12'.H49</svg:desc>
                </draw:g>
              </table:table-cell>
              <table:table-cell office:value-type="float" office:value="0.00000091330370536291">
                <text:p>0.00000091330370536291</text:p>
                <draw:g>
                  <svg:desc>'FD order 12'.P37:'FD order 12'.P49</svg:desc>
                </draw:g>
              </table:table-cell>
              <table:table-cell office:value-type="float" office:value="8">
                <text:p>8</text:p>
                <draw:g>
                  <svg:desc>'FD order 12'.H51:'FD order 12'.H63</svg:desc>
                </draw:g>
              </table:table-cell>
              <table:table-cell office:value-type="float" office:value="0.0000016961445851916">
                <text:p>0.0000016961445851916</text:p>
                <draw:g>
                  <svg:desc>'FD order 12'.P51:'FD order 12'.P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037304829410765">
                <text:p>0.00000037304829410765</text:p>
              </table:table-cell>
              <table:table-cell office:value-type="float" office:value="9">
                <text:p>9</text:p>
              </table:table-cell>
              <table:table-cell office:value-type="float" office:value="0.00000030062987778977">
                <text:p>0.00000030062987778977</text:p>
              </table:table-cell>
              <table:table-cell office:value-type="float" office:value="9">
                <text:p>9</text:p>
              </table:table-cell>
              <table:table-cell office:value-type="float" office:value="0.00000036526279299006">
                <text:p>0.00000036526279299006</text:p>
              </table:table-cell>
              <table:table-cell office:value-type="float" office:value="9">
                <text:p>9</text:p>
              </table:table-cell>
              <table:table-cell office:value-type="float" office:value="0.00000048491668794926">
                <text:p>0.000000484916687949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011674698089569">
                <text:p>0.00000011674698089569</text:p>
              </table:table-cell>
              <table:table-cell office:value-type="float" office:value="10">
                <text:p>10</text:p>
              </table:table-cell>
              <table:table-cell office:value-type="float" office:value="0.00000012241125489836">
                <text:p>0.00000012241125489836</text:p>
              </table:table-cell>
              <table:table-cell office:value-type="float" office:value="10">
                <text:p>10</text:p>
              </table:table-cell>
              <table:table-cell office:value-type="float" office:value="0.00000013313322333705">
                <text:p>0.00000013313322333705</text:p>
              </table:table-cell>
              <table:table-cell office:value-type="float" office:value="10">
                <text:p>10</text:p>
              </table:table-cell>
              <table:table-cell office:value-type="float" office:value="0.0000001975764492923">
                <text:p>0.00000019757644929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0038604514616134">
                <text:p>0.000000038604514616134</text:p>
              </table:table-cell>
              <table:table-cell office:value-type="float" office:value="11">
                <text:p>11</text:p>
              </table:table-cell>
              <table:table-cell office:value-type="float" office:value="0.000000034744625307701">
                <text:p>0.000000034744625307701</text:p>
              </table:table-cell>
              <table:table-cell office:value-type="float" office:value="11">
                <text:p>11</text:p>
              </table:table-cell>
              <table:table-cell office:value-type="float" office:value="0.000000051032038228701">
                <text:p>0.000000051032038228701</text:p>
              </table:table-cell>
              <table:table-cell office:value-type="float" office:value="11">
                <text:p>11</text:p>
              </table:table-cell>
              <table:table-cell office:value-type="float" office:value="0.000000063097736774345">
                <text:p>0.0000000630977367743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22794042788486">
                <text:p>0.000000022794042788486</text:p>
              </table:table-cell>
              <table:table-cell office:value-type="float" office:value="12">
                <text:p>12</text:p>
              </table:table-cell>
              <table:table-cell office:value-type="float" office:value="0.000000015765816494652">
                <text:p>0.000000015765816494652</text:p>
              </table:table-cell>
              <table:table-cell office:value-type="float" office:value="12">
                <text:p>12</text:p>
              </table:table-cell>
              <table:table-cell office:value-type="float" office:value="0.000000027642469904185">
                <text:p>0.000000027642469904185</text:p>
              </table:table-cell>
              <table:table-cell office:value-type="float" office:value="12">
                <text:p>12</text:p>
              </table:table-cell>
              <table:table-cell office:value-type="float" office:value="0.000000027941712571211">
                <text:p>0.0000000279417125712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008340797504194">
                <text:p>0.000000008340797504194</text:p>
              </table:table-cell>
              <table:table-cell office:value-type="float" office:value="13">
                <text:p>13</text:p>
              </table:table-cell>
              <table:table-cell office:value-type="float" office:value="0.0000000074310387710864">
                <text:p>0.0000000074310387710864</text:p>
              </table:table-cell>
              <table:table-cell office:value-type="float" office:value="13">
                <text:p>13</text:p>
              </table:table-cell>
              <table:table-cell office:value-type="float" office:value="0.000000011418936498297">
                <text:p>0.000000011418936498297</text:p>
              </table:table-cell>
              <table:table-cell office:value-type="float" office:value="13">
                <text:p>13</text:p>
              </table:table-cell>
              <table:table-cell office:value-type="float" office:value="0.000000012808479109472">
                <text:p>0.0000000128084791094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032377767725417">
                <text:p>0.0000000032377767725417</text:p>
              </table:table-cell>
              <table:table-cell office:value-type="float" office:value="14">
                <text:p>14</text:p>
              </table:table-cell>
              <table:table-cell office:value-type="float" office:value="0.0000000025642486113674">
                <text:p>0.0000000025642486113674</text:p>
              </table:table-cell>
              <table:table-cell office:value-type="float" office:value="14">
                <text:p>14</text:p>
              </table:table-cell>
              <table:table-cell office:value-type="float" office:value="0.0000000049107413168758">
                <text:p>0.0000000049107413168758</text:p>
              </table:table-cell>
              <table:table-cell office:value-type="float" office:value="14">
                <text:p>14</text:p>
              </table:table-cell>
              <table:table-cell office:value-type="float" office:value="0.0000000047664722965889">
                <text:p>0.00000000476647229658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013258045872858">
                <text:p>0.0000000013258045872858</text:p>
              </table:table-cell>
              <table:table-cell office:value-type="float" office:value="15">
                <text:p>15</text:p>
              </table:table-cell>
              <table:table-cell office:value-type="float" office:value="0.0000000013113129146279">
                <text:p>0.0000000013113129146279</text:p>
              </table:table-cell>
              <table:table-cell office:value-type="float" office:value="15">
                <text:p>15</text:p>
              </table:table-cell>
              <table:table-cell office:value-type="float" office:value="0.0000000021935377666099">
                <text:p>0.0000000021935377666099</text:p>
              </table:table-cell>
              <table:table-cell office:value-type="float" office:value="15">
                <text:p>15</text:p>
              </table:table-cell>
              <table:table-cell office:value-type="float" office:value="0.000000002355704279549">
                <text:p>0.0000000023557042795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0086419289763837">
                <text:p>0.00000000086419289763837</text:p>
              </table:table-cell>
              <table:table-cell office:value-type="float" office:value="16">
                <text:p>16</text:p>
              </table:table-cell>
              <table:table-cell office:value-type="float" office:value="0.00000000068968666907758">
                <text:p>0.00000000068968666907758</text:p>
              </table:table-cell>
              <table:table-cell office:value-type="float" office:value="16">
                <text:p>16</text:p>
              </table:table-cell>
              <table:table-cell office:value-type="float" office:value="0.0000000010156439807233">
                <text:p>0.0000000010156439807233</text:p>
              </table:table-cell>
              <table:table-cell office:value-type="float" office:value="16">
                <text:p>16</text:p>
              </table:table-cell>
              <table:table-cell office:value-type="float" office:value="0.0000000011990846806283">
                <text:p>0.00000000119908468062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037991115296138">
                <text:p>0.00000000037991115296138</text:p>
              </table:table-cell>
              <table:table-cell office:value-type="float" office:value="17">
                <text:p>17</text:p>
              </table:table-cell>
              <table:table-cell office:value-type="float" office:value="0.00000000037228141077166">
                <text:p>0.00000000037228141077166</text:p>
              </table:table-cell>
              <table:table-cell office:value-type="float" office:value="17">
                <text:p>17</text:p>
              </table:table-cell>
              <table:table-cell office:value-type="float" office:value="0.00000000048648980217181">
                <text:p>0.00000000048648980217181</text:p>
              </table:table-cell>
              <table:table-cell office:value-type="float" office:value="17">
                <text:p>17</text:p>
              </table:table-cell>
              <table:table-cell office:value-type="float" office:value="0.0000000005086692930038">
                <text:p>0.00000000050866929300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017419506071165">
                <text:p>0.00000000017419506071165</text:p>
              </table:table-cell>
              <table:table-cell office:value-type="float" office:value="18">
                <text:p>18</text:p>
              </table:table-cell>
              <table:table-cell office:value-type="float" office:value="0.00000000015437249356742">
                <text:p>0.00000000015437249356742</text:p>
              </table:table-cell>
              <table:table-cell office:value-type="float" office:value="18">
                <text:p>18</text:p>
              </table:table-cell>
              <table:table-cell office:value-type="float" office:value="0.0000000003031947710916">
                <text:p>0.0000000003031947710916</text:p>
              </table:table-cell>
              <table:table-cell office:value-type="float" office:value="18">
                <text:p>18</text:p>
              </table:table-cell>
              <table:table-cell office:value-type="float" office:value="0.00000000027550324044365">
                <text:p>0.000000000275503240443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083002070296598">
                <text:p>0.000000000083002070296598</text:p>
              </table:table-cell>
              <table:table-cell office:value-type="float" office:value="19">
                <text:p>19</text:p>
              </table:table-cell>
              <table:table-cell office:value-type="float" office:value="0.000000000088221888631771">
                <text:p>0.000000000088221888631771</text:p>
              </table:table-cell>
              <table:table-cell office:value-type="float" office:value="19">
                <text:p>19</text:p>
              </table:table-cell>
              <table:table-cell office:value-type="float" office:value="0.00000000015300238716626">
                <text:p>0.00000000015300238716626</text:p>
              </table:table-cell>
              <table:table-cell office:value-type="float" office:value="19">
                <text:p>19</text:p>
              </table:table-cell>
              <table:table-cell office:value-type="float" office:value="0.00000000015281950668816">
                <text:p>0.000000000152819506688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058067241584097">
                <text:p>0.000000000058067241584097</text:p>
              </table:table-cell>
              <table:table-cell office:value-type="float" office:value="20">
                <text:p>20</text:p>
              </table:table-cell>
              <table:table-cell office:value-type="float" office:value="0.000000000051445288195469">
                <text:p>0.000000000051445288195469</text:p>
              </table:table-cell>
              <table:table-cell office:value-type="float" office:value="20">
                <text:p>20</text:p>
              </table:table-cell>
              <table:table-cell office:value-type="float" office:value="0.000000000079457648641807">
                <text:p>0.000000000079457648641807</text:p>
              </table:table-cell>
              <table:table-cell office:value-type="float" office:value="20">
                <text:p>20</text:p>
              </table:table-cell>
              <table:table-cell office:value-type="float" office:value="0.000000000072093345492589">
                <text:p>0.0000000000720933454925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277cm" svg:height="12.541cm" xlink:href=".." xlink:type="simple" chart:class="chart:scatter" chart:style-name="ch1">
        <chart:title svg:x="9.824cm" svg:y="0.386cm" chart:style-name="ch2">
          <text:p>FD Order 12</text:p>
        </chart:title>
        <chart:legend chart:legend-position="end" svg:x="18.816cm" svg:y="5.224cm" style:legend-expansion="high" chart:style-name="ch3"/>
        <chart:plot-area chart:style-name="ch4" table:cell-range-address="'FD order 12'.H9:'FD order 12'.H21 'FD order 12'.D9:'FD order 12'.D9 'FD order 12'.O9:'FD order 12'.O21 'FD order 12'.D24:'FD order 12'.D24 'FD order 12'.O23:'FD order 12'.O35 'FD order 12'.D37:'FD order 12'.D37 'FD order 12'.O37:'FD order 12'.O49 'FD order 12'.D51:'FD order 12'.D51 'FD order 12'.O51:'FD order 12'.O63" chart:data-source-has-labels="row" svg:x="1.456cm" svg:y="1.415cm" svg:width="16.915cm" svg:height="9.895cm">
          <chartooo:coordinate-region svg:x="2.607cm" svg:y="1.614cm" svg:width="15.577cm" svg:height="9.049cm"/>
          <chart:axis chart:dimension="x" chart:name="primary-x" chart:style-name="ch5">
            <chart:title svg:x="8.678cm" svg:y="11.56cm" chart:style-name="ch6">
              <text:p>Gaussian Points</text:p>
            </chart:title>
          </chart:axis>
          <chart:axis chart:dimension="y" chart:name="primary-y" chart:style-name="ch7">
            <chart:title svg:x="0.451cm" svg:y="6.948cm" chart:style-name="ch8">
              <text:p>Delta E</text:p>
            </chart:title>
            <chart:grid chart:style-name="ch9" chart:class="major"/>
          </chart:axis>
          <chart:series chart:style-name="ch10" chart:values-cell-range-address="'FD order 12'.O9:'FD order 12'.O21" chart:label-cell-address="'FD order 12'.D9:'FD order 12'.D9" chart:class="chart:scatter">
            <chart:domain table:cell-range-address="'FD order 12'.H9:'FD order 12'.H21"/>
            <chart:data-point chart:repeated="13"/>
          </chart:series>
          <chart:series chart:style-name="ch11" chart:values-cell-range-address="'FD order 12'.O23:'FD order 12'.O35" chart:label-cell-address="'FD order 12'.D24:'FD order 12'.D24" chart:class="chart:scatter">
            <chart:domain table:cell-range-address="'FD order 12'.H23:'FD order 12'.H35"/>
            <chart:data-point chart:repeated="13"/>
          </chart:series>
          <chart:series chart:style-name="ch12" chart:values-cell-range-address="'FD order 12'.O37:'FD order 12'.O49" chart:label-cell-address="'FD order 12'.D37:'FD order 12'.D37" chart:class="chart:scatter">
            <chart:domain table:cell-range-address="'FD order 12'.H37:'FD order 12'.H49"/>
            <chart:data-point chart:repeated="13"/>
          </chart:series>
          <chart:series chart:style-name="ch13" chart:values-cell-range-address="'FD order 12'.O51:'FD order 12'.O63" chart:label-cell-address="'FD order 12'.D51:'FD order 12'.D51" chart:class="chart:scatter">
            <chart:domain table:cell-range-address="'FD order 12'.H51:'FD order 12'.H63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FD order 12'.D9:'FD order 12'.D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FD order 12'.D24:'FD order 12'.D24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FD order 12'.D37:'FD order 12'.D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FD order 12'.D51:'FD order 12'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FD order 12'.H9:'FD order 12'.H21</svg:desc>
                </draw:g>
              </table:table-cell>
              <table:table-cell office:value-type="float" office:value="0.22354922731122">
                <text:p>0.22354922731122</text:p>
                <draw:g>
                  <svg:desc>'FD order 12'.O9:'FD order 12'.O21</svg:desc>
                </draw:g>
              </table:table-cell>
              <table:table-cell office:value-type="float" office:value="8">
                <text:p>8</text:p>
                <draw:g>
                  <svg:desc>'FD order 12'.H23:'FD order 12'.H35</svg:desc>
                </draw:g>
              </table:table-cell>
              <table:table-cell office:value-type="float" office:value="0.00051411569732585">
                <text:p>0.00051411569732585</text:p>
                <draw:g>
                  <svg:desc>'FD order 12'.O23:'FD order 12'.O35</svg:desc>
                </draw:g>
              </table:table-cell>
              <table:table-cell office:value-type="float" office:value="8">
                <text:p>8</text:p>
                <draw:g>
                  <svg:desc>'FD order 12'.H37:'FD order 12'.H49</svg:desc>
                </draw:g>
              </table:table-cell>
              <table:table-cell office:value-type="float" office:value="0.00098852009829997">
                <text:p>0.00098852009829997</text:p>
                <draw:g>
                  <svg:desc>'FD order 12'.O37:'FD order 12'.O49</svg:desc>
                </draw:g>
              </table:table-cell>
              <table:table-cell office:value-type="float" office:value="8">
                <text:p>8</text:p>
                <draw:g>
                  <svg:desc>'FD order 12'.H51:'FD order 12'.H63</svg:desc>
                </draw:g>
              </table:table-cell>
              <table:table-cell office:value-type="float" office:value="0.0035454271575723">
                <text:p>0.0035454271575723</text:p>
                <draw:g>
                  <svg:desc>'FD order 12'.O51:'FD order 12'.O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59619870671657">
                <text:p>0.000059619870671657</text:p>
              </table:table-cell>
              <table:table-cell office:value-type="float" office:value="9">
                <text:p>9</text:p>
              </table:table-cell>
              <table:table-cell office:value-type="float" office:value="0.00019528447863637">
                <text:p>0.00019528447863637</text:p>
              </table:table-cell>
              <table:table-cell office:value-type="float" office:value="9">
                <text:p>9</text:p>
              </table:table-cell>
              <table:table-cell office:value-type="float" office:value="0.00033248151791909">
                <text:p>0.00033248151791909</text:p>
              </table:table-cell>
              <table:table-cell office:value-type="float" office:value="9">
                <text:p>9</text:p>
              </table:table-cell>
              <table:table-cell office:value-type="float" office:value="0.0011417728458554">
                <text:p>0.00114177284585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19320959186025">
                <text:p>0.000019320959186025</text:p>
              </table:table-cell>
              <table:table-cell office:value-type="float" office:value="10">
                <text:p>10</text:p>
              </table:table-cell>
              <table:table-cell office:value-type="float" office:value="0.000078938666821182">
                <text:p>0.000078938666821182</text:p>
              </table:table-cell>
              <table:table-cell office:value-type="float" office:value="10">
                <text:p>10</text:p>
              </table:table-cell>
              <table:table-cell office:value-type="float" office:value="0.00011871066940827">
                <text:p>0.00011871066940827</text:p>
              </table:table-cell>
              <table:table-cell office:value-type="float" office:value="10">
                <text:p>10</text:p>
              </table:table-cell>
              <table:table-cell office:value-type="float" office:value="0.00051054520157834">
                <text:p>0.000510545201578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67476583472392">
                <text:p>0.0000067476583472392</text:p>
              </table:table-cell>
              <table:table-cell office:value-type="float" office:value="11">
                <text:p>11</text:p>
              </table:table-cell>
              <table:table-cell office:value-type="float" office:value="0.000022479573394296">
                <text:p>0.000022479573394296</text:p>
              </table:table-cell>
              <table:table-cell office:value-type="float" office:value="11">
                <text:p>11</text:p>
              </table:table-cell>
              <table:table-cell office:value-type="float" office:value="0.000045705517695893">
                <text:p>0.000045705517695893</text:p>
              </table:table-cell>
              <table:table-cell office:value-type="float" office:value="11">
                <text:p>11</text:p>
              </table:table-cell>
              <table:table-cell office:value-type="float" office:value="0.00018410798727686">
                <text:p>0.000184107987276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40968194298108">
                <text:p>0.0000040968194298108</text:p>
              </table:table-cell>
              <table:table-cell office:value-type="float" office:value="12">
                <text:p>12</text:p>
              </table:table-cell>
              <table:table-cell office:value-type="float" office:value="0.00001033182849608">
                <text:p>0.00001033182849608</text:p>
              </table:table-cell>
              <table:table-cell office:value-type="float" office:value="12">
                <text:p>12</text:p>
              </table:table-cell>
              <table:table-cell office:value-type="float" office:value="0.000025079728228405">
                <text:p>0.000025079728228405</text:p>
              </table:table-cell>
              <table:table-cell office:value-type="float" office:value="12">
                <text:p>12</text:p>
              </table:table-cell>
              <table:table-cell office:value-type="float" office:value="0.000088965182872158">
                <text:p>0.0000889651828721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15868971481314">
                <text:p>0.0000015868971481314</text:p>
              </table:table-cell>
              <table:table-cell office:value-type="float" office:value="13">
                <text:p>13</text:p>
              </table:table-cell>
              <table:table-cell office:value-type="float" office:value="0.0000049548128684407">
                <text:p>0.0000049548128684407</text:p>
              </table:table-cell>
              <table:table-cell office:value-type="float" office:value="13">
                <text:p>13</text:p>
              </table:table-cell>
              <table:table-cell office:value-type="float" office:value="0.00001068769823398">
                <text:p>0.00001068769823398</text:p>
              </table:table-cell>
              <table:table-cell office:value-type="float" office:value="13">
                <text:p>13</text:p>
              </table:table-cell>
              <table:table-cell office:value-type="float" office:value="0.000044339562940365">
                <text:p>0.0000443395629403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65302304397274">
                <text:p>0.00000065302304397274</text:p>
              </table:table-cell>
              <table:table-cell office:value-type="float" office:value="14">
                <text:p>14</text:p>
              </table:table-cell>
              <table:table-cell office:value-type="float" office:value="0.000001766587705454">
                <text:p>0.000001766587705454</text:p>
              </table:table-cell>
              <table:table-cell office:value-type="float" office:value="14">
                <text:p>14</text:p>
              </table:table-cell>
              <table:table-cell office:value-type="float" office:value="0.0000047900360442554">
                <text:p>0.0000047900360442554</text:p>
              </table:table-cell>
              <table:table-cell office:value-type="float" office:value="14">
                <text:p>14</text:p>
              </table:table-cell>
              <table:table-cell office:value-type="float" office:value="0.00001834301670911">
                <text:p>0.000018343016709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28375421373683">
                <text:p>0.00000028375421373683</text:p>
              </table:table-cell>
              <table:table-cell office:value-type="float" office:value="15">
                <text:p>15</text:p>
              </table:table-cell>
              <table:table-cell office:value-type="float" office:value="0.00000092669459750283">
                <text:p>0.00000092669459750283</text:p>
              </table:table-cell>
              <table:table-cell office:value-type="float" office:value="15">
                <text:p>15</text:p>
              </table:table-cell>
              <table:table-cell office:value-type="float" office:value="0.0000022451396368695">
                <text:p>0.0000022451396368695</text:p>
              </table:table-cell>
              <table:table-cell office:value-type="float" office:value="15">
                <text:p>15</text:p>
              </table:table-cell>
              <table:table-cell office:value-type="float" office:value="0.0000097752407981488">
                <text:p>0.00000977524079814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19057366587583">
                <text:p>0.00000019057366587583</text:p>
              </table:table-cell>
              <table:table-cell office:value-type="float" office:value="16">
                <text:p>16</text:p>
              </table:table-cell>
              <table:table-cell office:value-type="float" office:value="0.00000050114616612085">
                <text:p>0.00000050114616612085</text:p>
              </table:table-cell>
              <table:table-cell office:value-type="float" office:value="16">
                <text:p>16</text:p>
              </table:table-cell>
              <table:table-cell office:value-type="float" office:value="0.0000010955524345491">
                <text:p>0.0000010955524345491</text:p>
              </table:table-cell>
              <table:table-cell office:value-type="float" office:value="16">
                <text:p>16</text:p>
              </table:table-cell>
              <table:table-cell office:value-type="float" office:value="0.0000053479785648847">
                <text:p>0.00000534797856488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88957387678334">
                <text:p>0.000000088957387678334</text:p>
              </table:table-cell>
              <table:table-cell office:value-type="float" office:value="17">
                <text:p>17</text:p>
              </table:table-cell>
              <table:table-cell office:value-type="float" office:value="0.00000027868213980931">
                <text:p>0.00000027868213980931</text:p>
              </table:table-cell>
              <table:table-cell office:value-type="float" office:value="17">
                <text:p>17</text:p>
              </table:table-cell>
              <table:table-cell office:value-type="float" office:value="0.00000055445478608362">
                <text:p>0.00000055445478608362</text:p>
              </table:table-cell>
              <table:table-cell office:value-type="float" office:value="17">
                <text:p>17</text:p>
              </table:table-cell>
              <table:table-cell office:value-type="float" office:value="0.0000024862227299138">
                <text:p>0.0000024862227299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43303665347993">
                <text:p>0.000000043303665347993</text:p>
              </table:table-cell>
              <table:table-cell office:value-type="float" office:value="18">
                <text:p>18</text:p>
              </table:table-cell>
              <table:table-cell office:value-type="float" office:value="0.00000012117773651177">
                <text:p>0.00000012117773651177</text:p>
              </table:table-cell>
              <table:table-cell office:value-type="float" office:value="18">
                <text:p>18</text:p>
              </table:table-cell>
              <table:table-cell office:value-type="float" office:value="0.00000035874466419727">
                <text:p>0.00000035874466419727</text:p>
              </table:table-cell>
              <table:table-cell office:value-type="float" office:value="18">
                <text:p>18</text:p>
              </table:table-cell>
              <table:table-cell office:value-type="float" office:value="0.0000014376847836672">
                <text:p>0.00000143768478366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21895605939459">
                <text:p>0.000000021895605939459</text:p>
              </table:table-cell>
              <table:table-cell office:value-type="float" office:value="19">
                <text:p>19</text:p>
              </table:table-cell>
              <table:table-cell office:value-type="float" office:value="0.00000007157925052681">
                <text:p>0.00000007157925052681</text:p>
              </table:table-cell>
              <table:table-cell office:value-type="float" office:value="19">
                <text:p>19</text:p>
              </table:table-cell>
              <table:table-cell office:value-type="float" office:value="0.00000019159268127567">
                <text:p>0.00000019159268127567</text:p>
              </table:table-cell>
              <table:table-cell office:value-type="float" office:value="19">
                <text:p>19</text:p>
              </table:table-cell>
              <table:table-cell office:value-type="float" office:value="0.00000084927928156731">
                <text:p>0.000000849279281567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15775116823935">
                <text:p>0.000000015775116823935</text:p>
              </table:table-cell>
              <table:table-cell office:value-type="float" office:value="20">
                <text:p>20</text:p>
              </table:table-cell>
              <table:table-cell office:value-type="float" office:value="0.000000043178412179046">
                <text:p>0.000000043178412179046</text:p>
              </table:table-cell>
              <table:table-cell office:value-type="float" office:value="20">
                <text:p>20</text:p>
              </table:table-cell>
              <table:table-cell office:value-type="float" office:value="0.00000010530127525499">
                <text:p>0.00000010530127525499</text:p>
              </table:table-cell>
              <table:table-cell office:value-type="float" office:value="20">
                <text:p>20</text:p>
              </table:table-cell>
              <table:table-cell office:value-type="float" office:value="0.00000043414546979648">
                <text:p>0.0000004341454697964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862cm" svg:height="11.172cm" xlink:href=".." xlink:type="simple" chart:class="chart:scatter" chart:style-name="ch1">
        <chart:title svg:x="8.617cm" svg:y="0.359cm" chart:style-name="ch2">
          <text:p>FD Order 16</text:p>
        </chart:title>
        <chart:legend chart:legend-position="end" svg:x="16.401cm" svg:y="4.54cm" style:legend-expansion="high" chart:style-name="ch3"/>
        <chart:plot-area chart:style-name="ch4" table:cell-range-address="'FD order 16'.H9:'FD order 16'.H21 'FD order 16'.D9:'FD order 16'.D9 'FD order 16'.P9:'FD order 16'.P21 'FD order 16'.D23:'FD order 16'.D23 'FD order 16'.P23:'FD order 16'.P35 'FD order 16'.D37:'FD order 16'.D37 'FD order 16'.P37:'FD order 16'.P49 'FD order 16'.D51:'FD order 16'.D51 'FD order 16'.P51:'FD order 16'.P63" chart:data-source-has-labels="row" svg:x="1.408cm" svg:y="1.361cm" svg:width="14.596cm" svg:height="8.607cm">
          <chartooo:coordinate-region svg:x="2.559cm" svg:y="1.56cm" svg:width="13.258cm" svg:height="7.762cm"/>
          <chart:axis chart:dimension="x" chart:name="primary-x" chart:style-name="ch5">
            <chart:title svg:x="7.471cm" svg:y="10.191cm" chart:style-name="ch6">
              <text:p>Gaussian Points</text:p>
            </chart:title>
          </chart:axis>
          <chart:axis chart:dimension="y" chart:name="primary-y" chart:style-name="ch7">
            <chart:title svg:x="0.451cm" svg:y="7.296cm" chart:style-name="ch8">
              <text:p>RMS error in potential</text:p>
            </chart:title>
            <chart:grid chart:style-name="ch9" chart:class="major"/>
          </chart:axis>
          <chart:series chart:style-name="ch10" chart:values-cell-range-address="'FD order 16'.P9:'FD order 16'.P21" chart:label-cell-address="'FD order 16'.D9:'FD order 16'.D9" chart:class="chart:scatter">
            <chart:domain table:cell-range-address="'FD order 16'.H9:'FD order 16'.H21"/>
            <chart:data-point chart:repeated="13"/>
          </chart:series>
          <chart:series chart:style-name="ch11" chart:values-cell-range-address="'FD order 16'.P23:'FD order 16'.P35" chart:label-cell-address="'FD order 16'.D23:'FD order 16'.D23" chart:class="chart:scatter">
            <chart:domain table:cell-range-address="'FD order 16'.H23:'FD order 16'.H35"/>
            <chart:data-point chart:repeated="13"/>
          </chart:series>
          <chart:series chart:style-name="ch12" chart:values-cell-range-address="'FD order 16'.P37:'FD order 16'.P49" chart:label-cell-address="'FD order 16'.D37:'FD order 16'.D37" chart:class="chart:scatter">
            <chart:domain table:cell-range-address="'FD order 16'.H37:'FD order 16'.H49"/>
            <chart:data-point chart:repeated="13"/>
          </chart:series>
          <chart:series chart:style-name="ch13" chart:values-cell-range-address="'FD order 16'.P51:'FD order 16'.P63" chart:label-cell-address="'FD order 16'.D51:'FD order 16'.D51" chart:class="chart:scatter">
            <chart:domain table:cell-range-address="'FD order 16'.H51:'FD order 16'.H63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FD order 16'.D9:'FD order 16'.D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FD order 16'.D23:'FD order 16'.D2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FD order 16'.D37:'FD order 16'.D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FD order 16'.D51:'FD order 16'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FD order 16'.H9:'FD order 16'.H21</svg:desc>
                </draw:g>
              </table:table-cell>
              <table:table-cell office:value-type="float" office:value="0.059407123568547">
                <text:p>0.059407123568547</text:p>
                <draw:g>
                  <svg:desc>'FD order 16'.P9:'FD order 16'.P21</svg:desc>
                </draw:g>
              </table:table-cell>
              <table:table-cell office:value-type="float" office:value="8">
                <text:p>8</text:p>
                <draw:g>
                  <svg:desc>'FD order 16'.H23:'FD order 16'.H35</svg:desc>
                </draw:g>
              </table:table-cell>
              <table:table-cell office:value-type="float" office:value="0.20727449916451">
                <text:p>0.20727449916451</text:p>
                <draw:g>
                  <svg:desc>'FD order 16'.P23:'FD order 16'.P35</svg:desc>
                </draw:g>
              </table:table-cell>
              <table:table-cell office:value-type="float" office:value="8">
                <text:p>8</text:p>
                <draw:g>
                  <svg:desc>'FD order 16'.H37:'FD order 16'.H49</svg:desc>
                </draw:g>
              </table:table-cell>
              <table:table-cell office:value-type="float" office:value="0.00000062126082874791">
                <text:p>0.00000062126082874791</text:p>
                <draw:g>
                  <svg:desc>'FD order 16'.P37:'FD order 16'.P49</svg:desc>
                </draw:g>
              </table:table-cell>
              <table:table-cell office:value-type="float" office:value="8">
                <text:p>8</text:p>
                <draw:g>
                  <svg:desc>'FD order 16'.H51:'FD order 16'.H63</svg:desc>
                </draw:g>
              </table:table-cell>
              <table:table-cell office:value-type="float" office:value="0.0000012047633204512">
                <text:p>0.0000012047633204512</text:p>
                <draw:g>
                  <svg:desc>'FD order 16'.P51:'FD order 16'.P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019284743860378">
                <text:p>0.00000019284743860378</text:p>
              </table:table-cell>
              <table:table-cell office:value-type="float" office:value="9">
                <text:p>9</text:p>
              </table:table-cell>
              <table:table-cell office:value-type="float" office:value="0.00000016089738566365">
                <text:p>0.00000016089738566365</text:p>
              </table:table-cell>
              <table:table-cell office:value-type="float" office:value="9">
                <text:p>9</text:p>
              </table:table-cell>
              <table:table-cell office:value-type="float" office:value="0.00000024572134412094">
                <text:p>0.00000024572134412094</text:p>
              </table:table-cell>
              <table:table-cell office:value-type="float" office:value="9">
                <text:p>9</text:p>
              </table:table-cell>
              <table:table-cell office:value-type="float" office:value="0.00000027856058032706">
                <text:p>0.000000278560580327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0051692723583212">
                <text:p>0.000000051692723583212</text:p>
              </table:table-cell>
              <table:table-cell office:value-type="float" office:value="10">
                <text:p>10</text:p>
              </table:table-cell>
              <table:table-cell office:value-type="float" office:value="0.000000058546026669221">
                <text:p>0.000000058546026669221</text:p>
              </table:table-cell>
              <table:table-cell office:value-type="float" office:value="10">
                <text:p>10</text:p>
              </table:table-cell>
              <table:table-cell office:value-type="float" office:value="0.000000077571539891158">
                <text:p>0.000000077571539891158</text:p>
              </table:table-cell>
              <table:table-cell office:value-type="float" office:value="10">
                <text:p>10</text:p>
              </table:table-cell>
              <table:table-cell office:value-type="float" office:value="0.000000094959285687045">
                <text:p>0.0000000949592856870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0014129916452082">
                <text:p>0.000000014129916452082</text:p>
              </table:table-cell>
              <table:table-cell office:value-type="float" office:value="11">
                <text:p>11</text:p>
              </table:table-cell>
              <table:table-cell office:value-type="float" office:value="0.000000014097782678546">
                <text:p>0.000000014097782678546</text:p>
              </table:table-cell>
              <table:table-cell office:value-type="float" office:value="11">
                <text:p>11</text:p>
              </table:table-cell>
              <table:table-cell office:value-type="float" office:value="0.000000025085483757503">
                <text:p>0.000000025085483757503</text:p>
              </table:table-cell>
              <table:table-cell office:value-type="float" office:value="11">
                <text:p>11</text:p>
              </table:table-cell>
              <table:table-cell office:value-type="float" office:value="0.00000002367617930459">
                <text:p>0.000000023676179304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075813266041122">
                <text:p>0.0000000075813266041122</text:p>
              </table:table-cell>
              <table:table-cell office:value-type="float" office:value="12">
                <text:p>12</text:p>
              </table:table-cell>
              <table:table-cell office:value-type="float" office:value="0.0000000056747243111356">
                <text:p>0.0000000056747243111356</text:p>
              </table:table-cell>
              <table:table-cell office:value-type="float" office:value="12">
                <text:p>12</text:p>
              </table:table-cell>
              <table:table-cell office:value-type="float" office:value="0.000000012021738592575">
                <text:p>0.000000012021738592575</text:p>
              </table:table-cell>
              <table:table-cell office:value-type="float" office:value="12">
                <text:p>12</text:p>
              </table:table-cell>
              <table:table-cell office:value-type="float" office:value="0.0000000087150934530304">
                <text:p>0.00000000871509345303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0022912959680334">
                <text:p>0.0000000022912959680334</text:p>
              </table:table-cell>
              <table:table-cell office:value-type="float" office:value="13">
                <text:p>13</text:p>
              </table:table-cell>
              <table:table-cell office:value-type="float" office:value="0.0000000023714664477823">
                <text:p>0.0000000023714664477823</text:p>
              </table:table-cell>
              <table:table-cell office:value-type="float" office:value="13">
                <text:p>13</text:p>
              </table:table-cell>
              <table:table-cell office:value-type="float" office:value="0.000000004099121882669">
                <text:p>0.000000004099121882669</text:p>
              </table:table-cell>
              <table:table-cell office:value-type="float" office:value="13">
                <text:p>13</text:p>
              </table:table-cell>
              <table:table-cell office:value-type="float" office:value="0.0000000033337083382804">
                <text:p>0.00000000333370833828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0073495579815254">
                <text:p>0.00000000073495579815254</text:p>
              </table:table-cell>
              <table:table-cell office:value-type="float" office:value="14">
                <text:p>14</text:p>
              </table:table-cell>
              <table:table-cell office:value-type="float" office:value="0.00000000068217736371196">
                <text:p>0.00000000068217736371196</text:p>
              </table:table-cell>
              <table:table-cell office:value-type="float" office:value="14">
                <text:p>14</text:p>
              </table:table-cell>
              <table:table-cell office:value-type="float" office:value="0.0000000014492698659407">
                <text:p>0.0000000014492698659407</text:p>
              </table:table-cell>
              <table:table-cell office:value-type="float" office:value="14">
                <text:p>14</text:p>
              </table:table-cell>
              <table:table-cell office:value-type="float" office:value="0.00000000098317188706501">
                <text:p>0.000000000983171887065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0024901981554608">
                <text:p>0.00000000024901981554608</text:p>
              </table:table-cell>
              <table:table-cell office:value-type="float" office:value="15">
                <text:p>15</text:p>
              </table:table-cell>
              <table:table-cell office:value-type="float" office:value="0.00000000030856995658483">
                <text:p>0.00000000030856995658483</text:p>
              </table:table-cell>
              <table:table-cell office:value-type="float" office:value="15">
                <text:p>15</text:p>
              </table:table-cell>
              <table:table-cell office:value-type="float" office:value="0.00000000053227582502019">
                <text:p>0.00000000053227582502019</text:p>
              </table:table-cell>
              <table:table-cell office:value-type="float" office:value="15">
                <text:p>15</text:p>
              </table:table-cell>
              <table:table-cell office:value-type="float" office:value="0.00000000041107483877062">
                <text:p>0.000000000411074838770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001477740975044">
                <text:p>0.0000000001477740975044</text:p>
              </table:table-cell>
              <table:table-cell office:value-type="float" office:value="16">
                <text:p>16</text:p>
              </table:table-cell>
              <table:table-cell office:value-type="float" office:value="0.0000000001434088339075">
                <text:p>0.0000000001434088339075</text:p>
              </table:table-cell>
              <table:table-cell office:value-type="float" office:value="16">
                <text:p>16</text:p>
              </table:table-cell>
              <table:table-cell office:value-type="float" office:value="0.00000000020318100305358">
                <text:p>0.00000000020318100305358</text:p>
              </table:table-cell>
              <table:table-cell office:value-type="float" office:value="16">
                <text:p>16</text:p>
              </table:table-cell>
              <table:table-cell office:value-type="float" office:value="0.00000000017810238774586">
                <text:p>0.000000000178102387745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0053965106184579">
                <text:p>0.000000000053965106184579</text:p>
              </table:table-cell>
              <table:table-cell office:value-type="float" office:value="17">
                <text:p>17</text:p>
              </table:table-cell>
              <table:table-cell office:value-type="float" office:value="0.000000000068359162600072">
                <text:p>0.000000000068359162600072</text:p>
              </table:table-cell>
              <table:table-cell office:value-type="float" office:value="17">
                <text:p>17</text:p>
              </table:table-cell>
              <table:table-cell office:value-type="float" office:value="0.000000000080569241367031">
                <text:p>0.000000000080569241367031</text:p>
              </table:table-cell>
              <table:table-cell office:value-type="float" office:value="17">
                <text:p>17</text:p>
              </table:table-cell>
              <table:table-cell office:value-type="float" office:value="0.000000000061497042927988">
                <text:p>0.0000000000614970429279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0020629103183149">
                <text:p>0.000000000020629103183149</text:p>
              </table:table-cell>
              <table:table-cell office:value-type="float" office:value="18">
                <text:p>18</text:p>
              </table:table-cell>
              <table:table-cell office:value-type="float" office:value="0.000000000023519425594758">
                <text:p>0.000000000023519425594758</text:p>
              </table:table-cell>
              <table:table-cell office:value-type="float" office:value="18">
                <text:p>18</text:p>
              </table:table-cell>
              <table:table-cell office:value-type="float" office:value="0.000000000044391839579758">
                <text:p>0.000000000044391839579758</text:p>
              </table:table-cell>
              <table:table-cell office:value-type="float" office:value="18">
                <text:p>18</text:p>
              </table:table-cell>
              <table:table-cell office:value-type="float" office:value="0.000000000028722009447522">
                <text:p>0.0000000000287220094475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0082290325438118">
                <text:p>0.0000000000082290325438118</text:p>
              </table:table-cell>
              <table:table-cell office:value-type="float" office:value="19">
                <text:p>19</text:p>
              </table:table-cell>
              <table:table-cell office:value-type="float" office:value="0.000000000011875096362898">
                <text:p>0.000000000011875096362898</text:p>
              </table:table-cell>
              <table:table-cell office:value-type="float" office:value="19">
                <text:p>19</text:p>
              </table:table-cell>
              <table:table-cell office:value-type="float" office:value="0.00000000001870377927535">
                <text:p>0.00000000001870377927535</text:p>
              </table:table-cell>
              <table:table-cell office:value-type="float" office:value="19">
                <text:p>19</text:p>
              </table:table-cell>
              <table:table-cell office:value-type="float" office:value="0.000000000013807490737116">
                <text:p>0.0000000000138074907371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0052762146455786">
                <text:p>0.0000000000052762146455786</text:p>
              </table:table-cell>
              <table:table-cell office:value-type="float" office:value="20">
                <text:p>20</text:p>
              </table:table-cell>
              <table:table-cell office:value-type="float" office:value="0.0000000000061237827143951">
                <text:p>0.0000000000061237827143951</text:p>
              </table:table-cell>
              <table:table-cell office:value-type="float" office:value="20">
                <text:p>20</text:p>
              </table:table-cell>
              <table:table-cell office:value-type="float" office:value="0.0000000000081549055121445">
                <text:p>0.0000000000081549055121445</text:p>
              </table:table-cell>
              <table:table-cell office:value-type="float" office:value="20">
                <text:p>20</text:p>
              </table:table-cell>
              <table:table-cell office:value-type="float" office:value="0.0000000000054247912421896">
                <text:p>0.000000000005424791242189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00000000001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523cm" svg:height="12.678cm" xlink:href="." xlink:type="simple" chart:class="chart:scatter" chart:style-name="ch1">
        <chart:title svg:x="9.947cm" svg:y="0.389cm" chart:style-name="ch2">
          <text:p>FD Order 20</text:p>
        </chart:title>
        <chart:legend chart:legend-position="end" svg:x="19.062cm" svg:y="5.293cm" style:legend-expansion="high" chart:style-name="ch3"/>
        <chart:plot-area chart:style-name="ch4" chart:data-source-has-labels="both" svg:x="1.461cm" svg:y="1.421cm" svg:width="17.151cm" svg:height="10.023cm">
          <chartooo:coordinate-region svg:x="2.612cm" svg:y="1.62cm" svg:width="15.813cm" svg:height="9.177cm"/>
          <chart:axis chart:dimension="x" chart:name="primary-x" chart:style-name="ch5" chartooo:axis-type="auto">
            <chart:title svg:x="8.801cm" svg:y="11.697cm" chart:style-name="ch6">
              <text:p>Gaussian Points</text:p>
            </chart:title>
            <chart:categories table:cell-range-address="local-table.$A$2:.$A$14"/>
          </chart:axis>
          <chart:axis chart:dimension="y" chart:name="primary-y" chart:style-name="ch7">
            <chart:title svg:x="0.451cm" svg:y="8.09cm" chart:style-name="ch8">
              <text:p>RMS Error in Potential</text:p>
            </chart:title>
            <chart:grid chart:style-name="ch9" chart:class="major"/>
          </chart:axis>
          <chart:series chart:style-name="ch10" chart:values-cell-range-address="local-table.$C$2:.$C$14" chart:label-cell-address="local-table.$C$1" chart:class="chart:scatter">
            <chart:domain table:cell-range-address="local-table.$B$2:.$B$14"/>
            <chart:data-point chart:repeated="13"/>
          </chart:series>
          <chart:series chart:style-name="ch11" chart:values-cell-range-address="local-table.$E$2:.$E$14" chart:label-cell-address="local-table.$E$1" chart:class="chart:scatter">
            <chart:domain table:cell-range-address="local-table.$D$2:.$D$14"/>
            <chart:data-point chart:repeated="13"/>
          </chart:series>
          <chart:series chart:style-name="ch12" chart:values-cell-range-address="local-table.$G$2:.$G$14" chart:label-cell-address="local-table.$G$1" chart:class="chart:scatter">
            <chart:domain table:cell-range-address="local-table.$F$2:.$F$14"/>
            <chart:data-point chart:repeated="13"/>
          </chart:series>
          <chart:series chart:style-name="ch13" chart:values-cell-range-address="local-table.$I$2:.$I$14" chart:label-cell-address="local-table.$I$1" chart:class="chart:scatter">
            <chart:domain table:cell-range-address="local-table.$H$2:.$H$14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lpha=0.4243</text:p>
              </table:table-cell>
              <table:table-cell office:value-type="string">
                <text:p/>
              </table:table-cell>
              <table:table-cell office:value-type="string">
                <text:p>Alpha=0.5657</text:p>
              </table:table-cell>
              <table:table-cell office:value-type="string">
                <text:p/>
              </table:table-cell>
              <table:table-cell office:value-type="string">
                <text:p>Alpha=0.7071</text:p>
              </table:table-cell>
              <table:table-cell office:value-type="string">
                <text:p/>
              </table:table-cell>
              <table:table-cell office:value-type="string">
                <text:p>Alpha=0.848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.19567303867265">
                <text:p>0.19567303867265</text:p>
              </table:table-cell>
              <table:table-cell office:value-type="float" office:value="8">
                <text:p>8</text:p>
              </table:table-cell>
              <table:table-cell office:value-type="float" office:value="0.0000003172395823853">
                <text:p>0.0000003172395823853</text:p>
              </table:table-cell>
              <table:table-cell office:value-type="float" office:value="8">
                <text:p>8</text:p>
              </table:table-cell>
              <table:table-cell office:value-type="float" office:value="0.00000047837331861652">
                <text:p>0.00000047837331861652</text:p>
              </table:table-cell>
              <table:table-cell office:value-type="float" office:value="8">
                <text:p>8</text:p>
              </table:table-cell>
              <table:table-cell office:value-type="float" office:value="0.00000091969340953926">
                <text:p>0.0000009196934095392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011896594683869">
                <text:p>0.00000011896594683869</text:p>
              </table:table-cell>
              <table:table-cell office:value-type="float" office:value="9">
                <text:p>9</text:p>
              </table:table-cell>
              <table:table-cell office:value-type="float" office:value="0.00000010496935762908">
                <text:p>0.00000010496935762908</text:p>
              </table:table-cell>
              <table:table-cell office:value-type="float" office:value="9">
                <text:p>9</text:p>
              </table:table-cell>
              <table:table-cell office:value-type="float" office:value="0.00000018713759725746">
                <text:p>0.00000018713759725746</text:p>
              </table:table-cell>
              <table:table-cell office:value-type="float" office:value="9">
                <text:p>9</text:p>
              </table:table-cell>
              <table:table-cell office:value-type="float" office:value="0.00000017569578190925">
                <text:p>0.000000175695781909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0029113776846379">
                <text:p>0.000000029113776846379</text:p>
              </table:table-cell>
              <table:table-cell office:value-type="float" office:value="10">
                <text:p>10</text:p>
              </table:table-cell>
              <table:table-cell office:value-type="float" office:value="0.000000035559232833504">
                <text:p>0.000000035559232833504</text:p>
              </table:table-cell>
              <table:table-cell office:value-type="float" office:value="10">
                <text:p>10</text:p>
              </table:table-cell>
              <table:table-cell office:value-type="float" office:value="0.000000051522396537816">
                <text:p>0.000000051522396537816</text:p>
              </table:table-cell>
              <table:table-cell office:value-type="float" office:value="10">
                <text:p>10</text:p>
              </table:table-cell>
              <table:table-cell office:value-type="float" office:value="0.000000051279427202096">
                <text:p>0.0000000512794272020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00068928734196527">
                <text:p>0.0000000068928734196527</text:p>
              </table:table-cell>
              <table:table-cell office:value-type="float" office:value="11">
                <text:p>11</text:p>
              </table:table-cell>
              <table:table-cell office:value-type="float" office:value="0.0000000078229918286469">
                <text:p>0.0000000078229918286469</text:p>
              </table:table-cell>
              <table:table-cell office:value-type="float" office:value="11">
                <text:p>11</text:p>
              </table:table-cell>
              <table:table-cell office:value-type="float" office:value="0.000000014131550930889">
                <text:p>0.000000014131550930889</text:p>
              </table:table-cell>
              <table:table-cell office:value-type="float" office:value="11">
                <text:p>11</text:p>
              </table:table-cell>
              <table:table-cell office:value-type="float" office:value="0.000000010409550584386">
                <text:p>0.0000000104095505843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034288202580633">
                <text:p>0.0000000034288202580633</text:p>
              </table:table-cell>
              <table:table-cell office:value-type="float" office:value="12">
                <text:p>12</text:p>
              </table:table-cell>
              <table:table-cell office:value-type="float" office:value="0.0000000028947576283455">
                <text:p>0.0000000028947576283455</text:p>
              </table:table-cell>
              <table:table-cell office:value-type="float" office:value="12">
                <text:p>12</text:p>
              </table:table-cell>
              <table:table-cell office:value-type="float" office:value="0.0000000060156410766568">
                <text:p>0.0000000060156410766568</text:p>
              </table:table-cell>
              <table:table-cell office:value-type="float" office:value="12">
                <text:p>12</text:p>
              </table:table-cell>
              <table:table-cell office:value-type="float" office:value="0.0000000033209797326636">
                <text:p>0.00000000332097973266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00088591313688077">
                <text:p>0.00000000088591313688077</text:p>
              </table:table-cell>
              <table:table-cell office:value-type="float" office:value="13">
                <text:p>13</text:p>
              </table:table-cell>
              <table:table-cell office:value-type="float" office:value="0.000000001103524545989">
                <text:p>0.000000001103524545989</text:p>
              </table:table-cell>
              <table:table-cell office:value-type="float" office:value="13">
                <text:p>13</text:p>
              </table:table-cell>
              <table:table-cell office:value-type="float" office:value="0.000000001705501204296">
                <text:p>0.000000001705501204296</text:p>
              </table:table-cell>
              <table:table-cell office:value-type="float" office:value="13">
                <text:p>13</text:p>
              </table:table-cell>
              <table:table-cell office:value-type="float" office:value="0.0000000011122868209255">
                <text:p>0.0000000011122868209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0024131647117323">
                <text:p>0.00000000024131647117323</text:p>
              </table:table-cell>
              <table:table-cell office:value-type="float" office:value="14">
                <text:p>14</text:p>
              </table:table-cell>
              <table:table-cell office:value-type="float" office:value="0.00000000027253718290161">
                <text:p>0.00000000027253718290161</text:p>
              </table:table-cell>
              <table:table-cell office:value-type="float" office:value="14">
                <text:p>14</text:p>
              </table:table-cell>
              <table:table-cell office:value-type="float" office:value="0.00000000050053341954528">
                <text:p>0.00000000050053341954528</text:p>
              </table:table-cell>
              <table:table-cell office:value-type="float" office:value="14">
                <text:p>14</text:p>
              </table:table-cell>
              <table:table-cell office:value-type="float" office:value="0.00000000027924472152764">
                <text:p>0.000000000279244721527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000691949512958">
                <text:p>0.0000000000691949512958</text:p>
              </table:table-cell>
              <table:table-cell office:value-type="float" office:value="15">
                <text:p>15</text:p>
              </table:table-cell>
              <table:table-cell office:value-type="float" office:value="0.00000000011038948823356">
                <text:p>0.00000000011038948823356</text:p>
              </table:table-cell>
              <table:table-cell office:value-type="float" office:value="15">
                <text:p>15</text:p>
              </table:table-cell>
              <table:table-cell office:value-type="float" office:value="0.00000000015291273477444">
                <text:p>0.00000000015291273477444</text:p>
              </table:table-cell>
              <table:table-cell office:value-type="float" office:value="15">
                <text:p>15</text:p>
              </table:table-cell>
              <table:table-cell office:value-type="float" office:value="0.0000000001044949005709">
                <text:p>0.00000000010449490057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00037758265011509">
                <text:p>0.000000000037758265011509</text:p>
              </table:table-cell>
              <table:table-cell office:value-type="float" office:value="16">
                <text:p>16</text:p>
              </table:table-cell>
              <table:table-cell office:value-type="float" office:value="0.000000000045699526886011">
                <text:p>0.000000000045699526886011</text:p>
              </table:table-cell>
              <table:table-cell office:value-type="float" office:value="16">
                <text:p>16</text:p>
              </table:table-cell>
              <table:table-cell office:value-type="float" office:value="0.000000000048748927117138">
                <text:p>0.000000000048748927117138</text:p>
              </table:table-cell>
              <table:table-cell office:value-type="float" office:value="16">
                <text:p>16</text:p>
              </table:table-cell>
              <table:table-cell office:value-type="float" office:value="0.000000000040751945577861">
                <text:p>0.0000000000407519455778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0011664258353915">
                <text:p>0.000000000011664258353915</text:p>
              </table:table-cell>
              <table:table-cell office:value-type="float" office:value="17">
                <text:p>17</text:p>
              </table:table-cell>
              <table:table-cell office:value-type="float" office:value="0.000000000019333846798109">
                <text:p>0.000000000019333846798109</text:p>
              </table:table-cell>
              <table:table-cell office:value-type="float" office:value="17">
                <text:p>17</text:p>
              </table:table-cell>
              <table:table-cell office:value-type="float" office:value="0.000000000016224461082077">
                <text:p>0.000000000016224461082077</text:p>
              </table:table-cell>
              <table:table-cell office:value-type="float" office:value="17">
                <text:p>17</text:p>
              </table:table-cell>
              <table:table-cell office:value-type="float" office:value="0.000000000012293942818853">
                <text:p>0.0000000000122939428188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00037782981667383">
                <text:p>0.0000000000037782981667383</text:p>
              </table:table-cell>
              <table:table-cell office:value-type="float" office:value="18">
                <text:p>18</text:p>
              </table:table-cell>
              <table:table-cell office:value-type="float" office:value="0.0000000000055414973276514">
                <text:p>0.0000000000055414973276514</text:p>
              </table:table-cell>
              <table:table-cell office:value-type="float" office:value="18">
                <text:p>18</text:p>
              </table:table-cell>
              <table:table-cell office:value-type="float" office:value="0.0000000000079775183814951">
                <text:p>0.0000000000079775183814951</text:p>
              </table:table-cell>
              <table:table-cell office:value-type="float" office:value="18">
                <text:p>18</text:p>
              </table:table-cell>
              <table:table-cell office:value-type="float" office:value="0.0000000000052011058365789">
                <text:p>0.00000000000520110583657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0012804785452028">
                <text:p>0.0000000000012804785452028</text:p>
              </table:table-cell>
              <table:table-cell office:value-type="float" office:value="19">
                <text:p>19</text:p>
              </table:table-cell>
              <table:table-cell office:value-type="float" office:value="0.0000000000024752363528036">
                <text:p>0.0000000000024752363528036</text:p>
              </table:table-cell>
              <table:table-cell office:value-type="float" office:value="19">
                <text:p>19</text:p>
              </table:table-cell>
              <table:table-cell office:value-type="float" office:value="0.0000000000028480504097339">
                <text:p>0.0000000000028480504097339</text:p>
              </table:table-cell>
              <table:table-cell office:value-type="float" office:value="19">
                <text:p>19</text:p>
              </table:table-cell>
              <table:table-cell office:value-type="float" office:value="0.0000000000022769446317877">
                <text:p>0.00000000000227694463178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00075765485756708">
                <text:p>0.00000000000075765485756708</text:p>
              </table:table-cell>
              <table:table-cell office:value-type="float" office:value="20">
                <text:p>20</text:p>
              </table:table-cell>
              <table:table-cell office:value-type="float" office:value="0.0000000000011301009366049">
                <text:p>0.0000000000011301009366049</text:p>
              </table:table-cell>
              <table:table-cell office:value-type="float" office:value="20">
                <text:p>20</text:p>
              </table:table-cell>
              <table:table-cell office:value-type="float" office:value="0.000000000001064013457221">
                <text:p>0.000000000001064013457221</text:p>
              </table:table-cell>
              <table:table-cell office:value-type="float" office:value="20">
                <text:p>20</text:p>
              </table:table-cell>
              <table:table-cell office:value-type="float" office:value="0.00000000000084122799939085">
                <text:p>0.0000000000008412279993908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86cm" svg:y="0.316cm" chart:style-name="ch2">
          <text:p>FD Order 16</text:p>
        </chart:title>
        <chart:legend chart:legend-position="end" svg:x="12.539cm" svg:y="3.454cm" style:legend-expansion="high" chart:style-name="ch3"/>
        <chart:plot-area chart:style-name="ch4" table:cell-range-address="'FD order 16'.H9:'FD order 16'.H21 'FD order 16'.D9:'FD order 16'.D9 'FD order 16'.O9:'FD order 16'.O21 'FD order 16'.D23:'FD order 16'.D23 'FD order 16'.O23:'FD order 16'.O35 'FD order 16'.D37:'FD order 16'.D37 'FD order 16'.O37:'FD order 16'.O49 'FD order 16'.D51:'FD order 16'.D51 'FD order 16'.O51:'FD order 16'.O63" chart:data-source-has-labels="row" svg:x="1.331cm" svg:y="1.275cm" svg:width="10.888cm" svg:height="6.564cm">
          <chartooo:coordinate-region svg:x="2.482cm" svg:y="1.474cm" svg:width="9.55cm" svg:height="5.718cm"/>
          <chart:axis chart:dimension="x" chart:name="primary-x" chart:style-name="ch5">
            <chart:title svg:x="5.54cm" svg:y="8.019cm" chart:style-name="ch6">
              <text:p>Gaussian Points</text:p>
            </chart:title>
          </chart:axis>
          <chart:axis chart:dimension="y" chart:name="primary-y" chart:style-name="ch7">
            <chart:title svg:x="0.451cm" svg:y="5.646cm" chart:style-name="ch8">
              <text:p>Detlat Recip E</text:p>
            </chart:title>
            <chart:grid chart:style-name="ch9" chart:class="major"/>
          </chart:axis>
          <chart:series chart:style-name="ch10" chart:values-cell-range-address="'FD order 16'.O9:'FD order 16'.O21" chart:label-cell-address="'FD order 16'.D9:'FD order 16'.D9" chart:class="chart:scatter">
            <chart:domain table:cell-range-address="'FD order 16'.H9:'FD order 16'.H21"/>
            <chart:data-point chart:repeated="13"/>
          </chart:series>
          <chart:series chart:style-name="ch11" chart:values-cell-range-address="'FD order 16'.O23:'FD order 16'.O35" chart:label-cell-address="'FD order 16'.D23:'FD order 16'.D23" chart:class="chart:scatter">
            <chart:domain table:cell-range-address="'FD order 16'.H23:'FD order 16'.H35"/>
            <chart:data-point chart:repeated="13"/>
          </chart:series>
          <chart:series chart:style-name="ch12" chart:values-cell-range-address="'FD order 16'.O37:'FD order 16'.O49" chart:label-cell-address="'FD order 16'.D37:'FD order 16'.D37" chart:class="chart:scatter">
            <chart:domain table:cell-range-address="'FD order 16'.H37:'FD order 16'.H49"/>
            <chart:data-point chart:repeated="13"/>
          </chart:series>
          <chart:series chart:style-name="ch13" chart:values-cell-range-address="'FD order 16'.O51:'FD order 16'.O63" chart:label-cell-address="'FD order 16'.D51:'FD order 16'.D51" chart:class="chart:scatter">
            <chart:domain table:cell-range-address="'FD order 16'.H51:'FD order 16'.H63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FD order 16'.D9:'FD order 16'.D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FD order 16'.D23:'FD order 16'.D2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FD order 16'.D37:'FD order 16'.D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FD order 16'.D51:'FD order 16'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FD order 16'.H9:'FD order 16'.H21</svg:desc>
                </draw:g>
              </table:table-cell>
              <table:table-cell office:value-type="float" office:value="0.52096234069518">
                <text:p>0.52096234069518</text:p>
                <draw:g>
                  <svg:desc>'FD order 16'.O9:'FD order 16'.O21</svg:desc>
                </draw:g>
              </table:table-cell>
              <table:table-cell office:value-type="float" office:value="8">
                <text:p>8</text:p>
                <draw:g>
                  <svg:desc>'FD order 16'.H23:'FD order 16'.H35</svg:desc>
                </draw:g>
              </table:table-cell>
              <table:table-cell office:value-type="float" office:value="2.0099846795302">
                <text:p>2.0099846795302</text:p>
                <draw:g>
                  <svg:desc>'FD order 16'.O23:'FD order 16'.O35</svg:desc>
                </draw:g>
              </table:table-cell>
              <table:table-cell office:value-type="float" office:value="8">
                <text:p>8</text:p>
                <draw:g>
                  <svg:desc>'FD order 16'.H37:'FD order 16'.H49</svg:desc>
                </draw:g>
              </table:table-cell>
              <table:table-cell office:value-type="float" office:value="0.00036002902436572">
                <text:p>0.00036002902436572</text:p>
                <draw:g>
                  <svg:desc>'FD order 16'.O37:'FD order 16'.O49</svg:desc>
                </draw:g>
              </table:table-cell>
              <table:table-cell office:value-type="float" office:value="8">
                <text:p>8</text:p>
                <draw:g>
                  <svg:desc>'FD order 16'.H51:'FD order 16'.H63</svg:desc>
                </draw:g>
              </table:table-cell>
              <table:table-cell office:value-type="float" office:value="0.0020788914325429">
                <text:p>0.0020788914325429</text:p>
                <draw:g>
                  <svg:desc>'FD order 16'.O51:'FD order 16'.O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18543783575714">
                <text:p>0.000018543783575714</text:p>
              </table:table-cell>
              <table:table-cell office:value-type="float" office:value="9">
                <text:p>9</text:p>
              </table:table-cell>
              <table:table-cell office:value-type="float" office:value="0.000046871529025605">
                <text:p>0.000046871529025605</text:p>
              </table:table-cell>
              <table:table-cell office:value-type="float" office:value="9">
                <text:p>9</text:p>
              </table:table-cell>
              <table:table-cell office:value-type="float" office:value="0.00011216420521798">
                <text:p>0.00011216420521798</text:p>
              </table:table-cell>
              <table:table-cell office:value-type="float" office:value="9">
                <text:p>9</text:p>
              </table:table-cell>
              <table:table-cell office:value-type="float" office:value="0.00054208675775413">
                <text:p>0.000542086757754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46015259412002">
                <text:p>0.0000046015259412002</text:p>
              </table:table-cell>
              <table:table-cell office:value-type="float" office:value="10">
                <text:p>10</text:p>
              </table:table-cell>
              <table:table-cell office:value-type="float" office:value="0.000015690473149421">
                <text:p>0.000015690473149421</text:p>
              </table:table-cell>
              <table:table-cell office:value-type="float" office:value="10">
                <text:p>10</text:p>
              </table:table-cell>
              <table:table-cell office:value-type="float" office:value="0.000034585073240834">
                <text:p>0.000034585073240834</text:p>
              </table:table-cell>
              <table:table-cell office:value-type="float" office:value="10">
                <text:p>10</text:p>
              </table:table-cell>
              <table:table-cell office:value-type="float" office:value="0.00020179133249698">
                <text:p>0.000201791332496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12288944147565">
                <text:p>0.0000012288944147565</text:p>
              </table:table-cell>
              <table:table-cell office:value-type="float" office:value="11">
                <text:p>11</text:p>
              </table:table-cell>
              <table:table-cell office:value-type="float" office:value="0.0000033724773738086">
                <text:p>0.0000033724773738086</text:p>
              </table:table-cell>
              <table:table-cell office:value-type="float" office:value="11">
                <text:p>11</text:p>
              </table:table-cell>
              <table:table-cell office:value-type="float" office:value="0.000011327184795462">
                <text:p>0.000011327184795462</text:p>
              </table:table-cell>
              <table:table-cell office:value-type="float" office:value="11">
                <text:p>11</text:p>
              </table:table-cell>
              <table:table-cell office:value-type="float" office:value="0.000056058522485358">
                <text:p>0.000056058522485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65402701338035">
                <text:p>0.00000065402701338035</text:p>
              </table:table-cell>
              <table:table-cell office:value-type="float" office:value="12">
                <text:p>12</text:p>
              </table:table-cell>
              <table:table-cell office:value-type="float" office:value="0.0000012878165962515">
                <text:p>0.0000012878165962515</text:p>
              </table:table-cell>
              <table:table-cell office:value-type="float" office:value="12">
                <text:p>12</text:p>
              </table:table-cell>
              <table:table-cell office:value-type="float" office:value="0.0000055430420733416">
                <text:p>0.0000055430420733416</text:p>
              </table:table-cell>
              <table:table-cell office:value-type="float" office:value="12">
                <text:p>12</text:p>
              </table:table-cell>
              <table:table-cell office:value-type="float" office:value="0.000022179930422084">
                <text:p>0.0000221799304220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19583009158719">
                <text:p>0.00000019583009158719</text:p>
              </table:table-cell>
              <table:table-cell office:value-type="float" office:value="13">
                <text:p>13</text:p>
              </table:table-cell>
              <table:table-cell office:value-type="float" office:value="0.00000051479375295926">
                <text:p>0.00000051479375295926</text:p>
              </table:table-cell>
              <table:table-cell office:value-type="float" office:value="13">
                <text:p>13</text:p>
              </table:table-cell>
              <table:table-cell office:value-type="float" office:value="0.0000019747846753404">
                <text:p>0.0000019747846753404</text:p>
              </table:table-cell>
              <table:table-cell office:value-type="float" office:value="13">
                <text:p>13</text:p>
              </table:table-cell>
              <table:table-cell office:value-type="float" office:value="0.0000090578265492525">
                <text:p>0.0000090578265492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62851755106008">
                <text:p>0.000000062851755106008</text:p>
              </table:table-cell>
              <table:table-cell office:value-type="float" office:value="14">
                <text:p>14</text:p>
              </table:table-cell>
              <table:table-cell office:value-type="float" office:value="0.00000014070872755845">
                <text:p>0.00000014070872755845</text:p>
              </table:table-cell>
              <table:table-cell office:value-type="float" office:value="14">
                <text:p>14</text:p>
              </table:table-cell>
              <table:table-cell office:value-type="float" office:value="0.00000073600303451826">
                <text:p>0.00000073600303451826</text:p>
              </table:table-cell>
              <table:table-cell office:value-type="float" office:value="14">
                <text:p>14</text:p>
              </table:table-cell>
              <table:table-cell office:value-type="float" office:value="0.0000028877011395423">
                <text:p>0.00000288770113954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21503238994969">
                <text:p>0.000000021503238994969</text:p>
              </table:table-cell>
              <table:table-cell office:value-type="float" office:value="15">
                <text:p>15</text:p>
              </table:table-cell>
              <table:table-cell office:value-type="float" office:value="0.00000006215986569913">
                <text:p>0.00000006215986569913</text:p>
              </table:table-cell>
              <table:table-cell office:value-type="float" office:value="15">
                <text:p>15</text:p>
              </table:table-cell>
              <table:table-cell office:value-type="float" office:value="0.00000028631882997843">
                <text:p>0.00000028631882997843</text:p>
              </table:table-cell>
              <table:table-cell office:value-type="float" office:value="15">
                <text:p>15</text:p>
              </table:table-cell>
              <table:table-cell office:value-type="float" office:value="0.0000012726165650179">
                <text:p>0.00000127261656501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12860947307125">
                <text:p>0.000000012860947307125</text:p>
              </table:table-cell>
              <table:table-cell office:value-type="float" office:value="16">
                <text:p>16</text:p>
              </table:table-cell>
              <table:table-cell office:value-type="float" office:value="0.000000028436682564248">
                <text:p>0.000000028436682564248</text:p>
              </table:table-cell>
              <table:table-cell office:value-type="float" office:value="16">
                <text:p>16</text:p>
              </table:table-cell>
              <table:table-cell office:value-type="float" office:value="0.00000011602930527488">
                <text:p>0.00000011602930527488</text:p>
              </table:table-cell>
              <table:table-cell office:value-type="float" office:value="16">
                <text:p>16</text:p>
              </table:table-cell>
              <table:table-cell office:value-type="float" office:value="0.00000057885797843937">
                <text:p>0.000000578857978439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47949106629641">
                <text:p>0.0000000047949106629641</text:p>
              </table:table-cell>
              <table:table-cell office:value-type="float" office:value="17">
                <text:p>17</text:p>
              </table:table-cell>
              <table:table-cell office:value-type="float" office:value="0.000000013438224533147">
                <text:p>0.000000013438224533147</text:p>
              </table:table-cell>
              <table:table-cell office:value-type="float" office:value="17">
                <text:p>17</text:p>
              </table:table-cell>
              <table:table-cell office:value-type="float" office:value="0.000000048882402126083">
                <text:p>0.000000048882402126083</text:p>
              </table:table-cell>
              <table:table-cell office:value-type="float" office:value="17">
                <text:p>17</text:p>
              </table:table-cell>
              <table:table-cell office:value-type="float" office:value="0.0000002122291320461">
                <text:p>0.00000021222913204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1881610867116">
                <text:p>0.000000001881610867116</text:p>
              </table:table-cell>
              <table:table-cell office:value-type="float" office:value="18">
                <text:p>18</text:p>
              </table:table-cell>
              <table:table-cell office:value-type="float" office:value="0.0000000046165455902525">
                <text:p>0.0000000046165455902525</text:p>
              </table:table-cell>
              <table:table-cell office:value-type="float" office:value="18">
                <text:p>18</text:p>
              </table:table-cell>
              <table:table-cell office:value-type="float" office:value="0.000000028041073463214">
                <text:p>0.000000028041073463214</text:p>
              </table:table-cell>
              <table:table-cell office:value-type="float" office:value="18">
                <text:p>18</text:p>
              </table:table-cell>
              <table:table-cell office:value-type="float" office:value="0.00000010338387212983">
                <text:p>0.000000103383872129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77378686791363">
                <text:p>0.00000000077378686791363</text:p>
              </table:table-cell>
              <table:table-cell office:value-type="float" office:value="19">
                <text:p>19</text:p>
              </table:table-cell>
              <table:table-cell office:value-type="float" office:value="0.0000000023435053897458">
                <text:p>0.0000000023435053897458</text:p>
              </table:table-cell>
              <table:table-cell office:value-type="float" office:value="19">
                <text:p>19</text:p>
              </table:table-cell>
              <table:table-cell office:value-type="float" office:value="0.000000012544331795539">
                <text:p>0.000000012544331795539</text:p>
              </table:table-cell>
              <table:table-cell office:value-type="float" office:value="19">
                <text:p>19</text:p>
              </table:table-cell>
              <table:table-cell office:value-type="float" office:value="0.000000051734811989945">
                <text:p>0.0000000517348119899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50437404253145">
                <text:p>0.00000000050437404253145</text:p>
              </table:table-cell>
              <table:table-cell office:value-type="float" office:value="20">
                <text:p>20</text:p>
              </table:table-cell>
              <table:table-cell office:value-type="float" office:value="0.0000000012201450960703">
                <text:p>0.0000000012201450960703</text:p>
              </table:table-cell>
              <table:table-cell office:value-type="float" office:value="20">
                <text:p>20</text:p>
              </table:table-cell>
              <table:table-cell office:value-type="float" office:value="0.0000000058013878145857">
                <text:p>0.0000000058013878145857</text:p>
              </table:table-cell>
              <table:table-cell office:value-type="float" office:value="20">
                <text:p>20</text:p>
              </table:table-cell>
              <table:table-cell office:value-type="float" office:value="0.000000021376699521625">
                <text:p>0.00000002137669952162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393cm" svg:height="12.033cm" xlink:href=".." xlink:type="simple" chart:class="chart:scatter" chart:style-name="ch1">
        <chart:title svg:x="9.382cm" svg:y="0.376cm" chart:style-name="ch2">
          <text:p>FD Order 16</text:p>
        </chart:title>
        <chart:legend chart:legend-position="end" svg:x="17.932cm" svg:y="4.97cm" style:legend-expansion="high" chart:style-name="ch3"/>
        <chart:plot-area chart:style-name="ch4" table:cell-range-address="'FD order 16'.H9:'FD order 16'.H21 'FD order 16'.D9:'FD order 16'.D9 'FD order 16'.P9:'FD order 16'.P21 'FD order 16'.D23:'FD order 16'.D23 'FD order 16'.P23:'FD order 16'.P35 'FD order 16'.D37:'FD order 16'.D37 'FD order 16'.P37:'FD order 16'.P49 'FD order 16'.D51:'FD order 16'.D51 'FD order 16'.P51:'FD order 16'.P63" chart:data-source-has-labels="row" svg:x="1.438cm" svg:y="1.395cm" svg:width="16.067cm" svg:height="9.417cm">
          <chartooo:coordinate-region svg:x="2.589cm" svg:y="1.594cm" svg:width="14.729cm" svg:height="8.571cm"/>
          <chart:axis chart:dimension="x" chart:name="primary-x" chart:style-name="ch5">
            <chart:title svg:x="8.236cm" svg:y="11.052cm" chart:style-name="ch6">
              <text:p>Gaussian Points</text:p>
            </chart:title>
          </chart:axis>
          <chart:axis chart:dimension="y" chart:name="primary-y" chart:style-name="ch7">
            <chart:title svg:x="0.451cm" svg:y="7.735cm" chart:style-name="ch8">
              <text:p>RMS error in potential</text:p>
            </chart:title>
            <chart:grid chart:style-name="ch9" chart:class="major"/>
          </chart:axis>
          <chart:series chart:style-name="ch10" chart:values-cell-range-address="'FD order 16'.P9:'FD order 16'.P21" chart:label-cell-address="'FD order 16'.D9:'FD order 16'.D9" chart:class="chart:scatter">
            <chart:domain table:cell-range-address="'FD order 16'.H9:'FD order 16'.H21"/>
            <chart:data-point chart:repeated="13"/>
          </chart:series>
          <chart:series chart:style-name="ch11" chart:values-cell-range-address="'FD order 16'.P23:'FD order 16'.P35" chart:label-cell-address="'FD order 16'.D23:'FD order 16'.D23" chart:class="chart:scatter">
            <chart:domain table:cell-range-address="'FD order 16'.H23:'FD order 16'.H35"/>
            <chart:data-point chart:repeated="13"/>
          </chart:series>
          <chart:series chart:style-name="ch12" chart:values-cell-range-address="'FD order 16'.P37:'FD order 16'.P49" chart:label-cell-address="'FD order 16'.D37:'FD order 16'.D37" chart:class="chart:scatter">
            <chart:domain table:cell-range-address="'FD order 16'.H37:'FD order 16'.H49"/>
            <chart:data-point chart:repeated="13"/>
          </chart:series>
          <chart:series chart:style-name="ch13" chart:values-cell-range-address="'FD order 16'.P51:'FD order 16'.P63" chart:label-cell-address="'FD order 16'.D51:'FD order 16'.D51" chart:class="chart:scatter">
            <chart:domain table:cell-range-address="'FD order 16'.H51:'FD order 16'.H63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FD order 16'.D9:'FD order 16'.D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FD order 16'.D23:'FD order 16'.D2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FD order 16'.D37:'FD order 16'.D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FD order 16'.D51:'FD order 16'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FD order 16'.H9:'FD order 16'.H21</svg:desc>
                </draw:g>
              </table:table-cell>
              <table:table-cell office:value-type="float" office:value="0.059407123568547">
                <text:p>0.059407123568547</text:p>
                <draw:g>
                  <svg:desc>'FD order 16'.P9:'FD order 16'.P21</svg:desc>
                </draw:g>
              </table:table-cell>
              <table:table-cell office:value-type="float" office:value="8">
                <text:p>8</text:p>
                <draw:g>
                  <svg:desc>'FD order 16'.H23:'FD order 16'.H35</svg:desc>
                </draw:g>
              </table:table-cell>
              <table:table-cell office:value-type="float" office:value="0.20727449916451">
                <text:p>0.20727449916451</text:p>
                <draw:g>
                  <svg:desc>'FD order 16'.P23:'FD order 16'.P35</svg:desc>
                </draw:g>
              </table:table-cell>
              <table:table-cell office:value-type="float" office:value="8">
                <text:p>8</text:p>
                <draw:g>
                  <svg:desc>'FD order 16'.H37:'FD order 16'.H49</svg:desc>
                </draw:g>
              </table:table-cell>
              <table:table-cell office:value-type="float" office:value="0.00000062126082874791">
                <text:p>0.00000062126082874791</text:p>
                <draw:g>
                  <svg:desc>'FD order 16'.P37:'FD order 16'.P49</svg:desc>
                </draw:g>
              </table:table-cell>
              <table:table-cell office:value-type="float" office:value="8">
                <text:p>8</text:p>
                <draw:g>
                  <svg:desc>'FD order 16'.H51:'FD order 16'.H63</svg:desc>
                </draw:g>
              </table:table-cell>
              <table:table-cell office:value-type="float" office:value="0.0000012047633204512">
                <text:p>0.0000012047633204512</text:p>
                <draw:g>
                  <svg:desc>'FD order 16'.P51:'FD order 16'.P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019284743860378">
                <text:p>0.00000019284743860378</text:p>
              </table:table-cell>
              <table:table-cell office:value-type="float" office:value="9">
                <text:p>9</text:p>
              </table:table-cell>
              <table:table-cell office:value-type="float" office:value="0.00000016089738566365">
                <text:p>0.00000016089738566365</text:p>
              </table:table-cell>
              <table:table-cell office:value-type="float" office:value="9">
                <text:p>9</text:p>
              </table:table-cell>
              <table:table-cell office:value-type="float" office:value="0.00000024572134412094">
                <text:p>0.00000024572134412094</text:p>
              </table:table-cell>
              <table:table-cell office:value-type="float" office:value="9">
                <text:p>9</text:p>
              </table:table-cell>
              <table:table-cell office:value-type="float" office:value="0.00000027856058032706">
                <text:p>0.000000278560580327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0051692723583212">
                <text:p>0.000000051692723583212</text:p>
              </table:table-cell>
              <table:table-cell office:value-type="float" office:value="10">
                <text:p>10</text:p>
              </table:table-cell>
              <table:table-cell office:value-type="float" office:value="0.000000058546026669221">
                <text:p>0.000000058546026669221</text:p>
              </table:table-cell>
              <table:table-cell office:value-type="float" office:value="10">
                <text:p>10</text:p>
              </table:table-cell>
              <table:table-cell office:value-type="float" office:value="0.000000077571539891158">
                <text:p>0.000000077571539891158</text:p>
              </table:table-cell>
              <table:table-cell office:value-type="float" office:value="10">
                <text:p>10</text:p>
              </table:table-cell>
              <table:table-cell office:value-type="float" office:value="0.000000094959285687045">
                <text:p>0.0000000949592856870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0014129916452082">
                <text:p>0.000000014129916452082</text:p>
              </table:table-cell>
              <table:table-cell office:value-type="float" office:value="11">
                <text:p>11</text:p>
              </table:table-cell>
              <table:table-cell office:value-type="float" office:value="0.000000014097782678546">
                <text:p>0.000000014097782678546</text:p>
              </table:table-cell>
              <table:table-cell office:value-type="float" office:value="11">
                <text:p>11</text:p>
              </table:table-cell>
              <table:table-cell office:value-type="float" office:value="0.000000025085483757503">
                <text:p>0.000000025085483757503</text:p>
              </table:table-cell>
              <table:table-cell office:value-type="float" office:value="11">
                <text:p>11</text:p>
              </table:table-cell>
              <table:table-cell office:value-type="float" office:value="0.00000002367617930459">
                <text:p>0.000000023676179304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075813266041122">
                <text:p>0.0000000075813266041122</text:p>
              </table:table-cell>
              <table:table-cell office:value-type="float" office:value="12">
                <text:p>12</text:p>
              </table:table-cell>
              <table:table-cell office:value-type="float" office:value="0.0000000056747243111356">
                <text:p>0.0000000056747243111356</text:p>
              </table:table-cell>
              <table:table-cell office:value-type="float" office:value="12">
                <text:p>12</text:p>
              </table:table-cell>
              <table:table-cell office:value-type="float" office:value="0.000000012021738592575">
                <text:p>0.000000012021738592575</text:p>
              </table:table-cell>
              <table:table-cell office:value-type="float" office:value="12">
                <text:p>12</text:p>
              </table:table-cell>
              <table:table-cell office:value-type="float" office:value="0.0000000087150934530304">
                <text:p>0.00000000871509345303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0022912959680334">
                <text:p>0.0000000022912959680334</text:p>
              </table:table-cell>
              <table:table-cell office:value-type="float" office:value="13">
                <text:p>13</text:p>
              </table:table-cell>
              <table:table-cell office:value-type="float" office:value="0.0000000023714664477823">
                <text:p>0.0000000023714664477823</text:p>
              </table:table-cell>
              <table:table-cell office:value-type="float" office:value="13">
                <text:p>13</text:p>
              </table:table-cell>
              <table:table-cell office:value-type="float" office:value="0.000000004099121882669">
                <text:p>0.000000004099121882669</text:p>
              </table:table-cell>
              <table:table-cell office:value-type="float" office:value="13">
                <text:p>13</text:p>
              </table:table-cell>
              <table:table-cell office:value-type="float" office:value="0.0000000033337083382804">
                <text:p>0.00000000333370833828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0073495579815254">
                <text:p>0.00000000073495579815254</text:p>
              </table:table-cell>
              <table:table-cell office:value-type="float" office:value="14">
                <text:p>14</text:p>
              </table:table-cell>
              <table:table-cell office:value-type="float" office:value="0.00000000068217736371196">
                <text:p>0.00000000068217736371196</text:p>
              </table:table-cell>
              <table:table-cell office:value-type="float" office:value="14">
                <text:p>14</text:p>
              </table:table-cell>
              <table:table-cell office:value-type="float" office:value="0.0000000014492698659407">
                <text:p>0.0000000014492698659407</text:p>
              </table:table-cell>
              <table:table-cell office:value-type="float" office:value="14">
                <text:p>14</text:p>
              </table:table-cell>
              <table:table-cell office:value-type="float" office:value="0.00000000098317188706501">
                <text:p>0.000000000983171887065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0024901981554608">
                <text:p>0.00000000024901981554608</text:p>
              </table:table-cell>
              <table:table-cell office:value-type="float" office:value="15">
                <text:p>15</text:p>
              </table:table-cell>
              <table:table-cell office:value-type="float" office:value="0.00000000030856995658483">
                <text:p>0.00000000030856995658483</text:p>
              </table:table-cell>
              <table:table-cell office:value-type="float" office:value="15">
                <text:p>15</text:p>
              </table:table-cell>
              <table:table-cell office:value-type="float" office:value="0.00000000053227582502019">
                <text:p>0.00000000053227582502019</text:p>
              </table:table-cell>
              <table:table-cell office:value-type="float" office:value="15">
                <text:p>15</text:p>
              </table:table-cell>
              <table:table-cell office:value-type="float" office:value="0.00000000041107483877062">
                <text:p>0.000000000411074838770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001477740975044">
                <text:p>0.0000000001477740975044</text:p>
              </table:table-cell>
              <table:table-cell office:value-type="float" office:value="16">
                <text:p>16</text:p>
              </table:table-cell>
              <table:table-cell office:value-type="float" office:value="0.0000000001434088339075">
                <text:p>0.0000000001434088339075</text:p>
              </table:table-cell>
              <table:table-cell office:value-type="float" office:value="16">
                <text:p>16</text:p>
              </table:table-cell>
              <table:table-cell office:value-type="float" office:value="0.00000000020318100305358">
                <text:p>0.00000000020318100305358</text:p>
              </table:table-cell>
              <table:table-cell office:value-type="float" office:value="16">
                <text:p>16</text:p>
              </table:table-cell>
              <table:table-cell office:value-type="float" office:value="0.00000000017810238774586">
                <text:p>0.000000000178102387745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0053965106184579">
                <text:p>0.000000000053965106184579</text:p>
              </table:table-cell>
              <table:table-cell office:value-type="float" office:value="17">
                <text:p>17</text:p>
              </table:table-cell>
              <table:table-cell office:value-type="float" office:value="0.000000000068359162600072">
                <text:p>0.000000000068359162600072</text:p>
              </table:table-cell>
              <table:table-cell office:value-type="float" office:value="17">
                <text:p>17</text:p>
              </table:table-cell>
              <table:table-cell office:value-type="float" office:value="0.000000000080569241367031">
                <text:p>0.000000000080569241367031</text:p>
              </table:table-cell>
              <table:table-cell office:value-type="float" office:value="17">
                <text:p>17</text:p>
              </table:table-cell>
              <table:table-cell office:value-type="float" office:value="0.000000000061497042927988">
                <text:p>0.0000000000614970429279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0020629103183149">
                <text:p>0.000000000020629103183149</text:p>
              </table:table-cell>
              <table:table-cell office:value-type="float" office:value="18">
                <text:p>18</text:p>
              </table:table-cell>
              <table:table-cell office:value-type="float" office:value="0.000000000023519425594758">
                <text:p>0.000000000023519425594758</text:p>
              </table:table-cell>
              <table:table-cell office:value-type="float" office:value="18">
                <text:p>18</text:p>
              </table:table-cell>
              <table:table-cell office:value-type="float" office:value="0.000000000044391839579758">
                <text:p>0.000000000044391839579758</text:p>
              </table:table-cell>
              <table:table-cell office:value-type="float" office:value="18">
                <text:p>18</text:p>
              </table:table-cell>
              <table:table-cell office:value-type="float" office:value="0.000000000028722009447522">
                <text:p>0.0000000000287220094475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0082290325438118">
                <text:p>0.0000000000082290325438118</text:p>
              </table:table-cell>
              <table:table-cell office:value-type="float" office:value="19">
                <text:p>19</text:p>
              </table:table-cell>
              <table:table-cell office:value-type="float" office:value="0.000000000011875096362898">
                <text:p>0.000000000011875096362898</text:p>
              </table:table-cell>
              <table:table-cell office:value-type="float" office:value="19">
                <text:p>19</text:p>
              </table:table-cell>
              <table:table-cell office:value-type="float" office:value="0.00000000001870377927535">
                <text:p>0.00000000001870377927535</text:p>
              </table:table-cell>
              <table:table-cell office:value-type="float" office:value="19">
                <text:p>19</text:p>
              </table:table-cell>
              <table:table-cell office:value-type="float" office:value="0.000000000013807490737116">
                <text:p>0.0000000000138074907371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0052762146455786">
                <text:p>0.0000000000052762146455786</text:p>
              </table:table-cell>
              <table:table-cell office:value-type="float" office:value="20">
                <text:p>20</text:p>
              </table:table-cell>
              <table:table-cell office:value-type="float" office:value="0.0000000000061237827143951">
                <text:p>0.0000000000061237827143951</text:p>
              </table:table-cell>
              <table:table-cell office:value-type="float" office:value="20">
                <text:p>20</text:p>
              </table:table-cell>
              <table:table-cell office:value-type="float" office:value="0.0000000000081549055121445">
                <text:p>0.0000000000081549055121445</text:p>
              </table:table-cell>
              <table:table-cell office:value-type="float" office:value="20">
                <text:p>20</text:p>
              </table:table-cell>
              <table:table-cell office:value-type="float" office:value="0.0000000000054247912421896">
                <text:p>0.000000000005424791242189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0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6cm" xlink:href="." xlink:type="simple" chart:class="chart:scatter" chart:style-name="ch1">
        <chart:title svg:x="6.685cm" svg:y="0.316cm" chart:style-name="ch2">
          <text:p>FD Order 20</text:p>
        </chart:title>
        <chart:legend chart:legend-position="end" svg:x="12.537cm" svg:y="3.457cm" style:legend-expansion="high" chart:style-name="ch3"/>
        <chart:plot-area chart:style-name="ch4" chart:data-source-has-labels="both" svg:x="1.33cm" svg:y="1.275cm" svg:width="10.888cm" svg:height="6.57cm">
          <chartooo:coordinate-region svg:x="2.481cm" svg:y="1.475cm" svg:width="9.55cm" svg:height="5.723cm"/>
          <chart:axis chart:dimension="x" chart:name="primary-x" chart:style-name="ch5" chartooo:axis-type="auto">
            <chart:title svg:x="5.539cm" svg:y="8.025cm" chart:style-name="ch6">
              <text:p>Gaussian Points</text:p>
            </chart:title>
            <chart:categories table:cell-range-address="local-table.$A$2:.$A$14"/>
          </chart:axis>
          <chart:axis chart:dimension="y" chart:name="primary-y" chart:style-name="ch7">
            <chart:title svg:x="0.451cm" svg:y="5.543cm" chart:style-name="ch8">
              <text:p>Delta recip E</text:p>
            </chart:title>
            <chart:grid chart:style-name="ch9" chart:class="major"/>
          </chart:axis>
          <chart:series chart:style-name="ch10" chart:values-cell-range-address="local-table.$C$2:.$C$14" chart:label-cell-address="local-table.$C$1" chart:class="chart:scatter">
            <chart:domain table:cell-range-address="local-table.$B$2:.$B$14"/>
            <chart:data-point chart:repeated="13"/>
          </chart:series>
          <chart:series chart:style-name="ch11" chart:values-cell-range-address="local-table.$E$2:.$E$14" chart:label-cell-address="local-table.$E$1" chart:class="chart:scatter">
            <chart:domain table:cell-range-address="local-table.$D$2:.$D$14"/>
            <chart:data-point chart:repeated="13"/>
          </chart:series>
          <chart:series chart:style-name="ch12" chart:values-cell-range-address="local-table.$G$2:.$G$14" chart:label-cell-address="local-table.$G$1" chart:class="chart:scatter">
            <chart:domain table:cell-range-address="local-table.$F$2:.$F$14"/>
            <chart:data-point chart:repeated="13"/>
          </chart:series>
          <chart:series chart:style-name="ch13" chart:values-cell-range-address="local-table.$I$2:.$I$14" chart:label-cell-address="local-table.$I$1" chart:class="chart:scatter">
            <chart:domain table:cell-range-address="local-table.$H$2:.$H$14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lpha=0.4243</text:p>
              </table:table-cell>
              <table:table-cell office:value-type="string">
                <text:p/>
              </table:table-cell>
              <table:table-cell office:value-type="string">
                <text:p>Alpha=0.5657</text:p>
              </table:table-cell>
              <table:table-cell office:value-type="string">
                <text:p/>
              </table:table-cell>
              <table:table-cell office:value-type="string">
                <text:p>Alpha=0.7071</text:p>
              </table:table-cell>
              <table:table-cell office:value-type="string">
                <text:p/>
              </table:table-cell>
              <table:table-cell office:value-type="string">
                <text:p>Alpha=0.848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.745327841416">
                <text:p>2.745327841416</text:p>
              </table:table-cell>
              <table:table-cell office:value-type="float" office:value="8">
                <text:p>8</text:p>
              </table:table-cell>
              <table:table-cell office:value-type="float" office:value="0.000064509151929126">
                <text:p>0.000064509151929126</text:p>
              </table:table-cell>
              <table:table-cell office:value-type="float" office:value="8">
                <text:p>8</text:p>
              </table:table-cell>
              <table:table-cell office:value-type="float" office:value="0.00019862622910871">
                <text:p>0.00019862622910871</text:p>
              </table:table-cell>
              <table:table-cell office:value-type="float" office:value="8">
                <text:p>8</text:p>
              </table:table-cell>
              <table:table-cell office:value-type="float" office:value="0.001450013775699">
                <text:p>0.00145001377569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75247424861091">
                <text:p>0.0000075247424861091</text:p>
              </table:table-cell>
              <table:table-cell office:value-type="float" office:value="9">
                <text:p>9</text:p>
              </table:table-cell>
              <table:table-cell office:value-type="float" office:value="0.000017675084348134">
                <text:p>0.000017675084348134</text:p>
              </table:table-cell>
              <table:table-cell office:value-type="float" office:value="9">
                <text:p>9</text:p>
              </table:table-cell>
              <table:table-cell office:value-type="float" office:value="0.000059987504021919">
                <text:p>0.000059987504021919</text:p>
              </table:table-cell>
              <table:table-cell office:value-type="float" office:value="9">
                <text:p>9</text:p>
              </table:table-cell>
              <table:table-cell office:value-type="float" office:value="0.00030620589915031">
                <text:p>0.000306205899150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1496488367253">
                <text:p>0.000001496488367253</text:p>
              </table:table-cell>
              <table:table-cell office:value-type="float" office:value="10">
                <text:p>10</text:p>
              </table:table-cell>
              <table:table-cell office:value-type="float" office:value="0.0000050900854526859">
                <text:p>0.0000050900854526859</text:p>
              </table:table-cell>
              <table:table-cell office:value-type="float" office:value="10">
                <text:p>10</text:p>
              </table:table-cell>
              <table:table-cell office:value-type="float" office:value="0.000016318631820056">
                <text:p>0.000016318631820056</text:p>
              </table:table-cell>
              <table:table-cell office:value-type="float" office:value="10">
                <text:p>10</text:p>
              </table:table-cell>
              <table:table-cell office:value-type="float" office:value="0.000094778422603525">
                <text:p>0.000094778422603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031630394603521">
                <text:p>0.00000031630394603521</text:p>
              </table:table-cell>
              <table:table-cell office:value-type="float" office:value="11">
                <text:p>11</text:p>
              </table:table-cell>
              <table:table-cell office:value-type="float" office:value="0.00000086712759195251">
                <text:p>0.00000086712759195251</text:p>
              </table:table-cell>
              <table:table-cell office:value-type="float" office:value="11">
                <text:p>11</text:p>
              </table:table-cell>
              <table:table-cell office:value-type="float" office:value="0.0000045895760596437">
                <text:p>0.0000045895760596437</text:p>
              </table:table-cell>
              <table:table-cell office:value-type="float" office:value="11">
                <text:p>11</text:p>
              </table:table-cell>
              <table:table-cell office:value-type="float" office:value="0.000020262153988426">
                <text:p>0.0000202621539884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14978799753318">
                <text:p>0.00000014978799753318</text:p>
              </table:table-cell>
              <table:table-cell office:value-type="float" office:value="12">
                <text:p>12</text:p>
              </table:table-cell>
              <table:table-cell office:value-type="float" office:value="0.00000028281491459836">
                <text:p>0.00000028281491459836</text:p>
              </table:table-cell>
              <table:table-cell office:value-type="float" office:value="12">
                <text:p>12</text:p>
              </table:table-cell>
              <table:table-cell office:value-type="float" office:value="0.0000020062199403981">
                <text:p>0.0000020062199403981</text:p>
              </table:table-cell>
              <table:table-cell office:value-type="float" office:value="12">
                <text:p>12</text:p>
              </table:table-cell>
              <table:table-cell office:value-type="float" office:value="0.0000065650441563037">
                <text:p>0.00000656504415630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035594145270101">
                <text:p>0.000000035594145270101</text:p>
              </table:table-cell>
              <table:table-cell office:value-type="float" office:value="13">
                <text:p>13</text:p>
              </table:table-cell>
              <table:table-cell office:value-type="float" office:value="0.00000009663429167972">
                <text:p>0.00000009663429167972</text:p>
              </table:table-cell>
              <table:table-cell office:value-type="float" office:value="13">
                <text:p>13</text:p>
              </table:table-cell>
              <table:table-cell office:value-type="float" office:value="0.00000059657759265974">
                <text:p>0.00000059657759265974</text:p>
              </table:table-cell>
              <table:table-cell office:value-type="float" office:value="13">
                <text:p>13</text:p>
              </table:table-cell>
              <table:table-cell office:value-type="float" office:value="0.0000021987217060371">
                <text:p>0.00000219872170603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091102587140846">
                <text:p>0.0000000091102587140846</text:p>
              </table:table-cell>
              <table:table-cell office:value-type="float" office:value="14">
                <text:p>14</text:p>
              </table:table-cell>
              <table:table-cell office:value-type="float" office:value="0.000000020942677814162">
                <text:p>0.000000020942677814162</text:p>
              </table:table-cell>
              <table:table-cell office:value-type="float" office:value="14">
                <text:p>14</text:p>
              </table:table-cell>
              <table:table-cell office:value-type="float" office:value="0.00000018417770952794">
                <text:p>0.00000018417770952794</text:p>
              </table:table-cell>
              <table:table-cell office:value-type="float" office:value="14">
                <text:p>14</text:p>
              </table:table-cell>
              <table:table-cell office:value-type="float" office:value="0.0000005412263845983">
                <text:p>0.00000054122638459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025007808324151">
                <text:p>0.0000000025007808324151</text:p>
              </table:table-cell>
              <table:table-cell office:value-type="float" office:value="15">
                <text:p>15</text:p>
              </table:table-cell>
              <table:table-cell office:value-type="float" office:value="0.0000000079486102144699">
                <text:p>0.0000000079486102144699</text:p>
              </table:table-cell>
              <table:table-cell office:value-type="float" office:value="15">
                <text:p>15</text:p>
              </table:table-cell>
              <table:table-cell office:value-type="float" office:value="0.000000059193697055093">
                <text:p>0.000000059193697055093</text:p>
              </table:table-cell>
              <table:table-cell office:value-type="float" office:value="15">
                <text:p>15</text:p>
              </table:table-cell>
              <table:table-cell office:value-type="float" office:value="0.00000019759566427524">
                <text:p>0.000000197595664275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013431225298621">
                <text:p>0.0000000013431225298621</text:p>
              </table:table-cell>
              <table:table-cell office:value-type="float" office:value="16">
                <text:p>16</text:p>
              </table:table-cell>
              <table:table-cell office:value-type="float" office:value="0.0000000031324505211927">
                <text:p>0.0000000031324505211927</text:p>
              </table:table-cell>
              <table:table-cell office:value-type="float" office:value="16">
                <text:p>16</text:p>
              </table:table-cell>
              <table:table-cell office:value-type="float" office:value="0.000000019830965314327">
                <text:p>0.000000019830965314327</text:p>
              </table:table-cell>
              <table:table-cell office:value-type="float" office:value="16">
                <text:p>16</text:p>
              </table:table-cell>
              <table:table-cell office:value-type="float" office:value="0.000000074865688759473">
                <text:p>0.0000000748656887594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04059311775606">
                <text:p>0.0000000004059311775606</text:p>
              </table:table-cell>
              <table:table-cell office:value-type="float" office:value="17">
                <text:p>17</text:p>
              </table:table-cell>
              <table:table-cell office:value-type="float" office:value="0.0000000012788212711001">
                <text:p>0.0000000012788212711001</text:p>
              </table:table-cell>
              <table:table-cell office:value-type="float" office:value="17">
                <text:p>17</text:p>
              </table:table-cell>
              <table:table-cell office:value-type="float" office:value="0.0000000069258021540008">
                <text:p>0.0000000069258021540008</text:p>
              </table:table-cell>
              <table:table-cell office:value-type="float" office:value="17">
                <text:p>17</text:p>
              </table:table-cell>
              <table:table-cell office:value-type="float" office:value="0.000000021703161934283">
                <text:p>0.0000000217031619342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013005624355245">
                <text:p>0.00000000013005624355245</text:p>
              </table:table-cell>
              <table:table-cell office:value-type="float" office:value="18">
                <text:p>18</text:p>
              </table:table-cell>
              <table:table-cell office:value-type="float" office:value="0.00000000035474112536349">
                <text:p>0.00000000035474112536349</text:p>
              </table:table-cell>
              <table:table-cell office:value-type="float" office:value="18">
                <text:p>18</text:p>
              </table:table-cell>
              <table:table-cell office:value-type="float" office:value="0.0000000035132714515385">
                <text:p>0.0000000035132714515385</text:p>
              </table:table-cell>
              <table:table-cell office:value-type="float" office:value="18">
                <text:p>18</text:p>
              </table:table-cell>
              <table:table-cell office:value-type="float" office:value="0.0000000089222886856533">
                <text:p>0.00000000892228868565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043981318587072">
                <text:p>0.000000000043981318587072</text:p>
              </table:table-cell>
              <table:table-cell office:value-type="float" office:value="19">
                <text:p>19</text:p>
              </table:table-cell>
              <table:table-cell office:value-type="float" office:value="0.00000000015675882814037">
                <text:p>0.00000000015675882814037</text:p>
              </table:table-cell>
              <table:table-cell office:value-type="float" office:value="19">
                <text:p>19</text:p>
              </table:table-cell>
              <table:table-cell office:value-type="float" office:value="0.0000000013120935449251">
                <text:p>0.0000000013120935449251</text:p>
              </table:table-cell>
              <table:table-cell office:value-type="float" office:value="19">
                <text:p>19</text:p>
              </table:table-cell>
              <table:table-cell office:value-type="float" office:value="0.0000000037905003580363">
                <text:p>0.00000000379050035803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026065816172149">
                <text:p>0.000000000026065816172149</text:p>
              </table:table-cell>
              <table:table-cell office:value-type="float" office:value="20">
                <text:p>20</text:p>
              </table:table-cell>
              <table:table-cell office:value-type="float" office:value="0.000000000071286310188157">
                <text:p>0.000000000071286310188157</text:p>
              </table:table-cell>
              <table:table-cell office:value-type="float" office:value="20">
                <text:p>20</text:p>
              </table:table-cell>
              <table:table-cell office:value-type="float" office:value="0.00000000050915538452045">
                <text:p>0.00000000050915538452045</text:p>
              </table:table-cell>
              <table:table-cell office:value-type="float" office:value="20">
                <text:p>20</text:p>
              </table:table-cell>
              <table:table-cell office:value-type="float" office:value="0.0000000012688055051058">
                <text:p>0.000000001268805505105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000000001" chart:maximum="0.0000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889cm" svg:height="12.885cm" xlink:href="." xlink:type="simple" chart:class="chart:scatter" chart:style-name="ch1">
        <chart:title svg:x="10.13cm" svg:y="0.393cm" chart:style-name="ch2">
          <text:p>FD Order 20</text:p>
        </chart:title>
        <chart:legend chart:legend-position="end" svg:x="19.428cm" svg:y="5.396cm" style:legend-expansion="high" chart:style-name="ch3"/>
        <chart:plot-area chart:style-name="ch4" chart:data-source-has-labels="both" svg:x="1.468cm" svg:y="1.429cm" svg:width="17.503cm" svg:height="10.218cm">
          <chartooo:coordinate-region svg:x="2.619cm" svg:y="1.628cm" svg:width="16.165cm" svg:height="9.372cm"/>
          <chart:axis chart:dimension="x" chart:name="primary-x" chart:style-name="ch5" chartooo:axis-type="auto">
            <chart:title svg:x="8.984cm" svg:y="11.904cm" chart:style-name="ch6">
              <text:p>Gaussian Points</text:p>
            </chart:title>
            <chart:categories table:cell-range-address="local-table.$A$2:.$A$14"/>
          </chart:axis>
          <chart:axis chart:dimension="y" chart:name="primary-y" chart:style-name="ch7">
            <chart:title svg:x="0.451cm" svg:y="7.521cm" chart:style-name="ch8">
              <text:p>Delta recip E</text:p>
            </chart:title>
            <chart:grid chart:style-name="ch9" chart:class="major"/>
          </chart:axis>
          <chart:series chart:style-name="ch10" chart:values-cell-range-address="local-table.$C$2:.$C$14" chart:label-cell-address="local-table.$C$1" chart:class="chart:scatter">
            <chart:domain table:cell-range-address="local-table.$B$2:.$B$14"/>
            <chart:data-point chart:repeated="13"/>
          </chart:series>
          <chart:series chart:style-name="ch11" chart:values-cell-range-address="local-table.$E$2:.$E$14" chart:label-cell-address="local-table.$E$1" chart:class="chart:scatter">
            <chart:domain table:cell-range-address="local-table.$D$2:.$D$14"/>
            <chart:data-point chart:repeated="13"/>
          </chart:series>
          <chart:series chart:style-name="ch12" chart:values-cell-range-address="local-table.$G$2:.$G$14" chart:label-cell-address="local-table.$G$1" chart:class="chart:scatter">
            <chart:domain table:cell-range-address="local-table.$F$2:.$F$14"/>
            <chart:data-point chart:repeated="13"/>
          </chart:series>
          <chart:series chart:style-name="ch13" chart:values-cell-range-address="local-table.$I$2:.$I$14" chart:label-cell-address="local-table.$I$1" chart:class="chart:scatter">
            <chart:domain table:cell-range-address="local-table.$H$2:.$H$14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lpha=0.4243</text:p>
              </table:table-cell>
              <table:table-cell office:value-type="string">
                <text:p/>
              </table:table-cell>
              <table:table-cell office:value-type="string">
                <text:p>Alpha=0.5657</text:p>
              </table:table-cell>
              <table:table-cell office:value-type="string">
                <text:p/>
              </table:table-cell>
              <table:table-cell office:value-type="string">
                <text:p>Alpha=0.7071</text:p>
              </table:table-cell>
              <table:table-cell office:value-type="string">
                <text:p/>
              </table:table-cell>
              <table:table-cell office:value-type="string">
                <text:p>Alpha=0.848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.745327841416">
                <text:p>2.745327841416</text:p>
              </table:table-cell>
              <table:table-cell office:value-type="float" office:value="8">
                <text:p>8</text:p>
              </table:table-cell>
              <table:table-cell office:value-type="float" office:value="0.000064509151929126">
                <text:p>0.000064509151929126</text:p>
              </table:table-cell>
              <table:table-cell office:value-type="float" office:value="8">
                <text:p>8</text:p>
              </table:table-cell>
              <table:table-cell office:value-type="float" office:value="0.00019862622910871">
                <text:p>0.00019862622910871</text:p>
              </table:table-cell>
              <table:table-cell office:value-type="float" office:value="8">
                <text:p>8</text:p>
              </table:table-cell>
              <table:table-cell office:value-type="float" office:value="0.001450013775699">
                <text:p>0.00145001377569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75247424861091">
                <text:p>0.0000075247424861091</text:p>
              </table:table-cell>
              <table:table-cell office:value-type="float" office:value="9">
                <text:p>9</text:p>
              </table:table-cell>
              <table:table-cell office:value-type="float" office:value="0.000017675084348134">
                <text:p>0.000017675084348134</text:p>
              </table:table-cell>
              <table:table-cell office:value-type="float" office:value="9">
                <text:p>9</text:p>
              </table:table-cell>
              <table:table-cell office:value-type="float" office:value="0.000059987504021919">
                <text:p>0.000059987504021919</text:p>
              </table:table-cell>
              <table:table-cell office:value-type="float" office:value="9">
                <text:p>9</text:p>
              </table:table-cell>
              <table:table-cell office:value-type="float" office:value="0.00030620589915031">
                <text:p>0.000306205899150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1496488367253">
                <text:p>0.000001496488367253</text:p>
              </table:table-cell>
              <table:table-cell office:value-type="float" office:value="10">
                <text:p>10</text:p>
              </table:table-cell>
              <table:table-cell office:value-type="float" office:value="0.0000050900854526859">
                <text:p>0.0000050900854526859</text:p>
              </table:table-cell>
              <table:table-cell office:value-type="float" office:value="10">
                <text:p>10</text:p>
              </table:table-cell>
              <table:table-cell office:value-type="float" office:value="0.000016318631820056">
                <text:p>0.000016318631820056</text:p>
              </table:table-cell>
              <table:table-cell office:value-type="float" office:value="10">
                <text:p>10</text:p>
              </table:table-cell>
              <table:table-cell office:value-type="float" office:value="0.000094778422603525">
                <text:p>0.000094778422603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031630394603521">
                <text:p>0.00000031630394603521</text:p>
              </table:table-cell>
              <table:table-cell office:value-type="float" office:value="11">
                <text:p>11</text:p>
              </table:table-cell>
              <table:table-cell office:value-type="float" office:value="0.00000086712759195251">
                <text:p>0.00000086712759195251</text:p>
              </table:table-cell>
              <table:table-cell office:value-type="float" office:value="11">
                <text:p>11</text:p>
              </table:table-cell>
              <table:table-cell office:value-type="float" office:value="0.0000045895760596437">
                <text:p>0.0000045895760596437</text:p>
              </table:table-cell>
              <table:table-cell office:value-type="float" office:value="11">
                <text:p>11</text:p>
              </table:table-cell>
              <table:table-cell office:value-type="float" office:value="0.000020262153988426">
                <text:p>0.0000202621539884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14978799753318">
                <text:p>0.00000014978799753318</text:p>
              </table:table-cell>
              <table:table-cell office:value-type="float" office:value="12">
                <text:p>12</text:p>
              </table:table-cell>
              <table:table-cell office:value-type="float" office:value="0.00000028281491459836">
                <text:p>0.00000028281491459836</text:p>
              </table:table-cell>
              <table:table-cell office:value-type="float" office:value="12">
                <text:p>12</text:p>
              </table:table-cell>
              <table:table-cell office:value-type="float" office:value="0.0000020062199403981">
                <text:p>0.0000020062199403981</text:p>
              </table:table-cell>
              <table:table-cell office:value-type="float" office:value="12">
                <text:p>12</text:p>
              </table:table-cell>
              <table:table-cell office:value-type="float" office:value="0.0000065650441563037">
                <text:p>0.00000656504415630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035594145270101">
                <text:p>0.000000035594145270101</text:p>
              </table:table-cell>
              <table:table-cell office:value-type="float" office:value="13">
                <text:p>13</text:p>
              </table:table-cell>
              <table:table-cell office:value-type="float" office:value="0.00000009663429167972">
                <text:p>0.00000009663429167972</text:p>
              </table:table-cell>
              <table:table-cell office:value-type="float" office:value="13">
                <text:p>13</text:p>
              </table:table-cell>
              <table:table-cell office:value-type="float" office:value="0.00000059657759265974">
                <text:p>0.00000059657759265974</text:p>
              </table:table-cell>
              <table:table-cell office:value-type="float" office:value="13">
                <text:p>13</text:p>
              </table:table-cell>
              <table:table-cell office:value-type="float" office:value="0.0000021987217060371">
                <text:p>0.00000219872170603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091102587140846">
                <text:p>0.0000000091102587140846</text:p>
              </table:table-cell>
              <table:table-cell office:value-type="float" office:value="14">
                <text:p>14</text:p>
              </table:table-cell>
              <table:table-cell office:value-type="float" office:value="0.000000020942677814162">
                <text:p>0.000000020942677814162</text:p>
              </table:table-cell>
              <table:table-cell office:value-type="float" office:value="14">
                <text:p>14</text:p>
              </table:table-cell>
              <table:table-cell office:value-type="float" office:value="0.00000018417770952794">
                <text:p>0.00000018417770952794</text:p>
              </table:table-cell>
              <table:table-cell office:value-type="float" office:value="14">
                <text:p>14</text:p>
              </table:table-cell>
              <table:table-cell office:value-type="float" office:value="0.0000005412263845983">
                <text:p>0.00000054122638459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025007808324151">
                <text:p>0.0000000025007808324151</text:p>
              </table:table-cell>
              <table:table-cell office:value-type="float" office:value="15">
                <text:p>15</text:p>
              </table:table-cell>
              <table:table-cell office:value-type="float" office:value="0.0000000079486102144699">
                <text:p>0.0000000079486102144699</text:p>
              </table:table-cell>
              <table:table-cell office:value-type="float" office:value="15">
                <text:p>15</text:p>
              </table:table-cell>
              <table:table-cell office:value-type="float" office:value="0.000000059193697055093">
                <text:p>0.000000059193697055093</text:p>
              </table:table-cell>
              <table:table-cell office:value-type="float" office:value="15">
                <text:p>15</text:p>
              </table:table-cell>
              <table:table-cell office:value-type="float" office:value="0.00000019759566427524">
                <text:p>0.000000197595664275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013431225298621">
                <text:p>0.0000000013431225298621</text:p>
              </table:table-cell>
              <table:table-cell office:value-type="float" office:value="16">
                <text:p>16</text:p>
              </table:table-cell>
              <table:table-cell office:value-type="float" office:value="0.0000000031324505211927">
                <text:p>0.0000000031324505211927</text:p>
              </table:table-cell>
              <table:table-cell office:value-type="float" office:value="16">
                <text:p>16</text:p>
              </table:table-cell>
              <table:table-cell office:value-type="float" office:value="0.000000019830965314327">
                <text:p>0.000000019830965314327</text:p>
              </table:table-cell>
              <table:table-cell office:value-type="float" office:value="16">
                <text:p>16</text:p>
              </table:table-cell>
              <table:table-cell office:value-type="float" office:value="0.000000074865688759473">
                <text:p>0.0000000748656887594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04059311775606">
                <text:p>0.0000000004059311775606</text:p>
              </table:table-cell>
              <table:table-cell office:value-type="float" office:value="17">
                <text:p>17</text:p>
              </table:table-cell>
              <table:table-cell office:value-type="float" office:value="0.0000000012788212711001">
                <text:p>0.0000000012788212711001</text:p>
              </table:table-cell>
              <table:table-cell office:value-type="float" office:value="17">
                <text:p>17</text:p>
              </table:table-cell>
              <table:table-cell office:value-type="float" office:value="0.0000000069258021540008">
                <text:p>0.0000000069258021540008</text:p>
              </table:table-cell>
              <table:table-cell office:value-type="float" office:value="17">
                <text:p>17</text:p>
              </table:table-cell>
              <table:table-cell office:value-type="float" office:value="0.000000021703161934283">
                <text:p>0.0000000217031619342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013005624355245">
                <text:p>0.00000000013005624355245</text:p>
              </table:table-cell>
              <table:table-cell office:value-type="float" office:value="18">
                <text:p>18</text:p>
              </table:table-cell>
              <table:table-cell office:value-type="float" office:value="0.00000000035474112536349">
                <text:p>0.00000000035474112536349</text:p>
              </table:table-cell>
              <table:table-cell office:value-type="float" office:value="18">
                <text:p>18</text:p>
              </table:table-cell>
              <table:table-cell office:value-type="float" office:value="0.0000000035132714515385">
                <text:p>0.0000000035132714515385</text:p>
              </table:table-cell>
              <table:table-cell office:value-type="float" office:value="18">
                <text:p>18</text:p>
              </table:table-cell>
              <table:table-cell office:value-type="float" office:value="0.0000000089222886856533">
                <text:p>0.00000000892228868565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043981318587072">
                <text:p>0.000000000043981318587072</text:p>
              </table:table-cell>
              <table:table-cell office:value-type="float" office:value="19">
                <text:p>19</text:p>
              </table:table-cell>
              <table:table-cell office:value-type="float" office:value="0.00000000015675882814037">
                <text:p>0.00000000015675882814037</text:p>
              </table:table-cell>
              <table:table-cell office:value-type="float" office:value="19">
                <text:p>19</text:p>
              </table:table-cell>
              <table:table-cell office:value-type="float" office:value="0.0000000013120935449251">
                <text:p>0.0000000013120935449251</text:p>
              </table:table-cell>
              <table:table-cell office:value-type="float" office:value="19">
                <text:p>19</text:p>
              </table:table-cell>
              <table:table-cell office:value-type="float" office:value="0.0000000037905003580363">
                <text:p>0.00000000379050035803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026065816172149">
                <text:p>0.000000000026065816172149</text:p>
              </table:table-cell>
              <table:table-cell office:value-type="float" office:value="20">
                <text:p>20</text:p>
              </table:table-cell>
              <table:table-cell office:value-type="float" office:value="0.000000000071286310188157">
                <text:p>0.000000000071286310188157</text:p>
              </table:table-cell>
              <table:table-cell office:value-type="float" office:value="20">
                <text:p>20</text:p>
              </table:table-cell>
              <table:table-cell office:value-type="float" office:value="0.00000000050915538452045">
                <text:p>0.00000000050915538452045</text:p>
              </table:table-cell>
              <table:table-cell office:value-type="float" office:value="20">
                <text:p>20</text:p>
              </table:table-cell>
              <table:table-cell office:value-type="float" office:value="0.0000000012688055051058">
                <text:p>0.0000000012688055051058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685cm" svg:y="0.316cm" chart:style-name="ch2">
          <text:p>FD Order 12</text:p>
        </chart:title>
        <chart:legend chart:legend-position="end" svg:x="12.537cm" svg:y="3.457cm" style:legend-expansion="high" chart:style-name="ch3"/>
        <chart:plot-area chart:style-name="ch4" table:cell-range-address="'FD order 12'.H9:'FD order 12'.H21 'FD order 12'.D9:'FD order 12'.D9 'FD order 12'.O9:'FD order 12'.O21 'FD order 12'.D24:'FD order 12'.D24 'FD order 12'.O23:'FD order 12'.O35 'FD order 12'.D37:'FD order 12'.D37 'FD order 12'.O37:'FD order 12'.O49 'FD order 12'.D51:'FD order 12'.D51 'FD order 12'.O51:'FD order 12'.O63" chart:data-source-has-labels="row" svg:x="1.33cm" svg:y="1.275cm" svg:width="10.888cm" svg:height="6.57cm">
          <chartooo:coordinate-region svg:x="2.481cm" svg:y="1.474cm" svg:width="9.55cm" svg:height="5.724cm"/>
          <chart:axis chart:dimension="x" chart:name="primary-x" chart:style-name="ch5">
            <chart:title svg:x="5.539cm" svg:y="8.025cm" chart:style-name="ch6">
              <text:p>Gaussian Points</text:p>
            </chart:title>
          </chart:axis>
          <chart:axis chart:dimension="y" chart:name="primary-y" chart:style-name="ch7">
            <chart:title svg:x="0.451cm" svg:y="5.146cm" chart:style-name="ch8">
              <text:p>Delta E</text:p>
            </chart:title>
            <chart:grid chart:style-name="ch9" chart:class="major"/>
          </chart:axis>
          <chart:series chart:style-name="ch10" chart:values-cell-range-address="'FD order 12'.O9:'FD order 12'.O21" chart:label-cell-address="'FD order 12'.D9:'FD order 12'.D9" chart:class="chart:scatter">
            <chart:domain table:cell-range-address="'FD order 12'.H9:'FD order 12'.H21"/>
            <chart:data-point chart:repeated="13"/>
          </chart:series>
          <chart:series chart:style-name="ch11" chart:values-cell-range-address="'FD order 12'.O23:'FD order 12'.O35" chart:label-cell-address="'FD order 12'.D24:'FD order 12'.D24" chart:class="chart:scatter">
            <chart:domain table:cell-range-address="'FD order 12'.H23:'FD order 12'.H35"/>
            <chart:data-point chart:repeated="13"/>
          </chart:series>
          <chart:series chart:style-name="ch12" chart:values-cell-range-address="'FD order 12'.O37:'FD order 12'.O49" chart:label-cell-address="'FD order 12'.D37:'FD order 12'.D37" chart:class="chart:scatter">
            <chart:domain table:cell-range-address="'FD order 12'.H37:'FD order 12'.H49"/>
            <chart:data-point chart:repeated="13"/>
          </chart:series>
          <chart:series chart:style-name="ch13" chart:values-cell-range-address="'FD order 12'.O51:'FD order 12'.O63" chart:label-cell-address="'FD order 12'.D51:'FD order 12'.D51" chart:class="chart:scatter">
            <chart:domain table:cell-range-address="'FD order 12'.H51:'FD order 12'.H63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FD order 12'.D9:'FD order 12'.D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FD order 12'.D24:'FD order 12'.D24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FD order 12'.D37:'FD order 12'.D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FD order 12'.D51:'FD order 12'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FD order 12'.H9:'FD order 12'.H21</svg:desc>
                </draw:g>
              </table:table-cell>
              <table:table-cell office:value-type="float" office:value="0.22354922731122">
                <text:p>0.22354922731122</text:p>
                <draw:g>
                  <svg:desc>'FD order 12'.O9:'FD order 12'.O21</svg:desc>
                </draw:g>
              </table:table-cell>
              <table:table-cell office:value-type="float" office:value="8">
                <text:p>8</text:p>
                <draw:g>
                  <svg:desc>'FD order 12'.H23:'FD order 12'.H35</svg:desc>
                </draw:g>
              </table:table-cell>
              <table:table-cell office:value-type="float" office:value="0.00051411569732585">
                <text:p>0.00051411569732585</text:p>
                <draw:g>
                  <svg:desc>'FD order 12'.O23:'FD order 12'.O35</svg:desc>
                </draw:g>
              </table:table-cell>
              <table:table-cell office:value-type="float" office:value="8">
                <text:p>8</text:p>
                <draw:g>
                  <svg:desc>'FD order 12'.H37:'FD order 12'.H49</svg:desc>
                </draw:g>
              </table:table-cell>
              <table:table-cell office:value-type="float" office:value="0.00098852009829997">
                <text:p>0.00098852009829997</text:p>
                <draw:g>
                  <svg:desc>'FD order 12'.O37:'FD order 12'.O49</svg:desc>
                </draw:g>
              </table:table-cell>
              <table:table-cell office:value-type="float" office:value="8">
                <text:p>8</text:p>
                <draw:g>
                  <svg:desc>'FD order 12'.H51:'FD order 12'.H63</svg:desc>
                </draw:g>
              </table:table-cell>
              <table:table-cell office:value-type="float" office:value="0.0035454271575723">
                <text:p>0.0035454271575723</text:p>
                <draw:g>
                  <svg:desc>'FD order 12'.O51:'FD order 12'.O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59619870671657">
                <text:p>0.000059619870671657</text:p>
              </table:table-cell>
              <table:table-cell office:value-type="float" office:value="9">
                <text:p>9</text:p>
              </table:table-cell>
              <table:table-cell office:value-type="float" office:value="0.00019528447863637">
                <text:p>0.00019528447863637</text:p>
              </table:table-cell>
              <table:table-cell office:value-type="float" office:value="9">
                <text:p>9</text:p>
              </table:table-cell>
              <table:table-cell office:value-type="float" office:value="0.00033248151791909">
                <text:p>0.00033248151791909</text:p>
              </table:table-cell>
              <table:table-cell office:value-type="float" office:value="9">
                <text:p>9</text:p>
              </table:table-cell>
              <table:table-cell office:value-type="float" office:value="0.0011417728458554">
                <text:p>0.00114177284585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19320959186025">
                <text:p>0.000019320959186025</text:p>
              </table:table-cell>
              <table:table-cell office:value-type="float" office:value="10">
                <text:p>10</text:p>
              </table:table-cell>
              <table:table-cell office:value-type="float" office:value="0.000078938666821182">
                <text:p>0.000078938666821182</text:p>
              </table:table-cell>
              <table:table-cell office:value-type="float" office:value="10">
                <text:p>10</text:p>
              </table:table-cell>
              <table:table-cell office:value-type="float" office:value="0.00011871066940827">
                <text:p>0.00011871066940827</text:p>
              </table:table-cell>
              <table:table-cell office:value-type="float" office:value="10">
                <text:p>10</text:p>
              </table:table-cell>
              <table:table-cell office:value-type="float" office:value="0.00051054520157834">
                <text:p>0.000510545201578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67476583472392">
                <text:p>0.0000067476583472392</text:p>
              </table:table-cell>
              <table:table-cell office:value-type="float" office:value="11">
                <text:p>11</text:p>
              </table:table-cell>
              <table:table-cell office:value-type="float" office:value="0.000022479573394296">
                <text:p>0.000022479573394296</text:p>
              </table:table-cell>
              <table:table-cell office:value-type="float" office:value="11">
                <text:p>11</text:p>
              </table:table-cell>
              <table:table-cell office:value-type="float" office:value="0.000045705517695893">
                <text:p>0.000045705517695893</text:p>
              </table:table-cell>
              <table:table-cell office:value-type="float" office:value="11">
                <text:p>11</text:p>
              </table:table-cell>
              <table:table-cell office:value-type="float" office:value="0.00018410798727686">
                <text:p>0.000184107987276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40968194298108">
                <text:p>0.0000040968194298108</text:p>
              </table:table-cell>
              <table:table-cell office:value-type="float" office:value="12">
                <text:p>12</text:p>
              </table:table-cell>
              <table:table-cell office:value-type="float" office:value="0.00001033182849608">
                <text:p>0.00001033182849608</text:p>
              </table:table-cell>
              <table:table-cell office:value-type="float" office:value="12">
                <text:p>12</text:p>
              </table:table-cell>
              <table:table-cell office:value-type="float" office:value="0.000025079728228405">
                <text:p>0.000025079728228405</text:p>
              </table:table-cell>
              <table:table-cell office:value-type="float" office:value="12">
                <text:p>12</text:p>
              </table:table-cell>
              <table:table-cell office:value-type="float" office:value="0.000088965182872158">
                <text:p>0.0000889651828721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15868971481314">
                <text:p>0.0000015868971481314</text:p>
              </table:table-cell>
              <table:table-cell office:value-type="float" office:value="13">
                <text:p>13</text:p>
              </table:table-cell>
              <table:table-cell office:value-type="float" office:value="0.0000049548128684407">
                <text:p>0.0000049548128684407</text:p>
              </table:table-cell>
              <table:table-cell office:value-type="float" office:value="13">
                <text:p>13</text:p>
              </table:table-cell>
              <table:table-cell office:value-type="float" office:value="0.00001068769823398">
                <text:p>0.00001068769823398</text:p>
              </table:table-cell>
              <table:table-cell office:value-type="float" office:value="13">
                <text:p>13</text:p>
              </table:table-cell>
              <table:table-cell office:value-type="float" office:value="0.000044339562940365">
                <text:p>0.0000443395629403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65302304397274">
                <text:p>0.00000065302304397274</text:p>
              </table:table-cell>
              <table:table-cell office:value-type="float" office:value="14">
                <text:p>14</text:p>
              </table:table-cell>
              <table:table-cell office:value-type="float" office:value="0.000001766587705454">
                <text:p>0.000001766587705454</text:p>
              </table:table-cell>
              <table:table-cell office:value-type="float" office:value="14">
                <text:p>14</text:p>
              </table:table-cell>
              <table:table-cell office:value-type="float" office:value="0.0000047900360442554">
                <text:p>0.0000047900360442554</text:p>
              </table:table-cell>
              <table:table-cell office:value-type="float" office:value="14">
                <text:p>14</text:p>
              </table:table-cell>
              <table:table-cell office:value-type="float" office:value="0.00001834301670911">
                <text:p>0.000018343016709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28375421373683">
                <text:p>0.00000028375421373683</text:p>
              </table:table-cell>
              <table:table-cell office:value-type="float" office:value="15">
                <text:p>15</text:p>
              </table:table-cell>
              <table:table-cell office:value-type="float" office:value="0.00000092669459750283">
                <text:p>0.00000092669459750283</text:p>
              </table:table-cell>
              <table:table-cell office:value-type="float" office:value="15">
                <text:p>15</text:p>
              </table:table-cell>
              <table:table-cell office:value-type="float" office:value="0.0000022451396368695">
                <text:p>0.0000022451396368695</text:p>
              </table:table-cell>
              <table:table-cell office:value-type="float" office:value="15">
                <text:p>15</text:p>
              </table:table-cell>
              <table:table-cell office:value-type="float" office:value="0.0000097752407981488">
                <text:p>0.00000977524079814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19057366587583">
                <text:p>0.00000019057366587583</text:p>
              </table:table-cell>
              <table:table-cell office:value-type="float" office:value="16">
                <text:p>16</text:p>
              </table:table-cell>
              <table:table-cell office:value-type="float" office:value="0.00000050114616612085">
                <text:p>0.00000050114616612085</text:p>
              </table:table-cell>
              <table:table-cell office:value-type="float" office:value="16">
                <text:p>16</text:p>
              </table:table-cell>
              <table:table-cell office:value-type="float" office:value="0.0000010955524345491">
                <text:p>0.0000010955524345491</text:p>
              </table:table-cell>
              <table:table-cell office:value-type="float" office:value="16">
                <text:p>16</text:p>
              </table:table-cell>
              <table:table-cell office:value-type="float" office:value="0.0000053479785648847">
                <text:p>0.00000534797856488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88957387678334">
                <text:p>0.000000088957387678334</text:p>
              </table:table-cell>
              <table:table-cell office:value-type="float" office:value="17">
                <text:p>17</text:p>
              </table:table-cell>
              <table:table-cell office:value-type="float" office:value="0.00000027868213980931">
                <text:p>0.00000027868213980931</text:p>
              </table:table-cell>
              <table:table-cell office:value-type="float" office:value="17">
                <text:p>17</text:p>
              </table:table-cell>
              <table:table-cell office:value-type="float" office:value="0.00000055445478608362">
                <text:p>0.00000055445478608362</text:p>
              </table:table-cell>
              <table:table-cell office:value-type="float" office:value="17">
                <text:p>17</text:p>
              </table:table-cell>
              <table:table-cell office:value-type="float" office:value="0.0000024862227299138">
                <text:p>0.0000024862227299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43303665347993">
                <text:p>0.000000043303665347993</text:p>
              </table:table-cell>
              <table:table-cell office:value-type="float" office:value="18">
                <text:p>18</text:p>
              </table:table-cell>
              <table:table-cell office:value-type="float" office:value="0.00000012117773651177">
                <text:p>0.00000012117773651177</text:p>
              </table:table-cell>
              <table:table-cell office:value-type="float" office:value="18">
                <text:p>18</text:p>
              </table:table-cell>
              <table:table-cell office:value-type="float" office:value="0.00000035874466419727">
                <text:p>0.00000035874466419727</text:p>
              </table:table-cell>
              <table:table-cell office:value-type="float" office:value="18">
                <text:p>18</text:p>
              </table:table-cell>
              <table:table-cell office:value-type="float" office:value="0.0000014376847836672">
                <text:p>0.00000143768478366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21895605939459">
                <text:p>0.000000021895605939459</text:p>
              </table:table-cell>
              <table:table-cell office:value-type="float" office:value="19">
                <text:p>19</text:p>
              </table:table-cell>
              <table:table-cell office:value-type="float" office:value="0.00000007157925052681">
                <text:p>0.00000007157925052681</text:p>
              </table:table-cell>
              <table:table-cell office:value-type="float" office:value="19">
                <text:p>19</text:p>
              </table:table-cell>
              <table:table-cell office:value-type="float" office:value="0.00000019159268127567">
                <text:p>0.00000019159268127567</text:p>
              </table:table-cell>
              <table:table-cell office:value-type="float" office:value="19">
                <text:p>19</text:p>
              </table:table-cell>
              <table:table-cell office:value-type="float" office:value="0.00000084927928156731">
                <text:p>0.000000849279281567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15775116823935">
                <text:p>0.000000015775116823935</text:p>
              </table:table-cell>
              <table:table-cell office:value-type="float" office:value="20">
                <text:p>20</text:p>
              </table:table-cell>
              <table:table-cell office:value-type="float" office:value="0.000000043178412179046">
                <text:p>0.000000043178412179046</text:p>
              </table:table-cell>
              <table:table-cell office:value-type="float" office:value="20">
                <text:p>20</text:p>
              </table:table-cell>
              <table:table-cell office:value-type="float" office:value="0.00000010530127525499">
                <text:p>0.00000010530127525499</text:p>
              </table:table-cell>
              <table:table-cell office:value-type="float" office:value="20">
                <text:p>20</text:p>
              </table:table-cell>
              <table:table-cell office:value-type="float" office:value="0.00000043414546979648">
                <text:p>0.000000434145469796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000000001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559cm" svg:height="12.7cm" xlink:href=".." xlink:type="simple" chart:class="chart:scatter" chart:style-name="ch1">
        <chart:title svg:x="9.965cm" svg:y="0.39cm" chart:style-name="ch2">
          <text:p>FD Order 12</text:p>
        </chart:title>
        <chart:legend chart:legend-position="end" svg:x="19.098cm" svg:y="5.304cm" style:legend-expansion="high" chart:style-name="ch3"/>
        <chart:plot-area chart:style-name="ch4" table:cell-range-address="'FD order 12'.H9:'FD order 12'.H21 'FD order 12'.D9:'FD order 12'.D9 'FD order 12'.O9:'FD order 12'.O21 'FD order 12'.D24:'FD order 12'.D24 'FD order 12'.O23:'FD order 12'.O35 'FD order 12'.D37:'FD order 12'.D37 'FD order 12'.O37:'FD order 12'.O49 'FD order 12'.D51:'FD order 12'.D51 'FD order 12'.O51:'FD order 12'.O63" chart:data-source-has-labels="row" svg:x="1.462cm" svg:y="1.423cm" svg:width="17.185cm" svg:height="10.042cm">
          <chartooo:coordinate-region svg:x="2.613cm" svg:y="1.623cm" svg:width="15.847cm" svg:height="9.195cm"/>
          <chart:axis chart:dimension="x" chart:name="primary-x" chart:style-name="ch5">
            <chart:title svg:x="8.819cm" svg:y="11.719cm" chart:style-name="ch6">
              <text:p>Gaussian Points</text:p>
            </chart:title>
          </chart:axis>
          <chart:axis chart:dimension="y" chart:name="primary-y" chart:style-name="ch7">
            <chart:title svg:x="0.451cm" svg:y="7.03cm" chart:style-name="ch8">
              <text:p>Delta E</text:p>
            </chart:title>
            <chart:grid chart:style-name="ch9" chart:class="major"/>
          </chart:axis>
          <chart:series chart:style-name="ch10" chart:values-cell-range-address="'FD order 12'.O9:'FD order 12'.O21" chart:label-cell-address="'FD order 12'.D9:'FD order 12'.D9" chart:class="chart:scatter">
            <chart:domain table:cell-range-address="'FD order 12'.H9:'FD order 12'.H21"/>
            <chart:data-point chart:repeated="13"/>
          </chart:series>
          <chart:series chart:style-name="ch11" chart:values-cell-range-address="'FD order 12'.O23:'FD order 12'.O35" chart:label-cell-address="'FD order 12'.D24:'FD order 12'.D24" chart:class="chart:scatter">
            <chart:domain table:cell-range-address="'FD order 12'.H23:'FD order 12'.H35"/>
            <chart:data-point chart:repeated="13"/>
          </chart:series>
          <chart:series chart:style-name="ch12" chart:values-cell-range-address="'FD order 12'.O37:'FD order 12'.O49" chart:label-cell-address="'FD order 12'.D37:'FD order 12'.D37" chart:class="chart:scatter">
            <chart:domain table:cell-range-address="'FD order 12'.H37:'FD order 12'.H49"/>
            <chart:data-point chart:repeated="13"/>
          </chart:series>
          <chart:series chart:style-name="ch13" chart:values-cell-range-address="'FD order 12'.O51:'FD order 12'.O63" chart:label-cell-address="'FD order 12'.D51:'FD order 12'.D51" chart:class="chart:scatter">
            <chart:domain table:cell-range-address="'FD order 12'.H51:'FD order 12'.H63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FD order 12'.D9:'FD order 12'.D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FD order 12'.D24:'FD order 12'.D24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FD order 12'.D37:'FD order 12'.D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FD order 12'.D51:'FD order 12'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FD order 12'.H9:'FD order 12'.H21</svg:desc>
                </draw:g>
              </table:table-cell>
              <table:table-cell office:value-type="float" office:value="0.22354922731122">
                <text:p>0.22354922731122</text:p>
                <draw:g>
                  <svg:desc>'FD order 12'.O9:'FD order 12'.O21</svg:desc>
                </draw:g>
              </table:table-cell>
              <table:table-cell office:value-type="float" office:value="8">
                <text:p>8</text:p>
                <draw:g>
                  <svg:desc>'FD order 12'.H23:'FD order 12'.H35</svg:desc>
                </draw:g>
              </table:table-cell>
              <table:table-cell office:value-type="float" office:value="0.00051411569732585">
                <text:p>0.00051411569732585</text:p>
                <draw:g>
                  <svg:desc>'FD order 12'.O23:'FD order 12'.O35</svg:desc>
                </draw:g>
              </table:table-cell>
              <table:table-cell office:value-type="float" office:value="8">
                <text:p>8</text:p>
                <draw:g>
                  <svg:desc>'FD order 12'.H37:'FD order 12'.H49</svg:desc>
                </draw:g>
              </table:table-cell>
              <table:table-cell office:value-type="float" office:value="0.00098852009829997">
                <text:p>0.00098852009829997</text:p>
                <draw:g>
                  <svg:desc>'FD order 12'.O37:'FD order 12'.O49</svg:desc>
                </draw:g>
              </table:table-cell>
              <table:table-cell office:value-type="float" office:value="8">
                <text:p>8</text:p>
                <draw:g>
                  <svg:desc>'FD order 12'.H51:'FD order 12'.H63</svg:desc>
                </draw:g>
              </table:table-cell>
              <table:table-cell office:value-type="float" office:value="0.0035454271575723">
                <text:p>0.0035454271575723</text:p>
                <draw:g>
                  <svg:desc>'FD order 12'.O51:'FD order 12'.O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59619870671657">
                <text:p>0.000059619870671657</text:p>
              </table:table-cell>
              <table:table-cell office:value-type="float" office:value="9">
                <text:p>9</text:p>
              </table:table-cell>
              <table:table-cell office:value-type="float" office:value="0.00019528447863637">
                <text:p>0.00019528447863637</text:p>
              </table:table-cell>
              <table:table-cell office:value-type="float" office:value="9">
                <text:p>9</text:p>
              </table:table-cell>
              <table:table-cell office:value-type="float" office:value="0.00033248151791909">
                <text:p>0.00033248151791909</text:p>
              </table:table-cell>
              <table:table-cell office:value-type="float" office:value="9">
                <text:p>9</text:p>
              </table:table-cell>
              <table:table-cell office:value-type="float" office:value="0.0011417728458554">
                <text:p>0.00114177284585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19320959186025">
                <text:p>0.000019320959186025</text:p>
              </table:table-cell>
              <table:table-cell office:value-type="float" office:value="10">
                <text:p>10</text:p>
              </table:table-cell>
              <table:table-cell office:value-type="float" office:value="0.000078938666821182">
                <text:p>0.000078938666821182</text:p>
              </table:table-cell>
              <table:table-cell office:value-type="float" office:value="10">
                <text:p>10</text:p>
              </table:table-cell>
              <table:table-cell office:value-type="float" office:value="0.00011871066940827">
                <text:p>0.00011871066940827</text:p>
              </table:table-cell>
              <table:table-cell office:value-type="float" office:value="10">
                <text:p>10</text:p>
              </table:table-cell>
              <table:table-cell office:value-type="float" office:value="0.00051054520157834">
                <text:p>0.000510545201578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67476583472392">
                <text:p>0.0000067476583472392</text:p>
              </table:table-cell>
              <table:table-cell office:value-type="float" office:value="11">
                <text:p>11</text:p>
              </table:table-cell>
              <table:table-cell office:value-type="float" office:value="0.000022479573394296">
                <text:p>0.000022479573394296</text:p>
              </table:table-cell>
              <table:table-cell office:value-type="float" office:value="11">
                <text:p>11</text:p>
              </table:table-cell>
              <table:table-cell office:value-type="float" office:value="0.000045705517695893">
                <text:p>0.000045705517695893</text:p>
              </table:table-cell>
              <table:table-cell office:value-type="float" office:value="11">
                <text:p>11</text:p>
              </table:table-cell>
              <table:table-cell office:value-type="float" office:value="0.00018410798727686">
                <text:p>0.000184107987276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40968194298108">
                <text:p>0.0000040968194298108</text:p>
              </table:table-cell>
              <table:table-cell office:value-type="float" office:value="12">
                <text:p>12</text:p>
              </table:table-cell>
              <table:table-cell office:value-type="float" office:value="0.00001033182849608">
                <text:p>0.00001033182849608</text:p>
              </table:table-cell>
              <table:table-cell office:value-type="float" office:value="12">
                <text:p>12</text:p>
              </table:table-cell>
              <table:table-cell office:value-type="float" office:value="0.000025079728228405">
                <text:p>0.000025079728228405</text:p>
              </table:table-cell>
              <table:table-cell office:value-type="float" office:value="12">
                <text:p>12</text:p>
              </table:table-cell>
              <table:table-cell office:value-type="float" office:value="0.000088965182872158">
                <text:p>0.0000889651828721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15868971481314">
                <text:p>0.0000015868971481314</text:p>
              </table:table-cell>
              <table:table-cell office:value-type="float" office:value="13">
                <text:p>13</text:p>
              </table:table-cell>
              <table:table-cell office:value-type="float" office:value="0.0000049548128684407">
                <text:p>0.0000049548128684407</text:p>
              </table:table-cell>
              <table:table-cell office:value-type="float" office:value="13">
                <text:p>13</text:p>
              </table:table-cell>
              <table:table-cell office:value-type="float" office:value="0.00001068769823398">
                <text:p>0.00001068769823398</text:p>
              </table:table-cell>
              <table:table-cell office:value-type="float" office:value="13">
                <text:p>13</text:p>
              </table:table-cell>
              <table:table-cell office:value-type="float" office:value="0.000044339562940365">
                <text:p>0.0000443395629403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65302304397274">
                <text:p>0.00000065302304397274</text:p>
              </table:table-cell>
              <table:table-cell office:value-type="float" office:value="14">
                <text:p>14</text:p>
              </table:table-cell>
              <table:table-cell office:value-type="float" office:value="0.000001766587705454">
                <text:p>0.000001766587705454</text:p>
              </table:table-cell>
              <table:table-cell office:value-type="float" office:value="14">
                <text:p>14</text:p>
              </table:table-cell>
              <table:table-cell office:value-type="float" office:value="0.0000047900360442554">
                <text:p>0.0000047900360442554</text:p>
              </table:table-cell>
              <table:table-cell office:value-type="float" office:value="14">
                <text:p>14</text:p>
              </table:table-cell>
              <table:table-cell office:value-type="float" office:value="0.00001834301670911">
                <text:p>0.000018343016709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28375421373683">
                <text:p>0.00000028375421373683</text:p>
              </table:table-cell>
              <table:table-cell office:value-type="float" office:value="15">
                <text:p>15</text:p>
              </table:table-cell>
              <table:table-cell office:value-type="float" office:value="0.00000092669459750283">
                <text:p>0.00000092669459750283</text:p>
              </table:table-cell>
              <table:table-cell office:value-type="float" office:value="15">
                <text:p>15</text:p>
              </table:table-cell>
              <table:table-cell office:value-type="float" office:value="0.0000022451396368695">
                <text:p>0.0000022451396368695</text:p>
              </table:table-cell>
              <table:table-cell office:value-type="float" office:value="15">
                <text:p>15</text:p>
              </table:table-cell>
              <table:table-cell office:value-type="float" office:value="0.0000097752407981488">
                <text:p>0.00000977524079814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19057366587583">
                <text:p>0.00000019057366587583</text:p>
              </table:table-cell>
              <table:table-cell office:value-type="float" office:value="16">
                <text:p>16</text:p>
              </table:table-cell>
              <table:table-cell office:value-type="float" office:value="0.00000050114616612085">
                <text:p>0.00000050114616612085</text:p>
              </table:table-cell>
              <table:table-cell office:value-type="float" office:value="16">
                <text:p>16</text:p>
              </table:table-cell>
              <table:table-cell office:value-type="float" office:value="0.0000010955524345491">
                <text:p>0.0000010955524345491</text:p>
              </table:table-cell>
              <table:table-cell office:value-type="float" office:value="16">
                <text:p>16</text:p>
              </table:table-cell>
              <table:table-cell office:value-type="float" office:value="0.0000053479785648847">
                <text:p>0.00000534797856488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88957387678334">
                <text:p>0.000000088957387678334</text:p>
              </table:table-cell>
              <table:table-cell office:value-type="float" office:value="17">
                <text:p>17</text:p>
              </table:table-cell>
              <table:table-cell office:value-type="float" office:value="0.00000027868213980931">
                <text:p>0.00000027868213980931</text:p>
              </table:table-cell>
              <table:table-cell office:value-type="float" office:value="17">
                <text:p>17</text:p>
              </table:table-cell>
              <table:table-cell office:value-type="float" office:value="0.00000055445478608362">
                <text:p>0.00000055445478608362</text:p>
              </table:table-cell>
              <table:table-cell office:value-type="float" office:value="17">
                <text:p>17</text:p>
              </table:table-cell>
              <table:table-cell office:value-type="float" office:value="0.0000024862227299138">
                <text:p>0.0000024862227299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43303665347993">
                <text:p>0.000000043303665347993</text:p>
              </table:table-cell>
              <table:table-cell office:value-type="float" office:value="18">
                <text:p>18</text:p>
              </table:table-cell>
              <table:table-cell office:value-type="float" office:value="0.00000012117773651177">
                <text:p>0.00000012117773651177</text:p>
              </table:table-cell>
              <table:table-cell office:value-type="float" office:value="18">
                <text:p>18</text:p>
              </table:table-cell>
              <table:table-cell office:value-type="float" office:value="0.00000035874466419727">
                <text:p>0.00000035874466419727</text:p>
              </table:table-cell>
              <table:table-cell office:value-type="float" office:value="18">
                <text:p>18</text:p>
              </table:table-cell>
              <table:table-cell office:value-type="float" office:value="0.0000014376847836672">
                <text:p>0.00000143768478366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21895605939459">
                <text:p>0.000000021895605939459</text:p>
              </table:table-cell>
              <table:table-cell office:value-type="float" office:value="19">
                <text:p>19</text:p>
              </table:table-cell>
              <table:table-cell office:value-type="float" office:value="0.00000007157925052681">
                <text:p>0.00000007157925052681</text:p>
              </table:table-cell>
              <table:table-cell office:value-type="float" office:value="19">
                <text:p>19</text:p>
              </table:table-cell>
              <table:table-cell office:value-type="float" office:value="0.00000019159268127567">
                <text:p>0.00000019159268127567</text:p>
              </table:table-cell>
              <table:table-cell office:value-type="float" office:value="19">
                <text:p>19</text:p>
              </table:table-cell>
              <table:table-cell office:value-type="float" office:value="0.00000084927928156731">
                <text:p>0.000000849279281567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15775116823935">
                <text:p>0.000000015775116823935</text:p>
              </table:table-cell>
              <table:table-cell office:value-type="float" office:value="20">
                <text:p>20</text:p>
              </table:table-cell>
              <table:table-cell office:value-type="float" office:value="0.000000043178412179046">
                <text:p>0.000000043178412179046</text:p>
              </table:table-cell>
              <table:table-cell office:value-type="float" office:value="20">
                <text:p>20</text:p>
              </table:table-cell>
              <table:table-cell office:value-type="float" office:value="0.00000010530127525499">
                <text:p>0.00000010530127525499</text:p>
              </table:table-cell>
              <table:table-cell office:value-type="float" office:value="20">
                <text:p>20</text:p>
              </table:table-cell>
              <table:table-cell office:value-type="float" office:value="0.00000043414546979648">
                <text:p>0.0000004341454697964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00000000001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529cm" svg:height="12.672cm" xlink:href=".." xlink:type="simple" chart:class="chart:scatter" chart:style-name="ch1">
        <chart:title svg:x="9.95cm" svg:y="0.389cm" chart:style-name="ch2">
          <text:p>FD Order 16</text:p>
        </chart:title>
        <chart:legend chart:legend-position="end" svg:x="19.068cm" svg:y="5.29cm" style:legend-expansion="high" chart:style-name="ch3"/>
        <chart:plot-area chart:style-name="ch4" table:cell-range-address="'FD order 16'.H9:'FD order 16'.H21 'FD order 16'.D9:'FD order 16'.D9 'FD order 16'.P9:'FD order 16'.P21 'FD order 16'.D23:'FD order 16'.D23 'FD order 16'.P23:'FD order 16'.P35 'FD order 16'.D37:'FD order 16'.D37 'FD order 16'.P37:'FD order 16'.P49 'FD order 16'.D51:'FD order 16'.D51 'FD order 16'.P51:'FD order 16'.P63" chart:data-source-has-labels="row" svg:x="1.461cm" svg:y="1.421cm" svg:width="17.157cm" svg:height="10.017cm">
          <chartooo:coordinate-region svg:x="2.612cm" svg:y="1.62cm" svg:width="15.819cm" svg:height="9.171cm"/>
          <chart:axis chart:dimension="x" chart:name="primary-x" chart:style-name="ch5">
            <chart:title svg:x="8.804cm" svg:y="11.691cm" chart:style-name="ch6">
              <text:p>Gaussian Points</text:p>
            </chart:title>
          </chart:axis>
          <chart:axis chart:dimension="y" chart:name="primary-y" chart:style-name="ch7">
            <chart:title svg:x="0.451cm" svg:y="8.061cm" chart:style-name="ch8">
              <text:p>RMS error in potential</text:p>
            </chart:title>
            <chart:grid chart:style-name="ch9" chart:class="major"/>
          </chart:axis>
          <chart:series chart:style-name="ch10" chart:values-cell-range-address="'FD order 16'.P9:'FD order 16'.P21" chart:label-cell-address="'FD order 16'.D9:'FD order 16'.D9" chart:class="chart:scatter">
            <chart:domain table:cell-range-address="'FD order 16'.H9:'FD order 16'.H21"/>
            <chart:data-point chart:repeated="13"/>
          </chart:series>
          <chart:series chart:style-name="ch11" chart:values-cell-range-address="'FD order 16'.P23:'FD order 16'.P35" chart:label-cell-address="'FD order 16'.D23:'FD order 16'.D23" chart:class="chart:scatter">
            <chart:domain table:cell-range-address="'FD order 16'.H23:'FD order 16'.H35"/>
            <chart:data-point chart:repeated="13"/>
          </chart:series>
          <chart:series chart:style-name="ch12" chart:values-cell-range-address="'FD order 16'.P37:'FD order 16'.P49" chart:label-cell-address="'FD order 16'.D37:'FD order 16'.D37" chart:class="chart:scatter">
            <chart:domain table:cell-range-address="'FD order 16'.H37:'FD order 16'.H49"/>
            <chart:data-point chart:repeated="13"/>
          </chart:series>
          <chart:series chart:style-name="ch13" chart:values-cell-range-address="'FD order 16'.P51:'FD order 16'.P63" chart:label-cell-address="'FD order 16'.D51:'FD order 16'.D51" chart:class="chart:scatter">
            <chart:domain table:cell-range-address="'FD order 16'.H51:'FD order 16'.H63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FD order 16'.D9:'FD order 16'.D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FD order 16'.D23:'FD order 16'.D2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FD order 16'.D37:'FD order 16'.D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FD order 16'.D51:'FD order 16'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FD order 16'.H9:'FD order 16'.H21</svg:desc>
                </draw:g>
              </table:table-cell>
              <table:table-cell office:value-type="float" office:value="0.059407123568547">
                <text:p>0.059407123568547</text:p>
                <draw:g>
                  <svg:desc>'FD order 16'.P9:'FD order 16'.P21</svg:desc>
                </draw:g>
              </table:table-cell>
              <table:table-cell office:value-type="float" office:value="8">
                <text:p>8</text:p>
                <draw:g>
                  <svg:desc>'FD order 16'.H23:'FD order 16'.H35</svg:desc>
                </draw:g>
              </table:table-cell>
              <table:table-cell office:value-type="float" office:value="0.20727449916451">
                <text:p>0.20727449916451</text:p>
                <draw:g>
                  <svg:desc>'FD order 16'.P23:'FD order 16'.P35</svg:desc>
                </draw:g>
              </table:table-cell>
              <table:table-cell office:value-type="float" office:value="8">
                <text:p>8</text:p>
                <draw:g>
                  <svg:desc>'FD order 16'.H37:'FD order 16'.H49</svg:desc>
                </draw:g>
              </table:table-cell>
              <table:table-cell office:value-type="float" office:value="0.00000062126082874791">
                <text:p>0.00000062126082874791</text:p>
                <draw:g>
                  <svg:desc>'FD order 16'.P37:'FD order 16'.P49</svg:desc>
                </draw:g>
              </table:table-cell>
              <table:table-cell office:value-type="float" office:value="8">
                <text:p>8</text:p>
                <draw:g>
                  <svg:desc>'FD order 16'.H51:'FD order 16'.H63</svg:desc>
                </draw:g>
              </table:table-cell>
              <table:table-cell office:value-type="float" office:value="0.0000012047633204512">
                <text:p>0.0000012047633204512</text:p>
                <draw:g>
                  <svg:desc>'FD order 16'.P51:'FD order 16'.P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019284743860378">
                <text:p>0.00000019284743860378</text:p>
              </table:table-cell>
              <table:table-cell office:value-type="float" office:value="9">
                <text:p>9</text:p>
              </table:table-cell>
              <table:table-cell office:value-type="float" office:value="0.00000016089738566365">
                <text:p>0.00000016089738566365</text:p>
              </table:table-cell>
              <table:table-cell office:value-type="float" office:value="9">
                <text:p>9</text:p>
              </table:table-cell>
              <table:table-cell office:value-type="float" office:value="0.00000024572134412094">
                <text:p>0.00000024572134412094</text:p>
              </table:table-cell>
              <table:table-cell office:value-type="float" office:value="9">
                <text:p>9</text:p>
              </table:table-cell>
              <table:table-cell office:value-type="float" office:value="0.00000027856058032706">
                <text:p>0.000000278560580327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0051692723583212">
                <text:p>0.000000051692723583212</text:p>
              </table:table-cell>
              <table:table-cell office:value-type="float" office:value="10">
                <text:p>10</text:p>
              </table:table-cell>
              <table:table-cell office:value-type="float" office:value="0.000000058546026669221">
                <text:p>0.000000058546026669221</text:p>
              </table:table-cell>
              <table:table-cell office:value-type="float" office:value="10">
                <text:p>10</text:p>
              </table:table-cell>
              <table:table-cell office:value-type="float" office:value="0.000000077571539891158">
                <text:p>0.000000077571539891158</text:p>
              </table:table-cell>
              <table:table-cell office:value-type="float" office:value="10">
                <text:p>10</text:p>
              </table:table-cell>
              <table:table-cell office:value-type="float" office:value="0.000000094959285687045">
                <text:p>0.0000000949592856870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0014129916452082">
                <text:p>0.000000014129916452082</text:p>
              </table:table-cell>
              <table:table-cell office:value-type="float" office:value="11">
                <text:p>11</text:p>
              </table:table-cell>
              <table:table-cell office:value-type="float" office:value="0.000000014097782678546">
                <text:p>0.000000014097782678546</text:p>
              </table:table-cell>
              <table:table-cell office:value-type="float" office:value="11">
                <text:p>11</text:p>
              </table:table-cell>
              <table:table-cell office:value-type="float" office:value="0.000000025085483757503">
                <text:p>0.000000025085483757503</text:p>
              </table:table-cell>
              <table:table-cell office:value-type="float" office:value="11">
                <text:p>11</text:p>
              </table:table-cell>
              <table:table-cell office:value-type="float" office:value="0.00000002367617930459">
                <text:p>0.000000023676179304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075813266041122">
                <text:p>0.0000000075813266041122</text:p>
              </table:table-cell>
              <table:table-cell office:value-type="float" office:value="12">
                <text:p>12</text:p>
              </table:table-cell>
              <table:table-cell office:value-type="float" office:value="0.0000000056747243111356">
                <text:p>0.0000000056747243111356</text:p>
              </table:table-cell>
              <table:table-cell office:value-type="float" office:value="12">
                <text:p>12</text:p>
              </table:table-cell>
              <table:table-cell office:value-type="float" office:value="0.000000012021738592575">
                <text:p>0.000000012021738592575</text:p>
              </table:table-cell>
              <table:table-cell office:value-type="float" office:value="12">
                <text:p>12</text:p>
              </table:table-cell>
              <table:table-cell office:value-type="float" office:value="0.0000000087150934530304">
                <text:p>0.00000000871509345303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0022912959680334">
                <text:p>0.0000000022912959680334</text:p>
              </table:table-cell>
              <table:table-cell office:value-type="float" office:value="13">
                <text:p>13</text:p>
              </table:table-cell>
              <table:table-cell office:value-type="float" office:value="0.0000000023714664477823">
                <text:p>0.0000000023714664477823</text:p>
              </table:table-cell>
              <table:table-cell office:value-type="float" office:value="13">
                <text:p>13</text:p>
              </table:table-cell>
              <table:table-cell office:value-type="float" office:value="0.000000004099121882669">
                <text:p>0.000000004099121882669</text:p>
              </table:table-cell>
              <table:table-cell office:value-type="float" office:value="13">
                <text:p>13</text:p>
              </table:table-cell>
              <table:table-cell office:value-type="float" office:value="0.0000000033337083382804">
                <text:p>0.00000000333370833828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0073495579815254">
                <text:p>0.00000000073495579815254</text:p>
              </table:table-cell>
              <table:table-cell office:value-type="float" office:value="14">
                <text:p>14</text:p>
              </table:table-cell>
              <table:table-cell office:value-type="float" office:value="0.00000000068217736371196">
                <text:p>0.00000000068217736371196</text:p>
              </table:table-cell>
              <table:table-cell office:value-type="float" office:value="14">
                <text:p>14</text:p>
              </table:table-cell>
              <table:table-cell office:value-type="float" office:value="0.0000000014492698659407">
                <text:p>0.0000000014492698659407</text:p>
              </table:table-cell>
              <table:table-cell office:value-type="float" office:value="14">
                <text:p>14</text:p>
              </table:table-cell>
              <table:table-cell office:value-type="float" office:value="0.00000000098317188706501">
                <text:p>0.000000000983171887065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0024901981554608">
                <text:p>0.00000000024901981554608</text:p>
              </table:table-cell>
              <table:table-cell office:value-type="float" office:value="15">
                <text:p>15</text:p>
              </table:table-cell>
              <table:table-cell office:value-type="float" office:value="0.00000000030856995658483">
                <text:p>0.00000000030856995658483</text:p>
              </table:table-cell>
              <table:table-cell office:value-type="float" office:value="15">
                <text:p>15</text:p>
              </table:table-cell>
              <table:table-cell office:value-type="float" office:value="0.00000000053227582502019">
                <text:p>0.00000000053227582502019</text:p>
              </table:table-cell>
              <table:table-cell office:value-type="float" office:value="15">
                <text:p>15</text:p>
              </table:table-cell>
              <table:table-cell office:value-type="float" office:value="0.00000000041107483877062">
                <text:p>0.000000000411074838770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001477740975044">
                <text:p>0.0000000001477740975044</text:p>
              </table:table-cell>
              <table:table-cell office:value-type="float" office:value="16">
                <text:p>16</text:p>
              </table:table-cell>
              <table:table-cell office:value-type="float" office:value="0.0000000001434088339075">
                <text:p>0.0000000001434088339075</text:p>
              </table:table-cell>
              <table:table-cell office:value-type="float" office:value="16">
                <text:p>16</text:p>
              </table:table-cell>
              <table:table-cell office:value-type="float" office:value="0.00000000020318100305358">
                <text:p>0.00000000020318100305358</text:p>
              </table:table-cell>
              <table:table-cell office:value-type="float" office:value="16">
                <text:p>16</text:p>
              </table:table-cell>
              <table:table-cell office:value-type="float" office:value="0.00000000017810238774586">
                <text:p>0.000000000178102387745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0053965106184579">
                <text:p>0.000000000053965106184579</text:p>
              </table:table-cell>
              <table:table-cell office:value-type="float" office:value="17">
                <text:p>17</text:p>
              </table:table-cell>
              <table:table-cell office:value-type="float" office:value="0.000000000068359162600072">
                <text:p>0.000000000068359162600072</text:p>
              </table:table-cell>
              <table:table-cell office:value-type="float" office:value="17">
                <text:p>17</text:p>
              </table:table-cell>
              <table:table-cell office:value-type="float" office:value="0.000000000080569241367031">
                <text:p>0.000000000080569241367031</text:p>
              </table:table-cell>
              <table:table-cell office:value-type="float" office:value="17">
                <text:p>17</text:p>
              </table:table-cell>
              <table:table-cell office:value-type="float" office:value="0.000000000061497042927988">
                <text:p>0.0000000000614970429279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0020629103183149">
                <text:p>0.000000000020629103183149</text:p>
              </table:table-cell>
              <table:table-cell office:value-type="float" office:value="18">
                <text:p>18</text:p>
              </table:table-cell>
              <table:table-cell office:value-type="float" office:value="0.000000000023519425594758">
                <text:p>0.000000000023519425594758</text:p>
              </table:table-cell>
              <table:table-cell office:value-type="float" office:value="18">
                <text:p>18</text:p>
              </table:table-cell>
              <table:table-cell office:value-type="float" office:value="0.000000000044391839579758">
                <text:p>0.000000000044391839579758</text:p>
              </table:table-cell>
              <table:table-cell office:value-type="float" office:value="18">
                <text:p>18</text:p>
              </table:table-cell>
              <table:table-cell office:value-type="float" office:value="0.000000000028722009447522">
                <text:p>0.0000000000287220094475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0082290325438118">
                <text:p>0.0000000000082290325438118</text:p>
              </table:table-cell>
              <table:table-cell office:value-type="float" office:value="19">
                <text:p>19</text:p>
              </table:table-cell>
              <table:table-cell office:value-type="float" office:value="0.000000000011875096362898">
                <text:p>0.000000000011875096362898</text:p>
              </table:table-cell>
              <table:table-cell office:value-type="float" office:value="19">
                <text:p>19</text:p>
              </table:table-cell>
              <table:table-cell office:value-type="float" office:value="0.00000000001870377927535">
                <text:p>0.00000000001870377927535</text:p>
              </table:table-cell>
              <table:table-cell office:value-type="float" office:value="19">
                <text:p>19</text:p>
              </table:table-cell>
              <table:table-cell office:value-type="float" office:value="0.000000000013807490737116">
                <text:p>0.0000000000138074907371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0052762146455786">
                <text:p>0.0000000000052762146455786</text:p>
              </table:table-cell>
              <table:table-cell office:value-type="float" office:value="20">
                <text:p>20</text:p>
              </table:table-cell>
              <table:table-cell office:value-type="float" office:value="0.0000000000061237827143951">
                <text:p>0.0000000000061237827143951</text:p>
              </table:table-cell>
              <table:table-cell office:value-type="float" office:value="20">
                <text:p>20</text:p>
              </table:table-cell>
              <table:table-cell office:value-type="float" office:value="0.0000000000081549055121445">
                <text:p>0.0000000000081549055121445</text:p>
              </table:table-cell>
              <table:table-cell office:value-type="float" office:value="20">
                <text:p>20</text:p>
              </table:table-cell>
              <table:table-cell office:value-type="float" office:value="0.0000000000054247912421896">
                <text:p>0.0000000000054247912421896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000000001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505cm" svg:height="12.659cm" xlink:href=".." xlink:type="simple" chart:class="chart:scatter" chart:style-name="ch1">
        <chart:title svg:x="9.938cm" svg:y="0.389cm" chart:style-name="ch2">
          <text:p>FD Order 16</text:p>
        </chart:title>
        <chart:legend chart:legend-position="end" svg:x="19.044cm" svg:y="5.283cm" style:legend-expansion="high" chart:style-name="ch3"/>
        <chart:plot-area chart:style-name="ch4" table:cell-range-address="'FD order 16'.H9:'FD order 16'.H21 'FD order 16'.D9:'FD order 16'.D9 'FD order 16'.O9:'FD order 16'.O21 'FD order 16'.D23:'FD order 16'.D23 'FD order 16'.O23:'FD order 16'.O35 'FD order 16'.D37:'FD order 16'.D37 'FD order 16'.O37:'FD order 16'.O49 'FD order 16'.D51:'FD order 16'.D51 'FD order 16'.O51:'FD order 16'.O63" chart:data-source-has-labels="row" svg:x="1.461cm" svg:y="1.421cm" svg:width="17.133cm" svg:height="10.004cm">
          <chartooo:coordinate-region svg:x="2.612cm" svg:y="1.621cm" svg:width="15.795cm" svg:height="9.157cm"/>
          <chart:axis chart:dimension="x" chart:name="primary-x" chart:style-name="ch5">
            <chart:title svg:x="8.792cm" svg:y="11.678cm" chart:style-name="ch6">
              <text:p>Gaussian Points</text:p>
            </chart:title>
          </chart:axis>
          <chart:axis chart:dimension="y" chart:name="primary-y" chart:style-name="ch7">
            <chart:title svg:x="0.451cm" svg:y="7.512cm" chart:style-name="ch8">
              <text:p>Detlat Recip E</text:p>
            </chart:title>
            <chart:grid chart:style-name="ch9" chart:class="major"/>
          </chart:axis>
          <chart:series chart:style-name="ch10" chart:values-cell-range-address="'FD order 16'.O9:'FD order 16'.O21" chart:label-cell-address="'FD order 16'.D9:'FD order 16'.D9" chart:class="chart:scatter">
            <chart:domain table:cell-range-address="'FD order 16'.H9:'FD order 16'.H21"/>
            <chart:data-point chart:repeated="13"/>
          </chart:series>
          <chart:series chart:style-name="ch11" chart:values-cell-range-address="'FD order 16'.O23:'FD order 16'.O35" chart:label-cell-address="'FD order 16'.D23:'FD order 16'.D23" chart:class="chart:scatter">
            <chart:domain table:cell-range-address="'FD order 16'.H23:'FD order 16'.H35"/>
            <chart:data-point chart:repeated="13"/>
          </chart:series>
          <chart:series chart:style-name="ch12" chart:values-cell-range-address="'FD order 16'.O37:'FD order 16'.O49" chart:label-cell-address="'FD order 16'.D37:'FD order 16'.D37" chart:class="chart:scatter">
            <chart:domain table:cell-range-address="'FD order 16'.H37:'FD order 16'.H49"/>
            <chart:data-point chart:repeated="13"/>
          </chart:series>
          <chart:series chart:style-name="ch13" chart:values-cell-range-address="'FD order 16'.O51:'FD order 16'.O63" chart:label-cell-address="'FD order 16'.D51:'FD order 16'.D51" chart:class="chart:scatter">
            <chart:domain table:cell-range-address="'FD order 16'.H51:'FD order 16'.H63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FD order 16'.D9:'FD order 16'.D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FD order 16'.D23:'FD order 16'.D2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FD order 16'.D37:'FD order 16'.D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FD order 16'.D51:'FD order 16'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FD order 16'.H9:'FD order 16'.H21</svg:desc>
                </draw:g>
              </table:table-cell>
              <table:table-cell office:value-type="float" office:value="0.52096234069518">
                <text:p>0.52096234069518</text:p>
                <draw:g>
                  <svg:desc>'FD order 16'.O9:'FD order 16'.O21</svg:desc>
                </draw:g>
              </table:table-cell>
              <table:table-cell office:value-type="float" office:value="8">
                <text:p>8</text:p>
                <draw:g>
                  <svg:desc>'FD order 16'.H23:'FD order 16'.H35</svg:desc>
                </draw:g>
              </table:table-cell>
              <table:table-cell office:value-type="float" office:value="2.0099846795302">
                <text:p>2.0099846795302</text:p>
                <draw:g>
                  <svg:desc>'FD order 16'.O23:'FD order 16'.O35</svg:desc>
                </draw:g>
              </table:table-cell>
              <table:table-cell office:value-type="float" office:value="8">
                <text:p>8</text:p>
                <draw:g>
                  <svg:desc>'FD order 16'.H37:'FD order 16'.H49</svg:desc>
                </draw:g>
              </table:table-cell>
              <table:table-cell office:value-type="float" office:value="0.00036002902436572">
                <text:p>0.00036002902436572</text:p>
                <draw:g>
                  <svg:desc>'FD order 16'.O37:'FD order 16'.O49</svg:desc>
                </draw:g>
              </table:table-cell>
              <table:table-cell office:value-type="float" office:value="8">
                <text:p>8</text:p>
                <draw:g>
                  <svg:desc>'FD order 16'.H51:'FD order 16'.H63</svg:desc>
                </draw:g>
              </table:table-cell>
              <table:table-cell office:value-type="float" office:value="0.0020788914325429">
                <text:p>0.0020788914325429</text:p>
                <draw:g>
                  <svg:desc>'FD order 16'.O51:'FD order 16'.O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18543783575714">
                <text:p>0.000018543783575714</text:p>
              </table:table-cell>
              <table:table-cell office:value-type="float" office:value="9">
                <text:p>9</text:p>
              </table:table-cell>
              <table:table-cell office:value-type="float" office:value="0.000046871529025605">
                <text:p>0.000046871529025605</text:p>
              </table:table-cell>
              <table:table-cell office:value-type="float" office:value="9">
                <text:p>9</text:p>
              </table:table-cell>
              <table:table-cell office:value-type="float" office:value="0.00011216420521798">
                <text:p>0.00011216420521798</text:p>
              </table:table-cell>
              <table:table-cell office:value-type="float" office:value="9">
                <text:p>9</text:p>
              </table:table-cell>
              <table:table-cell office:value-type="float" office:value="0.00054208675775413">
                <text:p>0.000542086757754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46015259412002">
                <text:p>0.0000046015259412002</text:p>
              </table:table-cell>
              <table:table-cell office:value-type="float" office:value="10">
                <text:p>10</text:p>
              </table:table-cell>
              <table:table-cell office:value-type="float" office:value="0.000015690473149421">
                <text:p>0.000015690473149421</text:p>
              </table:table-cell>
              <table:table-cell office:value-type="float" office:value="10">
                <text:p>10</text:p>
              </table:table-cell>
              <table:table-cell office:value-type="float" office:value="0.000034585073240834">
                <text:p>0.000034585073240834</text:p>
              </table:table-cell>
              <table:table-cell office:value-type="float" office:value="10">
                <text:p>10</text:p>
              </table:table-cell>
              <table:table-cell office:value-type="float" office:value="0.00020179133249698">
                <text:p>0.000201791332496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12288944147565">
                <text:p>0.0000012288944147565</text:p>
              </table:table-cell>
              <table:table-cell office:value-type="float" office:value="11">
                <text:p>11</text:p>
              </table:table-cell>
              <table:table-cell office:value-type="float" office:value="0.0000033724773738086">
                <text:p>0.0000033724773738086</text:p>
              </table:table-cell>
              <table:table-cell office:value-type="float" office:value="11">
                <text:p>11</text:p>
              </table:table-cell>
              <table:table-cell office:value-type="float" office:value="0.000011327184795462">
                <text:p>0.000011327184795462</text:p>
              </table:table-cell>
              <table:table-cell office:value-type="float" office:value="11">
                <text:p>11</text:p>
              </table:table-cell>
              <table:table-cell office:value-type="float" office:value="0.000056058522485358">
                <text:p>0.000056058522485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65402701338035">
                <text:p>0.00000065402701338035</text:p>
              </table:table-cell>
              <table:table-cell office:value-type="float" office:value="12">
                <text:p>12</text:p>
              </table:table-cell>
              <table:table-cell office:value-type="float" office:value="0.0000012878165962515">
                <text:p>0.0000012878165962515</text:p>
              </table:table-cell>
              <table:table-cell office:value-type="float" office:value="12">
                <text:p>12</text:p>
              </table:table-cell>
              <table:table-cell office:value-type="float" office:value="0.0000055430420733416">
                <text:p>0.0000055430420733416</text:p>
              </table:table-cell>
              <table:table-cell office:value-type="float" office:value="12">
                <text:p>12</text:p>
              </table:table-cell>
              <table:table-cell office:value-type="float" office:value="0.000022179930422084">
                <text:p>0.0000221799304220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19583009158719">
                <text:p>0.00000019583009158719</text:p>
              </table:table-cell>
              <table:table-cell office:value-type="float" office:value="13">
                <text:p>13</text:p>
              </table:table-cell>
              <table:table-cell office:value-type="float" office:value="0.00000051479375295926">
                <text:p>0.00000051479375295926</text:p>
              </table:table-cell>
              <table:table-cell office:value-type="float" office:value="13">
                <text:p>13</text:p>
              </table:table-cell>
              <table:table-cell office:value-type="float" office:value="0.0000019747846753404">
                <text:p>0.0000019747846753404</text:p>
              </table:table-cell>
              <table:table-cell office:value-type="float" office:value="13">
                <text:p>13</text:p>
              </table:table-cell>
              <table:table-cell office:value-type="float" office:value="0.0000090578265492525">
                <text:p>0.0000090578265492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62851755106008">
                <text:p>0.000000062851755106008</text:p>
              </table:table-cell>
              <table:table-cell office:value-type="float" office:value="14">
                <text:p>14</text:p>
              </table:table-cell>
              <table:table-cell office:value-type="float" office:value="0.00000014070872755845">
                <text:p>0.00000014070872755845</text:p>
              </table:table-cell>
              <table:table-cell office:value-type="float" office:value="14">
                <text:p>14</text:p>
              </table:table-cell>
              <table:table-cell office:value-type="float" office:value="0.00000073600303451826">
                <text:p>0.00000073600303451826</text:p>
              </table:table-cell>
              <table:table-cell office:value-type="float" office:value="14">
                <text:p>14</text:p>
              </table:table-cell>
              <table:table-cell office:value-type="float" office:value="0.0000028877011395423">
                <text:p>0.00000288770113954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21503238994969">
                <text:p>0.000000021503238994969</text:p>
              </table:table-cell>
              <table:table-cell office:value-type="float" office:value="15">
                <text:p>15</text:p>
              </table:table-cell>
              <table:table-cell office:value-type="float" office:value="0.00000006215986569913">
                <text:p>0.00000006215986569913</text:p>
              </table:table-cell>
              <table:table-cell office:value-type="float" office:value="15">
                <text:p>15</text:p>
              </table:table-cell>
              <table:table-cell office:value-type="float" office:value="0.00000028631882997843">
                <text:p>0.00000028631882997843</text:p>
              </table:table-cell>
              <table:table-cell office:value-type="float" office:value="15">
                <text:p>15</text:p>
              </table:table-cell>
              <table:table-cell office:value-type="float" office:value="0.0000012726165650179">
                <text:p>0.00000127261656501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12860947307125">
                <text:p>0.000000012860947307125</text:p>
              </table:table-cell>
              <table:table-cell office:value-type="float" office:value="16">
                <text:p>16</text:p>
              </table:table-cell>
              <table:table-cell office:value-type="float" office:value="0.000000028436682564248">
                <text:p>0.000000028436682564248</text:p>
              </table:table-cell>
              <table:table-cell office:value-type="float" office:value="16">
                <text:p>16</text:p>
              </table:table-cell>
              <table:table-cell office:value-type="float" office:value="0.00000011602930527488">
                <text:p>0.00000011602930527488</text:p>
              </table:table-cell>
              <table:table-cell office:value-type="float" office:value="16">
                <text:p>16</text:p>
              </table:table-cell>
              <table:table-cell office:value-type="float" office:value="0.00000057885797843937">
                <text:p>0.000000578857978439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47949106629641">
                <text:p>0.0000000047949106629641</text:p>
              </table:table-cell>
              <table:table-cell office:value-type="float" office:value="17">
                <text:p>17</text:p>
              </table:table-cell>
              <table:table-cell office:value-type="float" office:value="0.000000013438224533147">
                <text:p>0.000000013438224533147</text:p>
              </table:table-cell>
              <table:table-cell office:value-type="float" office:value="17">
                <text:p>17</text:p>
              </table:table-cell>
              <table:table-cell office:value-type="float" office:value="0.000000048882402126083">
                <text:p>0.000000048882402126083</text:p>
              </table:table-cell>
              <table:table-cell office:value-type="float" office:value="17">
                <text:p>17</text:p>
              </table:table-cell>
              <table:table-cell office:value-type="float" office:value="0.0000002122291320461">
                <text:p>0.00000021222913204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1881610867116">
                <text:p>0.000000001881610867116</text:p>
              </table:table-cell>
              <table:table-cell office:value-type="float" office:value="18">
                <text:p>18</text:p>
              </table:table-cell>
              <table:table-cell office:value-type="float" office:value="0.0000000046165455902525">
                <text:p>0.0000000046165455902525</text:p>
              </table:table-cell>
              <table:table-cell office:value-type="float" office:value="18">
                <text:p>18</text:p>
              </table:table-cell>
              <table:table-cell office:value-type="float" office:value="0.000000028041073463214">
                <text:p>0.000000028041073463214</text:p>
              </table:table-cell>
              <table:table-cell office:value-type="float" office:value="18">
                <text:p>18</text:p>
              </table:table-cell>
              <table:table-cell office:value-type="float" office:value="0.00000010338387212983">
                <text:p>0.000000103383872129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77378686791363">
                <text:p>0.00000000077378686791363</text:p>
              </table:table-cell>
              <table:table-cell office:value-type="float" office:value="19">
                <text:p>19</text:p>
              </table:table-cell>
              <table:table-cell office:value-type="float" office:value="0.0000000023435053897458">
                <text:p>0.0000000023435053897458</text:p>
              </table:table-cell>
              <table:table-cell office:value-type="float" office:value="19">
                <text:p>19</text:p>
              </table:table-cell>
              <table:table-cell office:value-type="float" office:value="0.000000012544331795539">
                <text:p>0.000000012544331795539</text:p>
              </table:table-cell>
              <table:table-cell office:value-type="float" office:value="19">
                <text:p>19</text:p>
              </table:table-cell>
              <table:table-cell office:value-type="float" office:value="0.000000051734811989945">
                <text:p>0.0000000517348119899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50437404253145">
                <text:p>0.00000000050437404253145</text:p>
              </table:table-cell>
              <table:table-cell office:value-type="float" office:value="20">
                <text:p>20</text:p>
              </table:table-cell>
              <table:table-cell office:value-type="float" office:value="0.0000000012201450960703">
                <text:p>0.0000000012201450960703</text:p>
              </table:table-cell>
              <table:table-cell office:value-type="float" office:value="20">
                <text:p>20</text:p>
              </table:table-cell>
              <table:table-cell office:value-type="float" office:value="0.0000000058013878145857">
                <text:p>0.0000000058013878145857</text:p>
              </table:table-cell>
              <table:table-cell office:value-type="float" office:value="20">
                <text:p>20</text:p>
              </table:table-cell>
              <table:table-cell office:value-type="float" office:value="0.000000021376699521625">
                <text:p>0.000000021376699521625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" xlink:type="simple" chart:class="chart:scatter" chart:style-name="ch1">
        <chart:title svg:x="6.685cm" svg:y="0.316cm" chart:style-name="ch2">
          <text:p>FD Order 20</text:p>
        </chart:title>
        <chart:legend chart:legend-position="end" svg:x="12.537cm" svg:y="3.456cm" style:legend-expansion="high" chart:style-name="ch3"/>
        <chart:plot-area chart:style-name="ch4" chart:data-source-has-labels="both" svg:x="1.33cm" svg:y="1.275cm" svg:width="10.888cm" svg:height="6.569cm">
          <chartooo:coordinate-region svg:x="2.481cm" svg:y="1.474cm" svg:width="9.55cm" svg:height="5.723cm"/>
          <chart:axis chart:dimension="x" chart:name="primary-x" chart:style-name="ch5" chartooo:axis-type="auto">
            <chart:title svg:x="5.539cm" svg:y="8.024cm" chart:style-name="ch6">
              <text:p>Gaussian Points</text:p>
            </chart:title>
            <chart:categories table:cell-range-address="local-table.$A$2:.$A$14"/>
          </chart:axis>
          <chart:axis chart:dimension="y" chart:name="primary-y" chart:style-name="ch7">
            <chart:title svg:x="0.451cm" svg:y="6.217cm" chart:style-name="ch8">
              <text:p>RMS Error in Potential</text:p>
            </chart:title>
            <chart:grid chart:style-name="ch9" chart:class="major"/>
          </chart:axis>
          <chart:series chart:style-name="ch10" chart:values-cell-range-address="local-table.$C$2:.$C$14" chart:label-cell-address="local-table.$C$1" chart:class="chart:scatter">
            <chart:domain table:cell-range-address="local-table.$B$2:.$B$14"/>
            <chart:data-point chart:repeated="13"/>
          </chart:series>
          <chart:series chart:style-name="ch11" chart:values-cell-range-address="local-table.$E$2:.$E$14" chart:label-cell-address="local-table.$E$1" chart:class="chart:scatter">
            <chart:domain table:cell-range-address="local-table.$D$2:.$D$14"/>
            <chart:data-point chart:repeated="13"/>
          </chart:series>
          <chart:series chart:style-name="ch12" chart:values-cell-range-address="local-table.$G$2:.$G$14" chart:label-cell-address="local-table.$G$1" chart:class="chart:scatter">
            <chart:domain table:cell-range-address="local-table.$F$2:.$F$14"/>
            <chart:data-point chart:repeated="13"/>
          </chart:series>
          <chart:series chart:style-name="ch13" chart:values-cell-range-address="local-table.$I$2:.$I$14" chart:label-cell-address="local-table.$I$1" chart:class="chart:scatter">
            <chart:domain table:cell-range-address="local-table.$H$2:.$H$14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lpha=0.4243</text:p>
              </table:table-cell>
              <table:table-cell office:value-type="string">
                <text:p/>
              </table:table-cell>
              <table:table-cell office:value-type="string">
                <text:p>Alpha=0.5657</text:p>
              </table:table-cell>
              <table:table-cell office:value-type="string">
                <text:p/>
              </table:table-cell>
              <table:table-cell office:value-type="string">
                <text:p>Alpha=0.7071</text:p>
              </table:table-cell>
              <table:table-cell office:value-type="string">
                <text:p/>
              </table:table-cell>
              <table:table-cell office:value-type="string">
                <text:p>Alpha=0.848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.19567303867265">
                <text:p>0.19567303867265</text:p>
              </table:table-cell>
              <table:table-cell office:value-type="float" office:value="8">
                <text:p>8</text:p>
              </table:table-cell>
              <table:table-cell office:value-type="float" office:value="0.0000003172395823853">
                <text:p>0.0000003172395823853</text:p>
              </table:table-cell>
              <table:table-cell office:value-type="float" office:value="8">
                <text:p>8</text:p>
              </table:table-cell>
              <table:table-cell office:value-type="float" office:value="0.00000047837331861652">
                <text:p>0.00000047837331861652</text:p>
              </table:table-cell>
              <table:table-cell office:value-type="float" office:value="8">
                <text:p>8</text:p>
              </table:table-cell>
              <table:table-cell office:value-type="float" office:value="0.00000091969340953926">
                <text:p>0.0000009196934095392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011896594683869">
                <text:p>0.00000011896594683869</text:p>
              </table:table-cell>
              <table:table-cell office:value-type="float" office:value="9">
                <text:p>9</text:p>
              </table:table-cell>
              <table:table-cell office:value-type="float" office:value="0.00000010496935762908">
                <text:p>0.00000010496935762908</text:p>
              </table:table-cell>
              <table:table-cell office:value-type="float" office:value="9">
                <text:p>9</text:p>
              </table:table-cell>
              <table:table-cell office:value-type="float" office:value="0.00000018713759725746">
                <text:p>0.00000018713759725746</text:p>
              </table:table-cell>
              <table:table-cell office:value-type="float" office:value="9">
                <text:p>9</text:p>
              </table:table-cell>
              <table:table-cell office:value-type="float" office:value="0.00000017569578190925">
                <text:p>0.000000175695781909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0029113776846379">
                <text:p>0.000000029113776846379</text:p>
              </table:table-cell>
              <table:table-cell office:value-type="float" office:value="10">
                <text:p>10</text:p>
              </table:table-cell>
              <table:table-cell office:value-type="float" office:value="0.000000035559232833504">
                <text:p>0.000000035559232833504</text:p>
              </table:table-cell>
              <table:table-cell office:value-type="float" office:value="10">
                <text:p>10</text:p>
              </table:table-cell>
              <table:table-cell office:value-type="float" office:value="0.000000051522396537816">
                <text:p>0.000000051522396537816</text:p>
              </table:table-cell>
              <table:table-cell office:value-type="float" office:value="10">
                <text:p>10</text:p>
              </table:table-cell>
              <table:table-cell office:value-type="float" office:value="0.000000051279427202096">
                <text:p>0.0000000512794272020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00068928734196527">
                <text:p>0.0000000068928734196527</text:p>
              </table:table-cell>
              <table:table-cell office:value-type="float" office:value="11">
                <text:p>11</text:p>
              </table:table-cell>
              <table:table-cell office:value-type="float" office:value="0.0000000078229918286469">
                <text:p>0.0000000078229918286469</text:p>
              </table:table-cell>
              <table:table-cell office:value-type="float" office:value="11">
                <text:p>11</text:p>
              </table:table-cell>
              <table:table-cell office:value-type="float" office:value="0.000000014131550930889">
                <text:p>0.000000014131550930889</text:p>
              </table:table-cell>
              <table:table-cell office:value-type="float" office:value="11">
                <text:p>11</text:p>
              </table:table-cell>
              <table:table-cell office:value-type="float" office:value="0.000000010409550584386">
                <text:p>0.0000000104095505843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034288202580633">
                <text:p>0.0000000034288202580633</text:p>
              </table:table-cell>
              <table:table-cell office:value-type="float" office:value="12">
                <text:p>12</text:p>
              </table:table-cell>
              <table:table-cell office:value-type="float" office:value="0.0000000028947576283455">
                <text:p>0.0000000028947576283455</text:p>
              </table:table-cell>
              <table:table-cell office:value-type="float" office:value="12">
                <text:p>12</text:p>
              </table:table-cell>
              <table:table-cell office:value-type="float" office:value="0.0000000060156410766568">
                <text:p>0.0000000060156410766568</text:p>
              </table:table-cell>
              <table:table-cell office:value-type="float" office:value="12">
                <text:p>12</text:p>
              </table:table-cell>
              <table:table-cell office:value-type="float" office:value="0.0000000033209797326636">
                <text:p>0.00000000332097973266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00088591313688077">
                <text:p>0.00000000088591313688077</text:p>
              </table:table-cell>
              <table:table-cell office:value-type="float" office:value="13">
                <text:p>13</text:p>
              </table:table-cell>
              <table:table-cell office:value-type="float" office:value="0.000000001103524545989">
                <text:p>0.000000001103524545989</text:p>
              </table:table-cell>
              <table:table-cell office:value-type="float" office:value="13">
                <text:p>13</text:p>
              </table:table-cell>
              <table:table-cell office:value-type="float" office:value="0.000000001705501204296">
                <text:p>0.000000001705501204296</text:p>
              </table:table-cell>
              <table:table-cell office:value-type="float" office:value="13">
                <text:p>13</text:p>
              </table:table-cell>
              <table:table-cell office:value-type="float" office:value="0.0000000011122868209255">
                <text:p>0.0000000011122868209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0024131647117323">
                <text:p>0.00000000024131647117323</text:p>
              </table:table-cell>
              <table:table-cell office:value-type="float" office:value="14">
                <text:p>14</text:p>
              </table:table-cell>
              <table:table-cell office:value-type="float" office:value="0.00000000027253718290161">
                <text:p>0.00000000027253718290161</text:p>
              </table:table-cell>
              <table:table-cell office:value-type="float" office:value="14">
                <text:p>14</text:p>
              </table:table-cell>
              <table:table-cell office:value-type="float" office:value="0.00000000050053341954528">
                <text:p>0.00000000050053341954528</text:p>
              </table:table-cell>
              <table:table-cell office:value-type="float" office:value="14">
                <text:p>14</text:p>
              </table:table-cell>
              <table:table-cell office:value-type="float" office:value="0.00000000027924472152764">
                <text:p>0.000000000279244721527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000691949512958">
                <text:p>0.0000000000691949512958</text:p>
              </table:table-cell>
              <table:table-cell office:value-type="float" office:value="15">
                <text:p>15</text:p>
              </table:table-cell>
              <table:table-cell office:value-type="float" office:value="0.00000000011038948823356">
                <text:p>0.00000000011038948823356</text:p>
              </table:table-cell>
              <table:table-cell office:value-type="float" office:value="15">
                <text:p>15</text:p>
              </table:table-cell>
              <table:table-cell office:value-type="float" office:value="0.00000000015291273477444">
                <text:p>0.00000000015291273477444</text:p>
              </table:table-cell>
              <table:table-cell office:value-type="float" office:value="15">
                <text:p>15</text:p>
              </table:table-cell>
              <table:table-cell office:value-type="float" office:value="0.0000000001044949005709">
                <text:p>0.00000000010449490057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00037758265011509">
                <text:p>0.000000000037758265011509</text:p>
              </table:table-cell>
              <table:table-cell office:value-type="float" office:value="16">
                <text:p>16</text:p>
              </table:table-cell>
              <table:table-cell office:value-type="float" office:value="0.000000000045699526886011">
                <text:p>0.000000000045699526886011</text:p>
              </table:table-cell>
              <table:table-cell office:value-type="float" office:value="16">
                <text:p>16</text:p>
              </table:table-cell>
              <table:table-cell office:value-type="float" office:value="0.000000000048748927117138">
                <text:p>0.000000000048748927117138</text:p>
              </table:table-cell>
              <table:table-cell office:value-type="float" office:value="16">
                <text:p>16</text:p>
              </table:table-cell>
              <table:table-cell office:value-type="float" office:value="0.000000000040751945577861">
                <text:p>0.0000000000407519455778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0011664258353915">
                <text:p>0.000000000011664258353915</text:p>
              </table:table-cell>
              <table:table-cell office:value-type="float" office:value="17">
                <text:p>17</text:p>
              </table:table-cell>
              <table:table-cell office:value-type="float" office:value="0.000000000019333846798109">
                <text:p>0.000000000019333846798109</text:p>
              </table:table-cell>
              <table:table-cell office:value-type="float" office:value="17">
                <text:p>17</text:p>
              </table:table-cell>
              <table:table-cell office:value-type="float" office:value="0.000000000016224461082077">
                <text:p>0.000000000016224461082077</text:p>
              </table:table-cell>
              <table:table-cell office:value-type="float" office:value="17">
                <text:p>17</text:p>
              </table:table-cell>
              <table:table-cell office:value-type="float" office:value="0.000000000012293942818853">
                <text:p>0.0000000000122939428188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00037782981667383">
                <text:p>0.0000000000037782981667383</text:p>
              </table:table-cell>
              <table:table-cell office:value-type="float" office:value="18">
                <text:p>18</text:p>
              </table:table-cell>
              <table:table-cell office:value-type="float" office:value="0.0000000000055414973276514">
                <text:p>0.0000000000055414973276514</text:p>
              </table:table-cell>
              <table:table-cell office:value-type="float" office:value="18">
                <text:p>18</text:p>
              </table:table-cell>
              <table:table-cell office:value-type="float" office:value="0.0000000000079775183814951">
                <text:p>0.0000000000079775183814951</text:p>
              </table:table-cell>
              <table:table-cell office:value-type="float" office:value="18">
                <text:p>18</text:p>
              </table:table-cell>
              <table:table-cell office:value-type="float" office:value="0.0000000000052011058365789">
                <text:p>0.00000000000520110583657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0012804785452028">
                <text:p>0.0000000000012804785452028</text:p>
              </table:table-cell>
              <table:table-cell office:value-type="float" office:value="19">
                <text:p>19</text:p>
              </table:table-cell>
              <table:table-cell office:value-type="float" office:value="0.0000000000024752363528036">
                <text:p>0.0000000000024752363528036</text:p>
              </table:table-cell>
              <table:table-cell office:value-type="float" office:value="19">
                <text:p>19</text:p>
              </table:table-cell>
              <table:table-cell office:value-type="float" office:value="0.0000000000028480504097339">
                <text:p>0.0000000000028480504097339</text:p>
              </table:table-cell>
              <table:table-cell office:value-type="float" office:value="19">
                <text:p>19</text:p>
              </table:table-cell>
              <table:table-cell office:value-type="float" office:value="0.0000000000022769446317877">
                <text:p>0.00000000000227694463178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00075765485756708">
                <text:p>0.00000000000075765485756708</text:p>
              </table:table-cell>
              <table:table-cell office:value-type="float" office:value="20">
                <text:p>20</text:p>
              </table:table-cell>
              <table:table-cell office:value-type="float" office:value="0.0000000000011301009366049">
                <text:p>0.0000000000011301009366049</text:p>
              </table:table-cell>
              <table:table-cell office:value-type="float" office:value="20">
                <text:p>20</text:p>
              </table:table-cell>
              <table:table-cell office:value-type="float" office:value="0.000000000001064013457221">
                <text:p>0.000000000001064013457221</text:p>
              </table:table-cell>
              <table:table-cell office:value-type="float" office:value="20">
                <text:p>20</text:p>
              </table:table-cell>
              <table:table-cell office:value-type="float" office:value="0.00000000000084122799939085">
                <text:p>0.00000000000084122799939085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862cm" svg:height="11.172cm" xlink:href=".." xlink:type="simple" chart:class="chart:scatter" chart:style-name="ch1">
        <chart:title svg:x="8.617cm" svg:y="0.359cm" chart:style-name="ch2">
          <text:p>FD Order 16</text:p>
        </chart:title>
        <chart:legend chart:legend-position="end" svg:x="16.401cm" svg:y="4.54cm" style:legend-expansion="high" chart:style-name="ch3"/>
        <chart:plot-area chart:style-name="ch4" table:cell-range-address="'FD order 16'.H9:'FD order 16'.H21 'FD order 16'.D9:'FD order 16'.D9 'FD order 16'.P9:'FD order 16'.P21 'FD order 16'.D23:'FD order 16'.D23 'FD order 16'.P23:'FD order 16'.P35 'FD order 16'.D37:'FD order 16'.D37 'FD order 16'.P37:'FD order 16'.P49 'FD order 16'.D51:'FD order 16'.D51 'FD order 16'.P51:'FD order 16'.P63" chart:data-source-has-labels="row" svg:x="1.408cm" svg:y="1.361cm" svg:width="14.596cm" svg:height="8.607cm">
          <chartooo:coordinate-region svg:x="2.559cm" svg:y="1.56cm" svg:width="13.258cm" svg:height="7.762cm"/>
          <chart:axis chart:dimension="x" chart:name="primary-x" chart:style-name="ch5">
            <chart:title svg:x="7.471cm" svg:y="10.191cm" chart:style-name="ch6">
              <text:p>Gaussian Points</text:p>
            </chart:title>
          </chart:axis>
          <chart:axis chart:dimension="y" chart:name="primary-y" chart:style-name="ch7">
            <chart:title svg:x="0.451cm" svg:y="7.296cm" chart:style-name="ch8">
              <text:p>RMS error in potential</text:p>
            </chart:title>
            <chart:grid chart:style-name="ch9" chart:class="major"/>
          </chart:axis>
          <chart:series chart:style-name="ch10" chart:values-cell-range-address="'FD order 16'.P9:'FD order 16'.P21" chart:label-cell-address="'FD order 16'.D9:'FD order 16'.D9" chart:class="chart:scatter">
            <chart:domain table:cell-range-address="'FD order 16'.H9:'FD order 16'.H21"/>
            <chart:data-point chart:repeated="13"/>
          </chart:series>
          <chart:series chart:style-name="ch11" chart:values-cell-range-address="'FD order 16'.P23:'FD order 16'.P35" chart:label-cell-address="'FD order 16'.D23:'FD order 16'.D23" chart:class="chart:scatter">
            <chart:domain table:cell-range-address="'FD order 16'.H23:'FD order 16'.H35"/>
            <chart:data-point chart:repeated="13"/>
          </chart:series>
          <chart:series chart:style-name="ch12" chart:values-cell-range-address="'FD order 16'.P37:'FD order 16'.P49" chart:label-cell-address="'FD order 16'.D37:'FD order 16'.D37" chart:class="chart:scatter">
            <chart:domain table:cell-range-address="'FD order 16'.H37:'FD order 16'.H49"/>
            <chart:data-point chart:repeated="13"/>
          </chart:series>
          <chart:series chart:style-name="ch13" chart:values-cell-range-address="'FD order 16'.P51:'FD order 16'.P63" chart:label-cell-address="'FD order 16'.D51:'FD order 16'.D51" chart:class="chart:scatter">
            <chart:domain table:cell-range-address="'FD order 16'.H51:'FD order 16'.H63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FD order 16'.D9:'FD order 16'.D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FD order 16'.D23:'FD order 16'.D2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FD order 16'.D37:'FD order 16'.D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FD order 16'.D51:'FD order 16'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FD order 16'.H9:'FD order 16'.H21</svg:desc>
                </draw:g>
              </table:table-cell>
              <table:table-cell office:value-type="float" office:value="0.059407123568547">
                <text:p>0.059407123568547</text:p>
                <draw:g>
                  <svg:desc>'FD order 16'.P9:'FD order 16'.P21</svg:desc>
                </draw:g>
              </table:table-cell>
              <table:table-cell office:value-type="float" office:value="8">
                <text:p>8</text:p>
                <draw:g>
                  <svg:desc>'FD order 16'.H23:'FD order 16'.H35</svg:desc>
                </draw:g>
              </table:table-cell>
              <table:table-cell office:value-type="float" office:value="0.20727449916451">
                <text:p>0.20727449916451</text:p>
                <draw:g>
                  <svg:desc>'FD order 16'.P23:'FD order 16'.P35</svg:desc>
                </draw:g>
              </table:table-cell>
              <table:table-cell office:value-type="float" office:value="8">
                <text:p>8</text:p>
                <draw:g>
                  <svg:desc>'FD order 16'.H37:'FD order 16'.H49</svg:desc>
                </draw:g>
              </table:table-cell>
              <table:table-cell office:value-type="float" office:value="0.00000062126082874791">
                <text:p>0.00000062126082874791</text:p>
                <draw:g>
                  <svg:desc>'FD order 16'.P37:'FD order 16'.P49</svg:desc>
                </draw:g>
              </table:table-cell>
              <table:table-cell office:value-type="float" office:value="8">
                <text:p>8</text:p>
                <draw:g>
                  <svg:desc>'FD order 16'.H51:'FD order 16'.H63</svg:desc>
                </draw:g>
              </table:table-cell>
              <table:table-cell office:value-type="float" office:value="0.0000012047633204512">
                <text:p>0.0000012047633204512</text:p>
                <draw:g>
                  <svg:desc>'FD order 16'.P51:'FD order 16'.P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019284743860378">
                <text:p>0.00000019284743860378</text:p>
              </table:table-cell>
              <table:table-cell office:value-type="float" office:value="9">
                <text:p>9</text:p>
              </table:table-cell>
              <table:table-cell office:value-type="float" office:value="0.00000016089738566365">
                <text:p>0.00000016089738566365</text:p>
              </table:table-cell>
              <table:table-cell office:value-type="float" office:value="9">
                <text:p>9</text:p>
              </table:table-cell>
              <table:table-cell office:value-type="float" office:value="0.00000024572134412094">
                <text:p>0.00000024572134412094</text:p>
              </table:table-cell>
              <table:table-cell office:value-type="float" office:value="9">
                <text:p>9</text:p>
              </table:table-cell>
              <table:table-cell office:value-type="float" office:value="0.00000027856058032706">
                <text:p>0.000000278560580327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0051692723583212">
                <text:p>0.000000051692723583212</text:p>
              </table:table-cell>
              <table:table-cell office:value-type="float" office:value="10">
                <text:p>10</text:p>
              </table:table-cell>
              <table:table-cell office:value-type="float" office:value="0.000000058546026669221">
                <text:p>0.000000058546026669221</text:p>
              </table:table-cell>
              <table:table-cell office:value-type="float" office:value="10">
                <text:p>10</text:p>
              </table:table-cell>
              <table:table-cell office:value-type="float" office:value="0.000000077571539891158">
                <text:p>0.000000077571539891158</text:p>
              </table:table-cell>
              <table:table-cell office:value-type="float" office:value="10">
                <text:p>10</text:p>
              </table:table-cell>
              <table:table-cell office:value-type="float" office:value="0.000000094959285687045">
                <text:p>0.0000000949592856870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0014129916452082">
                <text:p>0.000000014129916452082</text:p>
              </table:table-cell>
              <table:table-cell office:value-type="float" office:value="11">
                <text:p>11</text:p>
              </table:table-cell>
              <table:table-cell office:value-type="float" office:value="0.000000014097782678546">
                <text:p>0.000000014097782678546</text:p>
              </table:table-cell>
              <table:table-cell office:value-type="float" office:value="11">
                <text:p>11</text:p>
              </table:table-cell>
              <table:table-cell office:value-type="float" office:value="0.000000025085483757503">
                <text:p>0.000000025085483757503</text:p>
              </table:table-cell>
              <table:table-cell office:value-type="float" office:value="11">
                <text:p>11</text:p>
              </table:table-cell>
              <table:table-cell office:value-type="float" office:value="0.00000002367617930459">
                <text:p>0.000000023676179304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075813266041122">
                <text:p>0.0000000075813266041122</text:p>
              </table:table-cell>
              <table:table-cell office:value-type="float" office:value="12">
                <text:p>12</text:p>
              </table:table-cell>
              <table:table-cell office:value-type="float" office:value="0.0000000056747243111356">
                <text:p>0.0000000056747243111356</text:p>
              </table:table-cell>
              <table:table-cell office:value-type="float" office:value="12">
                <text:p>12</text:p>
              </table:table-cell>
              <table:table-cell office:value-type="float" office:value="0.000000012021738592575">
                <text:p>0.000000012021738592575</text:p>
              </table:table-cell>
              <table:table-cell office:value-type="float" office:value="12">
                <text:p>12</text:p>
              </table:table-cell>
              <table:table-cell office:value-type="float" office:value="0.0000000087150934530304">
                <text:p>0.00000000871509345303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0022912959680334">
                <text:p>0.0000000022912959680334</text:p>
              </table:table-cell>
              <table:table-cell office:value-type="float" office:value="13">
                <text:p>13</text:p>
              </table:table-cell>
              <table:table-cell office:value-type="float" office:value="0.0000000023714664477823">
                <text:p>0.0000000023714664477823</text:p>
              </table:table-cell>
              <table:table-cell office:value-type="float" office:value="13">
                <text:p>13</text:p>
              </table:table-cell>
              <table:table-cell office:value-type="float" office:value="0.000000004099121882669">
                <text:p>0.000000004099121882669</text:p>
              </table:table-cell>
              <table:table-cell office:value-type="float" office:value="13">
                <text:p>13</text:p>
              </table:table-cell>
              <table:table-cell office:value-type="float" office:value="0.0000000033337083382804">
                <text:p>0.00000000333370833828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0073495579815254">
                <text:p>0.00000000073495579815254</text:p>
              </table:table-cell>
              <table:table-cell office:value-type="float" office:value="14">
                <text:p>14</text:p>
              </table:table-cell>
              <table:table-cell office:value-type="float" office:value="0.00000000068217736371196">
                <text:p>0.00000000068217736371196</text:p>
              </table:table-cell>
              <table:table-cell office:value-type="float" office:value="14">
                <text:p>14</text:p>
              </table:table-cell>
              <table:table-cell office:value-type="float" office:value="0.0000000014492698659407">
                <text:p>0.0000000014492698659407</text:p>
              </table:table-cell>
              <table:table-cell office:value-type="float" office:value="14">
                <text:p>14</text:p>
              </table:table-cell>
              <table:table-cell office:value-type="float" office:value="0.00000000098317188706501">
                <text:p>0.000000000983171887065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0024901981554608">
                <text:p>0.00000000024901981554608</text:p>
              </table:table-cell>
              <table:table-cell office:value-type="float" office:value="15">
                <text:p>15</text:p>
              </table:table-cell>
              <table:table-cell office:value-type="float" office:value="0.00000000030856995658483">
                <text:p>0.00000000030856995658483</text:p>
              </table:table-cell>
              <table:table-cell office:value-type="float" office:value="15">
                <text:p>15</text:p>
              </table:table-cell>
              <table:table-cell office:value-type="float" office:value="0.00000000053227582502019">
                <text:p>0.00000000053227582502019</text:p>
              </table:table-cell>
              <table:table-cell office:value-type="float" office:value="15">
                <text:p>15</text:p>
              </table:table-cell>
              <table:table-cell office:value-type="float" office:value="0.00000000041107483877062">
                <text:p>0.000000000411074838770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001477740975044">
                <text:p>0.0000000001477740975044</text:p>
              </table:table-cell>
              <table:table-cell office:value-type="float" office:value="16">
                <text:p>16</text:p>
              </table:table-cell>
              <table:table-cell office:value-type="float" office:value="0.0000000001434088339075">
                <text:p>0.0000000001434088339075</text:p>
              </table:table-cell>
              <table:table-cell office:value-type="float" office:value="16">
                <text:p>16</text:p>
              </table:table-cell>
              <table:table-cell office:value-type="float" office:value="0.00000000020318100305358">
                <text:p>0.00000000020318100305358</text:p>
              </table:table-cell>
              <table:table-cell office:value-type="float" office:value="16">
                <text:p>16</text:p>
              </table:table-cell>
              <table:table-cell office:value-type="float" office:value="0.00000000017810238774586">
                <text:p>0.000000000178102387745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0053965106184579">
                <text:p>0.000000000053965106184579</text:p>
              </table:table-cell>
              <table:table-cell office:value-type="float" office:value="17">
                <text:p>17</text:p>
              </table:table-cell>
              <table:table-cell office:value-type="float" office:value="0.000000000068359162600072">
                <text:p>0.000000000068359162600072</text:p>
              </table:table-cell>
              <table:table-cell office:value-type="float" office:value="17">
                <text:p>17</text:p>
              </table:table-cell>
              <table:table-cell office:value-type="float" office:value="0.000000000080569241367031">
                <text:p>0.000000000080569241367031</text:p>
              </table:table-cell>
              <table:table-cell office:value-type="float" office:value="17">
                <text:p>17</text:p>
              </table:table-cell>
              <table:table-cell office:value-type="float" office:value="0.000000000061497042927988">
                <text:p>0.0000000000614970429279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0020629103183149">
                <text:p>0.000000000020629103183149</text:p>
              </table:table-cell>
              <table:table-cell office:value-type="float" office:value="18">
                <text:p>18</text:p>
              </table:table-cell>
              <table:table-cell office:value-type="float" office:value="0.000000000023519425594758">
                <text:p>0.000000000023519425594758</text:p>
              </table:table-cell>
              <table:table-cell office:value-type="float" office:value="18">
                <text:p>18</text:p>
              </table:table-cell>
              <table:table-cell office:value-type="float" office:value="0.000000000044391839579758">
                <text:p>0.000000000044391839579758</text:p>
              </table:table-cell>
              <table:table-cell office:value-type="float" office:value="18">
                <text:p>18</text:p>
              </table:table-cell>
              <table:table-cell office:value-type="float" office:value="0.000000000028722009447522">
                <text:p>0.0000000000287220094475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0082290325438118">
                <text:p>0.0000000000082290325438118</text:p>
              </table:table-cell>
              <table:table-cell office:value-type="float" office:value="19">
                <text:p>19</text:p>
              </table:table-cell>
              <table:table-cell office:value-type="float" office:value="0.000000000011875096362898">
                <text:p>0.000000000011875096362898</text:p>
              </table:table-cell>
              <table:table-cell office:value-type="float" office:value="19">
                <text:p>19</text:p>
              </table:table-cell>
              <table:table-cell office:value-type="float" office:value="0.00000000001870377927535">
                <text:p>0.00000000001870377927535</text:p>
              </table:table-cell>
              <table:table-cell office:value-type="float" office:value="19">
                <text:p>19</text:p>
              </table:table-cell>
              <table:table-cell office:value-type="float" office:value="0.000000000013807490737116">
                <text:p>0.0000000000138074907371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0052762146455786">
                <text:p>0.0000000000052762146455786</text:p>
              </table:table-cell>
              <table:table-cell office:value-type="float" office:value="20">
                <text:p>20</text:p>
              </table:table-cell>
              <table:table-cell office:value-type="float" office:value="0.0000000000061237827143951">
                <text:p>0.0000000000061237827143951</text:p>
              </table:table-cell>
              <table:table-cell office:value-type="float" office:value="20">
                <text:p>20</text:p>
              </table:table-cell>
              <table:table-cell office:value-type="float" office:value="0.0000000000081549055121445">
                <text:p>0.0000000000081549055121445</text:p>
              </table:table-cell>
              <table:table-cell office:value-type="float" office:value="20">
                <text:p>20</text:p>
              </table:table-cell>
              <table:table-cell office:value-type="float" office:value="0.0000000000054247912421896">
                <text:p>0.00000000000542479124218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86cm" svg:y="0.316cm" chart:style-name="ch2">
          <text:p>FD Order 16</text:p>
        </chart:title>
        <chart:legend chart:legend-position="end" svg:x="12.539cm" svg:y="3.454cm" style:legend-expansion="high" chart:style-name="ch3"/>
        <chart:plot-area chart:style-name="ch4" table:cell-range-address="'FD order 16'.H9:'FD order 16'.H21 'FD order 16'.D9:'FD order 16'.D9 'FD order 16'.O9:'FD order 16'.O21 'FD order 16'.D23:'FD order 16'.D23 'FD order 16'.O23:'FD order 16'.O35 'FD order 16'.D37:'FD order 16'.D37 'FD order 16'.O37:'FD order 16'.O49 'FD order 16'.D51:'FD order 16'.D51 'FD order 16'.O51:'FD order 16'.O63" chart:data-source-has-labels="row" svg:x="1.331cm" svg:y="1.275cm" svg:width="10.888cm" svg:height="6.564cm">
          <chartooo:coordinate-region svg:x="2.482cm" svg:y="1.474cm" svg:width="9.55cm" svg:height="5.718cm"/>
          <chart:axis chart:dimension="x" chart:name="primary-x" chart:style-name="ch5">
            <chart:title svg:x="5.54cm" svg:y="8.019cm" chart:style-name="ch6">
              <text:p>Gaussian Points</text:p>
            </chart:title>
          </chart:axis>
          <chart:axis chart:dimension="y" chart:name="primary-y" chart:style-name="ch7">
            <chart:title svg:x="0.451cm" svg:y="5.646cm" chart:style-name="ch8">
              <text:p>Detlat Recip E</text:p>
            </chart:title>
            <chart:grid chart:style-name="ch9" chart:class="major"/>
          </chart:axis>
          <chart:series chart:style-name="ch10" chart:values-cell-range-address="'FD order 16'.O9:'FD order 16'.O21" chart:label-cell-address="'FD order 16'.D9:'FD order 16'.D9" chart:class="chart:scatter">
            <chart:domain table:cell-range-address="'FD order 16'.H9:'FD order 16'.H21"/>
            <chart:data-point chart:repeated="13"/>
          </chart:series>
          <chart:series chart:style-name="ch11" chart:values-cell-range-address="'FD order 16'.O23:'FD order 16'.O35" chart:label-cell-address="'FD order 16'.D23:'FD order 16'.D23" chart:class="chart:scatter">
            <chart:domain table:cell-range-address="'FD order 16'.H23:'FD order 16'.H35"/>
            <chart:data-point chart:repeated="13"/>
          </chart:series>
          <chart:series chart:style-name="ch12" chart:values-cell-range-address="'FD order 16'.O37:'FD order 16'.O49" chart:label-cell-address="'FD order 16'.D37:'FD order 16'.D37" chart:class="chart:scatter">
            <chart:domain table:cell-range-address="'FD order 16'.H37:'FD order 16'.H49"/>
            <chart:data-point chart:repeated="13"/>
          </chart:series>
          <chart:series chart:style-name="ch13" chart:values-cell-range-address="'FD order 16'.O51:'FD order 16'.O63" chart:label-cell-address="'FD order 16'.D51:'FD order 16'.D51" chart:class="chart:scatter">
            <chart:domain table:cell-range-address="'FD order 16'.H51:'FD order 16'.H63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FD order 16'.D9:'FD order 16'.D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FD order 16'.D23:'FD order 16'.D2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FD order 16'.D37:'FD order 16'.D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FD order 16'.D51:'FD order 16'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FD order 16'.H9:'FD order 16'.H21</svg:desc>
                </draw:g>
              </table:table-cell>
              <table:table-cell office:value-type="float" office:value="0.52096234069518">
                <text:p>0.52096234069518</text:p>
                <draw:g>
                  <svg:desc>'FD order 16'.O9:'FD order 16'.O21</svg:desc>
                </draw:g>
              </table:table-cell>
              <table:table-cell office:value-type="float" office:value="8">
                <text:p>8</text:p>
                <draw:g>
                  <svg:desc>'FD order 16'.H23:'FD order 16'.H35</svg:desc>
                </draw:g>
              </table:table-cell>
              <table:table-cell office:value-type="float" office:value="2.0099846795302">
                <text:p>2.0099846795302</text:p>
                <draw:g>
                  <svg:desc>'FD order 16'.O23:'FD order 16'.O35</svg:desc>
                </draw:g>
              </table:table-cell>
              <table:table-cell office:value-type="float" office:value="8">
                <text:p>8</text:p>
                <draw:g>
                  <svg:desc>'FD order 16'.H37:'FD order 16'.H49</svg:desc>
                </draw:g>
              </table:table-cell>
              <table:table-cell office:value-type="float" office:value="0.00036002902436572">
                <text:p>0.00036002902436572</text:p>
                <draw:g>
                  <svg:desc>'FD order 16'.O37:'FD order 16'.O49</svg:desc>
                </draw:g>
              </table:table-cell>
              <table:table-cell office:value-type="float" office:value="8">
                <text:p>8</text:p>
                <draw:g>
                  <svg:desc>'FD order 16'.H51:'FD order 16'.H63</svg:desc>
                </draw:g>
              </table:table-cell>
              <table:table-cell office:value-type="float" office:value="0.0020788914325429">
                <text:p>0.0020788914325429</text:p>
                <draw:g>
                  <svg:desc>'FD order 16'.O51:'FD order 16'.O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18543783575714">
                <text:p>0.000018543783575714</text:p>
              </table:table-cell>
              <table:table-cell office:value-type="float" office:value="9">
                <text:p>9</text:p>
              </table:table-cell>
              <table:table-cell office:value-type="float" office:value="0.000046871529025605">
                <text:p>0.000046871529025605</text:p>
              </table:table-cell>
              <table:table-cell office:value-type="float" office:value="9">
                <text:p>9</text:p>
              </table:table-cell>
              <table:table-cell office:value-type="float" office:value="0.00011216420521798">
                <text:p>0.00011216420521798</text:p>
              </table:table-cell>
              <table:table-cell office:value-type="float" office:value="9">
                <text:p>9</text:p>
              </table:table-cell>
              <table:table-cell office:value-type="float" office:value="0.00054208675775413">
                <text:p>0.000542086757754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46015259412002">
                <text:p>0.0000046015259412002</text:p>
              </table:table-cell>
              <table:table-cell office:value-type="float" office:value="10">
                <text:p>10</text:p>
              </table:table-cell>
              <table:table-cell office:value-type="float" office:value="0.000015690473149421">
                <text:p>0.000015690473149421</text:p>
              </table:table-cell>
              <table:table-cell office:value-type="float" office:value="10">
                <text:p>10</text:p>
              </table:table-cell>
              <table:table-cell office:value-type="float" office:value="0.000034585073240834">
                <text:p>0.000034585073240834</text:p>
              </table:table-cell>
              <table:table-cell office:value-type="float" office:value="10">
                <text:p>10</text:p>
              </table:table-cell>
              <table:table-cell office:value-type="float" office:value="0.00020179133249698">
                <text:p>0.000201791332496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12288944147565">
                <text:p>0.0000012288944147565</text:p>
              </table:table-cell>
              <table:table-cell office:value-type="float" office:value="11">
                <text:p>11</text:p>
              </table:table-cell>
              <table:table-cell office:value-type="float" office:value="0.0000033724773738086">
                <text:p>0.0000033724773738086</text:p>
              </table:table-cell>
              <table:table-cell office:value-type="float" office:value="11">
                <text:p>11</text:p>
              </table:table-cell>
              <table:table-cell office:value-type="float" office:value="0.000011327184795462">
                <text:p>0.000011327184795462</text:p>
              </table:table-cell>
              <table:table-cell office:value-type="float" office:value="11">
                <text:p>11</text:p>
              </table:table-cell>
              <table:table-cell office:value-type="float" office:value="0.000056058522485358">
                <text:p>0.000056058522485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65402701338035">
                <text:p>0.00000065402701338035</text:p>
              </table:table-cell>
              <table:table-cell office:value-type="float" office:value="12">
                <text:p>12</text:p>
              </table:table-cell>
              <table:table-cell office:value-type="float" office:value="0.0000012878165962515">
                <text:p>0.0000012878165962515</text:p>
              </table:table-cell>
              <table:table-cell office:value-type="float" office:value="12">
                <text:p>12</text:p>
              </table:table-cell>
              <table:table-cell office:value-type="float" office:value="0.0000055430420733416">
                <text:p>0.0000055430420733416</text:p>
              </table:table-cell>
              <table:table-cell office:value-type="float" office:value="12">
                <text:p>12</text:p>
              </table:table-cell>
              <table:table-cell office:value-type="float" office:value="0.000022179930422084">
                <text:p>0.0000221799304220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19583009158719">
                <text:p>0.00000019583009158719</text:p>
              </table:table-cell>
              <table:table-cell office:value-type="float" office:value="13">
                <text:p>13</text:p>
              </table:table-cell>
              <table:table-cell office:value-type="float" office:value="0.00000051479375295926">
                <text:p>0.00000051479375295926</text:p>
              </table:table-cell>
              <table:table-cell office:value-type="float" office:value="13">
                <text:p>13</text:p>
              </table:table-cell>
              <table:table-cell office:value-type="float" office:value="0.0000019747846753404">
                <text:p>0.0000019747846753404</text:p>
              </table:table-cell>
              <table:table-cell office:value-type="float" office:value="13">
                <text:p>13</text:p>
              </table:table-cell>
              <table:table-cell office:value-type="float" office:value="0.0000090578265492525">
                <text:p>0.0000090578265492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62851755106008">
                <text:p>0.000000062851755106008</text:p>
              </table:table-cell>
              <table:table-cell office:value-type="float" office:value="14">
                <text:p>14</text:p>
              </table:table-cell>
              <table:table-cell office:value-type="float" office:value="0.00000014070872755845">
                <text:p>0.00000014070872755845</text:p>
              </table:table-cell>
              <table:table-cell office:value-type="float" office:value="14">
                <text:p>14</text:p>
              </table:table-cell>
              <table:table-cell office:value-type="float" office:value="0.00000073600303451826">
                <text:p>0.00000073600303451826</text:p>
              </table:table-cell>
              <table:table-cell office:value-type="float" office:value="14">
                <text:p>14</text:p>
              </table:table-cell>
              <table:table-cell office:value-type="float" office:value="0.0000028877011395423">
                <text:p>0.00000288770113954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21503238994969">
                <text:p>0.000000021503238994969</text:p>
              </table:table-cell>
              <table:table-cell office:value-type="float" office:value="15">
                <text:p>15</text:p>
              </table:table-cell>
              <table:table-cell office:value-type="float" office:value="0.00000006215986569913">
                <text:p>0.00000006215986569913</text:p>
              </table:table-cell>
              <table:table-cell office:value-type="float" office:value="15">
                <text:p>15</text:p>
              </table:table-cell>
              <table:table-cell office:value-type="float" office:value="0.00000028631882997843">
                <text:p>0.00000028631882997843</text:p>
              </table:table-cell>
              <table:table-cell office:value-type="float" office:value="15">
                <text:p>15</text:p>
              </table:table-cell>
              <table:table-cell office:value-type="float" office:value="0.0000012726165650179">
                <text:p>0.00000127261656501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12860947307125">
                <text:p>0.000000012860947307125</text:p>
              </table:table-cell>
              <table:table-cell office:value-type="float" office:value="16">
                <text:p>16</text:p>
              </table:table-cell>
              <table:table-cell office:value-type="float" office:value="0.000000028436682564248">
                <text:p>0.000000028436682564248</text:p>
              </table:table-cell>
              <table:table-cell office:value-type="float" office:value="16">
                <text:p>16</text:p>
              </table:table-cell>
              <table:table-cell office:value-type="float" office:value="0.00000011602930527488">
                <text:p>0.00000011602930527488</text:p>
              </table:table-cell>
              <table:table-cell office:value-type="float" office:value="16">
                <text:p>16</text:p>
              </table:table-cell>
              <table:table-cell office:value-type="float" office:value="0.00000057885797843937">
                <text:p>0.000000578857978439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47949106629641">
                <text:p>0.0000000047949106629641</text:p>
              </table:table-cell>
              <table:table-cell office:value-type="float" office:value="17">
                <text:p>17</text:p>
              </table:table-cell>
              <table:table-cell office:value-type="float" office:value="0.000000013438224533147">
                <text:p>0.000000013438224533147</text:p>
              </table:table-cell>
              <table:table-cell office:value-type="float" office:value="17">
                <text:p>17</text:p>
              </table:table-cell>
              <table:table-cell office:value-type="float" office:value="0.000000048882402126083">
                <text:p>0.000000048882402126083</text:p>
              </table:table-cell>
              <table:table-cell office:value-type="float" office:value="17">
                <text:p>17</text:p>
              </table:table-cell>
              <table:table-cell office:value-type="float" office:value="0.0000002122291320461">
                <text:p>0.00000021222913204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1881610867116">
                <text:p>0.000000001881610867116</text:p>
              </table:table-cell>
              <table:table-cell office:value-type="float" office:value="18">
                <text:p>18</text:p>
              </table:table-cell>
              <table:table-cell office:value-type="float" office:value="0.0000000046165455902525">
                <text:p>0.0000000046165455902525</text:p>
              </table:table-cell>
              <table:table-cell office:value-type="float" office:value="18">
                <text:p>18</text:p>
              </table:table-cell>
              <table:table-cell office:value-type="float" office:value="0.000000028041073463214">
                <text:p>0.000000028041073463214</text:p>
              </table:table-cell>
              <table:table-cell office:value-type="float" office:value="18">
                <text:p>18</text:p>
              </table:table-cell>
              <table:table-cell office:value-type="float" office:value="0.00000010338387212983">
                <text:p>0.000000103383872129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77378686791363">
                <text:p>0.00000000077378686791363</text:p>
              </table:table-cell>
              <table:table-cell office:value-type="float" office:value="19">
                <text:p>19</text:p>
              </table:table-cell>
              <table:table-cell office:value-type="float" office:value="0.0000000023435053897458">
                <text:p>0.0000000023435053897458</text:p>
              </table:table-cell>
              <table:table-cell office:value-type="float" office:value="19">
                <text:p>19</text:p>
              </table:table-cell>
              <table:table-cell office:value-type="float" office:value="0.000000012544331795539">
                <text:p>0.000000012544331795539</text:p>
              </table:table-cell>
              <table:table-cell office:value-type="float" office:value="19">
                <text:p>19</text:p>
              </table:table-cell>
              <table:table-cell office:value-type="float" office:value="0.000000051734811989945">
                <text:p>0.0000000517348119899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50437404253145">
                <text:p>0.00000000050437404253145</text:p>
              </table:table-cell>
              <table:table-cell office:value-type="float" office:value="20">
                <text:p>20</text:p>
              </table:table-cell>
              <table:table-cell office:value-type="float" office:value="0.0000000012201450960703">
                <text:p>0.0000000012201450960703</text:p>
              </table:table-cell>
              <table:table-cell office:value-type="float" office:value="20">
                <text:p>20</text:p>
              </table:table-cell>
              <table:table-cell office:value-type="float" office:value="0.0000000058013878145857">
                <text:p>0.0000000058013878145857</text:p>
              </table:table-cell>
              <table:table-cell office:value-type="float" office:value="20">
                <text:p>20</text:p>
              </table:table-cell>
              <table:table-cell office:value-type="float" office:value="0.000000021376699521625">
                <text:p>0.0000000213766995216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685cm" svg:y="0.316cm" chart:style-name="ch2">
          <text:p>FD Order 20</text:p>
        </chart:title>
        <chart:legend chart:legend-position="end" svg:x="12.537cm" svg:y="3.456cm" style:legend-expansion="high" chart:style-name="ch3"/>
        <chart:plot-area chart:style-name="ch4" table:cell-range-address="'FD order 20'.H8:'FD order 20'.H20 'FD order 20'.D8:'FD order 20'.D8 'FD order 20'.P8:'FD order 20'.P20 'FD order 20'.D22:'FD order 20'.D22 'FD order 20'.P22:'FD order 20'.P34 'FD order 20'.D36:'FD order 20'.D36 'FD order 20'.P36:'FD order 20'.P48 'FD order 20'.D50:'FD order 20'.D50 'FD order 20'.P50:'FD order 20'.P62" chart:data-source-has-labels="row" svg:x="1.33cm" svg:y="1.275cm" svg:width="10.888cm" svg:height="6.569cm">
          <chartooo:coordinate-region svg:x="2.481cm" svg:y="1.474cm" svg:width="9.55cm" svg:height="5.723cm"/>
          <chart:axis chart:dimension="x" chart:name="primary-x" chart:style-name="ch5">
            <chart:title svg:x="5.539cm" svg:y="8.024cm" chart:style-name="ch6">
              <text:p>Gaussian Points</text:p>
            </chart:title>
          </chart:axis>
          <chart:axis chart:dimension="y" chart:name="primary-y" chart:style-name="ch7">
            <chart:title svg:x="0.451cm" svg:y="6.217cm" chart:style-name="ch8">
              <text:p>RMS Error in Potential</text:p>
            </chart:title>
            <chart:grid chart:style-name="ch9" chart:class="major"/>
          </chart:axis>
          <chart:series chart:style-name="ch10" chart:values-cell-range-address="'FD order 20'.P8:'FD order 20'.P20" chart:label-cell-address="'FD order 20'.D8:'FD order 20'.D8" chart:class="chart:scatter">
            <chart:domain table:cell-range-address="'FD order 20'.H8:'FD order 20'.H20"/>
            <chart:data-point chart:repeated="13"/>
          </chart:series>
          <chart:series chart:style-name="ch11" chart:values-cell-range-address="'FD order 20'.P22:'FD order 20'.P34" chart:label-cell-address="'FD order 20'.D22:'FD order 20'.D22" chart:class="chart:scatter">
            <chart:domain table:cell-range-address="'FD order 20'.H22:'FD order 20'.H34"/>
            <chart:data-point chart:repeated="13"/>
          </chart:series>
          <chart:series chart:style-name="ch12" chart:values-cell-range-address="'FD order 20'.P36:'FD order 20'.P48" chart:label-cell-address="'FD order 20'.D36:'FD order 20'.D36" chart:class="chart:scatter">
            <chart:domain table:cell-range-address="'FD order 20'.H36:'FD order 20'.H48"/>
            <chart:data-point chart:repeated="13"/>
          </chart:series>
          <chart:series chart:style-name="ch13" chart:values-cell-range-address="'FD order 20'.P50:'FD order 20'.P62" chart:label-cell-address="'FD order 20'.D50:'FD order 20'.D50" chart:class="chart:scatter">
            <chart:domain table:cell-range-address="'FD order 20'.H50:'FD order 20'.H62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FD order 20'.D8:'FD order 20'.D8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FD order 20'.D22:'FD order 20'.D22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FD order 20'.D36:'FD order 20'.D36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FD order 20'.D50:'FD order 20'.D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FD order 20'.H8:'FD order 20'.H20</svg:desc>
                </draw:g>
              </table:table-cell>
              <table:table-cell office:value-type="float" office:value="0.19567303867265">
                <text:p>0.19567303867265</text:p>
                <draw:g>
                  <svg:desc>'FD order 20'.P8:'FD order 20'.P20</svg:desc>
                </draw:g>
              </table:table-cell>
              <table:table-cell office:value-type="float" office:value="8">
                <text:p>8</text:p>
                <draw:g>
                  <svg:desc>'FD order 20'.H22:'FD order 20'.H34</svg:desc>
                </draw:g>
              </table:table-cell>
              <table:table-cell office:value-type="float" office:value="0.0000003172395823853">
                <text:p>0.0000003172395823853</text:p>
                <draw:g>
                  <svg:desc>'FD order 20'.P22:'FD order 20'.P34</svg:desc>
                </draw:g>
              </table:table-cell>
              <table:table-cell office:value-type="float" office:value="8">
                <text:p>8</text:p>
                <draw:g>
                  <svg:desc>'FD order 20'.H36:'FD order 20'.H48</svg:desc>
                </draw:g>
              </table:table-cell>
              <table:table-cell office:value-type="float" office:value="0.00000047837331861652">
                <text:p>0.00000047837331861652</text:p>
                <draw:g>
                  <svg:desc>'FD order 20'.P36:'FD order 20'.P48</svg:desc>
                </draw:g>
              </table:table-cell>
              <table:table-cell office:value-type="float" office:value="8">
                <text:p>8</text:p>
                <draw:g>
                  <svg:desc>'FD order 20'.H50:'FD order 20'.H62</svg:desc>
                </draw:g>
              </table:table-cell>
              <table:table-cell office:value-type="float" office:value="0.00000091969340953926">
                <text:p>0.00000091969340953926</text:p>
                <draw:g>
                  <svg:desc>'FD order 20'.P50:'FD order 20'.P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011896594683869">
                <text:p>0.00000011896594683869</text:p>
              </table:table-cell>
              <table:table-cell office:value-type="float" office:value="9">
                <text:p>9</text:p>
              </table:table-cell>
              <table:table-cell office:value-type="float" office:value="0.00000010496935762908">
                <text:p>0.00000010496935762908</text:p>
              </table:table-cell>
              <table:table-cell office:value-type="float" office:value="9">
                <text:p>9</text:p>
              </table:table-cell>
              <table:table-cell office:value-type="float" office:value="0.00000018713759725746">
                <text:p>0.00000018713759725746</text:p>
              </table:table-cell>
              <table:table-cell office:value-type="float" office:value="9">
                <text:p>9</text:p>
              </table:table-cell>
              <table:table-cell office:value-type="float" office:value="0.00000017569578190925">
                <text:p>0.000000175695781909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0029113776846379">
                <text:p>0.000000029113776846379</text:p>
              </table:table-cell>
              <table:table-cell office:value-type="float" office:value="10">
                <text:p>10</text:p>
              </table:table-cell>
              <table:table-cell office:value-type="float" office:value="0.000000035559232833504">
                <text:p>0.000000035559232833504</text:p>
              </table:table-cell>
              <table:table-cell office:value-type="float" office:value="10">
                <text:p>10</text:p>
              </table:table-cell>
              <table:table-cell office:value-type="float" office:value="0.000000051522396537816">
                <text:p>0.000000051522396537816</text:p>
              </table:table-cell>
              <table:table-cell office:value-type="float" office:value="10">
                <text:p>10</text:p>
              </table:table-cell>
              <table:table-cell office:value-type="float" office:value="0.000000051279427202096">
                <text:p>0.0000000512794272020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00068928734196527">
                <text:p>0.0000000068928734196527</text:p>
              </table:table-cell>
              <table:table-cell office:value-type="float" office:value="11">
                <text:p>11</text:p>
              </table:table-cell>
              <table:table-cell office:value-type="float" office:value="0.0000000078229918286469">
                <text:p>0.0000000078229918286469</text:p>
              </table:table-cell>
              <table:table-cell office:value-type="float" office:value="11">
                <text:p>11</text:p>
              </table:table-cell>
              <table:table-cell office:value-type="float" office:value="0.000000014131550930889">
                <text:p>0.000000014131550930889</text:p>
              </table:table-cell>
              <table:table-cell office:value-type="float" office:value="11">
                <text:p>11</text:p>
              </table:table-cell>
              <table:table-cell office:value-type="float" office:value="0.000000010409550584386">
                <text:p>0.0000000104095505843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034288202580633">
                <text:p>0.0000000034288202580633</text:p>
              </table:table-cell>
              <table:table-cell office:value-type="float" office:value="12">
                <text:p>12</text:p>
              </table:table-cell>
              <table:table-cell office:value-type="float" office:value="0.0000000028947576283455">
                <text:p>0.0000000028947576283455</text:p>
              </table:table-cell>
              <table:table-cell office:value-type="float" office:value="12">
                <text:p>12</text:p>
              </table:table-cell>
              <table:table-cell office:value-type="float" office:value="0.0000000060156410766568">
                <text:p>0.0000000060156410766568</text:p>
              </table:table-cell>
              <table:table-cell office:value-type="float" office:value="12">
                <text:p>12</text:p>
              </table:table-cell>
              <table:table-cell office:value-type="float" office:value="0.0000000033209797326636">
                <text:p>0.00000000332097973266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00088591313688077">
                <text:p>0.00000000088591313688077</text:p>
              </table:table-cell>
              <table:table-cell office:value-type="float" office:value="13">
                <text:p>13</text:p>
              </table:table-cell>
              <table:table-cell office:value-type="float" office:value="0.000000001103524545989">
                <text:p>0.000000001103524545989</text:p>
              </table:table-cell>
              <table:table-cell office:value-type="float" office:value="13">
                <text:p>13</text:p>
              </table:table-cell>
              <table:table-cell office:value-type="float" office:value="0.000000001705501204296">
                <text:p>0.000000001705501204296</text:p>
              </table:table-cell>
              <table:table-cell office:value-type="float" office:value="13">
                <text:p>13</text:p>
              </table:table-cell>
              <table:table-cell office:value-type="float" office:value="0.0000000011122868209255">
                <text:p>0.0000000011122868209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0024131647117323">
                <text:p>0.00000000024131647117323</text:p>
              </table:table-cell>
              <table:table-cell office:value-type="float" office:value="14">
                <text:p>14</text:p>
              </table:table-cell>
              <table:table-cell office:value-type="float" office:value="0.00000000027253718290161">
                <text:p>0.00000000027253718290161</text:p>
              </table:table-cell>
              <table:table-cell office:value-type="float" office:value="14">
                <text:p>14</text:p>
              </table:table-cell>
              <table:table-cell office:value-type="float" office:value="0.00000000050053341954528">
                <text:p>0.00000000050053341954528</text:p>
              </table:table-cell>
              <table:table-cell office:value-type="float" office:value="14">
                <text:p>14</text:p>
              </table:table-cell>
              <table:table-cell office:value-type="float" office:value="0.00000000027924472152764">
                <text:p>0.000000000279244721527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000691949512958">
                <text:p>0.0000000000691949512958</text:p>
              </table:table-cell>
              <table:table-cell office:value-type="float" office:value="15">
                <text:p>15</text:p>
              </table:table-cell>
              <table:table-cell office:value-type="float" office:value="0.00000000011038948823356">
                <text:p>0.00000000011038948823356</text:p>
              </table:table-cell>
              <table:table-cell office:value-type="float" office:value="15">
                <text:p>15</text:p>
              </table:table-cell>
              <table:table-cell office:value-type="float" office:value="0.00000000015291273477444">
                <text:p>0.00000000015291273477444</text:p>
              </table:table-cell>
              <table:table-cell office:value-type="float" office:value="15">
                <text:p>15</text:p>
              </table:table-cell>
              <table:table-cell office:value-type="float" office:value="0.0000000001044949005709">
                <text:p>0.00000000010449490057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00037758265011509">
                <text:p>0.000000000037758265011509</text:p>
              </table:table-cell>
              <table:table-cell office:value-type="float" office:value="16">
                <text:p>16</text:p>
              </table:table-cell>
              <table:table-cell office:value-type="float" office:value="0.000000000045699526886011">
                <text:p>0.000000000045699526886011</text:p>
              </table:table-cell>
              <table:table-cell office:value-type="float" office:value="16">
                <text:p>16</text:p>
              </table:table-cell>
              <table:table-cell office:value-type="float" office:value="0.000000000048748927117138">
                <text:p>0.000000000048748927117138</text:p>
              </table:table-cell>
              <table:table-cell office:value-type="float" office:value="16">
                <text:p>16</text:p>
              </table:table-cell>
              <table:table-cell office:value-type="float" office:value="0.000000000040751945577861">
                <text:p>0.0000000000407519455778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0011664258353915">
                <text:p>0.000000000011664258353915</text:p>
              </table:table-cell>
              <table:table-cell office:value-type="float" office:value="17">
                <text:p>17</text:p>
              </table:table-cell>
              <table:table-cell office:value-type="float" office:value="0.000000000019333846798109">
                <text:p>0.000000000019333846798109</text:p>
              </table:table-cell>
              <table:table-cell office:value-type="float" office:value="17">
                <text:p>17</text:p>
              </table:table-cell>
              <table:table-cell office:value-type="float" office:value="0.000000000016224461082077">
                <text:p>0.000000000016224461082077</text:p>
              </table:table-cell>
              <table:table-cell office:value-type="float" office:value="17">
                <text:p>17</text:p>
              </table:table-cell>
              <table:table-cell office:value-type="float" office:value="0.000000000012293942818853">
                <text:p>0.0000000000122939428188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00037782981667383">
                <text:p>0.0000000000037782981667383</text:p>
              </table:table-cell>
              <table:table-cell office:value-type="float" office:value="18">
                <text:p>18</text:p>
              </table:table-cell>
              <table:table-cell office:value-type="float" office:value="0.0000000000055414973276514">
                <text:p>0.0000000000055414973276514</text:p>
              </table:table-cell>
              <table:table-cell office:value-type="float" office:value="18">
                <text:p>18</text:p>
              </table:table-cell>
              <table:table-cell office:value-type="float" office:value="0.0000000000079775183814951">
                <text:p>0.0000000000079775183814951</text:p>
              </table:table-cell>
              <table:table-cell office:value-type="float" office:value="18">
                <text:p>18</text:p>
              </table:table-cell>
              <table:table-cell office:value-type="float" office:value="0.0000000000052011058365789">
                <text:p>0.00000000000520110583657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0012804785452028">
                <text:p>0.0000000000012804785452028</text:p>
              </table:table-cell>
              <table:table-cell office:value-type="float" office:value="19">
                <text:p>19</text:p>
              </table:table-cell>
              <table:table-cell office:value-type="float" office:value="0.0000000000024752363528036">
                <text:p>0.0000000000024752363528036</text:p>
              </table:table-cell>
              <table:table-cell office:value-type="float" office:value="19">
                <text:p>19</text:p>
              </table:table-cell>
              <table:table-cell office:value-type="float" office:value="0.0000000000028480504097339">
                <text:p>0.0000000000028480504097339</text:p>
              </table:table-cell>
              <table:table-cell office:value-type="float" office:value="19">
                <text:p>19</text:p>
              </table:table-cell>
              <table:table-cell office:value-type="float" office:value="0.0000000000022769446317877">
                <text:p>0.00000000000227694463178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00075765485756708">
                <text:p>0.00000000000075765485756708</text:p>
              </table:table-cell>
              <table:table-cell office:value-type="float" office:value="20">
                <text:p>20</text:p>
              </table:table-cell>
              <table:table-cell office:value-type="float" office:value="0.0000000000011301009366049">
                <text:p>0.0000000000011301009366049</text:p>
              </table:table-cell>
              <table:table-cell office:value-type="float" office:value="20">
                <text:p>20</text:p>
              </table:table-cell>
              <table:table-cell office:value-type="float" office:value="0.000000000001064013457221">
                <text:p>0.000000000001064013457221</text:p>
              </table:table-cell>
              <table:table-cell office:value-type="float" office:value="20">
                <text:p>20</text:p>
              </table:table-cell>
              <table:table-cell office:value-type="float" office:value="0.00000000000084122799939085">
                <text:p>0.0000000000008412279993908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0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685cm" svg:y="0.316cm" chart:style-name="ch2">
          <text:p>FD Order 20</text:p>
        </chart:title>
        <chart:legend chart:legend-position="end" svg:x="12.537cm" svg:y="3.457cm" style:legend-expansion="high" chart:style-name="ch3"/>
        <chart:plot-area chart:style-name="ch4" table:cell-range-address="'FD order 20'.H8:'FD order 20'.H20 'FD order 20'.D8:'FD order 20'.D8 'FD order 20'.O8:'FD order 20'.O20 'FD order 20'.D22:'FD order 20'.D22 'FD order 20'.O22:'FD order 20'.O34 'FD order 20'.D36:'FD order 20'.D36 'FD order 20'.O36:'FD order 20'.O48 'FD order 20'.D50:'FD order 20'.D50 'FD order 20'.O50:'FD order 20'.O62" chart:data-source-has-labels="row" svg:x="1.33cm" svg:y="1.275cm" svg:width="10.888cm" svg:height="6.57cm">
          <chartooo:coordinate-region svg:x="2.481cm" svg:y="1.475cm" svg:width="9.55cm" svg:height="5.723cm"/>
          <chart:axis chart:dimension="x" chart:name="primary-x" chart:style-name="ch5">
            <chart:title svg:x="5.539cm" svg:y="8.025cm" chart:style-name="ch6">
              <text:p>Gaussian Points</text:p>
            </chart:title>
          </chart:axis>
          <chart:axis chart:dimension="y" chart:name="primary-y" chart:style-name="ch7">
            <chart:title svg:x="0.451cm" svg:y="5.543cm" chart:style-name="ch8">
              <text:p>Delta recip E</text:p>
            </chart:title>
            <chart:grid chart:style-name="ch9" chart:class="major"/>
          </chart:axis>
          <chart:series chart:style-name="ch10" chart:values-cell-range-address="'FD order 20'.O8:'FD order 20'.O20" chart:label-cell-address="'FD order 20'.D8:'FD order 20'.D8" chart:class="chart:scatter">
            <chart:domain table:cell-range-address="'FD order 20'.H8:'FD order 20'.H20"/>
            <chart:data-point chart:repeated="13"/>
          </chart:series>
          <chart:series chart:style-name="ch11" chart:values-cell-range-address="'FD order 20'.O22:'FD order 20'.O34" chart:label-cell-address="'FD order 20'.D22:'FD order 20'.D22" chart:class="chart:scatter">
            <chart:domain table:cell-range-address="'FD order 20'.H22:'FD order 20'.H34"/>
            <chart:data-point chart:repeated="13"/>
          </chart:series>
          <chart:series chart:style-name="ch12" chart:values-cell-range-address="'FD order 20'.O36:'FD order 20'.O48" chart:label-cell-address="'FD order 20'.D36:'FD order 20'.D36" chart:class="chart:scatter">
            <chart:domain table:cell-range-address="'FD order 20'.H36:'FD order 20'.H48"/>
            <chart:data-point chart:repeated="13"/>
          </chart:series>
          <chart:series chart:style-name="ch13" chart:values-cell-range-address="'FD order 20'.O50:'FD order 20'.O62" chart:label-cell-address="'FD order 20'.D50:'FD order 20'.D50" chart:class="chart:scatter">
            <chart:domain table:cell-range-address="'FD order 20'.H50:'FD order 20'.H62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FD order 20'.D8:'FD order 20'.D8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FD order 20'.D22:'FD order 20'.D22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FD order 20'.D36:'FD order 20'.D36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FD order 20'.D50:'FD order 20'.D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FD order 20'.H8:'FD order 20'.H20</svg:desc>
                </draw:g>
              </table:table-cell>
              <table:table-cell office:value-type="float" office:value="2.745327841416">
                <text:p>2.745327841416</text:p>
                <draw:g>
                  <svg:desc>'FD order 20'.O8:'FD order 20'.O20</svg:desc>
                </draw:g>
              </table:table-cell>
              <table:table-cell office:value-type="float" office:value="8">
                <text:p>8</text:p>
                <draw:g>
                  <svg:desc>'FD order 20'.H22:'FD order 20'.H34</svg:desc>
                </draw:g>
              </table:table-cell>
              <table:table-cell office:value-type="float" office:value="0.000064509151929126">
                <text:p>0.000064509151929126</text:p>
                <draw:g>
                  <svg:desc>'FD order 20'.O22:'FD order 20'.O34</svg:desc>
                </draw:g>
              </table:table-cell>
              <table:table-cell office:value-type="float" office:value="8">
                <text:p>8</text:p>
                <draw:g>
                  <svg:desc>'FD order 20'.H36:'FD order 20'.H48</svg:desc>
                </draw:g>
              </table:table-cell>
              <table:table-cell office:value-type="float" office:value="0.00019862622910871">
                <text:p>0.00019862622910871</text:p>
                <draw:g>
                  <svg:desc>'FD order 20'.O36:'FD order 20'.O48</svg:desc>
                </draw:g>
              </table:table-cell>
              <table:table-cell office:value-type="float" office:value="8">
                <text:p>8</text:p>
                <draw:g>
                  <svg:desc>'FD order 20'.H50:'FD order 20'.H62</svg:desc>
                </draw:g>
              </table:table-cell>
              <table:table-cell office:value-type="float" office:value="0.001450013775699">
                <text:p>0.001450013775699</text:p>
                <draw:g>
                  <svg:desc>'FD order 20'.O50:'FD order 20'.O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75247424861091">
                <text:p>0.0000075247424861091</text:p>
              </table:table-cell>
              <table:table-cell office:value-type="float" office:value="9">
                <text:p>9</text:p>
              </table:table-cell>
              <table:table-cell office:value-type="float" office:value="0.000017675084348134">
                <text:p>0.000017675084348134</text:p>
              </table:table-cell>
              <table:table-cell office:value-type="float" office:value="9">
                <text:p>9</text:p>
              </table:table-cell>
              <table:table-cell office:value-type="float" office:value="0.000059987504021919">
                <text:p>0.000059987504021919</text:p>
              </table:table-cell>
              <table:table-cell office:value-type="float" office:value="9">
                <text:p>9</text:p>
              </table:table-cell>
              <table:table-cell office:value-type="float" office:value="0.00030620589915031">
                <text:p>0.000306205899150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1496488367253">
                <text:p>0.000001496488367253</text:p>
              </table:table-cell>
              <table:table-cell office:value-type="float" office:value="10">
                <text:p>10</text:p>
              </table:table-cell>
              <table:table-cell office:value-type="float" office:value="0.0000050900854526859">
                <text:p>0.0000050900854526859</text:p>
              </table:table-cell>
              <table:table-cell office:value-type="float" office:value="10">
                <text:p>10</text:p>
              </table:table-cell>
              <table:table-cell office:value-type="float" office:value="0.000016318631820056">
                <text:p>0.000016318631820056</text:p>
              </table:table-cell>
              <table:table-cell office:value-type="float" office:value="10">
                <text:p>10</text:p>
              </table:table-cell>
              <table:table-cell office:value-type="float" office:value="0.000094778422603525">
                <text:p>0.000094778422603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031630394603521">
                <text:p>0.00000031630394603521</text:p>
              </table:table-cell>
              <table:table-cell office:value-type="float" office:value="11">
                <text:p>11</text:p>
              </table:table-cell>
              <table:table-cell office:value-type="float" office:value="0.00000086712759195251">
                <text:p>0.00000086712759195251</text:p>
              </table:table-cell>
              <table:table-cell office:value-type="float" office:value="11">
                <text:p>11</text:p>
              </table:table-cell>
              <table:table-cell office:value-type="float" office:value="0.0000045895760596437">
                <text:p>0.0000045895760596437</text:p>
              </table:table-cell>
              <table:table-cell office:value-type="float" office:value="11">
                <text:p>11</text:p>
              </table:table-cell>
              <table:table-cell office:value-type="float" office:value="0.000020262153988426">
                <text:p>0.0000202621539884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14978799753318">
                <text:p>0.00000014978799753318</text:p>
              </table:table-cell>
              <table:table-cell office:value-type="float" office:value="12">
                <text:p>12</text:p>
              </table:table-cell>
              <table:table-cell office:value-type="float" office:value="0.00000028281491459836">
                <text:p>0.00000028281491459836</text:p>
              </table:table-cell>
              <table:table-cell office:value-type="float" office:value="12">
                <text:p>12</text:p>
              </table:table-cell>
              <table:table-cell office:value-type="float" office:value="0.0000020062199403981">
                <text:p>0.0000020062199403981</text:p>
              </table:table-cell>
              <table:table-cell office:value-type="float" office:value="12">
                <text:p>12</text:p>
              </table:table-cell>
              <table:table-cell office:value-type="float" office:value="0.0000065650441563037">
                <text:p>0.00000656504415630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035594145270101">
                <text:p>0.000000035594145270101</text:p>
              </table:table-cell>
              <table:table-cell office:value-type="float" office:value="13">
                <text:p>13</text:p>
              </table:table-cell>
              <table:table-cell office:value-type="float" office:value="0.00000009663429167972">
                <text:p>0.00000009663429167972</text:p>
              </table:table-cell>
              <table:table-cell office:value-type="float" office:value="13">
                <text:p>13</text:p>
              </table:table-cell>
              <table:table-cell office:value-type="float" office:value="0.00000059657759265974">
                <text:p>0.00000059657759265974</text:p>
              </table:table-cell>
              <table:table-cell office:value-type="float" office:value="13">
                <text:p>13</text:p>
              </table:table-cell>
              <table:table-cell office:value-type="float" office:value="0.0000021987217060371">
                <text:p>0.00000219872170603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091102587140846">
                <text:p>0.0000000091102587140846</text:p>
              </table:table-cell>
              <table:table-cell office:value-type="float" office:value="14">
                <text:p>14</text:p>
              </table:table-cell>
              <table:table-cell office:value-type="float" office:value="0.000000020942677814162">
                <text:p>0.000000020942677814162</text:p>
              </table:table-cell>
              <table:table-cell office:value-type="float" office:value="14">
                <text:p>14</text:p>
              </table:table-cell>
              <table:table-cell office:value-type="float" office:value="0.00000018417770952794">
                <text:p>0.00000018417770952794</text:p>
              </table:table-cell>
              <table:table-cell office:value-type="float" office:value="14">
                <text:p>14</text:p>
              </table:table-cell>
              <table:table-cell office:value-type="float" office:value="0.0000005412263845983">
                <text:p>0.00000054122638459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025007808324151">
                <text:p>0.0000000025007808324151</text:p>
              </table:table-cell>
              <table:table-cell office:value-type="float" office:value="15">
                <text:p>15</text:p>
              </table:table-cell>
              <table:table-cell office:value-type="float" office:value="0.0000000079486102144699">
                <text:p>0.0000000079486102144699</text:p>
              </table:table-cell>
              <table:table-cell office:value-type="float" office:value="15">
                <text:p>15</text:p>
              </table:table-cell>
              <table:table-cell office:value-type="float" office:value="0.000000059193697055093">
                <text:p>0.000000059193697055093</text:p>
              </table:table-cell>
              <table:table-cell office:value-type="float" office:value="15">
                <text:p>15</text:p>
              </table:table-cell>
              <table:table-cell office:value-type="float" office:value="0.00000019759566427524">
                <text:p>0.000000197595664275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013431225298621">
                <text:p>0.0000000013431225298621</text:p>
              </table:table-cell>
              <table:table-cell office:value-type="float" office:value="16">
                <text:p>16</text:p>
              </table:table-cell>
              <table:table-cell office:value-type="float" office:value="0.0000000031324505211927">
                <text:p>0.0000000031324505211927</text:p>
              </table:table-cell>
              <table:table-cell office:value-type="float" office:value="16">
                <text:p>16</text:p>
              </table:table-cell>
              <table:table-cell office:value-type="float" office:value="0.000000019830965314327">
                <text:p>0.000000019830965314327</text:p>
              </table:table-cell>
              <table:table-cell office:value-type="float" office:value="16">
                <text:p>16</text:p>
              </table:table-cell>
              <table:table-cell office:value-type="float" office:value="0.000000074865688759473">
                <text:p>0.0000000748656887594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04059311775606">
                <text:p>0.0000000004059311775606</text:p>
              </table:table-cell>
              <table:table-cell office:value-type="float" office:value="17">
                <text:p>17</text:p>
              </table:table-cell>
              <table:table-cell office:value-type="float" office:value="0.0000000012788212711001">
                <text:p>0.0000000012788212711001</text:p>
              </table:table-cell>
              <table:table-cell office:value-type="float" office:value="17">
                <text:p>17</text:p>
              </table:table-cell>
              <table:table-cell office:value-type="float" office:value="0.0000000069258021540008">
                <text:p>0.0000000069258021540008</text:p>
              </table:table-cell>
              <table:table-cell office:value-type="float" office:value="17">
                <text:p>17</text:p>
              </table:table-cell>
              <table:table-cell office:value-type="float" office:value="0.000000021703161934283">
                <text:p>0.0000000217031619342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013005624355245">
                <text:p>0.00000000013005624355245</text:p>
              </table:table-cell>
              <table:table-cell office:value-type="float" office:value="18">
                <text:p>18</text:p>
              </table:table-cell>
              <table:table-cell office:value-type="float" office:value="0.00000000035474112536349">
                <text:p>0.00000000035474112536349</text:p>
              </table:table-cell>
              <table:table-cell office:value-type="float" office:value="18">
                <text:p>18</text:p>
              </table:table-cell>
              <table:table-cell office:value-type="float" office:value="0.0000000035132714515385">
                <text:p>0.0000000035132714515385</text:p>
              </table:table-cell>
              <table:table-cell office:value-type="float" office:value="18">
                <text:p>18</text:p>
              </table:table-cell>
              <table:table-cell office:value-type="float" office:value="0.0000000089222886856533">
                <text:p>0.00000000892228868565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043981318587072">
                <text:p>0.000000000043981318587072</text:p>
              </table:table-cell>
              <table:table-cell office:value-type="float" office:value="19">
                <text:p>19</text:p>
              </table:table-cell>
              <table:table-cell office:value-type="float" office:value="0.00000000015675882814037">
                <text:p>0.00000000015675882814037</text:p>
              </table:table-cell>
              <table:table-cell office:value-type="float" office:value="19">
                <text:p>19</text:p>
              </table:table-cell>
              <table:table-cell office:value-type="float" office:value="0.0000000013120935449251">
                <text:p>0.0000000013120935449251</text:p>
              </table:table-cell>
              <table:table-cell office:value-type="float" office:value="19">
                <text:p>19</text:p>
              </table:table-cell>
              <table:table-cell office:value-type="float" office:value="0.0000000037905003580363">
                <text:p>0.00000000379050035803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026065816172149">
                <text:p>0.000000000026065816172149</text:p>
              </table:table-cell>
              <table:table-cell office:value-type="float" office:value="20">
                <text:p>20</text:p>
              </table:table-cell>
              <table:table-cell office:value-type="float" office:value="0.000000000071286310188157">
                <text:p>0.000000000071286310188157</text:p>
              </table:table-cell>
              <table:table-cell office:value-type="float" office:value="20">
                <text:p>20</text:p>
              </table:table-cell>
              <table:table-cell office:value-type="float" office:value="0.00000000050915538452045">
                <text:p>0.00000000050915538452045</text:p>
              </table:table-cell>
              <table:table-cell office:value-type="float" office:value="20">
                <text:p>20</text:p>
              </table:table-cell>
              <table:table-cell office:value-type="float" office:value="0.0000000012688055051058">
                <text:p>0.000000001268805505105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657cm" svg:height="12.182cm" xlink:href=".." xlink:type="simple" chart:class="chart:scatter" chart:style-name="ch1">
        <chart:title svg:x="9.514cm" svg:y="0.379cm" chart:style-name="ch2">
          <text:p>FD Order 12</text:p>
        </chart:title>
        <chart:legend chart:legend-position="end" svg:x="18.196cm" svg:y="5.045cm" style:legend-expansion="high" chart:style-name="ch3"/>
        <chart:plot-area chart:style-name="ch4" table:cell-range-address="'FD order 12'.H9:'FD order 12'.H21 'FD order 12'.D9:'FD order 12'.D9 'FD order 12'.P9:'FD order 12'.P21 'FD order 12'.D24:'FD order 12'.D24 'FD order 12'.P23:'FD order 12'.P35 'FD order 12'.D37:'FD order 12'.D37 'FD order 12'.P37:'FD order 12'.P49 'FD order 12'.D51:'FD order 12'.D51 'FD order 12'.P51:'FD order 12'.P63" chart:data-source-has-labels="row" svg:x="1.444cm" svg:y="1.401cm" svg:width="16.319cm" svg:height="9.557cm">
          <chartooo:coordinate-region svg:x="2.595cm" svg:y="1.601cm" svg:width="14.981cm" svg:height="8.711cm"/>
          <chart:axis chart:dimension="x" chart:name="primary-x" chart:style-name="ch5">
            <chart:title svg:x="8.368cm" svg:y="11.201cm" chart:style-name="ch6">
              <text:p>Gaussian Points</text:p>
            </chart:title>
          </chart:axis>
          <chart:axis chart:dimension="y" chart:name="primary-y" chart:style-name="ch7">
            <chart:title svg:x="0.451cm" svg:y="7.824cm" chart:style-name="ch8">
              <text:p>RMS Error in potential</text:p>
            </chart:title>
            <chart:grid chart:style-name="ch9" chart:class="major"/>
          </chart:axis>
          <chart:series chart:style-name="ch10" chart:values-cell-range-address="'FD order 12'.P9:'FD order 12'.P21" chart:label-cell-address="'FD order 12'.D9:'FD order 12'.D9" chart:class="chart:scatter">
            <chart:domain table:cell-range-address="'FD order 12'.H9:'FD order 12'.H21"/>
            <chart:data-point chart:repeated="13"/>
          </chart:series>
          <chart:series chart:style-name="ch11" chart:values-cell-range-address="'FD order 12'.P23:'FD order 12'.P35" chart:label-cell-address="'FD order 12'.D24:'FD order 12'.D24" chart:class="chart:scatter">
            <chart:domain table:cell-range-address="'FD order 12'.H23:'FD order 12'.H35"/>
            <chart:data-point chart:repeated="13"/>
          </chart:series>
          <chart:series chart:style-name="ch12" chart:values-cell-range-address="'FD order 12'.P37:'FD order 12'.P49" chart:label-cell-address="'FD order 12'.D37:'FD order 12'.D37" chart:class="chart:scatter">
            <chart:domain table:cell-range-address="'FD order 12'.H37:'FD order 12'.H49"/>
            <chart:data-point chart:repeated="13"/>
          </chart:series>
          <chart:series chart:style-name="ch13" chart:values-cell-range-address="'FD order 12'.P51:'FD order 12'.P63" chart:label-cell-address="'FD order 12'.D51:'FD order 12'.D51" chart:class="chart:scatter">
            <chart:domain table:cell-range-address="'FD order 12'.H51:'FD order 12'.H63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FD order 12'.D9:'FD order 12'.D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FD order 12'.D24:'FD order 12'.D24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FD order 12'.D37:'FD order 12'.D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FD order 12'.D51:'FD order 12'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FD order 12'.H9:'FD order 12'.H21</svg:desc>
                </draw:g>
              </table:table-cell>
              <table:table-cell office:value-type="float" office:value="0.19502718473573">
                <text:p>0.19502718473573</text:p>
                <draw:g>
                  <svg:desc>'FD order 12'.P9:'FD order 12'.P21</svg:desc>
                </draw:g>
              </table:table-cell>
              <table:table-cell office:value-type="float" office:value="8">
                <text:p>8</text:p>
                <draw:g>
                  <svg:desc>'FD order 12'.H23:'FD order 12'.H35</svg:desc>
                </draw:g>
              </table:table-cell>
              <table:table-cell office:value-type="float" office:value="0.00000077184774796031">
                <text:p>0.00000077184774796031</text:p>
                <draw:g>
                  <svg:desc>'FD order 12'.P23:'FD order 12'.P35</svg:desc>
                </draw:g>
              </table:table-cell>
              <table:table-cell office:value-type="float" office:value="8">
                <text:p>8</text:p>
                <draw:g>
                  <svg:desc>'FD order 12'.H37:'FD order 12'.H49</svg:desc>
                </draw:g>
              </table:table-cell>
              <table:table-cell office:value-type="float" office:value="0.00000091330370536291">
                <text:p>0.00000091330370536291</text:p>
                <draw:g>
                  <svg:desc>'FD order 12'.P37:'FD order 12'.P49</svg:desc>
                </draw:g>
              </table:table-cell>
              <table:table-cell office:value-type="float" office:value="8">
                <text:p>8</text:p>
                <draw:g>
                  <svg:desc>'FD order 12'.H51:'FD order 12'.H63</svg:desc>
                </draw:g>
              </table:table-cell>
              <table:table-cell office:value-type="float" office:value="0.0000016961445851916">
                <text:p>0.0000016961445851916</text:p>
                <draw:g>
                  <svg:desc>'FD order 12'.P51:'FD order 12'.P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037304829410765">
                <text:p>0.00000037304829410765</text:p>
              </table:table-cell>
              <table:table-cell office:value-type="float" office:value="9">
                <text:p>9</text:p>
              </table:table-cell>
              <table:table-cell office:value-type="float" office:value="0.00000030062987778977">
                <text:p>0.00000030062987778977</text:p>
              </table:table-cell>
              <table:table-cell office:value-type="float" office:value="9">
                <text:p>9</text:p>
              </table:table-cell>
              <table:table-cell office:value-type="float" office:value="0.00000036526279299006">
                <text:p>0.00000036526279299006</text:p>
              </table:table-cell>
              <table:table-cell office:value-type="float" office:value="9">
                <text:p>9</text:p>
              </table:table-cell>
              <table:table-cell office:value-type="float" office:value="0.00000048491668794926">
                <text:p>0.000000484916687949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011674698089569">
                <text:p>0.00000011674698089569</text:p>
              </table:table-cell>
              <table:table-cell office:value-type="float" office:value="10">
                <text:p>10</text:p>
              </table:table-cell>
              <table:table-cell office:value-type="float" office:value="0.00000012241125489836">
                <text:p>0.00000012241125489836</text:p>
              </table:table-cell>
              <table:table-cell office:value-type="float" office:value="10">
                <text:p>10</text:p>
              </table:table-cell>
              <table:table-cell office:value-type="float" office:value="0.00000013313322333705">
                <text:p>0.00000013313322333705</text:p>
              </table:table-cell>
              <table:table-cell office:value-type="float" office:value="10">
                <text:p>10</text:p>
              </table:table-cell>
              <table:table-cell office:value-type="float" office:value="0.0000001975764492923">
                <text:p>0.00000019757644929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0038604514616134">
                <text:p>0.000000038604514616134</text:p>
              </table:table-cell>
              <table:table-cell office:value-type="float" office:value="11">
                <text:p>11</text:p>
              </table:table-cell>
              <table:table-cell office:value-type="float" office:value="0.000000034744625307701">
                <text:p>0.000000034744625307701</text:p>
              </table:table-cell>
              <table:table-cell office:value-type="float" office:value="11">
                <text:p>11</text:p>
              </table:table-cell>
              <table:table-cell office:value-type="float" office:value="0.000000051032038228701">
                <text:p>0.000000051032038228701</text:p>
              </table:table-cell>
              <table:table-cell office:value-type="float" office:value="11">
                <text:p>11</text:p>
              </table:table-cell>
              <table:table-cell office:value-type="float" office:value="0.000000063097736774345">
                <text:p>0.0000000630977367743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22794042788486">
                <text:p>0.000000022794042788486</text:p>
              </table:table-cell>
              <table:table-cell office:value-type="float" office:value="12">
                <text:p>12</text:p>
              </table:table-cell>
              <table:table-cell office:value-type="float" office:value="0.000000015765816494652">
                <text:p>0.000000015765816494652</text:p>
              </table:table-cell>
              <table:table-cell office:value-type="float" office:value="12">
                <text:p>12</text:p>
              </table:table-cell>
              <table:table-cell office:value-type="float" office:value="0.000000027642469904185">
                <text:p>0.000000027642469904185</text:p>
              </table:table-cell>
              <table:table-cell office:value-type="float" office:value="12">
                <text:p>12</text:p>
              </table:table-cell>
              <table:table-cell office:value-type="float" office:value="0.000000027941712571211">
                <text:p>0.0000000279417125712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008340797504194">
                <text:p>0.000000008340797504194</text:p>
              </table:table-cell>
              <table:table-cell office:value-type="float" office:value="13">
                <text:p>13</text:p>
              </table:table-cell>
              <table:table-cell office:value-type="float" office:value="0.0000000074310387710864">
                <text:p>0.0000000074310387710864</text:p>
              </table:table-cell>
              <table:table-cell office:value-type="float" office:value="13">
                <text:p>13</text:p>
              </table:table-cell>
              <table:table-cell office:value-type="float" office:value="0.000000011418936498297">
                <text:p>0.000000011418936498297</text:p>
              </table:table-cell>
              <table:table-cell office:value-type="float" office:value="13">
                <text:p>13</text:p>
              </table:table-cell>
              <table:table-cell office:value-type="float" office:value="0.000000012808479109472">
                <text:p>0.0000000128084791094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032377767725417">
                <text:p>0.0000000032377767725417</text:p>
              </table:table-cell>
              <table:table-cell office:value-type="float" office:value="14">
                <text:p>14</text:p>
              </table:table-cell>
              <table:table-cell office:value-type="float" office:value="0.0000000025642486113674">
                <text:p>0.0000000025642486113674</text:p>
              </table:table-cell>
              <table:table-cell office:value-type="float" office:value="14">
                <text:p>14</text:p>
              </table:table-cell>
              <table:table-cell office:value-type="float" office:value="0.0000000049107413168758">
                <text:p>0.0000000049107413168758</text:p>
              </table:table-cell>
              <table:table-cell office:value-type="float" office:value="14">
                <text:p>14</text:p>
              </table:table-cell>
              <table:table-cell office:value-type="float" office:value="0.0000000047664722965889">
                <text:p>0.00000000476647229658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013258045872858">
                <text:p>0.0000000013258045872858</text:p>
              </table:table-cell>
              <table:table-cell office:value-type="float" office:value="15">
                <text:p>15</text:p>
              </table:table-cell>
              <table:table-cell office:value-type="float" office:value="0.0000000013113129146279">
                <text:p>0.0000000013113129146279</text:p>
              </table:table-cell>
              <table:table-cell office:value-type="float" office:value="15">
                <text:p>15</text:p>
              </table:table-cell>
              <table:table-cell office:value-type="float" office:value="0.0000000021935377666099">
                <text:p>0.0000000021935377666099</text:p>
              </table:table-cell>
              <table:table-cell office:value-type="float" office:value="15">
                <text:p>15</text:p>
              </table:table-cell>
              <table:table-cell office:value-type="float" office:value="0.000000002355704279549">
                <text:p>0.0000000023557042795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0086419289763837">
                <text:p>0.00000000086419289763837</text:p>
              </table:table-cell>
              <table:table-cell office:value-type="float" office:value="16">
                <text:p>16</text:p>
              </table:table-cell>
              <table:table-cell office:value-type="float" office:value="0.00000000068968666907758">
                <text:p>0.00000000068968666907758</text:p>
              </table:table-cell>
              <table:table-cell office:value-type="float" office:value="16">
                <text:p>16</text:p>
              </table:table-cell>
              <table:table-cell office:value-type="float" office:value="0.0000000010156439807233">
                <text:p>0.0000000010156439807233</text:p>
              </table:table-cell>
              <table:table-cell office:value-type="float" office:value="16">
                <text:p>16</text:p>
              </table:table-cell>
              <table:table-cell office:value-type="float" office:value="0.0000000011990846806283">
                <text:p>0.00000000119908468062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037991115296138">
                <text:p>0.00000000037991115296138</text:p>
              </table:table-cell>
              <table:table-cell office:value-type="float" office:value="17">
                <text:p>17</text:p>
              </table:table-cell>
              <table:table-cell office:value-type="float" office:value="0.00000000037228141077166">
                <text:p>0.00000000037228141077166</text:p>
              </table:table-cell>
              <table:table-cell office:value-type="float" office:value="17">
                <text:p>17</text:p>
              </table:table-cell>
              <table:table-cell office:value-type="float" office:value="0.00000000048648980217181">
                <text:p>0.00000000048648980217181</text:p>
              </table:table-cell>
              <table:table-cell office:value-type="float" office:value="17">
                <text:p>17</text:p>
              </table:table-cell>
              <table:table-cell office:value-type="float" office:value="0.0000000005086692930038">
                <text:p>0.00000000050866929300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017419506071165">
                <text:p>0.00000000017419506071165</text:p>
              </table:table-cell>
              <table:table-cell office:value-type="float" office:value="18">
                <text:p>18</text:p>
              </table:table-cell>
              <table:table-cell office:value-type="float" office:value="0.00000000015437249356742">
                <text:p>0.00000000015437249356742</text:p>
              </table:table-cell>
              <table:table-cell office:value-type="float" office:value="18">
                <text:p>18</text:p>
              </table:table-cell>
              <table:table-cell office:value-type="float" office:value="0.0000000003031947710916">
                <text:p>0.0000000003031947710916</text:p>
              </table:table-cell>
              <table:table-cell office:value-type="float" office:value="18">
                <text:p>18</text:p>
              </table:table-cell>
              <table:table-cell office:value-type="float" office:value="0.00000000027550324044365">
                <text:p>0.000000000275503240443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083002070296598">
                <text:p>0.000000000083002070296598</text:p>
              </table:table-cell>
              <table:table-cell office:value-type="float" office:value="19">
                <text:p>19</text:p>
              </table:table-cell>
              <table:table-cell office:value-type="float" office:value="0.000000000088221888631771">
                <text:p>0.000000000088221888631771</text:p>
              </table:table-cell>
              <table:table-cell office:value-type="float" office:value="19">
                <text:p>19</text:p>
              </table:table-cell>
              <table:table-cell office:value-type="float" office:value="0.00000000015300238716626">
                <text:p>0.00000000015300238716626</text:p>
              </table:table-cell>
              <table:table-cell office:value-type="float" office:value="19">
                <text:p>19</text:p>
              </table:table-cell>
              <table:table-cell office:value-type="float" office:value="0.00000000015281950668816">
                <text:p>0.000000000152819506688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058067241584097">
                <text:p>0.000000000058067241584097</text:p>
              </table:table-cell>
              <table:table-cell office:value-type="float" office:value="20">
                <text:p>20</text:p>
              </table:table-cell>
              <table:table-cell office:value-type="float" office:value="0.000000000051445288195469">
                <text:p>0.000000000051445288195469</text:p>
              </table:table-cell>
              <table:table-cell office:value-type="float" office:value="20">
                <text:p>20</text:p>
              </table:table-cell>
              <table:table-cell office:value-type="float" office:value="0.000000000079457648641807">
                <text:p>0.000000000079457648641807</text:p>
              </table:table-cell>
              <table:table-cell office:value-type="float" office:value="20">
                <text:p>20</text:p>
              </table:table-cell>
              <table:table-cell office:value-type="float" office:value="0.000000000072093345492589">
                <text:p>0.00000000007209334549258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00000000001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509cm" svg:height="12.661cm" xlink:href=".." xlink:type="simple" chart:class="chart:scatter" chart:style-name="ch1">
        <chart:title svg:x="9.94cm" svg:y="0.389cm" chart:style-name="ch2">
          <text:p>FD Order 12</text:p>
        </chart:title>
        <chart:legend chart:legend-position="end" svg:x="19.048cm" svg:y="5.284cm" style:legend-expansion="high" chart:style-name="ch3"/>
        <chart:plot-area chart:style-name="ch4" table:cell-range-address="'FD order 12'.H9:'FD order 12'.H21 'FD order 12'.D9:'FD order 12'.D9 'FD order 12'.P9:'FD order 12'.P21 'FD order 12'.D24:'FD order 12'.D24 'FD order 12'.P23:'FD order 12'.P35 'FD order 12'.D37:'FD order 12'.D37 'FD order 12'.P37:'FD order 12'.P49 'FD order 12'.D51:'FD order 12'.D51 'FD order 12'.P51:'FD order 12'.P63" chart:data-source-has-labels="row" svg:x="1.461cm" svg:y="1.421cm" svg:width="17.137cm" svg:height="10.006cm">
          <chartooo:coordinate-region svg:x="2.612cm" svg:y="1.62cm" svg:width="15.799cm" svg:height="9.16cm"/>
          <chart:axis chart:dimension="x" chart:name="primary-x" chart:style-name="ch5">
            <chart:title svg:x="8.794cm" svg:y="11.68cm" chart:style-name="ch6">
              <text:p>Gaussian Points</text:p>
            </chart:title>
          </chart:axis>
          <chart:axis chart:dimension="y" chart:name="primary-y" chart:style-name="ch7">
            <chart:title svg:x="0.451cm" svg:y="8.069cm" chart:style-name="ch8">
              <text:p>RMS Error in potential</text:p>
            </chart:title>
            <chart:grid chart:style-name="ch9" chart:class="major"/>
          </chart:axis>
          <chart:series chart:style-name="ch10" chart:values-cell-range-address="'FD order 12'.P9:'FD order 12'.P21" chart:label-cell-address="'FD order 12'.D9:'FD order 12'.D9" chart:class="chart:scatter">
            <chart:domain table:cell-range-address="'FD order 12'.H9:'FD order 12'.H21"/>
            <chart:data-point chart:repeated="13"/>
          </chart:series>
          <chart:series chart:style-name="ch11" chart:values-cell-range-address="'FD order 12'.P23:'FD order 12'.P35" chart:label-cell-address="'FD order 12'.D24:'FD order 12'.D24" chart:class="chart:scatter">
            <chart:domain table:cell-range-address="'FD order 12'.H23:'FD order 12'.H35"/>
            <chart:data-point chart:repeated="13"/>
          </chart:series>
          <chart:series chart:style-name="ch12" chart:values-cell-range-address="'FD order 12'.P37:'FD order 12'.P49" chart:label-cell-address="'FD order 12'.D37:'FD order 12'.D37" chart:class="chart:scatter">
            <chart:domain table:cell-range-address="'FD order 12'.H37:'FD order 12'.H49"/>
            <chart:data-point chart:repeated="13"/>
          </chart:series>
          <chart:series chart:style-name="ch13" chart:values-cell-range-address="'FD order 12'.P51:'FD order 12'.P63" chart:label-cell-address="'FD order 12'.D51:'FD order 12'.D51" chart:class="chart:scatter">
            <chart:domain table:cell-range-address="'FD order 12'.H51:'FD order 12'.H63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FD order 12'.D9:'FD order 12'.D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FD order 12'.D24:'FD order 12'.D24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FD order 12'.D37:'FD order 12'.D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FD order 12'.D51:'FD order 12'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FD order 12'.H9:'FD order 12'.H21</svg:desc>
                </draw:g>
              </table:table-cell>
              <table:table-cell office:value-type="float" office:value="0.19502718473573">
                <text:p>0.19502718473573</text:p>
                <draw:g>
                  <svg:desc>'FD order 12'.P9:'FD order 12'.P21</svg:desc>
                </draw:g>
              </table:table-cell>
              <table:table-cell office:value-type="float" office:value="8">
                <text:p>8</text:p>
                <draw:g>
                  <svg:desc>'FD order 12'.H23:'FD order 12'.H35</svg:desc>
                </draw:g>
              </table:table-cell>
              <table:table-cell office:value-type="float" office:value="0.00000077184774796031">
                <text:p>0.00000077184774796031</text:p>
                <draw:g>
                  <svg:desc>'FD order 12'.P23:'FD order 12'.P35</svg:desc>
                </draw:g>
              </table:table-cell>
              <table:table-cell office:value-type="float" office:value="8">
                <text:p>8</text:p>
                <draw:g>
                  <svg:desc>'FD order 12'.H37:'FD order 12'.H49</svg:desc>
                </draw:g>
              </table:table-cell>
              <table:table-cell office:value-type="float" office:value="0.00000091330370536291">
                <text:p>0.00000091330370536291</text:p>
                <draw:g>
                  <svg:desc>'FD order 12'.P37:'FD order 12'.P49</svg:desc>
                </draw:g>
              </table:table-cell>
              <table:table-cell office:value-type="float" office:value="8">
                <text:p>8</text:p>
                <draw:g>
                  <svg:desc>'FD order 12'.H51:'FD order 12'.H63</svg:desc>
                </draw:g>
              </table:table-cell>
              <table:table-cell office:value-type="float" office:value="0.0000016961445851916">
                <text:p>0.0000016961445851916</text:p>
                <draw:g>
                  <svg:desc>'FD order 12'.P51:'FD order 12'.P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0037304829410765">
                <text:p>0.00000037304829410765</text:p>
              </table:table-cell>
              <table:table-cell office:value-type="float" office:value="9">
                <text:p>9</text:p>
              </table:table-cell>
              <table:table-cell office:value-type="float" office:value="0.00000030062987778977">
                <text:p>0.00000030062987778977</text:p>
              </table:table-cell>
              <table:table-cell office:value-type="float" office:value="9">
                <text:p>9</text:p>
              </table:table-cell>
              <table:table-cell office:value-type="float" office:value="0.00000036526279299006">
                <text:p>0.00000036526279299006</text:p>
              </table:table-cell>
              <table:table-cell office:value-type="float" office:value="9">
                <text:p>9</text:p>
              </table:table-cell>
              <table:table-cell office:value-type="float" office:value="0.00000048491668794926">
                <text:p>0.000000484916687949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011674698089569">
                <text:p>0.00000011674698089569</text:p>
              </table:table-cell>
              <table:table-cell office:value-type="float" office:value="10">
                <text:p>10</text:p>
              </table:table-cell>
              <table:table-cell office:value-type="float" office:value="0.00000012241125489836">
                <text:p>0.00000012241125489836</text:p>
              </table:table-cell>
              <table:table-cell office:value-type="float" office:value="10">
                <text:p>10</text:p>
              </table:table-cell>
              <table:table-cell office:value-type="float" office:value="0.00000013313322333705">
                <text:p>0.00000013313322333705</text:p>
              </table:table-cell>
              <table:table-cell office:value-type="float" office:value="10">
                <text:p>10</text:p>
              </table:table-cell>
              <table:table-cell office:value-type="float" office:value="0.0000001975764492923">
                <text:p>0.00000019757644929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0038604514616134">
                <text:p>0.000000038604514616134</text:p>
              </table:table-cell>
              <table:table-cell office:value-type="float" office:value="11">
                <text:p>11</text:p>
              </table:table-cell>
              <table:table-cell office:value-type="float" office:value="0.000000034744625307701">
                <text:p>0.000000034744625307701</text:p>
              </table:table-cell>
              <table:table-cell office:value-type="float" office:value="11">
                <text:p>11</text:p>
              </table:table-cell>
              <table:table-cell office:value-type="float" office:value="0.000000051032038228701">
                <text:p>0.000000051032038228701</text:p>
              </table:table-cell>
              <table:table-cell office:value-type="float" office:value="11">
                <text:p>11</text:p>
              </table:table-cell>
              <table:table-cell office:value-type="float" office:value="0.000000063097736774345">
                <text:p>0.0000000630977367743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22794042788486">
                <text:p>0.000000022794042788486</text:p>
              </table:table-cell>
              <table:table-cell office:value-type="float" office:value="12">
                <text:p>12</text:p>
              </table:table-cell>
              <table:table-cell office:value-type="float" office:value="0.000000015765816494652">
                <text:p>0.000000015765816494652</text:p>
              </table:table-cell>
              <table:table-cell office:value-type="float" office:value="12">
                <text:p>12</text:p>
              </table:table-cell>
              <table:table-cell office:value-type="float" office:value="0.000000027642469904185">
                <text:p>0.000000027642469904185</text:p>
              </table:table-cell>
              <table:table-cell office:value-type="float" office:value="12">
                <text:p>12</text:p>
              </table:table-cell>
              <table:table-cell office:value-type="float" office:value="0.000000027941712571211">
                <text:p>0.0000000279417125712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0008340797504194">
                <text:p>0.000000008340797504194</text:p>
              </table:table-cell>
              <table:table-cell office:value-type="float" office:value="13">
                <text:p>13</text:p>
              </table:table-cell>
              <table:table-cell office:value-type="float" office:value="0.0000000074310387710864">
                <text:p>0.0000000074310387710864</text:p>
              </table:table-cell>
              <table:table-cell office:value-type="float" office:value="13">
                <text:p>13</text:p>
              </table:table-cell>
              <table:table-cell office:value-type="float" office:value="0.000000011418936498297">
                <text:p>0.000000011418936498297</text:p>
              </table:table-cell>
              <table:table-cell office:value-type="float" office:value="13">
                <text:p>13</text:p>
              </table:table-cell>
              <table:table-cell office:value-type="float" office:value="0.000000012808479109472">
                <text:p>0.0000000128084791094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0032377767725417">
                <text:p>0.0000000032377767725417</text:p>
              </table:table-cell>
              <table:table-cell office:value-type="float" office:value="14">
                <text:p>14</text:p>
              </table:table-cell>
              <table:table-cell office:value-type="float" office:value="0.0000000025642486113674">
                <text:p>0.0000000025642486113674</text:p>
              </table:table-cell>
              <table:table-cell office:value-type="float" office:value="14">
                <text:p>14</text:p>
              </table:table-cell>
              <table:table-cell office:value-type="float" office:value="0.0000000049107413168758">
                <text:p>0.0000000049107413168758</text:p>
              </table:table-cell>
              <table:table-cell office:value-type="float" office:value="14">
                <text:p>14</text:p>
              </table:table-cell>
              <table:table-cell office:value-type="float" office:value="0.0000000047664722965889">
                <text:p>0.00000000476647229658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0013258045872858">
                <text:p>0.0000000013258045872858</text:p>
              </table:table-cell>
              <table:table-cell office:value-type="float" office:value="15">
                <text:p>15</text:p>
              </table:table-cell>
              <table:table-cell office:value-type="float" office:value="0.0000000013113129146279">
                <text:p>0.0000000013113129146279</text:p>
              </table:table-cell>
              <table:table-cell office:value-type="float" office:value="15">
                <text:p>15</text:p>
              </table:table-cell>
              <table:table-cell office:value-type="float" office:value="0.0000000021935377666099">
                <text:p>0.0000000021935377666099</text:p>
              </table:table-cell>
              <table:table-cell office:value-type="float" office:value="15">
                <text:p>15</text:p>
              </table:table-cell>
              <table:table-cell office:value-type="float" office:value="0.000000002355704279549">
                <text:p>0.0000000023557042795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00086419289763837">
                <text:p>0.00000000086419289763837</text:p>
              </table:table-cell>
              <table:table-cell office:value-type="float" office:value="16">
                <text:p>16</text:p>
              </table:table-cell>
              <table:table-cell office:value-type="float" office:value="0.00000000068968666907758">
                <text:p>0.00000000068968666907758</text:p>
              </table:table-cell>
              <table:table-cell office:value-type="float" office:value="16">
                <text:p>16</text:p>
              </table:table-cell>
              <table:table-cell office:value-type="float" office:value="0.0000000010156439807233">
                <text:p>0.0000000010156439807233</text:p>
              </table:table-cell>
              <table:table-cell office:value-type="float" office:value="16">
                <text:p>16</text:p>
              </table:table-cell>
              <table:table-cell office:value-type="float" office:value="0.0000000011990846806283">
                <text:p>0.00000000119908468062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0037991115296138">
                <text:p>0.00000000037991115296138</text:p>
              </table:table-cell>
              <table:table-cell office:value-type="float" office:value="17">
                <text:p>17</text:p>
              </table:table-cell>
              <table:table-cell office:value-type="float" office:value="0.00000000037228141077166">
                <text:p>0.00000000037228141077166</text:p>
              </table:table-cell>
              <table:table-cell office:value-type="float" office:value="17">
                <text:p>17</text:p>
              </table:table-cell>
              <table:table-cell office:value-type="float" office:value="0.00000000048648980217181">
                <text:p>0.00000000048648980217181</text:p>
              </table:table-cell>
              <table:table-cell office:value-type="float" office:value="17">
                <text:p>17</text:p>
              </table:table-cell>
              <table:table-cell office:value-type="float" office:value="0.0000000005086692930038">
                <text:p>0.00000000050866929300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0017419506071165">
                <text:p>0.00000000017419506071165</text:p>
              </table:table-cell>
              <table:table-cell office:value-type="float" office:value="18">
                <text:p>18</text:p>
              </table:table-cell>
              <table:table-cell office:value-type="float" office:value="0.00000000015437249356742">
                <text:p>0.00000000015437249356742</text:p>
              </table:table-cell>
              <table:table-cell office:value-type="float" office:value="18">
                <text:p>18</text:p>
              </table:table-cell>
              <table:table-cell office:value-type="float" office:value="0.0000000003031947710916">
                <text:p>0.0000000003031947710916</text:p>
              </table:table-cell>
              <table:table-cell office:value-type="float" office:value="18">
                <text:p>18</text:p>
              </table:table-cell>
              <table:table-cell office:value-type="float" office:value="0.00000000027550324044365">
                <text:p>0.000000000275503240443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00083002070296598">
                <text:p>0.000000000083002070296598</text:p>
              </table:table-cell>
              <table:table-cell office:value-type="float" office:value="19">
                <text:p>19</text:p>
              </table:table-cell>
              <table:table-cell office:value-type="float" office:value="0.000000000088221888631771">
                <text:p>0.000000000088221888631771</text:p>
              </table:table-cell>
              <table:table-cell office:value-type="float" office:value="19">
                <text:p>19</text:p>
              </table:table-cell>
              <table:table-cell office:value-type="float" office:value="0.00000000015300238716626">
                <text:p>0.00000000015300238716626</text:p>
              </table:table-cell>
              <table:table-cell office:value-type="float" office:value="19">
                <text:p>19</text:p>
              </table:table-cell>
              <table:table-cell office:value-type="float" office:value="0.00000000015281950668816">
                <text:p>0.000000000152819506688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00058067241584097">
                <text:p>0.000000000058067241584097</text:p>
              </table:table-cell>
              <table:table-cell office:value-type="float" office:value="20">
                <text:p>20</text:p>
              </table:table-cell>
              <table:table-cell office:value-type="float" office:value="0.000000000051445288195469">
                <text:p>0.000000000051445288195469</text:p>
              </table:table-cell>
              <table:table-cell office:value-type="float" office:value="20">
                <text:p>20</text:p>
              </table:table-cell>
              <table:table-cell office:value-type="float" office:value="0.000000000079457648641807">
                <text:p>0.000000000079457648641807</text:p>
              </table:table-cell>
              <table:table-cell office:value-type="float" office:value="20">
                <text:p>20</text:p>
              </table:table-cell>
              <table:table-cell office:value-type="float" office:value="0.000000000072093345492589">
                <text:p>0.00000000007209334549258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902cm" svg:height="11.767cm" xlink:href=".." xlink:type="simple" chart:class="chart:scatter" chart:style-name="ch1">
        <chart:title svg:x="9.137cm" svg:y="0.371cm" chart:style-name="ch2">
          <text:p>FD Order 12</text:p>
        </chart:title>
        <chart:legend chart:legend-position="end" svg:x="17.441cm" svg:y="4.837cm" style:legend-expansion="high" chart:style-name="ch3"/>
        <chart:plot-area chart:style-name="ch4" table:cell-range-address="'FD order 12'.H9:'FD order 12'.H21 'FD order 12'.D9:'FD order 12'.D9 'FD order 12'.O9:'FD order 12'.O21 'FD order 12'.D24:'FD order 12'.D24 'FD order 12'.O23:'FD order 12'.O35 'FD order 12'.D37:'FD order 12'.D37 'FD order 12'.O37:'FD order 12'.O49 'FD order 12'.D51:'FD order 12'.D51 'FD order 12'.O51:'FD order 12'.O63" chart:data-source-has-labels="row" svg:x="1.429cm" svg:y="1.385cm" svg:width="15.594cm" svg:height="9.166cm">
          <chartooo:coordinate-region svg:x="2.58cm" svg:y="1.585cm" svg:width="14.256cm" svg:height="8.319cm"/>
          <chart:axis chart:dimension="x" chart:name="primary-x" chart:style-name="ch5">
            <chart:title svg:x="7.991cm" svg:y="10.786cm" chart:style-name="ch6">
              <text:p>Gaussian Points</text:p>
            </chart:title>
          </chart:axis>
          <chart:axis chart:dimension="y" chart:name="primary-y" chart:style-name="ch7">
            <chart:title svg:x="0.451cm" svg:y="6.554cm" chart:style-name="ch8">
              <text:p>Delta E</text:p>
            </chart:title>
            <chart:grid chart:style-name="ch9" chart:class="major"/>
          </chart:axis>
          <chart:series chart:style-name="ch10" chart:values-cell-range-address="'FD order 12'.O9:'FD order 12'.O21" chart:label-cell-address="'FD order 12'.D9:'FD order 12'.D9" chart:class="chart:scatter">
            <chart:domain table:cell-range-address="'FD order 12'.H9:'FD order 12'.H21"/>
            <chart:data-point chart:repeated="13"/>
          </chart:series>
          <chart:series chart:style-name="ch11" chart:values-cell-range-address="'FD order 12'.O23:'FD order 12'.O35" chart:label-cell-address="'FD order 12'.D24:'FD order 12'.D24" chart:class="chart:scatter">
            <chart:domain table:cell-range-address="'FD order 12'.H23:'FD order 12'.H35"/>
            <chart:data-point chart:repeated="13"/>
          </chart:series>
          <chart:series chart:style-name="ch12" chart:values-cell-range-address="'FD order 12'.O37:'FD order 12'.O49" chart:label-cell-address="'FD order 12'.D37:'FD order 12'.D37" chart:class="chart:scatter">
            <chart:domain table:cell-range-address="'FD order 12'.H37:'FD order 12'.H49"/>
            <chart:data-point chart:repeated="13"/>
          </chart:series>
          <chart:series chart:style-name="ch13" chart:values-cell-range-address="'FD order 12'.O51:'FD order 12'.O63" chart:label-cell-address="'FD order 12'.D51:'FD order 12'.D51" chart:class="chart:scatter">
            <chart:domain table:cell-range-address="'FD order 12'.H51:'FD order 12'.H63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lpha=0.4243</text:p>
                <draw:g>
                  <svg:desc>'FD order 12'.D9:'FD order 12'.D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5657</text:p>
                <draw:g>
                  <svg:desc>'FD order 12'.D24:'FD order 12'.D24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7071</text:p>
                <draw:g>
                  <svg:desc>'FD order 12'.D37:'FD order 12'.D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pha=0.8485</text:p>
                <draw:g>
                  <svg:desc>'FD order 12'.D51:'FD order 12'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FD order 12'.H9:'FD order 12'.H21</svg:desc>
                </draw:g>
              </table:table-cell>
              <table:table-cell office:value-type="float" office:value="0.22354922731122">
                <text:p>0.22354922731122</text:p>
                <draw:g>
                  <svg:desc>'FD order 12'.O9:'FD order 12'.O21</svg:desc>
                </draw:g>
              </table:table-cell>
              <table:table-cell office:value-type="float" office:value="8">
                <text:p>8</text:p>
                <draw:g>
                  <svg:desc>'FD order 12'.H23:'FD order 12'.H35</svg:desc>
                </draw:g>
              </table:table-cell>
              <table:table-cell office:value-type="float" office:value="0.00051411569732585">
                <text:p>0.00051411569732585</text:p>
                <draw:g>
                  <svg:desc>'FD order 12'.O23:'FD order 12'.O35</svg:desc>
                </draw:g>
              </table:table-cell>
              <table:table-cell office:value-type="float" office:value="8">
                <text:p>8</text:p>
                <draw:g>
                  <svg:desc>'FD order 12'.H37:'FD order 12'.H49</svg:desc>
                </draw:g>
              </table:table-cell>
              <table:table-cell office:value-type="float" office:value="0.00098852009829997">
                <text:p>0.00098852009829997</text:p>
                <draw:g>
                  <svg:desc>'FD order 12'.O37:'FD order 12'.O49</svg:desc>
                </draw:g>
              </table:table-cell>
              <table:table-cell office:value-type="float" office:value="8">
                <text:p>8</text:p>
                <draw:g>
                  <svg:desc>'FD order 12'.H51:'FD order 12'.H63</svg:desc>
                </draw:g>
              </table:table-cell>
              <table:table-cell office:value-type="float" office:value="0.0035454271575723">
                <text:p>0.0035454271575723</text:p>
                <draw:g>
                  <svg:desc>'FD order 12'.O51:'FD order 12'.O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0059619870671657">
                <text:p>0.000059619870671657</text:p>
              </table:table-cell>
              <table:table-cell office:value-type="float" office:value="9">
                <text:p>9</text:p>
              </table:table-cell>
              <table:table-cell office:value-type="float" office:value="0.00019528447863637">
                <text:p>0.00019528447863637</text:p>
              </table:table-cell>
              <table:table-cell office:value-type="float" office:value="9">
                <text:p>9</text:p>
              </table:table-cell>
              <table:table-cell office:value-type="float" office:value="0.00033248151791909">
                <text:p>0.00033248151791909</text:p>
              </table:table-cell>
              <table:table-cell office:value-type="float" office:value="9">
                <text:p>9</text:p>
              </table:table-cell>
              <table:table-cell office:value-type="float" office:value="0.0011417728458554">
                <text:p>0.00114177284585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19320959186025">
                <text:p>0.000019320959186025</text:p>
              </table:table-cell>
              <table:table-cell office:value-type="float" office:value="10">
                <text:p>10</text:p>
              </table:table-cell>
              <table:table-cell office:value-type="float" office:value="0.000078938666821182">
                <text:p>0.000078938666821182</text:p>
              </table:table-cell>
              <table:table-cell office:value-type="float" office:value="10">
                <text:p>10</text:p>
              </table:table-cell>
              <table:table-cell office:value-type="float" office:value="0.00011871066940827">
                <text:p>0.00011871066940827</text:p>
              </table:table-cell>
              <table:table-cell office:value-type="float" office:value="10">
                <text:p>10</text:p>
              </table:table-cell>
              <table:table-cell office:value-type="float" office:value="0.00051054520157834">
                <text:p>0.000510545201578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0000067476583472392">
                <text:p>0.0000067476583472392</text:p>
              </table:table-cell>
              <table:table-cell office:value-type="float" office:value="11">
                <text:p>11</text:p>
              </table:table-cell>
              <table:table-cell office:value-type="float" office:value="0.000022479573394296">
                <text:p>0.000022479573394296</text:p>
              </table:table-cell>
              <table:table-cell office:value-type="float" office:value="11">
                <text:p>11</text:p>
              </table:table-cell>
              <table:table-cell office:value-type="float" office:value="0.000045705517695893">
                <text:p>0.000045705517695893</text:p>
              </table:table-cell>
              <table:table-cell office:value-type="float" office:value="11">
                <text:p>11</text:p>
              </table:table-cell>
              <table:table-cell office:value-type="float" office:value="0.00018410798727686">
                <text:p>0.000184107987276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40968194298108">
                <text:p>0.0000040968194298108</text:p>
              </table:table-cell>
              <table:table-cell office:value-type="float" office:value="12">
                <text:p>12</text:p>
              </table:table-cell>
              <table:table-cell office:value-type="float" office:value="0.00001033182849608">
                <text:p>0.00001033182849608</text:p>
              </table:table-cell>
              <table:table-cell office:value-type="float" office:value="12">
                <text:p>12</text:p>
              </table:table-cell>
              <table:table-cell office:value-type="float" office:value="0.000025079728228405">
                <text:p>0.000025079728228405</text:p>
              </table:table-cell>
              <table:table-cell office:value-type="float" office:value="12">
                <text:p>12</text:p>
              </table:table-cell>
              <table:table-cell office:value-type="float" office:value="0.000088965182872158">
                <text:p>0.0000889651828721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00015868971481314">
                <text:p>0.0000015868971481314</text:p>
              </table:table-cell>
              <table:table-cell office:value-type="float" office:value="13">
                <text:p>13</text:p>
              </table:table-cell>
              <table:table-cell office:value-type="float" office:value="0.0000049548128684407">
                <text:p>0.0000049548128684407</text:p>
              </table:table-cell>
              <table:table-cell office:value-type="float" office:value="13">
                <text:p>13</text:p>
              </table:table-cell>
              <table:table-cell office:value-type="float" office:value="0.00001068769823398">
                <text:p>0.00001068769823398</text:p>
              </table:table-cell>
              <table:table-cell office:value-type="float" office:value="13">
                <text:p>13</text:p>
              </table:table-cell>
              <table:table-cell office:value-type="float" office:value="0.000044339562940365">
                <text:p>0.0000443395629403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65302304397274">
                <text:p>0.00000065302304397274</text:p>
              </table:table-cell>
              <table:table-cell office:value-type="float" office:value="14">
                <text:p>14</text:p>
              </table:table-cell>
              <table:table-cell office:value-type="float" office:value="0.000001766587705454">
                <text:p>0.000001766587705454</text:p>
              </table:table-cell>
              <table:table-cell office:value-type="float" office:value="14">
                <text:p>14</text:p>
              </table:table-cell>
              <table:table-cell office:value-type="float" office:value="0.0000047900360442554">
                <text:p>0.0000047900360442554</text:p>
              </table:table-cell>
              <table:table-cell office:value-type="float" office:value="14">
                <text:p>14</text:p>
              </table:table-cell>
              <table:table-cell office:value-type="float" office:value="0.00001834301670911">
                <text:p>0.000018343016709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000028375421373683">
                <text:p>0.00000028375421373683</text:p>
              </table:table-cell>
              <table:table-cell office:value-type="float" office:value="15">
                <text:p>15</text:p>
              </table:table-cell>
              <table:table-cell office:value-type="float" office:value="0.00000092669459750283">
                <text:p>0.00000092669459750283</text:p>
              </table:table-cell>
              <table:table-cell office:value-type="float" office:value="15">
                <text:p>15</text:p>
              </table:table-cell>
              <table:table-cell office:value-type="float" office:value="0.0000022451396368695">
                <text:p>0.0000022451396368695</text:p>
              </table:table-cell>
              <table:table-cell office:value-type="float" office:value="15">
                <text:p>15</text:p>
              </table:table-cell>
              <table:table-cell office:value-type="float" office:value="0.0000097752407981488">
                <text:p>0.00000977524079814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00000019057366587583">
                <text:p>0.00000019057366587583</text:p>
              </table:table-cell>
              <table:table-cell office:value-type="float" office:value="16">
                <text:p>16</text:p>
              </table:table-cell>
              <table:table-cell office:value-type="float" office:value="0.00000050114616612085">
                <text:p>0.00000050114616612085</text:p>
              </table:table-cell>
              <table:table-cell office:value-type="float" office:value="16">
                <text:p>16</text:p>
              </table:table-cell>
              <table:table-cell office:value-type="float" office:value="0.0000010955524345491">
                <text:p>0.0000010955524345491</text:p>
              </table:table-cell>
              <table:table-cell office:value-type="float" office:value="16">
                <text:p>16</text:p>
              </table:table-cell>
              <table:table-cell office:value-type="float" office:value="0.0000053479785648847">
                <text:p>0.00000534797856488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000000088957387678334">
                <text:p>0.000000088957387678334</text:p>
              </table:table-cell>
              <table:table-cell office:value-type="float" office:value="17">
                <text:p>17</text:p>
              </table:table-cell>
              <table:table-cell office:value-type="float" office:value="0.00000027868213980931">
                <text:p>0.00000027868213980931</text:p>
              </table:table-cell>
              <table:table-cell office:value-type="float" office:value="17">
                <text:p>17</text:p>
              </table:table-cell>
              <table:table-cell office:value-type="float" office:value="0.00000055445478608362">
                <text:p>0.00000055445478608362</text:p>
              </table:table-cell>
              <table:table-cell office:value-type="float" office:value="17">
                <text:p>17</text:p>
              </table:table-cell>
              <table:table-cell office:value-type="float" office:value="0.0000024862227299138">
                <text:p>0.0000024862227299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0.000000043303665347993">
                <text:p>0.000000043303665347993</text:p>
              </table:table-cell>
              <table:table-cell office:value-type="float" office:value="18">
                <text:p>18</text:p>
              </table:table-cell>
              <table:table-cell office:value-type="float" office:value="0.00000012117773651177">
                <text:p>0.00000012117773651177</text:p>
              </table:table-cell>
              <table:table-cell office:value-type="float" office:value="18">
                <text:p>18</text:p>
              </table:table-cell>
              <table:table-cell office:value-type="float" office:value="0.00000035874466419727">
                <text:p>0.00000035874466419727</text:p>
              </table:table-cell>
              <table:table-cell office:value-type="float" office:value="18">
                <text:p>18</text:p>
              </table:table-cell>
              <table:table-cell office:value-type="float" office:value="0.0000014376847836672">
                <text:p>0.00000143768478366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0000021895605939459">
                <text:p>0.000000021895605939459</text:p>
              </table:table-cell>
              <table:table-cell office:value-type="float" office:value="19">
                <text:p>19</text:p>
              </table:table-cell>
              <table:table-cell office:value-type="float" office:value="0.00000007157925052681">
                <text:p>0.00000007157925052681</text:p>
              </table:table-cell>
              <table:table-cell office:value-type="float" office:value="19">
                <text:p>19</text:p>
              </table:table-cell>
              <table:table-cell office:value-type="float" office:value="0.00000019159268127567">
                <text:p>0.00000019159268127567</text:p>
              </table:table-cell>
              <table:table-cell office:value-type="float" office:value="19">
                <text:p>19</text:p>
              </table:table-cell>
              <table:table-cell office:value-type="float" office:value="0.00000084927928156731">
                <text:p>0.000000849279281567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00015775116823935">
                <text:p>0.000000015775116823935</text:p>
              </table:table-cell>
              <table:table-cell office:value-type="float" office:value="20">
                <text:p>20</text:p>
              </table:table-cell>
              <table:table-cell office:value-type="float" office:value="0.000000043178412179046">
                <text:p>0.000000043178412179046</text:p>
              </table:table-cell>
              <table:table-cell office:value-type="float" office:value="20">
                <text:p>20</text:p>
              </table:table-cell>
              <table:table-cell office:value-type="float" office:value="0.00000010530127525499">
                <text:p>0.00000010530127525499</text:p>
              </table:table-cell>
              <table:table-cell office:value-type="float" office:value="20">
                <text:p>20</text:p>
              </table:table-cell>
              <table:table-cell office:value-type="float" office:value="0.00000043414546979648">
                <text:p>0.0000004341454697964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